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<text:a xlink:href="http://bc.avancoinfo.com.br/pages/viewpage.action?pageId=50167875" xlink:type="simple">Dúvida | Como Importar Arquivo SVT Integral?</text:a></text:p>
          </table:table-cell>
          <table:table-cell office:value-type="float" office:value="7819" calcext:value-type="float">
            <text:p>7819</text:p>
          </table:table-cell>
          <table:table-cell office:value-type="float" office:value="11218" calcext:value-type="float">
            <text:p>11218</text:p>
          </table:table-cell>
          <table:table-cell office:value-type="string" calcext:value-type="string">
            <text:p>Sep 2, 2016 12:48:11 PM</text:p>
          </table:table-cell>
          <table:table-cell office:value-type="string" calcext:value-type="string">
            <text:p>Aug 24, 2017 3:18:44 PM</text:p>
          </table:table-cell>
          <table:table-cell office:value-type="string" calcext:value-type="string">
            <text:p>Feb 21, 2017 2:45:54 PM</text:p>
          </table:table-cell>
          <table:table-cell office:value-type="string" calcext:value-type="string">
            <text:p>Aug 1, 2018 9:57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07" xlink:type="simple">Dúvida | Como Importar Plano Contas Contábil Integral?</text:a></text:p>
          </table:table-cell>
          <table:table-cell office:value-type="float" office:value="1426" calcext:value-type="float">
            <text:p>1426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Oct 13, 2017 10:10:06 AM</text:p>
          </table:table-cell>
          <table:table-cell office:value-type="string" calcext:value-type="string">
            <text:p>Nov 30, 2017 4:36:48 PM</text:p>
          </table:table-cell>
          <table:table-cell office:value-type="string" calcext:value-type="string">
            <text:p>Oct 13, 2017 3:29:48 PM</text:p>
          </table:table-cell>
          <table:table-cell office:value-type="string" calcext:value-type="string">
            <text:p>Aug 1, 2018 12:54:5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lackware+14.1" xlink:type="simple">Manual | Instalar Slackware 14.1</text:a></text:p>
          </table:table-cell>
          <table:table-cell office:value-type="float" office:value="1392" calcext:value-type="float">
            <text:p>1392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Aug 1, 2016 11:41:00 AM</text:p>
          </table:table-cell>
          <table:table-cell office:value-type="string" calcext:value-type="string">
            <text:p>Oct 19, 2017 4:40:00 PM</text:p>
          </table:table-cell>
          <table:table-cell office:value-type="string" calcext:value-type="string">
            <text:p>Feb 21, 2017 5:18:51 PM</text:p>
          </table:table-cell>
          <table:table-cell office:value-type="string" calcext:value-type="string">
            <text:p>Jul 31, 2018 9:55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8" xlink:type="simple">Dúvida | Como Vincular Conta Contábil CFOP Integral?</text:a></text:p>
          </table:table-cell>
          <table:table-cell office:value-type="float" office:value="1279" calcext:value-type="float">
            <text:p>1279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Oct 2, 2017 11:39:32 AM</text:p>
          </table:table-cell>
          <table:table-cell office:value-type="string" calcext:value-type="string">
            <text:p>Oct 6, 2017 9:59:30 AM</text:p>
          </table:table-cell>
          <table:table-cell office:value-type="string" calcext:value-type="string">
            <text:p>Oct 3, 2017 10:49:14 AM</text:p>
          </table:table-cell>
          <table:table-cell office:value-type="string" calcext:value-type="string">
            <text:p>Aug 1, 2018 9:2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790429" xlink:type="simple">Dúvida | Como Configurar ServUni?</text:a></text:p>
          </table:table-cell>
          <table:table-cell office:value-type="float" office:value="1237" calcext:value-type="float">
            <text:p>1237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Sep 6, 2016 1:51:41 PM</text:p>
          </table:table-cell>
          <table:table-cell office:value-type="string" calcext:value-type="string">
            <text:p>Mar 16, 2017 3:03:12 PM</text:p>
          </table:table-cell>
          <table:table-cell office:value-type="string" calcext:value-type="string">
            <text:p>Feb 24, 2017 1:23:03 AM</text:p>
          </table:table-cell>
          <table:table-cell office:value-type="string" calcext:value-type="string">
            <text:p>Aug 1, 2018 5:42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43" xlink:type="simple">Dúvida | Como Incluir Contas Sintéticas Analíticas Plano Contas Contábil Integral?</text:a></text:p>
          </table:table-cell>
          <table:table-cell office:value-type="float" office:value="1163" calcext:value-type="float">
            <text:p>1163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Jul 3, 2017 10:23:44 AM</text:p>
          </table:table-cell>
          <table:table-cell office:value-type="string" calcext:value-type="string">
            <text:p>Jul 3, 2017 3:35:57 PM</text:p>
          </table:table-cell>
          <table:table-cell office:value-type="string" calcext:value-type="string">
            <text:p>Jul 3, 2017 2:16:57 PM</text:p>
          </table:table-cell>
          <table:table-cell office:value-type="string" calcext:value-type="string">
            <text:p>Aug 1, 2018 9:24:0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37+COD+CTA+PVA" xlink:type="simple">Erro | 37 COD CTA PVA</text:a></text:p>
          </table:table-cell>
          <table:table-cell office:value-type="float" office:value="1132" calcext:value-type="float">
            <text:p>1132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Oct 2, 2017 10:30:27 AM</text:p>
          </table:table-cell>
          <table:table-cell office:value-type="string" calcext:value-type="string">
            <text:p>Nov 30, 2017 4:34:48 PM</text:p>
          </table:table-cell>
          <table:table-cell office:value-type="string" calcext:value-type="string">
            <text:p>Oct 3, 2017 10:39:38 AM</text:p>
          </table:table-cell>
          <table:table-cell office:value-type="string" calcext:value-type="string">
            <text:p>Aug 1, 2018 9:38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289" xlink:type="simple">Manual | Cadastrar Promoções Diversas Integral</text:a></text:p>
          </table:table-cell>
          <table:table-cell office:value-type="float" office:value="1061" calcext:value-type="float">
            <text:p>1061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b 13, 2017 5:39:09 AM</text:p>
          </table:table-cell>
          <table:table-cell office:value-type="string" calcext:value-type="string">
            <text:p>Jul 25, 2018 3:58:07 PM</text:p>
          </table:table-cell>
          <table:table-cell office:value-type="string" calcext:value-type="string">
            <text:p>Feb 20, 2017 9:56:45 PM</text:p>
          </table:table-cell>
          <table:table-cell office:value-type="string" calcext:value-type="string">
            <text:p>Jul 31, 2018 10:59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29" xlink:type="simple">Dúvida | Como Configurar Conta Contábil Registros C481 C485 SPED Integral?</text:a></text:p>
          </table:table-cell>
          <table:table-cell office:value-type="float" office:value="1023" calcext:value-type="float">
            <text:p>1023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Oct 2, 2017 9:34:19 AM</text:p>
          </table:table-cell>
          <table:table-cell office:value-type="string" calcext:value-type="string">
            <text:p>Oct 5, 2017 2:36:30 PM</text:p>
          </table:table-cell>
          <table:table-cell office:value-type="string" calcext:value-type="string">
            <text:p>Oct 3, 2017 10:29:32 AM</text:p>
          </table:table-cell>
          <table:table-cell office:value-type="string" calcext:value-type="string">
            <text:p>Jul 30, 2018 5:0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15" xlink:type="simple">Dúvida | Como Configurar Terminal Consulta Gertec Supervisor?</text:a></text:p>
          </table:table-cell>
          <table:table-cell office:value-type="float" office:value="908" calcext:value-type="float">
            <text:p>908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Sep 8, 2016 11:17:03 AM</text:p>
          </table:table-cell>
          <table:table-cell office:value-type="string" calcext:value-type="string">
            <text:p>Mar 16, 2017 3:09:58 PM</text:p>
          </table:table-cell>
          <table:table-cell office:value-type="string" calcext:value-type="string">
            <text:p>Feb 24, 2017 1:17:07 AM</text:p>
          </table:table-cell>
          <table:table-cell office:value-type="string" calcext:value-type="string">
            <text:p>Jul 31, 2018 7:13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0" xlink:type="simple">Dúvida | Como Regravar Conta Contábil Notas SPED Integral?</text:a></text:p>
          </table:table-cell>
          <table:table-cell office:value-type="float" office:value="785" calcext:value-type="float">
            <text:p>785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Oct 3, 2017 10:54:48 AM</text:p>
          </table:table-cell>
          <table:table-cell office:value-type="string" calcext:value-type="string">
            <text:p>Oct 6, 2017 11:04:45 AM</text:p>
          </table:table-cell>
          <table:table-cell office:value-type="string" calcext:value-type="string">
            <text:p>Oct 3, 2017 2:07:15 PM</text:p>
          </table:table-cell>
          <table:table-cell office:value-type="string" calcext:value-type="string">
            <text:p>Jul 31, 2018 11:1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5" xlink:type="simple">Dúvida | Como Configurar Conta Contábil Registros C170 SPED ICMS Integral?</text:a></text:p>
          </table:table-cell>
          <table:table-cell office:value-type="float" office:value="782" calcext:value-type="float">
            <text:p>782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Oct 2, 2017 11:25:05 AM</text:p>
          </table:table-cell>
          <table:table-cell office:value-type="string" calcext:value-type="string">
            <text:p>Oct 3, 2017 3:48:11 PM</text:p>
          </table:table-cell>
          <table:table-cell office:value-type="string" calcext:value-type="string">
            <text:p>Oct 3, 2017 10:42:41 AM</text:p>
          </table:table-cell>
          <table:table-cell office:value-type="string" calcext:value-type="string">
            <text:p>Aug 1, 2018 9:23:4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Nota+Fiscal+Ajuste+ICMS+Referente+Entrada+Compra+Integral" xlink:type="simple">Manual | Gerar Nota Fiscal Ajuste ICMS Referente Entrada Compra Integral</text:a></text:p>
          </table:table-cell>
          <table:table-cell office:value-type="float" office:value="773" calcext:value-type="float">
            <text:p>773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Apr 19, 2017 9:18:12 AM</text:p>
          </table:table-cell>
          <table:table-cell office:value-type="string" calcext:value-type="string">
            <text:p>Jan 25, 2018 10:03:06 AM</text:p>
          </table:table-cell>
          <table:table-cell office:value-type="string" calcext:value-type="string">
            <text:p>Apr 19, 2017 10:36:07 AM</text:p>
          </table:table-cell>
          <table:table-cell office:value-type="string" calcext:value-type="string">
            <text:p>Aug 1, 2018 12:54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3221045" xlink:type="simple">Dúvida | Como Incluir Redução Z Manualmente Integral?</text:a></text:p>
          </table:table-cell>
          <table:table-cell office:value-type="float" office:value="751" calcext:value-type="float">
            <text:p>75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ug 2, 2016 11:49:33 AM</text:p>
          </table:table-cell>
          <table:table-cell office:value-type="string" calcext:value-type="string">
            <text:p>Mar 16, 2017 8:55:19 AM</text:p>
          </table:table-cell>
          <table:table-cell office:value-type="string" calcext:value-type="string">
            <text:p>Feb 23, 2017 2:14:40 PM</text:p>
          </table:table-cell>
          <table:table-cell office:value-type="string" calcext:value-type="string">
            <text:p>Jul 30, 2018 11:32:0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Eventos+EFD+REINF+Integral" xlink:type="simple">Manual | Enviar Eventos EFD REINF Integral</text:a></text:p>
          </table:table-cell>
          <table:table-cell office:value-type="float" office:value="723" calcext:value-type="float">
            <text:p>723</text:p>
          </table:table-cell>
          <table:table-cell office:value-type="float" office:value="5831" calcext:value-type="float">
            <text:p>5831</text:p>
          </table:table-cell>
          <table:table-cell office:value-type="string" calcext:value-type="string">
            <text:p>Mar 29, 2018 12:59:25 PM</text:p>
          </table:table-cell>
          <table:table-cell office:value-type="string" calcext:value-type="string">
            <text:p>Jul 17, 2018 8:36:25 AM</text:p>
          </table:table-cell>
          <table:table-cell office:value-type="string" calcext:value-type="string">
            <text:p>Apr 2, 2018 2:50:00 PM</text:p>
          </table:table-cell>
          <table:table-cell office:value-type="string" calcext:value-type="string">
            <text:p>Aug 1, 2018 4:49:2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10+COD+CTA+PVA" xlink:type="simple">Erro | 10 COD CTA PVA</text:a>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Oct 2, 2017 9:10:56 AM</text:p>
          </table:table-cell>
          <table:table-cell office:value-type="string" calcext:value-type="string">
            <text:p>Nov 30, 2017 4:34:34 PM</text:p>
          </table:table-cell>
          <table:table-cell office:value-type="string" calcext:value-type="string">
            <text:p>Oct 3, 2017 10:28:38 AM</text:p>
          </table:table-cell>
          <table:table-cell office:value-type="string" calcext:value-type="string">
            <text:p>Jul 30, 2018 10:52:0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ervUni" xlink:type="simple">Manual | Instalar ServUni</text:a></text:p>
          </table:table-cell>
          <table:table-cell office:value-type="float" office:value="700" calcext:value-type="float">
            <text:p>70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Sep 5, 2016 5:56:10 PM</text:p>
          </table:table-cell>
          <table:table-cell office:value-type="string" calcext:value-type="string">
            <text:p>Apr 7, 2017 12:52:23 PM</text:p>
          </table:table-cell>
          <table:table-cell office:value-type="string" calcext:value-type="string">
            <text:p>Feb 24, 2017 1:15:06 AM</text:p>
          </table:table-cell>
          <table:table-cell office:value-type="string" calcext:value-type="string">
            <text:p>Jul 31, 2018 9:2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53" xlink:type="simple">Dúvida | Como Configurar Conta Contábil Cadastro Produto Integral?</text:a></text:p>
          </table:table-cell>
          <table:table-cell office:value-type="float" office:value="689" calcext:value-type="float">
            <text:p>689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Oct 2, 2017 12:16:46 PM</text:p>
          </table:table-cell>
          <table:table-cell office:value-type="string" calcext:value-type="string">
            <text:p>Oct 5, 2017 3:29:47 PM</text:p>
          </table:table-cell>
          <table:table-cell office:value-type="string" calcext:value-type="string">
            <text:p>Oct 3, 2017 11:10:56 AM</text:p>
          </table:table-cell>
          <table:table-cell office:value-type="string" calcext:value-type="string">
            <text:p>Jul 30, 2018 8:27:1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liente+Integral" xlink:type="simple">Manual | Cadastrar Cliente Integral</text:a></text:p>
          </table:table-cell>
          <table:table-cell office:value-type="float" office:value="680" calcext:value-type="float">
            <text:p>68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Jul 27, 2016 10:34:20 AM</text:p>
          </table:table-cell>
          <table:table-cell office:value-type="string" calcext:value-type="string">
            <text:p>Aug 30, 2017 12:24:26 PM</text:p>
          </table:table-cell>
          <table:table-cell office:value-type="string" calcext:value-type="string">
            <text:p>Feb 20, 2017 10:07:32 PM</text:p>
          </table:table-cell>
          <table:table-cell office:value-type="string" calcext:value-type="string">
            <text:p>Jul 31, 2018 3:40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8895618" xlink:type="simple">Dúvida | Como Importar Tabela IBPT NCM Integral?</text:a></text:p>
          </table:table-cell>
          <table:table-cell office:value-type="float" office:value="673" calcext:value-type="float">
            <text:p>673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Jul 12, 2016 12:40:33 PM</text:p>
          </table:table-cell>
          <table:table-cell office:value-type="string" calcext:value-type="string">
            <text:p>Jul 10, 2017 9:13:09 AM</text:p>
          </table:table-cell>
          <table:table-cell office:value-type="string" calcext:value-type="string">
            <text:p>Feb 21, 2017 2:45:09 PM</text:p>
          </table:table-cell>
          <table:table-cell office:value-type="string" calcext:value-type="string">
            <text:p>Jul 31, 2018 4:20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661636" xlink:type="simple">Dúvida | Como Inutilizar Nota Fiscal Eletrônica Tramitador NF-e?</text:a></text:p>
          </table:table-cell>
          <table:table-cell office:value-type="float" office:value="564" calcext:value-type="float">
            <text:p>56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ug 18, 2016 9:58:39 AM</text:p>
          </table:table-cell>
          <table:table-cell office:value-type="string" calcext:value-type="string">
            <text:p>Dec 1, 2017 2:47:47 PM</text:p>
          </table:table-cell>
          <table:table-cell office:value-type="string" calcext:value-type="string">
            <text:p>Feb 25, 2017 6:30:36 AM</text:p>
          </table:table-cell>
          <table:table-cell office:value-type="string" calcext:value-type="string">
            <text:p>Jul 30, 2018 4:00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763408" xlink:type="simple">Manual | Instalar Supervisor Windows/Linux</text:a>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Jul 20, 2016 1:09:12 PM</text:p>
          </table:table-cell>
          <table:table-cell office:value-type="string" calcext:value-type="string">
            <text:p>Mar 13, 2017 9:11:21 AM</text:p>
          </table:table-cell>
          <table:table-cell office:value-type="string" calcext:value-type="string">
            <text:p>Feb 24, 2017 8:55:19 AM</text:p>
          </table:table-cell>
          <table:table-cell office:value-type="string" calcext:value-type="string">
            <text:p>Jul 27, 2018 11:06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6" xlink:type="simple">Dúvida | Como Excluir Redução Z Integral?</text:a>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Sep 1, 2016 10:31:03 AM</text:p>
          </table:table-cell>
          <table:table-cell office:value-type="string" calcext:value-type="string">
            <text:p>Mar 8, 2017 12:40:12 PM</text:p>
          </table:table-cell>
          <table:table-cell office:value-type="string" calcext:value-type="string">
            <text:p>Feb 24, 2017 8:49:33 AM</text:p>
          </table:table-cell>
          <table:table-cell office:value-type="string" calcext:value-type="string">
            <text:p>Jul 30, 2018 11:48:1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Retorno+Cancelamento+NF-e+Integral" xlink:type="simple">Manual | Gerar Log Retorno Cancelamento NF-e Integral</text:a></text:p>
          </table:table-cell>
          <table:table-cell office:value-type="float" office:value="516" calcext:value-type="float">
            <text:p>516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Jul 11, 2017 10:01:02 AM</text:p>
          </table:table-cell>
          <table:table-cell office:value-type="string" calcext:value-type="string">
            <text:p>Dec 1, 2017 10:04:03 AM</text:p>
          </table:table-cell>
          <table:table-cell office:value-type="string" calcext:value-type="string">
            <text:p>Jul 11, 2017 11:29:28 AM</text:p>
          </table:table-cell>
          <table:table-cell office:value-type="string" calcext:value-type="string">
            <text:p>Jul 31, 2018 5:08:0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FOP+Integral" xlink:type="simple">Manual | Cadastrar CFOP Integral</text:a></text:p>
          </table:table-cell>
          <table:table-cell office:value-type="float" office:value="492" calcext:value-type="float">
            <text:p>49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ug 22, 2016 11:03:43 AM</text:p>
          </table:table-cell>
          <table:table-cell office:value-type="string" calcext:value-type="string">
            <text:p>Apr 5, 2017 8:35:47 AM</text:p>
          </table:table-cell>
          <table:table-cell office:value-type="string" calcext:value-type="string">
            <text:p>Feb 20, 2017 10:07:42 PM</text:p>
          </table:table-cell>
          <table:table-cell office:value-type="string" calcext:value-type="string">
            <text:p>Jul 31, 2018 4:18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02" xlink:type="simple">Dúvida | Como Gerar Licença Portal Avanço Windows?</text:a></text:p>
          </table:table-cell>
          <table:table-cell office:value-type="float" office:value="490" calcext:value-type="float">
            <text:p>490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Feb 9, 2017 10:24:29 AM</text:p>
          </table:table-cell>
          <table:table-cell office:value-type="string" calcext:value-type="string">
            <text:p>Sep 21, 2017 10:28:42 AM</text:p>
          </table:table-cell>
          <table:table-cell office:value-type="string" calcext:value-type="string">
            <text:p>Feb 20, 2017 10:13:13 PM</text:p>
          </table:table-cell>
          <table:table-cell office:value-type="string" calcext:value-type="string">
            <text:p>Jul 31, 2018 1:58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09" xlink:type="simple">Dúvida | Como Configurar Conta Contábil Inventário Cadastro Filial Integral?</text:a></text:p>
          </table:table-cell>
          <table:table-cell office:value-type="float" office:value="486" calcext:value-type="float">
            <text:p>486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Oct 3, 2017 12:23:47 PM</text:p>
          </table:table-cell>
          <table:table-cell office:value-type="string" calcext:value-type="string">
            <text:p>Oct 9, 2017 2:19:02 PM</text:p>
          </table:table-cell>
          <table:table-cell office:value-type="string" calcext:value-type="string">
            <text:p>Oct 3, 2017 2:02:53 PM</text:p>
          </table:table-cell>
          <table:table-cell office:value-type="string" calcext:value-type="string">
            <text:p>Jul 27, 2018 5:35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07" xlink:type="simple">Dúvida | Como Utilizar Função Complemento ICMS ST Entrada NF-e Integral?</text:a></text:p>
          </table:table-cell>
          <table:table-cell office:value-type="float" office:value="485" calcext:value-type="float">
            <text:p>485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Apr 11, 2017 9:10:08 AM</text:p>
          </table:table-cell>
          <table:table-cell office:value-type="string" calcext:value-type="string">
            <text:p>Apr 17, 2017 2:04:32 PM</text:p>
          </table:table-cell>
          <table:table-cell office:value-type="string" calcext:value-type="string">
            <text:p>Apr 11, 2017 10:48:14 AM</text:p>
          </table:table-cell>
          <table:table-cell office:value-type="string" calcext:value-type="string">
            <text:p>Jul 30, 2018 12:04:4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Fornecedor+Integral" xlink:type="simple">Manual | Cadastrar Fornecedor Integral</text:a></text:p>
          </table:table-cell>
          <table:table-cell office:value-type="float" office:value="480" calcext:value-type="float">
            <text:p>48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Jul 25, 2016 1:05:18 PM</text:p>
          </table:table-cell>
          <table:table-cell office:value-type="string" calcext:value-type="string">
            <text:p>Aug 29, 2017 10:07:54 AM</text:p>
          </table:table-cell>
          <table:table-cell office:value-type="string" calcext:value-type="string">
            <text:p>Feb 23, 2017 8:11:31 AM</text:p>
          </table:table-cell>
          <table:table-cell office:value-type="string" calcext:value-type="string">
            <text:p>Jul 28, 2018 3:37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301215" xlink:type="simple">Dúvida | Como Fazer Envio Carta Correção Tramitador NF-e?</text:a></text:p>
          </table:table-cell>
          <table:table-cell office:value-type="float" office:value="476" calcext:value-type="float">
            <text:p>47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Aug 17, 2016 11:41:10 AM</text:p>
          </table:table-cell>
          <table:table-cell office:value-type="string" calcext:value-type="string">
            <text:p>Mar 16, 2017 2:39:23 PM</text:p>
          </table:table-cell>
          <table:table-cell office:value-type="string" calcext:value-type="string">
            <text:p>Feb 21, 2017 8:55:09 AM</text:p>
          </table:table-cell>
          <table:table-cell office:value-type="string" calcext:value-type="string">
            <text:p>Jul 26, 2018 3:11:3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Frente+Windows" xlink:type="simple">Manual | Instalar Frente Windows</text:a>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May 20, 2016 5:37:52 PM</text:p>
          </table:table-cell>
          <table:table-cell office:value-type="string" calcext:value-type="string">
            <text:p>Mar 13, 2017 2:20:40 PM</text:p>
          </table:table-cell>
          <table:table-cell office:value-type="string" calcext:value-type="string">
            <text:p>Feb 23, 2017 6:46:29 AM</text:p>
          </table:table-cell>
          <table:table-cell office:value-type="string" calcext:value-type="string">
            <text:p>Jul 28, 2018 3:39:0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Produto+Integral" xlink:type="simple">Manual | Cadastrar Produto Integral</text:a></text:p>
          </table:table-cell>
          <table:table-cell office:value-type="float" office:value="459" calcext:value-type="float">
            <text:p>45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Jul 25, 2016 9:49:10 AM</text:p>
          </table:table-cell>
          <table:table-cell office:value-type="string" calcext:value-type="string">
            <text:p>Apr 4, 2017 2:03:18 PM</text:p>
          </table:table-cell>
          <table:table-cell office:value-type="string" calcext:value-type="string">
            <text:p>Feb 20, 2017 10:05:15 PM</text:p>
          </table:table-cell>
          <table:table-cell office:value-type="string" calcext:value-type="string">
            <text:p>Aug 1, 2018 10:21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542" xlink:type="simple">Manual | Realizar Integração ECF Contábil Integral</text:a></text:p>
          </table:table-cell>
          <table:table-cell office:value-type="float" office:value="458" calcext:value-type="float">
            <text:p>458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Apr 4, 2017 10:04:57 AM</text:p>
          </table:table-cell>
          <table:table-cell office:value-type="string" calcext:value-type="string">
            <text:p>Apr 30, 2018 2:21:40 PM</text:p>
          </table:table-cell>
          <table:table-cell office:value-type="string" calcext:value-type="string">
            <text:p>Apr 4, 2017 2:35:06 PM</text:p>
          </table:table-cell>
          <table:table-cell office:value-type="string" calcext:value-type="string">
            <text:p>Aug 1, 2018 10:2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17" xlink:type="simple">Manual | Corrigir NCM NF-e Rejeição Integral</text:a></text:p>
          </table:table-cell>
          <table:table-cell office:value-type="float" office:value="456" calcext:value-type="float">
            <text:p>456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ay 23, 2017 8:32:41 AM</text:p>
          </table:table-cell>
          <table:table-cell office:value-type="string" calcext:value-type="string">
            <text:p>Nov 30, 2017 3:25:23 PM</text:p>
          </table:table-cell>
          <table:table-cell office:value-type="string" calcext:value-type="string">
            <text:p>May 23, 2017 9:48:47 AM</text:p>
          </table:table-cell>
          <table:table-cell office:value-type="string" calcext:value-type="string">
            <text:p>Jul 30, 2018 10:27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86" xlink:type="simple">Dúvida | Como Corrigir Valores Diferentes Relatório Contribuição Marginal X Média Cliente?</text:a></text:p>
          </table:table-cell>
          <table:table-cell office:value-type="float" office:value="452" calcext:value-type="float">
            <text:p>452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Feb 17, 2017 11:21:26 AM</text:p>
          </table:table-cell>
          <table:table-cell office:value-type="string" calcext:value-type="string">
            <text:p>Apr 3, 2017 3:43:11 PM</text:p>
          </table:table-cell>
          <table:table-cell office:value-type="string" calcext:value-type="string">
            <text:p>Feb 20, 2017 9:23:40 AM</text:p>
          </table:table-cell>
          <table:table-cell office:value-type="string" calcext:value-type="string">
            <text:p>Jul 29, 2018 12:38:0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ortar+Arquivo+Coletor+Integral" xlink:type="simple">Manual | Importar Arquivo Coletor Integral</text:a></text:p>
          </table:table-cell>
          <table:table-cell office:value-type="float" office:value="452" calcext:value-type="float">
            <text:p>452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eb 24, 2017 7:12:16 AM</text:p>
          </table:table-cell>
          <table:table-cell office:value-type="string" calcext:value-type="string">
            <text:p>Jul 4, 2017 2:55:23 PM</text:p>
          </table:table-cell>
          <table:table-cell office:value-type="string" calcext:value-type="string">
            <text:p>Feb 24, 2017 3:20:50 PM</text:p>
          </table:table-cell>
          <table:table-cell office:value-type="string" calcext:value-type="string">
            <text:p>Jul 31, 2018 4:35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171289" xlink:type="simple">Dúvida | Como Atualizar Certificado Digital Tramitador NF-e?</text:a></text:p>
          </table:table-cell>
          <table:table-cell office:value-type="float" office:value="447" calcext:value-type="float">
            <text:p>44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Aug 5, 2016 3:34:10 PM</text:p>
          </table:table-cell>
          <table:table-cell office:value-type="string" calcext:value-type="string">
            <text:p>May 5, 2017 10:30:29 AM</text:p>
          </table:table-cell>
          <table:table-cell office:value-type="string" calcext:value-type="string">
            <text:p>Feb 17, 2017 9:52:56 AM</text:p>
          </table:table-cell>
          <table:table-cell office:value-type="string" calcext:value-type="string">
            <text:p>Jul 30, 2018 11:58:2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Realizar+Fechamento+Caixa+Integral" xlink:type="simple">Manual | Realizar Fechamento Caixa Integral</text:a></text:p>
          </table:table-cell>
          <table:table-cell office:value-type="float" office:value="447" calcext:value-type="float">
            <text:p>44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Jun 27, 2017 10:16:55 AM</text:p>
          </table:table-cell>
          <table:table-cell office:value-type="string" calcext:value-type="string">
            <text:p>Jun 28, 2017 12:56:06 PM</text:p>
          </table:table-cell>
          <table:table-cell office:value-type="string" calcext:value-type="string">
            <text:p>Jun 28, 2017 8:55:40 AM</text:p>
          </table:table-cell>
          <table:table-cell office:value-type="string" calcext:value-type="string">
            <text:p>Jul 28, 2018 11:26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8" xlink:type="simple">Dúvida | Como Corrigir Erro Item Sem Código IPM Vinculado Registro 1400 Integral?</text:a></text:p>
          </table:table-cell>
          <table:table-cell office:value-type="float" office:value="445" calcext:value-type="float">
            <text:p>445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May 10, 2017 12:48:33 PM</text:p>
          </table:table-cell>
          <table:table-cell office:value-type="string" calcext:value-type="string">
            <text:p>May 11, 2017 11:14:30 AM</text:p>
          </table:table-cell>
          <table:table-cell office:value-type="string" calcext:value-type="string">
            <text:p>May 11, 2017 11:12:40 AM</text:p>
          </table:table-cell>
          <table:table-cell office:value-type="string" calcext:value-type="string">
            <text:p>Jul 29, 2018 7:18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75" xlink:type="simple">Dúvida | Como Executar Rotina Final Mês Integral?</text:a></text:p>
          </table:table-cell>
          <table:table-cell office:value-type="float" office:value="444" calcext:value-type="float">
            <text:p>444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pr 24, 2017 3:32:21 PM</text:p>
          </table:table-cell>
          <table:table-cell office:value-type="string" calcext:value-type="string">
            <text:p>Jun 5, 2017 3:35:52 PM</text:p>
          </table:table-cell>
          <table:table-cell office:value-type="string" calcext:value-type="string">
            <text:p>Apr 25, 2017 8:31:42 AM</text:p>
          </table:table-cell>
          <table:table-cell office:value-type="string" calcext:value-type="string">
            <text:p>Aug 1, 2018 8:17:0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utilizar+NF-e+Forma+Alternativa+Integral" xlink:type="simple">Manual | Inutilizar NF-e Forma Alternativa Integral</text:a>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Aug 18, 2016 10:20:43 AM</text:p>
          </table:table-cell>
          <table:table-cell office:value-type="string" calcext:value-type="string">
            <text:p>Oct 20, 2017 12:24:26 PM</text:p>
          </table:table-cell>
          <table:table-cell office:value-type="string" calcext:value-type="string">
            <text:p>Feb 20, 2017 10:15:27 PM</text:p>
          </table:table-cell>
          <table:table-cell office:value-type="string" calcext:value-type="string">
            <text:p>Dec 1, 2017 2:1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66" xlink:type="simple">Manual | Gerar Log Retorno Inutilização NF-e Integral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Mar 6, 2017 1:43:43 PM</text:p>
          </table:table-cell>
          <table:table-cell office:value-type="string" calcext:value-type="string">
            <text:p>Dec 1, 2017 10:04:35 AM</text:p>
          </table:table-cell>
          <table:table-cell office:value-type="string" calcext:value-type="string">
            <text:p>Mar 7, 2017 12:49:01 AM</text:p>
          </table:table-cell>
          <table:table-cell office:value-type="string" calcext:value-type="string">
            <text:p>Jul 27, 2018 9:05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82" xlink:type="simple">Dúvida | Como Configurar CesarFTP Supervisor?</text:a></text:p>
          </table:table-cell>
          <table:table-cell office:value-type="float" office:value="424" calcext:value-type="float">
            <text:p>42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Jul 28, 2016 12:55:26 PM</text:p>
          </table:table-cell>
          <table:table-cell office:value-type="string" calcext:value-type="string">
            <text:p>Mar 16, 2017 2:32:50 PM</text:p>
          </table:table-cell>
          <table:table-cell office:value-type="string" calcext:value-type="string">
            <text:p>Feb 24, 2017 10:30:12 PM</text:p>
          </table:table-cell>
          <table:table-cell office:value-type="string" calcext:value-type="string">
            <text:p>Jul 31, 2018 5:4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43" xlink:type="simple">Dúvida | Como Configurar Pinpad USB Frente Linux?</text:a></text:p>
          </table:table-cell>
          <table:table-cell office:value-type="float" office:value="419" calcext:value-type="float">
            <text:p>419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Mar 30, 2017 9:28:47 AM</text:p>
          </table:table-cell>
          <table:table-cell office:value-type="string" calcext:value-type="string">
            <text:p>Apr 3, 2017 4:28:33 PM</text:p>
          </table:table-cell>
          <table:table-cell office:value-type="string" calcext:value-type="string">
            <text:p>Apr 4, 2017 9:05:53 AM</text:p>
          </table:table-cell>
          <table:table-cell office:value-type="string" calcext:value-type="string">
            <text:p>Jul 29, 2018 12:33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8" xlink:type="simple">Manual | Emitir NF-e Entrada Devolução Manual Integral</text:a></text:p>
          </table:table-cell>
          <table:table-cell office:value-type="float" office:value="415" calcext:value-type="float">
            <text:p>415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May 26, 2017 8:53:40 AM</text:p>
          </table:table-cell>
          <table:table-cell office:value-type="string" calcext:value-type="string">
            <text:p>Aug 16, 2017 11:52:25 AM</text:p>
          </table:table-cell>
          <table:table-cell office:value-type="string" calcext:value-type="string">
            <text:p>May 26, 2017 1:31:06 PM</text:p>
          </table:table-cell>
          <table:table-cell office:value-type="string" calcext:value-type="string">
            <text:p>Jul 29, 2018 2:14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64" xlink:type="simple">Manual | Entrada NF-e Sem Importação XML Integral</text:a></text:p>
          </table:table-cell>
          <table:table-cell office:value-type="float" office:value="397" calcext:value-type="float">
            <text:p>39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pr 7, 2017 8:54:39 AM</text:p>
          </table:table-cell>
          <table:table-cell office:value-type="string" calcext:value-type="string">
            <text:p>Apr 19, 2017 9:03:44 AM</text:p>
          </table:table-cell>
          <table:table-cell office:value-type="string" calcext:value-type="string">
            <text:p>Apr 7, 2017 11:30:33 AM</text:p>
          </table:table-cell>
          <table:table-cell office:value-type="string" calcext:value-type="string">
            <text:p>Jul 26, 2018 7:3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64" xlink:type="simple">Manual | Cadastrar Administradoras Cartões Integral</text:a></text:p>
          </table:table-cell>
          <table:table-cell office:value-type="float" office:value="393" calcext:value-type="float">
            <text:p>393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Jun 19, 2017 9:21:42 AM</text:p>
          </table:table-cell>
          <table:table-cell office:value-type="string" calcext:value-type="string">
            <text:p>Jun 19, 2017 11:48:36 AM</text:p>
          </table:table-cell>
          <table:table-cell office:value-type="string" calcext:value-type="string">
            <text:p>Jun 19, 2017 11:42:02 AM</text:p>
          </table:table-cell>
          <table:table-cell office:value-type="string" calcext:value-type="string">
            <text:p>Jul 28, 2018 11:52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38" xlink:type="simple">Dúvida | Como Digitar Cupom Integral?</text:a></text:p>
          </table:table-cell>
          <table:table-cell office:value-type="float" office:value="389" calcext:value-type="float">
            <text:p>38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Feb 9, 2017 2:48:33 PM</text:p>
          </table:table-cell>
          <table:table-cell office:value-type="string" calcext:value-type="string">
            <text:p>Mar 15, 2017 4:50:15 PM</text:p>
          </table:table-cell>
          <table:table-cell office:value-type="string" calcext:value-type="string">
            <text:p>Feb 20, 2017 10:16:00 PM</text:p>
          </table:table-cell>
          <table:table-cell office:value-type="string" calcext:value-type="string">
            <text:p>Aug 1, 2018 9:20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47" xlink:type="simple">Manual | Entrada NF-e Importação XML Integral</text:a></text:p>
          </table:table-cell>
          <table:table-cell office:value-type="float" office:value="382" calcext:value-type="float">
            <text:p>38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Apr 6, 2017 3:50:18 PM</text:p>
          </table:table-cell>
          <table:table-cell office:value-type="string" calcext:value-type="string">
            <text:p>Apr 7, 2017 12:17:54 PM</text:p>
          </table:table-cell>
          <table:table-cell office:value-type="string" calcext:value-type="string">
            <text:p>Apr 6, 2017 6:49:35 PM</text:p>
          </table:table-cell>
          <table:table-cell office:value-type="string" calcext:value-type="string">
            <text:p>Jul 28, 2018 8:23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25" xlink:type="simple">Dúvida | Como Cadastrar Tipos Gerenciais Plano Contas Gerencial Integral?</text:a></text:p>
          </table:table-cell>
          <table:table-cell office:value-type="float" office:value="380" calcext:value-type="float">
            <text:p>3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Jun 14, 2017 11:07:49 AM</text:p>
          </table:table-cell>
          <table:table-cell office:value-type="string" calcext:value-type="string">
            <text:p>Jun 16, 2017 10:39:42 AM</text:p>
          </table:table-cell>
          <table:table-cell office:value-type="string" calcext:value-type="string">
            <text:p>Jun 16, 2017 11:52:24 AM</text:p>
          </table:table-cell>
          <table:table-cell office:value-type="string" calcext:value-type="string">
            <text:p>Jul 26, 2018 2:34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46" xlink:type="simple">Dúvida | Como Enviar Valores Cartões SPED Registro 1600 Integral?</text:a></text:p>
          </table:table-cell>
          <table:table-cell office:value-type="float" office:value="371" calcext:value-type="float">
            <text:p>371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May 24, 2017 10:38:41 AM</text:p>
          </table:table-cell>
          <table:table-cell office:value-type="string" calcext:value-type="string">
            <text:p>Jun 19, 2017 11:49:56 AM</text:p>
          </table:table-cell>
          <table:table-cell office:value-type="string" calcext:value-type="string">
            <text:p>May 24, 2017 4:59:36 PM</text:p>
          </table:table-cell>
          <table:table-cell office:value-type="string" calcext:value-type="string">
            <text:p>Jul 26, 2018 8:16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24" xlink:type="simple">Dúvida | Como Atualizar Licenças PDV's Frente Windows?</text:a></text:p>
          </table:table-cell>
          <table:table-cell office:value-type="float" office:value="371" calcext:value-type="float">
            <text:p>371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Oct 19, 2017 11:50:45 AM</text:p>
          </table:table-cell>
          <table:table-cell office:value-type="string" calcext:value-type="string">
            <text:p>Oct 20, 2017 2:53:43 PM</text:p>
          </table:table-cell>
          <table:table-cell office:value-type="string" calcext:value-type="string">
            <text:p>Oct 20, 2017 9:27:39 PM</text:p>
          </table:table-cell>
          <table:table-cell office:value-type="string" calcext:value-type="string">
            <text:p>Jul 30, 2018 2:24:4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Arquivo+Coletor+Integral" xlink:type="simple">Manual | Exportar Arquivo Coletor Integral</text:a></text:p>
          </table:table-cell>
          <table:table-cell office:value-type="float" office:value="369" calcext:value-type="float">
            <text:p>369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ug 9, 2016 10:05:48 AM</text:p>
          </table:table-cell>
          <table:table-cell office:value-type="string" calcext:value-type="string">
            <text:p>Apr 4, 2017 3:10:51 PM</text:p>
          </table:table-cell>
          <table:table-cell office:value-type="string" calcext:value-type="string">
            <text:p>Feb 20, 2017 10:15:41 PM</text:p>
          </table:table-cell>
          <table:table-cell office:value-type="string" calcext:value-type="string">
            <text:p>Jul 30, 2018 2:48:2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Digitar+Produtos+Manualmente+Integral" xlink:type="simple">Manual | Digitar Produtos Manualmente Integral</text:a></text:p>
          </table:table-cell>
          <table:table-cell office:value-type="float" office:value="368" calcext:value-type="float">
            <text:p>36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ug 10, 2016 1:44:17 PM</text:p>
          </table:table-cell>
          <table:table-cell office:value-type="string" calcext:value-type="string">
            <text:p>Apr 4, 2017 3:24:20 PM</text:p>
          </table:table-cell>
          <table:table-cell office:value-type="string" calcext:value-type="string">
            <text:p>Feb 20, 2017 10:15:17 PM</text:p>
          </table:table-cell>
          <table:table-cell office:value-type="string" calcext:value-type="string">
            <text:p>Jul 31, 2018 10:10:2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Registro+1400+SPED+Fiscal+ICMS+Integral" xlink:type="simple">Manual | Enviar Registro 1400 SPED Fiscal ICMS Integral</text:a></text:p>
          </table:table-cell>
          <table:table-cell office:value-type="float" office:value="366" calcext:value-type="float">
            <text:p>366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May 9, 2017 3:27:51 PM</text:p>
          </table:table-cell>
          <table:table-cell office:value-type="string" calcext:value-type="string">
            <text:p>May 17, 2017 9:46:17 AM</text:p>
          </table:table-cell>
          <table:table-cell office:value-type="string" calcext:value-type="string">
            <text:p>May 10, 2017 2:58:57 PM</text:p>
          </table:table-cell>
          <table:table-cell office:value-type="string" calcext:value-type="string">
            <text:p>Jul 28, 2018 3:38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81" xlink:type="simple">Manual | Utilizar Módulo Novo NF-e</text:a></text:p>
          </table:table-cell>
          <table:table-cell office:value-type="float" office:value="362" calcext:value-type="float">
            <text:p>36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Jun 8, 2017 2:32:09 PM</text:p>
          </table:table-cell>
          <table:table-cell office:value-type="string" calcext:value-type="string">
            <text:p>Jun 8, 2017 5:12:17 PM</text:p>
          </table:table-cell>
          <table:table-cell office:value-type="string" calcext:value-type="string">
            <text:p>Jun 8, 2017 5:12:49 PM</text:p>
          </table:table-cell>
          <table:table-cell office:value-type="string" calcext:value-type="string">
            <text:p>Jul 26, 2018 8:13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0" xlink:type="simple">Dúvida | Como Importar Redução Z Manualmente Integral?</text:a></text:p>
          </table:table-cell>
          <table:table-cell office:value-type="float" office:value="350" calcext:value-type="float">
            <text:p>35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Apr 25, 2017 9:48:18 AM</text:p>
          </table:table-cell>
          <table:table-cell office:value-type="string" calcext:value-type="string">
            <text:p>Apr 25, 2017 10:12:17 AM</text:p>
          </table:table-cell>
          <table:table-cell office:value-type="string" calcext:value-type="string">
            <text:p>Apr 26, 2017 1:39:53 AM</text:p>
          </table:table-cell>
          <table:table-cell office:value-type="string" calcext:value-type="string">
            <text:p>Jul 31, 2018 10:53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31" xlink:type="simple">Dúvida | Como Importar Plano Contas Referencial Integral?</text:a></text:p>
          </table:table-cell>
          <table:table-cell office:value-type="float" office:value="347" calcext:value-type="float">
            <text:p>347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Oct 16, 2017 8:59:02 AM</text:p>
          </table:table-cell>
          <table:table-cell office:value-type="string" calcext:value-type="string">
            <text:p>Jan 3, 2018 2:17:47 PM</text:p>
          </table:table-cell>
          <table:table-cell office:value-type="string" calcext:value-type="string">
            <text:p>Oct 16, 2017 10:06:47 AM</text:p>
          </table:table-cell>
          <table:table-cell office:value-type="string" calcext:value-type="string">
            <text:p>Aug 1, 2018 12:46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31" xlink:type="simple">Dúvida | Como Ajustar Novo Layout 4.0 Nota Fiscal Entrada XML Integral?</text:a></text:p>
          </table:table-cell>
          <table:table-cell office:value-type="float" office:value="347" calcext:value-type="float">
            <text:p>347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Oct 5, 2017 11:04:46 AM</text:p>
          </table:table-cell>
          <table:table-cell office:value-type="string" calcext:value-type="string">
            <text:p>Nov 30, 2017 4:00:28 PM</text:p>
          </table:table-cell>
          <table:table-cell office:value-type="string" calcext:value-type="string">
            <text:p>Oct 5, 2017 11:38:37 AM</text:p>
          </table:table-cell>
          <table:table-cell office:value-type="string" calcext:value-type="string">
            <text:p>Jul 4, 2018 10:5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7" xlink:type="simple">Dúvida | Como Alterar Campo CEST Faixa Cadastro Produtos Integral?</text:a></text:p>
          </table:table-cell>
          <table:table-cell office:value-type="float" office:value="345" calcext:value-type="float">
            <text:p>34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pr 3, 2017 9:00:11 AM</text:p>
          </table:table-cell>
          <table:table-cell office:value-type="string" calcext:value-type="string">
            <text:p>Jul 3, 2017 8:35:30 AM</text:p>
          </table:table-cell>
          <table:table-cell office:value-type="string" calcext:value-type="string">
            <text:p>Apr 3, 2017 11:14:17 AM</text:p>
          </table:table-cell>
          <table:table-cell office:value-type="string" calcext:value-type="string">
            <text:p>Jul 31, 2018 10:35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35" xlink:type="simple">Dúvida | Como Funciona Gravação Dados ICMS FCP ST NF-e Entrada Versão 4.0 Integral?</text:a>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Nov 10, 2017 10:41:44 AM</text:p>
          </table:table-cell>
          <table:table-cell office:value-type="string" calcext:value-type="string">
            <text:p>Jul 4, 2018 11:22:52 AM</text:p>
          </table:table-cell>
          <table:table-cell office:value-type="string" calcext:value-type="string">
            <text:p>Nov 13, 2017 4:37:14 PM</text:p>
          </table:table-cell>
          <table:table-cell office:value-type="string" calcext:value-type="string">
            <text:p>Jul 31, 2018 3:28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78" xlink:type="simple">Dúvida | Como Exportar Arquivo SVT Integral?</text:a>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Sep 1, 2016 5:23:40 PM</text:p>
          </table:table-cell>
          <table:table-cell office:value-type="string" calcext:value-type="string">
            <text:p>Mar 16, 2017 11:03:28 AM</text:p>
          </table:table-cell>
          <table:table-cell office:value-type="string" calcext:value-type="string">
            <text:p>Feb 20, 2017 10:06:37 PM</text:p>
          </table:table-cell>
          <table:table-cell office:value-type="string" calcext:value-type="string">
            <text:p>Jul 26, 2018 6:0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28" xlink:type="simple">Dúvida | Como Gerar Licença Portal Avanço Linux?</text:a></text:p>
          </table:table-cell>
          <table:table-cell office:value-type="float" office:value="321" calcext:value-type="float">
            <text:p>3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Feb 9, 2017 2:03:34 PM</text:p>
          </table:table-cell>
          <table:table-cell office:value-type="string" calcext:value-type="string">
            <text:p>Mar 15, 2017 4:40:51 PM</text:p>
          </table:table-cell>
          <table:table-cell office:value-type="string" calcext:value-type="string">
            <text:p>Feb 20, 2017 10:07:24 PM</text:p>
          </table:table-cell>
          <table:table-cell office:value-type="string" calcext:value-type="string">
            <text:p>Jul 31, 2018 1:58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06" xlink:type="simple">Manual | Configurar Diferencial Alíquotas Integral</text:a></text:p>
          </table:table-cell>
          <table:table-cell office:value-type="float" office:value="320" calcext:value-type="float">
            <text:p>320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Jul 25, 2017 11:49:16 AM</text:p>
          </table:table-cell>
          <table:table-cell office:value-type="string" calcext:value-type="string">
            <text:p>Jan 29, 2018 9:56:58 AM</text:p>
          </table:table-cell>
          <table:table-cell office:value-type="string" calcext:value-type="string">
            <text:p>Aug 2, 2017 9:20:02 AM</text:p>
          </table:table-cell>
          <table:table-cell office:value-type="string" calcext:value-type="string">
            <text:p>Jul 28, 2018 7:07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86" xlink:type="simple">Dúvida | Como Alterar Campo CEST Tabela NCM x CEST Integral?</text:a></text:p>
          </table:table-cell>
          <table:table-cell office:value-type="float" office:value="319" calcext:value-type="float">
            <text:p>31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pr 3, 2017 11:49:34 AM</text:p>
          </table:table-cell>
          <table:table-cell office:value-type="string" calcext:value-type="string">
            <text:p>Apr 3, 2017 2:17:29 PM</text:p>
          </table:table-cell>
          <table:table-cell office:value-type="string" calcext:value-type="string">
            <text:p>Apr 3, 2017 1:30:40 PM</text:p>
          </table:table-cell>
          <table:table-cell office:value-type="string" calcext:value-type="string">
            <text:p>Jul 31, 2018 10:34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57" xlink:type="simple">Dúvida | Como Alterar Servidor Contingência Tramitador NF-e?</text:a>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Jul 22, 2016 12:42:13 PM</text:p>
          </table:table-cell>
          <table:table-cell office:value-type="string" calcext:value-type="string">
            <text:p>Mar 16, 2017 12:41:01 PM</text:p>
          </table:table-cell>
          <table:table-cell office:value-type="string" calcext:value-type="string">
            <text:p>Feb 25, 2017 6:35:48 AM</text:p>
          </table:table-cell>
          <table:table-cell office:value-type="string" calcext:value-type="string">
            <text:p>Jul 26, 2018 8:11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30" xlink:type="simple">Dúvida | Como Gerar Estorno Automático Créditos PIS COFINS Perdas EFD Contribuições Integral?</text:a></text:p>
          </table:table-cell>
          <table:table-cell office:value-type="float" office:value="318" calcext:value-type="float">
            <text:p>31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Apr 17, 2017 11:38:25 AM</text:p>
          </table:table-cell>
          <table:table-cell office:value-type="string" calcext:value-type="string">
            <text:p>Apr 17, 2017 12:07:26 PM</text:p>
          </table:table-cell>
          <table:table-cell office:value-type="string" calcext:value-type="string">
            <text:p>Apr 17, 2017 2:07:22 PM</text:p>
          </table:table-cell>
          <table:table-cell office:value-type="string" calcext:value-type="string">
            <text:p>Jul 31, 2018 12:47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69" xlink:type="simple">Manual | Atualizar Inventário Integral</text:a></text:p>
          </table:table-cell>
          <table:table-cell office:value-type="float" office:value="315" calcext:value-type="float">
            <text:p>31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ug 12, 2016 5:14:59 PM</text:p>
          </table:table-cell>
          <table:table-cell office:value-type="string" calcext:value-type="string">
            <text:p>Jan 8, 2018 3:28:33 PM</text:p>
          </table:table-cell>
          <table:table-cell office:value-type="string" calcext:value-type="string">
            <text:p>Feb 20, 2017 10:15:50 PM</text:p>
          </table:table-cell>
          <table:table-cell office:value-type="string" calcext:value-type="string">
            <text:p>Aug 1, 2018 9:27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64" xlink:type="simple">Dúvida | Como Ajustar Novo Layout 4.0 Nota Fiscal Saída XML Integral?</text:a></text:p>
          </table:table-cell>
          <table:table-cell office:value-type="float" office:value="311" calcext:value-type="float">
            <text:p>31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Mar 22, 2017 8:49:53 AM</text:p>
          </table:table-cell>
          <table:table-cell office:value-type="string" calcext:value-type="string">
            <text:p>Jan 8, 2018 9:32:18 AM</text:p>
          </table:table-cell>
          <table:table-cell office:value-type="string" calcext:value-type="string">
            <text:p>Mar 22, 2017 3:10:15 PM</text:p>
          </table:table-cell>
          <table:table-cell office:value-type="string" calcext:value-type="string">
            <text:p>Jun 29, 2018 4:29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77" xlink:type="simple">Dúvida | Como Inutilizar NF-e Novo NF-e?</text:a></text:p>
          </table:table-cell>
          <table:table-cell office:value-type="float" office:value="309" calcext:value-type="float">
            <text:p>30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May 30, 2017 8:47:24 AM</text:p>
          </table:table-cell>
          <table:table-cell office:value-type="string" calcext:value-type="string">
            <text:p>Jun 1, 2017 8:45:42 AM</text:p>
          </table:table-cell>
          <table:table-cell office:value-type="string" calcext:value-type="string">
            <text:p>Jun 1, 2017 8:44:30 AM</text:p>
          </table:table-cell>
          <table:table-cell office:value-type="string" calcext:value-type="string">
            <text:p>Jul 26, 2018 6:4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56" xlink:type="simple">Manual | Cadastrar Usuário Integral</text:a></text:p>
          </table:table-cell>
          <table:table-cell office:value-type="float" office:value="308" calcext:value-type="float">
            <text:p>30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Jul 4, 2017 10:11:22 AM</text:p>
          </table:table-cell>
          <table:table-cell office:value-type="string" calcext:value-type="string">
            <text:p>Sep 20, 2017 11:59:50 AM</text:p>
          </table:table-cell>
          <table:table-cell office:value-type="string" calcext:value-type="string">
            <text:p>Jul 4, 2017 2:31:51 PM</text:p>
          </table:table-cell>
          <table:table-cell office:value-type="string" calcext:value-type="string">
            <text:p>Jul 27, 2018 3:15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6" xlink:type="simple">Dúvida | Como Corrigir Erro Cod_Cred M100/M500 PVA Integral?</text:a></text:p>
          </table:table-cell>
          <table:table-cell office:value-type="float" office:value="301" calcext:value-type="float">
            <text:p>30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Mar 29, 2017 8:51:45 AM</text:p>
          </table:table-cell>
          <table:table-cell office:value-type="string" calcext:value-type="string">
            <text:p>Mar 29, 2017 2:13:09 PM</text:p>
          </table:table-cell>
          <table:table-cell office:value-type="string" calcext:value-type="string">
            <text:p>Mar 29, 2017 3:16:33 PM</text:p>
          </table:table-cell>
          <table:table-cell office:value-type="string" calcext:value-type="string">
            <text:p>Jul 26, 2018 11:23:3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justar+Novo+Layout+NF-e+4.0+Nota+Fiscal+Integral" xlink:type="simple">Manual | Ajustar Novo Layout NF-e 4.0 Nota Fiscal Integral</text:a></text:p>
          </table:table-cell>
          <table:table-cell office:value-type="float" office:value="291" calcext:value-type="float">
            <text:p>291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Jun 29, 2018 2:29:18 PM</text:p>
          </table:table-cell>
          <table:table-cell office:value-type="string" calcext:value-type="string">
            <text:p>Jul 25, 2018 10:49:35 AM</text:p>
          </table:table-cell>
          <table:table-cell office:value-type="string" calcext:value-type="string">
            <text:p>Jul 3, 2018 4:26:51 PM</text:p>
          </table:table-cell>
          <table:table-cell office:value-type="string" calcext:value-type="string">
            <text:p>Aug 1, 2018 9:46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79" xlink:type="simple">Dúvida | Como Gerar Relatório Pedidos Fornecedor Atrasados Integral?</text:a>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Oct 31, 2017 9:29:23 AM</text:p>
          </table:table-cell>
          <table:table-cell office:value-type="string" calcext:value-type="string">
            <text:p>Oct 31, 2017 11:25:58 AM</text:p>
          </table:table-cell>
          <table:table-cell office:value-type="string" calcext:value-type="string">
            <text:p>Oct 31, 2017 11:25:05 AM</text:p>
          </table:table-cell>
          <table:table-cell office:value-type="string" calcext:value-type="string">
            <text:p>Jul 29, 2018 4:0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51" xlink:type="simple">Dúvida | Como Ajustar Alíquota ICMS 11% Cadastro Produto Aplicada Estado SP Integral?</text:a></text:p>
          </table:table-cell>
          <table:table-cell office:value-type="float" office:value="281" calcext:value-type="float">
            <text:p>28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Mar 30, 2017 10:19:48 AM</text:p>
          </table:table-cell>
          <table:table-cell office:value-type="string" calcext:value-type="string">
            <text:p>Apr 3, 2017 3:31:07 PM</text:p>
          </table:table-cell>
          <table:table-cell office:value-type="string" calcext:value-type="string">
            <text:p>Mar 31, 2017 10:25:22 AM</text:p>
          </table:table-cell>
          <table:table-cell office:value-type="string" calcext:value-type="string">
            <text:p>Jul 26, 2018 8:19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8" xlink:type="simple">Dúvida | Como Reenviar NF-e Integral?</text:a>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Jul 15, 2016 11:04:08 AM</text:p>
          </table:table-cell>
          <table:table-cell office:value-type="string" calcext:value-type="string">
            <text:p>Nov 30, 2017 4:34:04 PM</text:p>
          </table:table-cell>
          <table:table-cell office:value-type="string" calcext:value-type="string">
            <text:p>Feb 20, 2017 10:16:39 PM</text:p>
          </table:table-cell>
          <table:table-cell office:value-type="string" calcext:value-type="string">
            <text:p>Jul 26, 2018 8:16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37" xlink:type="simple">Manual | Emitir NF-e Entrada Devolução Automática Integral</text:a></text:p>
          </table:table-cell>
          <table:table-cell office:value-type="float" office:value="275" calcext:value-type="float">
            <text:p>275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May 26, 2017 12:37:56 PM</text:p>
          </table:table-cell>
          <table:table-cell office:value-type="string" calcext:value-type="string">
            <text:p>Aug 16, 2017 3:51:11 PM</text:p>
          </table:table-cell>
          <table:table-cell office:value-type="string" calcext:value-type="string">
            <text:p>May 26, 2017 3:55:58 PM</text:p>
          </table:table-cell>
          <table:table-cell office:value-type="string" calcext:value-type="string">
            <text:p>Aug 1, 2018 4:41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70" xlink:type="simple">Manual | Exportar Licenças Frente Loja Supervisor</text:a></text:p>
          </table:table-cell>
          <table:table-cell office:value-type="float" office:value="269" calcext:value-type="float">
            <text:p>26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Oct 10, 2017 2:20:38 PM</text:p>
          </table:table-cell>
          <table:table-cell office:value-type="string" calcext:value-type="string">
            <text:p>Oct 11, 2017 11:20:15 AM</text:p>
          </table:table-cell>
          <table:table-cell office:value-type="string" calcext:value-type="string">
            <text:p>Oct 11, 2017 11:17:53 AM</text:p>
          </table:table-cell>
          <table:table-cell office:value-type="string" calcext:value-type="string">
            <text:p>Aug 1, 2018 9:34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86" xlink:type="simple">Dúvida | Como Importar Cupons Manualmente Integral?</text:a></text:p>
          </table:table-cell>
          <table:table-cell office:value-type="float" office:value="266" calcext:value-type="float">
            <text:p>26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pr 25, 2017 8:31:16 AM</text:p>
          </table:table-cell>
          <table:table-cell office:value-type="string" calcext:value-type="string">
            <text:p>Jan 12, 2018 11:26:46 AM</text:p>
          </table:table-cell>
          <table:table-cell office:value-type="string" calcext:value-type="string">
            <text:p>Apr 25, 2017 9:18:26 AM</text:p>
          </table:table-cell>
          <table:table-cell office:value-type="string" calcext:value-type="string">
            <text:p>Aug 1, 2018 9:30:4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daptar+Base+Dados+Postgres+Windows" xlink:type="simple">Manual | Adaptar Base Dados Postgres Windows</text:a></text:p>
          </table:table-cell>
          <table:table-cell office:value-type="float" office:value="262" calcext:value-type="float">
            <text:p>26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Jul 20, 2016 10:29:36 AM</text:p>
          </table:table-cell>
          <table:table-cell office:value-type="string" calcext:value-type="string">
            <text:p>Mar 15, 2017 4:02:39 PM</text:p>
          </table:table-cell>
          <table:table-cell office:value-type="string" calcext:value-type="string">
            <text:p>Feb 20, 2017 10:24:00 PM</text:p>
          </table:table-cell>
          <table:table-cell office:value-type="string" calcext:value-type="string">
            <text:p>Jul 29, 2018 2:04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69" xlink:type="simple">Dúvida | Como Emitir Relatório Simples Conferência PIS COFINS Integral?</text:a></text:p>
          </table:table-cell>
          <table:table-cell office:value-type="float" office:value="262" calcext:value-type="float">
            <text:p>26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ar 28, 2017 11:44:11 AM</text:p>
          </table:table-cell>
          <table:table-cell office:value-type="string" calcext:value-type="string">
            <text:p>Jun 19, 2017 2:49:03 PM</text:p>
          </table:table-cell>
          <table:table-cell office:value-type="string" calcext:value-type="string">
            <text:p>Mar 29, 2017 7:27:02 PM</text:p>
          </table:table-cell>
          <table:table-cell office:value-type="string" calcext:value-type="string">
            <text:p>Jul 27, 2018 10:0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95" xlink:type="simple">Dúvida | Como Alterar Perfil Fiscal Gerar SPED Fiscal Integral Varejo?</text:a></text:p>
          </table:table-cell>
          <table:table-cell office:value-type="float" office:value="259" calcext:value-type="float">
            <text:p>259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Jun 21, 2017 9:24:14 AM</text:p>
          </table:table-cell>
          <table:table-cell office:value-type="string" calcext:value-type="string">
            <text:p>Jun 21, 2017 9:27:30 AM</text:p>
          </table:table-cell>
          <table:table-cell office:value-type="string" calcext:value-type="string">
            <text:p>Jun 21, 2017 10:06:55 AM</text:p>
          </table:table-cell>
          <table:table-cell office:value-type="string" calcext:value-type="string">
            <text:p>Jul 31, 2018 2:39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12" xlink:type="simple">Dúvida | Como Executar Rotina Altera Faixa Item Integral?</text:a></text:p>
          </table:table-cell>
          <table:table-cell office:value-type="float" office:value="254" calcext:value-type="float">
            <text:p>25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Jul 25, 2017 2:04:43 PM</text:p>
          </table:table-cell>
          <table:table-cell office:value-type="string" calcext:value-type="string">
            <text:p>Jul 26, 2017 9:29:20 AM</text:p>
          </table:table-cell>
          <table:table-cell office:value-type="string" calcext:value-type="string">
            <text:p>Jul 25, 2017 4:15:48 PM</text:p>
          </table:table-cell>
          <table:table-cell office:value-type="string" calcext:value-type="string">
            <text:p>Jul 30, 2018 11:43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0" xlink:type="simple">Dúvida | Como Ativar Licença Avancoi Supervisor?</text:a></text:p>
          </table:table-cell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Jul 21, 2016 3:57:54 PM</text:p>
          </table:table-cell>
          <table:table-cell office:value-type="string" calcext:value-type="string">
            <text:p>Mar 16, 2017 12:36:03 PM</text:p>
          </table:table-cell>
          <table:table-cell office:value-type="string" calcext:value-type="string">
            <text:p>Feb 24, 2017 8:48:39 AM</text:p>
          </table:table-cell>
          <table:table-cell office:value-type="string" calcext:value-type="string">
            <text:p>Jul 30, 2018 2:3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66" xlink:type="simple">Dúvida | Como Configurar Acesso SGBD Postgres Local Supervisor?</text:a>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Jul 28, 2016 11:42:50 AM</text:p>
          </table:table-cell>
          <table:table-cell office:value-type="string" calcext:value-type="string">
            <text:p>Mar 16, 2017 2:22:52 PM</text:p>
          </table:table-cell>
          <table:table-cell office:value-type="string" calcext:value-type="string">
            <text:p>Feb 28, 2017 9:45:38 PM</text:p>
          </table:table-cell>
          <table:table-cell office:value-type="string" calcext:value-type="string">
            <text:p>Jul 26, 2018 6:18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419921" xlink:type="simple">Dúvida | Como Alterar NCM Cadastro Produto Individual Integral?</text:a></text:p>
          </table:table-cell>
          <table:table-cell office:value-type="float" office:value="241" calcext:value-type="float">
            <text:p>24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Jul 14, 2016 9:51:43 AM</text:p>
          </table:table-cell>
          <table:table-cell office:value-type="string" calcext:value-type="string">
            <text:p>Mar 15, 2017 5:42:08 P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Jul 26, 2018 9:03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30" xlink:type="simple">Manual | Executar Manutenção Inventário Integral</text:a></text:p>
          </table:table-cell>
          <table:table-cell office:value-type="float" office:value="241" calcext:value-type="float">
            <text:p>24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ug 12, 2016 9:38:14 AM</text:p>
          </table:table-cell>
          <table:table-cell office:value-type="string" calcext:value-type="string">
            <text:p>Apr 4, 2017 3:35:58 PM</text:p>
          </table:table-cell>
          <table:table-cell office:value-type="string" calcext:value-type="string">
            <text:p>Feb 20, 2017 10:15:14 PM</text:p>
          </table:table-cell>
          <table:table-cell office:value-type="string" calcext:value-type="string">
            <text:p>Jul 26, 2018 3:47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332856" xlink:type="simple">Dúvida | Como Verificar Status Retorno NF-e Inutilizada Integral?</text:a>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Aug 25, 2016 12:53:44 PM</text:p>
          </table:table-cell>
          <table:table-cell office:value-type="string" calcext:value-type="string">
            <text:p>Dec 4, 2017 9:21:56 AM</text:p>
          </table:table-cell>
          <table:table-cell office:value-type="string" calcext:value-type="string">
            <text:p>Feb 24, 2017 8:55:35 AM</text:p>
          </table:table-cell>
          <table:table-cell office:value-type="string" calcext:value-type="string">
            <text:p>Jul 29, 2018 12:07:0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ecutar+Acerto+Movimento+Integral" xlink:type="simple">Manual | Executar Acerto Movimento Integral</text:a></text:p>
          </table:table-cell>
          <table:table-cell office:value-type="float" office:value="239" calcext:value-type="float">
            <text:p>23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ug 16, 2016 10:33:30 AM</text:p>
          </table:table-cell>
          <table:table-cell office:value-type="string" calcext:value-type="string">
            <text:p>Apr 4, 2017 3:51:44 PM</text:p>
          </table:table-cell>
          <table:table-cell office:value-type="string" calcext:value-type="string">
            <text:p>Feb 20, 2017 10:16:40 PM</text:p>
          </table:table-cell>
          <table:table-cell office:value-type="string" calcext:value-type="string">
            <text:p>Jul 26, 2018 11:42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13" xlink:type="simple">Dúvida | Como Importar Tabela IBPT NCM Integral Varejo?</text:a></text:p>
          </table:table-cell>
          <table:table-cell office:value-type="float" office:value="237" calcext:value-type="float">
            <text:p>23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Jul 18, 2016 11:35:31 AM</text:p>
          </table:table-cell>
          <table:table-cell office:value-type="string" calcext:value-type="string">
            <text:p>Feb 1, 2018 4:37:54 PM</text:p>
          </table:table-cell>
          <table:table-cell office:value-type="string" calcext:value-type="string">
            <text:p>Feb 22, 2017 2:01:22 PM</text:p>
          </table:table-cell>
          <table:table-cell office:value-type="string" calcext:value-type="string">
            <text:p>Jul 31, 2018 2:49:4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Gestor" xlink:type="simple">Manual | Instalar Gestor</text:a></text:p>
          </table:table-cell>
          <table:table-cell office:value-type="float" office:value="237" calcext:value-type="float">
            <text:p>237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ug 2, 2016 10:21:31 AM</text:p>
          </table:table-cell>
          <table:table-cell office:value-type="string" calcext:value-type="string">
            <text:p>Mar 14, 2017 10:00:05 AM</text:p>
          </table:table-cell>
          <table:table-cell office:value-type="string" calcext:value-type="string">
            <text:p>Feb 20, 2017 10:07:13 PM</text:p>
          </table:table-cell>
          <table:table-cell office:value-type="string" calcext:value-type="string">
            <text:p>Aug 1, 2018 3:55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9" xlink:type="simple">Dúvida | Como Importar Arquivo CSV Auxiliar Layout 04 Cadastro Produtos Integral?</text:a></text:p>
          </table:table-cell>
          <table:table-cell office:value-type="float" office:value="237" calcext:value-type="float">
            <text:p>237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pr 5, 2017 10:14:09 AM</text:p>
          </table:table-cell>
          <table:table-cell office:value-type="string" calcext:value-type="string">
            <text:p>Apr 5, 2017 11:21:29 AM</text:p>
          </table:table-cell>
          <table:table-cell office:value-type="string" calcext:value-type="string">
            <text:p>Apr 5, 2017 2:06:53 PM</text:p>
          </table:table-cell>
          <table:table-cell office:value-type="string" calcext:value-type="string">
            <text:p>Jul 26, 2018 6:00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75" xlink:type="simple">Dúvida | Como Cadastrar Ingredientes Balança Integral?</text:a></text:p>
          </table:table-cell>
          <table:table-cell office:value-type="float" office:value="231" calcext:value-type="float">
            <text:p>231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Oct 23, 2017 12:17:34 PM</text:p>
          </table:table-cell>
          <table:table-cell office:value-type="string" calcext:value-type="string">
            <text:p>Oct 26, 2017 3:02:03 PM</text:p>
          </table:table-cell>
          <table:table-cell office:value-type="string" calcext:value-type="string">
            <text:p>Oct 23, 2017 2:07:21 PM</text:p>
          </table:table-cell>
          <table:table-cell office:value-type="string" calcext:value-type="string">
            <text:p>Jul 31, 2018 9:28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47" xlink:type="simple">Dúvida | Como Realizar Revisão Fiscal Cadastro Produto Integral?</text:a></text:p>
          </table:table-cell>
          <table:table-cell office:value-type="float" office:value="224" calcext:value-type="float">
            <text:p>22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r 28, 2017 9:21:20 AM</text:p>
          </table:table-cell>
          <table:table-cell office:value-type="string" calcext:value-type="string">
            <text:p>Mar 28, 2017 10:50:00 AM</text:p>
          </table:table-cell>
          <table:table-cell office:value-type="string" calcext:value-type="string">
            <text:p>Mar 29, 2017 7:31:01 PM</text:p>
          </table:table-cell>
          <table:table-cell office:value-type="string" calcext:value-type="string">
            <text:p>Jul 29, 2018 10:46:4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Banco+Dados+Postgres+Windows" xlink:type="simple">Manual | Instalar Banco Dados Postgres Windows</text:a>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ul 20, 2016 9:57:04 AM</text:p>
          </table:table-cell>
          <table:table-cell office:value-type="string" calcext:value-type="string">
            <text:p>Mar 13, 2017 8:26:17 AM</text:p>
          </table:table-cell>
          <table:table-cell office:value-type="string" calcext:value-type="string">
            <text:p>Feb 28, 2017 2:05:58 AM</text:p>
          </table:table-cell>
          <table:table-cell office:value-type="string" calcext:value-type="string">
            <text:p>Jul 28, 2018 1:25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55" xlink:type="simple">Dúvida | Como Cadastrar Grupo Supervisor?</text:a></text:p>
          </table:table-cell>
          <table:table-cell office:value-type="float" office:value="222" calcext:value-type="float">
            <text:p>22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ep 8, 2016 3:26:33 PM</text:p>
          </table:table-cell>
          <table:table-cell office:value-type="string" calcext:value-type="string">
            <text:p>Mar 16, 2017 3:13:26 PM</text:p>
          </table:table-cell>
          <table:table-cell office:value-type="string" calcext:value-type="string">
            <text:p>Feb 20, 2017 10:06:35 PM</text:p>
          </table:table-cell>
          <table:table-cell office:value-type="string" calcext:value-type="string">
            <text:p>Jul 27, 2018 1:54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907" xlink:type="simple">Dúvida | Como Importar Arquivo SVT Validador Web?</text:a></text:p>
          </table:table-cell>
          <table:table-cell office:value-type="float" office:value="221" calcext:value-type="float">
            <text:p>22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ep 2, 2016 5:48:28 PM</text:p>
          </table:table-cell>
          <table:table-cell office:value-type="string" calcext:value-type="string">
            <text:p>Mar 16, 2017 2:43:39 PM</text:p>
          </table:table-cell>
          <table:table-cell office:value-type="string" calcext:value-type="string">
            <text:p>Feb 20, 2017 10:13:15 PM</text:p>
          </table:table-cell>
          <table:table-cell office:value-type="string" calcext:value-type="string">
            <text:p>Jul 26, 2018 11:30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10" xlink:type="simple">Dúvida | Como Importar Arquivo Certificado Digital Novo NF-e?</text:a></text:p>
          </table:table-cell>
          <table:table-cell office:value-type="float" office:value="221" calcext:value-type="float">
            <text:p>22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ay 29, 2017 11:23:43 AM</text:p>
          </table:table-cell>
          <table:table-cell office:value-type="string" calcext:value-type="string">
            <text:p>May 29, 2017 11:38:00 AM</text:p>
          </table:table-cell>
          <table:table-cell office:value-type="string" calcext:value-type="string">
            <text:p>Jun 1, 2017 3:54:12 PM</text:p>
          </table:table-cell>
          <table:table-cell office:value-type="string" calcext:value-type="string">
            <text:p>Jul 26, 2018 6:40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63" xlink:type="simple">Dúvida | Como Alterar Campo CEST Arquivo CSV Auxiliar Integral?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pr 3, 2017 9:19:11 AM</text:p>
          </table:table-cell>
          <table:table-cell office:value-type="string" calcext:value-type="string">
            <text:p>Apr 3, 2017 12:27:55 PM</text:p>
          </table:table-cell>
          <table:table-cell office:value-type="string" calcext:value-type="string">
            <text:p>Apr 3, 2017 11:46:22 AM</text:p>
          </table:table-cell>
          <table:table-cell office:value-type="string" calcext:value-type="string">
            <text:p>Jul 26, 2018 6:38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91" xlink:type="simple">Manual | Download Instalação Aplicativo Comanda Android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pr 12, 2017 3:34:36 PM</text:p>
          </table:table-cell>
          <table:table-cell office:value-type="string" calcext:value-type="string">
            <text:p>Apr 13, 2017 10:28:33 AM</text:p>
          </table:table-cell>
          <table:table-cell office:value-type="string" calcext:value-type="string">
            <text:p>Apr 12, 2017 11:39:49 PM</text:p>
          </table:table-cell>
          <table:table-cell office:value-type="string" calcext:value-type="string">
            <text:p>Jul 31, 2018 7:04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10" xlink:type="simple">Manual | Enviar Registros M300 M700 SPED Contribuições Integral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y 30, 2017 10:45:10 AM</text:p>
          </table:table-cell>
          <table:table-cell office:value-type="string" calcext:value-type="string">
            <text:p>May 30, 2017 11:39:53 AM</text:p>
          </table:table-cell>
          <table:table-cell office:value-type="string" calcext:value-type="string">
            <text:p>May 30, 2017 11:38:13 AM</text:p>
          </table:table-cell>
          <table:table-cell office:value-type="string" calcext:value-type="string">
            <text:p>Jul 29, 2018 5:37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9" xlink:type="simple">Dúvida | Como Excluir NF-e Integral?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g 26, 2016 12:17:02 PM</text:p>
          </table:table-cell>
          <table:table-cell office:value-type="string" calcext:value-type="string">
            <text:p>May 17, 2017 4:54:35 PM</text:p>
          </table:table-cell>
          <table:table-cell office:value-type="string" calcext:value-type="string">
            <text:p>Feb 20, 2017 10:16:22 PM</text:p>
          </table:table-cell>
          <table:table-cell office:value-type="string" calcext:value-type="string">
            <text:p>Jul 30, 2018 2:03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7" xlink:type="simple">Dúvida | Como Bloquear Usuários Integral?</text:a></text:p>
          </table:table-cell>
          <table:table-cell office:value-type="float" office:value="212" calcext:value-type="float">
            <text:p>212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Oct 16, 2017 2:16:34 PM</text:p>
          </table:table-cell>
          <table:table-cell office:value-type="string" calcext:value-type="string">
            <text:p>Oct 16, 2017 2:49:34 PM</text:p>
          </table:table-cell>
          <table:table-cell office:value-type="string" calcext:value-type="string">
            <text:p>Oct 17, 2017 9:11:16 AM</text:p>
          </table:table-cell>
          <table:table-cell office:value-type="string" calcext:value-type="string">
            <text:p>Aug 1, 2018 8:40:3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ar+ECF+Integral" xlink:type="simple">Manual | Cadastar ECF Integral</text:a>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ug 5, 2016 6:09:40 PM</text:p>
          </table:table-cell>
          <table:table-cell office:value-type="string" calcext:value-type="string">
            <text:p>Apr 4, 2017 2:47:20 PM</text:p>
          </table:table-cell>
          <table:table-cell office:value-type="string" calcext:value-type="string">
            <text:p>Feb 24, 2017 8:48:48 AM</text:p>
          </table:table-cell>
          <table:table-cell office:value-type="string" calcext:value-type="string">
            <text:p>Jul 27, 2018 4:36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15" xlink:type="simple">Manual | Cadastrar Perfil Usuário Integral</text:a></text:p>
          </table:table-cell>
          <table:table-cell office:value-type="float" office:value="211" calcext:value-type="float">
            <text:p>21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ug 19, 2016 3:00:54 PM</text:p>
          </table:table-cell>
          <table:table-cell office:value-type="string" calcext:value-type="string">
            <text:p>Jul 4, 2017 10:16:43 AM</text:p>
          </table:table-cell>
          <table:table-cell office:value-type="string" calcext:value-type="string">
            <text:p>Feb 24, 2017 8:51:58 AM</text:p>
          </table:table-cell>
          <table:table-cell office:value-type="string" calcext:value-type="string">
            <text:p>Jul 26, 2018 6:22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84" xlink:type="simple">Dúvida | Como Exportar Carga Total Produtos Integral?</text:a></text:p>
          </table:table-cell>
          <table:table-cell office:value-type="float" office:value="211" calcext:value-type="float">
            <text:p>2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r 30, 2017 4:01:32 PM</text:p>
          </table:table-cell>
          <table:table-cell office:value-type="string" calcext:value-type="string">
            <text:p>Mar 31, 2017 8:50:36 AM</text:p>
          </table:table-cell>
          <table:table-cell office:value-type="string" calcext:value-type="string">
            <text:p>Mar 30, 2017 11:27:12 PM</text:p>
          </table:table-cell>
          <table:table-cell office:value-type="string" calcext:value-type="string">
            <text:p>Jul 30, 2018 8:5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61" xlink:type="simple">Dúvida | Como Verificar Diferença CST CFOP ICMS X Livro Fiscal Integral?</text:a></text:p>
          </table:table-cell>
          <table:table-cell office:value-type="float" office:value="208" calcext:value-type="float">
            <text:p>20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Feb 10, 2017 12:50:50 PM</text:p>
          </table:table-cell>
          <table:table-cell office:value-type="string" calcext:value-type="string">
            <text:p>Sep 28, 2017 2:06:51 PM</text:p>
          </table:table-cell>
          <table:table-cell office:value-type="string" calcext:value-type="string">
            <text:p>Feb 21, 2017 1:48:54 PM</text:p>
          </table:table-cell>
          <table:table-cell office:value-type="string" calcext:value-type="string">
            <text:p>Jul 28, 2018 11:16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50" xlink:type="simple">Dúvida | Como Fazer Envio Carta Correção Novo NF-e?</text:a></text:p>
          </table:table-cell>
          <table:table-cell office:value-type="float" office:value="207" calcext:value-type="float">
            <text:p>207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ug 4, 2017 2:42:49 PM</text:p>
          </table:table-cell>
          <table:table-cell office:value-type="string" calcext:value-type="string">
            <text:p>Aug 8, 2017 2:31:07 PM</text:p>
          </table:table-cell>
          <table:table-cell office:value-type="string" calcext:value-type="string">
            <text:p>Aug 8, 2017 2:05:43 PM</text:p>
          </table:table-cell>
          <table:table-cell office:value-type="string" calcext:value-type="string">
            <text:p>Jul 30, 2018 2:27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7" xlink:type="simple">Dúvida | Como Realizar Inutilização NF-e Integral?</text:a></text:p>
          </table:table-cell>
          <table:table-cell office:value-type="float" office:value="207" calcext:value-type="float">
            <text:p>207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Oct 20, 2017 11:57:56 AM</text:p>
          </table:table-cell>
          <table:table-cell office:value-type="string" calcext:value-type="string">
            <text:p>Dec 1, 2017 2:45:06 PM</text:p>
          </table:table-cell>
          <table:table-cell office:value-type="string" calcext:value-type="string">
            <text:p>Oct 20, 2017 2:01:39 PM</text:p>
          </table:table-cell>
          <table:table-cell office:value-type="string" calcext:value-type="string">
            <text:p>Jul 31, 2018 10:35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05" xlink:type="simple">Dúvida | Como Realizar Importação Cupons Itens Não Encontrados Excluídos Integral?</text:a></text:p>
          </table:table-cell>
          <table:table-cell office:value-type="float" office:value="204" calcext:value-type="float">
            <text:p>20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Jun 29, 2017 9:24:01 AM</text:p>
          </table:table-cell>
          <table:table-cell office:value-type="string" calcext:value-type="string">
            <text:p>Jan 12, 2018 11:29:54 AM</text:p>
          </table:table-cell>
          <table:table-cell office:value-type="string" calcext:value-type="string">
            <text:p>Jun 29, 2017 11:57:05 AM</text:p>
          </table:table-cell>
          <table:table-cell office:value-type="string" calcext:value-type="string">
            <text:p>Aug 1, 2018 8:40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10" xlink:type="simple">Dúvida | Como Realizar Troca Devolução Mercadoria PDV Contra Vale Integral?</text:a></text:p>
          </table:table-cell>
          <table:table-cell office:value-type="float" office:value="202" calcext:value-type="float">
            <text:p>202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ug 7, 2017 2:08:02 PM</text:p>
          </table:table-cell>
          <table:table-cell office:value-type="string" calcext:value-type="string">
            <text:p>Aug 16, 2017 9:56:43 AM</text:p>
          </table:table-cell>
          <table:table-cell office:value-type="string" calcext:value-type="string">
            <text:p>Aug 16, 2017 9:34:00 AM</text:p>
          </table:table-cell>
          <table:table-cell office:value-type="string" calcext:value-type="string">
            <text:p>Jul 29, 2018 10:36:2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CesarFTP" xlink:type="simple">Manual | Instalar CesarFTP</text:a></text:p>
          </table:table-cell>
          <table:table-cell office:value-type="float" office:value="201" calcext:value-type="float">
            <text:p>20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ul 26, 2016 1:03:43 PM</text:p>
          </table:table-cell>
          <table:table-cell office:value-type="string" calcext:value-type="string">
            <text:p>Mar 13, 2017 1:21:55 PM</text:p>
          </table:table-cell>
          <table:table-cell office:value-type="string" calcext:value-type="string">
            <text:p>Feb 24, 2017 1:15:13 AM</text:p>
          </table:table-cell>
          <table:table-cell office:value-type="string" calcext:value-type="string">
            <text:p>Jul 29, 2018 4:36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56" xlink:type="simple">Manual | Realizar Integração Impostos Nota Fiscal Serviço Integra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pr 12, 2017 2:05:48 PM</text:p>
          </table:table-cell>
          <table:table-cell office:value-type="string" calcext:value-type="string">
            <text:p>Apr 12, 2017 3:20:08 PM</text:p>
          </table:table-cell>
          <table:table-cell office:value-type="string" calcext:value-type="string">
            <text:p>Apr 12, 2017 3:41:56 PM</text:p>
          </table:table-cell>
          <table:table-cell office:value-type="string" calcext:value-type="string">
            <text:p>Jul 26, 2018 7:2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65" xlink:type="simple">Manual | Realizar Integração MG Mobile Integral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Jul 7, 2017 9:37:15 AM</text:p>
          </table:table-cell>
          <table:table-cell office:value-type="string" calcext:value-type="string">
            <text:p>Jul 11, 2017 3:04:10 PM</text:p>
          </table:table-cell>
          <table:table-cell office:value-type="string" calcext:value-type="string">
            <text:p>Jul 10, 2017 10:17:04 AM</text:p>
          </table:table-cell>
          <table:table-cell office:value-type="string" calcext:value-type="string">
            <text:p>Jul 30, 2018 12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99" xlink:type="simple">Atualização | Inclusão Parâmetro Natureza Rotina Gerador Endereços WMS Integral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Dec 15, 2017 9:50:26 AM</text:p>
          </table:table-cell>
          <table:table-cell office:value-type="string" calcext:value-type="string">
            <text:p>Dec 22, 2017 5:52:47 PM</text:p>
          </table:table-cell>
          <table:table-cell office:value-type="string" calcext:value-type="string">
            <text:p>Dec 19, 2017 9:49:06 AM</text:p>
          </table:table-cell>
          <table:table-cell office:value-type="string" calcext:value-type="string">
            <text:p>Jul 31, 2018 4:16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8" xlink:type="simple">Dúvida | Como Reenviar NF-e Integral Varejo?</text:a></text:p>
          </table:table-cell>
          <table:table-cell office:value-type="float" office:value="198" calcext:value-type="float">
            <text:p>19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ul 19, 2016 11:57:16 AM</text:p>
          </table:table-cell>
          <table:table-cell office:value-type="string" calcext:value-type="string">
            <text:p>Nov 30, 2017 4:28:25 PM</text:p>
          </table:table-cell>
          <table:table-cell office:value-type="string" calcext:value-type="string">
            <text:p>Feb 23, 2017 1:59:24 PM</text:p>
          </table:table-cell>
          <table:table-cell office:value-type="string" calcext:value-type="string">
            <text:p>Jul 29, 2018 12:17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36" xlink:type="simple">Dúvida | Como Gerar Arquivo SPED PIS COFINS Integral?</text:a></text:p>
          </table:table-cell>
          <table:table-cell office:value-type="float" office:value="197" calcext:value-type="float">
            <text:p>19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y 23, 2017 3:36:37 PM</text:p>
          </table:table-cell>
          <table:table-cell office:value-type="string" calcext:value-type="string">
            <text:p>Mar 22, 2018 3:55:35 PM</text:p>
          </table:table-cell>
          <table:table-cell office:value-type="string" calcext:value-type="string">
            <text:p>May 25, 2017 10:21:17 AM</text:p>
          </table:table-cell>
          <table:table-cell office:value-type="string" calcext:value-type="string">
            <text:p>Jul 27, 2018 10:17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25" xlink:type="simple">Atualização | Alteração Posição Parâmetro Data Senha Rotina Importa Arquivo Inventário Integral</text:a></text:p>
          </table:table-cell>
          <table:table-cell office:value-type="float" office:value="197" calcext:value-type="float">
            <text:p>197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Dec 19, 2017 10:27:19 AM</text:p>
          </table:table-cell>
          <table:table-cell office:value-type="string" calcext:value-type="string">
            <text:p>Dec 19, 2017 11:45:53 AM</text:p>
          </table:table-cell>
          <table:table-cell office:value-type="string" calcext:value-type="string">
            <text:p>Dec 27, 2017 4:51:38 PM</text:p>
          </table:table-cell>
          <table:table-cell office:value-type="string" calcext:value-type="string">
            <text:p>Jul 26, 2018 3:28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85" xlink:type="simple">Dúvida | Como Gerar Arquivo ECD Contábil Integral?</text:a></text:p>
          </table:table-cell>
          <table:table-cell office:value-type="float" office:value="196" calcext:value-type="float">
            <text:p>19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pr 6, 2017 9:56:29 AM</text:p>
          </table:table-cell>
          <table:table-cell office:value-type="string" calcext:value-type="string">
            <text:p>Apr 6, 2017 11:37:14 AM</text:p>
          </table:table-cell>
          <table:table-cell office:value-type="string" calcext:value-type="string">
            <text:p>Apr 6, 2017 11:43:56 AM</text:p>
          </table:table-cell>
          <table:table-cell office:value-type="string" calcext:value-type="string">
            <text:p>Jul 26, 2018 4:34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6" xlink:type="simple">Dúvida | Como Configurar Conta Contábil Inventário SPED ICMS Integral?</text:a></text:p>
          </table:table-cell>
          <table:table-cell office:value-type="float" office:value="194" calcext:value-type="float">
            <text:p>19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Oct 3, 2017 11:23:31 AM</text:p>
          </table:table-cell>
          <table:table-cell office:value-type="string" calcext:value-type="string">
            <text:p>Oct 3, 2017 3:43:53 PM</text:p>
          </table:table-cell>
          <table:table-cell office:value-type="string" calcext:value-type="string">
            <text:p>Oct 3, 2017 12:20:22 PM</text:p>
          </table:table-cell>
          <table:table-cell office:value-type="string" calcext:value-type="string">
            <text:p>Jul 26, 2018 10:38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33" xlink:type="simple">Dúvida | Como Emitir Relatório Vendas Produtos Integral?</text:a></text:p>
          </table:table-cell>
          <table:table-cell office:value-type="float" office:value="193" calcext:value-type="float">
            <text:p>19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r 31, 2017 2:32:12 PM</text:p>
          </table:table-cell>
          <table:table-cell office:value-type="string" calcext:value-type="string">
            <text:p>Mar 31, 2017 3:22:37 PM</text:p>
          </table:table-cell>
          <table:table-cell office:value-type="string" calcext:value-type="string">
            <text:p>Mar 31, 2017 11:25:53 PM</text:p>
          </table:table-cell>
          <table:table-cell office:value-type="string" calcext:value-type="string">
            <text:p>Jul 30, 2018 9:39:2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proveitar+Saldo+Credor+PIS+COFINS+Integral" xlink:type="simple">Manual | Aproveitar Saldo Credor PIS COFINS Integral</text:a></text:p>
          </table:table-cell>
          <table:table-cell office:value-type="float" office:value="193" calcext:value-type="float">
            <text:p>19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y 23, 2017 9:55:29 AM</text:p>
          </table:table-cell>
          <table:table-cell office:value-type="string" calcext:value-type="string">
            <text:p>May 24, 2017 10:28:09 AM</text:p>
          </table:table-cell>
          <table:table-cell office:value-type="string" calcext:value-type="string">
            <text:p>May 23, 2017 3:08:31 PM</text:p>
          </table:table-cell>
          <table:table-cell office:value-type="string" calcext:value-type="string">
            <text:p>Aug 1, 2018 9:3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3" xlink:type="simple">Dúvida | Como Ativar Supervisor?</text:a></text:p>
          </table:table-cell>
          <table:table-cell office:value-type="float" office:value="193" calcext:value-type="float">
            <text:p>19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ul 21, 2016 4:22:32 PM</text:p>
          </table:table-cell>
          <table:table-cell office:value-type="string" calcext:value-type="string">
            <text:p>Mar 16, 2017 12:31:30 PM</text:p>
          </table:table-cell>
          <table:table-cell office:value-type="string" calcext:value-type="string">
            <text:p>Feb 24, 2017 9:03:24 AM</text:p>
          </table:table-cell>
          <table:table-cell office:value-type="string" calcext:value-type="string">
            <text:p>Jul 27, 2018 11:55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9" xlink:type="simple">Manual | Realizar Conferência Baixa Lançamentos Cartões Integral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un 9, 2017 3:27:33 PM</text:p>
          </table:table-cell>
          <table:table-cell office:value-type="string" calcext:value-type="string">
            <text:p>Sep 20, 2017 12:01:17 PM</text:p>
          </table:table-cell>
          <table:table-cell office:value-type="string" calcext:value-type="string">
            <text:p>Jun 9, 2017 5:24:17 PM</text:p>
          </table:table-cell>
          <table:table-cell office:value-type="string" calcext:value-type="string">
            <text:p>Jul 30, 2018 1:43:2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mular+Sistema+Integral+Aplicativo+Termius+Android" xlink:type="simple">Manual | Emular Sistema Integral Aplicativo Termius Android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ug 11, 2017 11:31:37 AM</text:p>
          </table:table-cell>
          <table:table-cell office:value-type="string" calcext:value-type="string">
            <text:p>Aug 16, 2017 9:00:52 AM</text:p>
          </table:table-cell>
          <table:table-cell office:value-type="string" calcext:value-type="string">
            <text:p>Aug 14, 2017 11:32:01 AM</text:p>
          </table:table-cell>
          <table:table-cell office:value-type="string" calcext:value-type="string">
            <text:p>Jul 30, 2018 3:44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28" xlink:type="simple">Dúvida | Como Corrigir Erro Saldo Período Anterior SPED Fiscal Integral?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y 30, 2017 11:51:10 AM</text:p>
          </table:table-cell>
          <table:table-cell office:value-type="string" calcext:value-type="string">
            <text:p>May 30, 2017 12:44:51 PM</text:p>
          </table:table-cell>
          <table:table-cell office:value-type="string" calcext:value-type="string">
            <text:p>May 30, 2017 12:45:08 PM</text:p>
          </table:table-cell>
          <table:table-cell office:value-type="string" calcext:value-type="string">
            <text:p>Jul 30, 2018 10:1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43" xlink:type="simple">Manual | Realizar Devolução Venda PDV Integral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Jan 18, 2018 9:19:12 AM</text:p>
          </table:table-cell>
          <table:table-cell office:value-type="string" calcext:value-type="string">
            <text:p>Jan 19, 2018 9:57:23 AM</text:p>
          </table:table-cell>
          <table:table-cell office:value-type="string" calcext:value-type="string">
            <text:p>Jan 18, 2018 10:29:45 PM</text:p>
          </table:table-cell>
          <table:table-cell office:value-type="string" calcext:value-type="string">
            <text:p>Jul 26, 2018 3:25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790" xlink:type="simple">Dúvida | Como Alterar Responsável Evento R1000 REINF Integral?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May 3, 2018 12:00:27 PM</text:p>
          </table:table-cell>
          <table:table-cell office:value-type="string" calcext:value-type="string">
            <text:p>May 11, 2018 11:09:32 AM</text:p>
          </table:table-cell>
          <table:table-cell office:value-type="string" calcext:value-type="string">
            <text:p>May 4, 2018 8:11:59 AM</text:p>
          </table:table-cell>
          <table:table-cell office:value-type="string" calcext:value-type="string">
            <text:p>Jul 30, 2018 12:44:2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Tira+Teima+Linux" xlink:type="simple">Manual | Instalar Tira Teima Linux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ar 3, 2017 9:21:11 AM</text:p>
          </table:table-cell>
          <table:table-cell office:value-type="string" calcext:value-type="string">
            <text:p>Mar 15, 2017 3:25:16 PM</text:p>
          </table:table-cell>
          <table:table-cell office:value-type="string" calcext:value-type="string">
            <text:p>Mar 3, 2017 4:05:03 PM</text:p>
          </table:table-cell>
          <table:table-cell office:value-type="string" calcext:value-type="string">
            <text:p>Jul 28, 2018 5:11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56" xlink:type="simple">Dúvida | Como Definir Período Pedido Central Integral?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Dec 12, 2017 3:12:25 PM</text:p>
          </table:table-cell>
          <table:table-cell office:value-type="string" calcext:value-type="string">
            <text:p>Dec 12, 2017 4:11:40 PM</text:p>
          </table:table-cell>
          <table:table-cell office:value-type="string" calcext:value-type="string">
            <text:p>Dec 19, 2017 9:38:31 AM</text:p>
          </table:table-cell>
          <table:table-cell office:value-type="string" calcext:value-type="string">
            <text:p>Jul 26, 2018 3:28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93" xlink:type="simple">Dúvida | Como Alterar Tributação Produto ST Tributado?</text:a></text:p>
          </table:table-cell>
          <table:table-cell office:value-type="float" office:value="187" calcext:value-type="float">
            <text:p>18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eb 21, 2017 6:50:29 AM</text:p>
          </table:table-cell>
          <table:table-cell office:value-type="string" calcext:value-type="string">
            <text:p>Mar 15, 2017 5:19:58 PM</text:p>
          </table:table-cell>
          <table:table-cell office:value-type="string" calcext:value-type="string">
            <text:p>Feb 21, 2017 11:14:14 AM</text:p>
          </table:table-cell>
          <table:table-cell office:value-type="string" calcext:value-type="string">
            <text:p>Jul 26, 2018 4:25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9" xlink:type="simple">Dúvida | Como Realizar Lançamento Registro F100 SPED PIS COFINS Integral?</text:a></text:p>
          </table:table-cell>
          <table:table-cell office:value-type="float" office:value="187" calcext:value-type="float">
            <text:p>18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Jun 19, 2017 2:08:00 PM</text:p>
          </table:table-cell>
          <table:table-cell office:value-type="string" calcext:value-type="string">
            <text:p>Jan 15, 2018 11:09:27 AM</text:p>
          </table:table-cell>
          <table:table-cell office:value-type="string" calcext:value-type="string">
            <text:p>Jun 19, 2017 2:30:48 PM</text:p>
          </table:table-cell>
          <table:table-cell office:value-type="string" calcext:value-type="string">
            <text:p>Jul 30, 2018 4:41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64" xlink:type="simple">Manual | Emitir Relatório DRE Integral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Apr 20, 2017 11:52:01 AM</text:p>
          </table:table-cell>
          <table:table-cell office:value-type="string" calcext:value-type="string">
            <text:p>Apr 20, 2017 2:15:03 PM</text:p>
          </table:table-cell>
          <table:table-cell office:value-type="string" calcext:value-type="string">
            <text:p>Apr 20, 2017 2:13:44 PM</text:p>
          </table:table-cell>
          <table:table-cell office:value-type="string" calcext:value-type="string">
            <text:p>Jun 19, 2018 9:2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60" xlink:type="simple">Dúvida | Como Gerar SPED Fevereiro Inventário Estoque Ano Anterior Integral?</text:a></text:p>
          </table:table-cell>
          <table:table-cell office:value-type="float" office:value="184" calcext:value-type="float">
            <text:p>18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ar 23, 2017 4:13:28 PM</text:p>
          </table:table-cell>
          <table:table-cell office:value-type="string" calcext:value-type="string">
            <text:p>Mar 24, 2017 12:45:32 PM</text:p>
          </table:table-cell>
          <table:table-cell office:value-type="string" calcext:value-type="string">
            <text:p>Mar 24, 2017 12:41:20 PM</text:p>
          </table:table-cell>
          <table:table-cell office:value-type="string" calcext:value-type="string">
            <text:p>Jul 26, 2018 5:12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6864" xlink:type="simple">Dúvida | Como Funciona Agrupamento Produtos Mesmos Dados Fiscais Integral?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ar 15, 2017 9:33:25 AM</text:p>
          </table:table-cell>
          <table:table-cell office:value-type="string" calcext:value-type="string">
            <text:p>Mar 17, 2017 12:04:34 PM</text:p>
          </table:table-cell>
          <table:table-cell office:value-type="string" calcext:value-type="string">
            <text:p>Mar 16, 2017 10:28:58 AM</text:p>
          </table:table-cell>
          <table:table-cell office:value-type="string" calcext:value-type="string">
            <text:p>Jul 26, 2018 7:0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3" xlink:type="simple">Dúvida | Como Emitir Relatório ECF Formato PDF Integral?</text:a></text:p>
          </table:table-cell>
          <table:table-cell office:value-type="float" office:value="181" calcext:value-type="float">
            <text:p>18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eb 23, 2017 1:21:18 PM</text:p>
          </table:table-cell>
          <table:table-cell office:value-type="string" calcext:value-type="string">
            <text:p>Mar 16, 2017 9:14:12 AM</text:p>
          </table:table-cell>
          <table:table-cell office:value-type="string" calcext:value-type="string">
            <text:p>Feb 26, 2017 1:51:43 PM</text:p>
          </table:table-cell>
          <table:table-cell office:value-type="string" calcext:value-type="string">
            <text:p>Jul 31, 2018 2:59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76" xlink:type="simple">Dúvida | Como Cadastrar Contador Signatário Responsável Entregar SPED REINF Integral?</text:a></text:p>
          </table:table-cell>
          <table:table-cell office:value-type="float" office:value="181" calcext:value-type="float">
            <text:p>18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Jun 13, 2017 3:30:41 PM</text:p>
          </table:table-cell>
          <table:table-cell office:value-type="string" calcext:value-type="string">
            <text:p>Apr 30, 2018 10:27:47 AM</text:p>
          </table:table-cell>
          <table:table-cell office:value-type="string" calcext:value-type="string">
            <text:p>Jun 13, 2017 9:16:56 PM</text:p>
          </table:table-cell>
          <table:table-cell office:value-type="string" calcext:value-type="string">
            <text:p>Jul 31, 2018 10:58:1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Tira+Teima+Linux" xlink:type="simple">Manual | Configurar Tira Teima Linux</text:a></text:p>
          </table:table-cell>
          <table:table-cell office:value-type="float" office:value="177" calcext:value-type="float">
            <text:p>17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ar 3, 2017 12:06:53 PM</text:p>
          </table:table-cell>
          <table:table-cell office:value-type="string" calcext:value-type="string">
            <text:p>Mar 15, 2017 3:24:49 PM</text:p>
          </table:table-cell>
          <table:table-cell office:value-type="string" calcext:value-type="string">
            <text:p>Mar 7, 2017 7:18:56 PM</text:p>
          </table:table-cell>
          <table:table-cell office:value-type="string" calcext:value-type="string">
            <text:p>Jul 31, 2018 3:20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0" xlink:type="simple">Dúvida | Como Inserir Chave NF-e Cancelada Manualmente SPED Fiscal Integral Varejo?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y 31, 2017 9:04:31 AM</text:p>
          </table:table-cell>
          <table:table-cell office:value-type="string" calcext:value-type="string">
            <text:p>Jul 10, 2017 2:51:45 PM</text:p>
          </table:table-cell>
          <table:table-cell office:value-type="string" calcext:value-type="string">
            <text:p>May 31, 2017 12:54:48 PM</text:p>
          </table:table-cell>
          <table:table-cell office:value-type="string" calcext:value-type="string">
            <text:p>Jul 26, 2018 6:51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772" xlink:type="simple">Dúvida | Como Incluir Novo Evento R1000 REINF Nova Validade Integral?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May 3, 2018 11:14:53 AM</text:p>
          </table:table-cell>
          <table:table-cell office:value-type="string" calcext:value-type="string">
            <text:p>May 11, 2018 2:08:57 PM</text:p>
          </table:table-cell>
          <table:table-cell office:value-type="string" calcext:value-type="string">
            <text:p>May 3, 2018 12:00:24 PM</text:p>
          </table:table-cell>
          <table:table-cell office:value-type="string" calcext:value-type="string">
            <text:p>Jul 30, 2018 10:55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32" xlink:type="simple">Dúvida | Como Gravar Exportar Produtos Tributados Alíquota FEM Integral?</text:a></text:p>
          </table:table-cell>
          <table:table-cell office:value-type="float" office:value="174" calcext:value-type="float">
            <text:p>17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eb 23, 2017 7:06:06 AM</text:p>
          </table:table-cell>
          <table:table-cell office:value-type="string" calcext:value-type="string">
            <text:p>Mar 16, 2017 9:03:19 AM</text:p>
          </table:table-cell>
          <table:table-cell office:value-type="string" calcext:value-type="string">
            <text:p>Feb 23, 2017 12:53:53 PM</text:p>
          </table:table-cell>
          <table:table-cell office:value-type="string" calcext:value-type="string">
            <text:p>Jul 26, 2018 6:48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1" xlink:type="simple">Dúvida | Como Alterar Campo CEST Cadastro Produto Integral?</text:a></text:p>
          </table:table-cell>
          <table:table-cell office:value-type="float" office:value="172" calcext:value-type="float">
            <text:p>17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pr 3, 2017 8:24:20 AM</text:p>
          </table:table-cell>
          <table:table-cell office:value-type="string" calcext:value-type="string">
            <text:p>Apr 3, 2017 12:42:31 PM</text:p>
          </table:table-cell>
          <table:table-cell office:value-type="string" calcext:value-type="string">
            <text:p>Apr 3, 2017 9:06:47 AM</text:p>
          </table:table-cell>
          <table:table-cell office:value-type="string" calcext:value-type="string">
            <text:p>Jul 19, 2018 10:20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4" xlink:type="simple">Dúvida | Como Corrigir Erro Saldo Período Anterior SPED Fiscal Integral Varejo?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y 30, 2017 2:10:59 PM</text:p>
          </table:table-cell>
          <table:table-cell office:value-type="string" calcext:value-type="string">
            <text:p>May 30, 2017 2:35:00 PM</text:p>
          </table:table-cell>
          <table:table-cell office:value-type="string" calcext:value-type="string">
            <text:p>May 30, 2017 2:33:41 PM</text:p>
          </table:table-cell>
          <table:table-cell office:value-type="string" calcext:value-type="string">
            <text:p>Jul 30, 2018 9:1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21" xlink:type="simple">Dúvida | Como Configurar Layout Versão 9.00.00 DAPI Integral?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Jun 8, 2018 4:04:05 PM</text:p>
          </table:table-cell>
          <table:table-cell office:value-type="string" calcext:value-type="string">
            <text:p>Jun 13, 2018 2:29:51 PM</text:p>
          </table:table-cell>
          <table:table-cell office:value-type="string" calcext:value-type="string">
            <text:p>Jun 11, 2018 11:15:31 AM</text:p>
          </table:table-cell>
          <table:table-cell office:value-type="string" calcext:value-type="string">
            <text:p>Aug 1, 2018 12:41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44" xlink:type="simple">Dúvida | Como Permitir NCM Zerado Cadastro Produto Integral?</text:a></text:p>
          </table:table-cell>
          <table:table-cell office:value-type="float" office:value="168" calcext:value-type="float">
            <text:p>16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ar 31, 2017 3:31:48 PM</text:p>
          </table:table-cell>
          <table:table-cell office:value-type="string" calcext:value-type="string">
            <text:p>Mar 31, 2017 4:21:50 PM</text:p>
          </table:table-cell>
          <table:table-cell office:value-type="string" calcext:value-type="string">
            <text:p>Mar 31, 2017 4:29:44 PM</text:p>
          </table:table-cell>
          <table:table-cell office:value-type="string" calcext:value-type="string">
            <text:p>Jul 29, 2018 12:21:1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Acesso+Servidor+Comanda+Android" xlink:type="simple">Manual | Configurar Acesso Servidor Comanda Android</text:a></text:p>
          </table:table-cell>
          <table:table-cell office:value-type="float" office:value="167" calcext:value-type="float">
            <text:p>16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pr 13, 2017 10:45:37 AM</text:p>
          </table:table-cell>
          <table:table-cell office:value-type="string" calcext:value-type="string">
            <text:p>Apr 13, 2017 10:48:18 AM</text:p>
          </table:table-cell>
          <table:table-cell office:value-type="string" calcext:value-type="string">
            <text:p>Apr 17, 2017 5:30:48 AM</text:p>
          </table:table-cell>
          <table:table-cell office:value-type="string" calcext:value-type="string">
            <text:p>Aug 1, 2018 6:4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25" xlink:type="simple">Manual | Alterar Conta Contábil Cadastro Cliente Integral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pr 11, 2017 11:12:31 AM</text:p>
          </table:table-cell>
          <table:table-cell office:value-type="string" calcext:value-type="string">
            <text:p>Apr 12, 2017 8:38:41 AM</text:p>
          </table:table-cell>
          <table:table-cell office:value-type="string" calcext:value-type="string">
            <text:p>Apr 11, 2017 4:21:03 PM</text:p>
          </table:table-cell>
          <table:table-cell office:value-type="string" calcext:value-type="string">
            <text:p>Jul 26, 2018 6:09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25" xlink:type="simple">Dúvida | Como Executar Rotina Corrige Manual NF-e Pendentes Integral?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Jul 6, 2017 11:14:12 AM</text:p>
          </table:table-cell>
          <table:table-cell office:value-type="string" calcext:value-type="string">
            <text:p>Nov 29, 2017 3:21:00 PM</text:p>
          </table:table-cell>
          <table:table-cell office:value-type="string" calcext:value-type="string">
            <text:p>Jul 6, 2017 2:28:47 PM</text:p>
          </table:table-cell>
          <table:table-cell office:value-type="string" calcext:value-type="string">
            <text:p>Jul 26, 2018 8:15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33" xlink:type="simple">Dúvida | Como Atualizar Código CEST Rotina Alterar Movimento Faixa Integral?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Feb 22, 2018 9:24:07 AM</text:p>
          </table:table-cell>
          <table:table-cell office:value-type="string" calcext:value-type="string">
            <text:p>Mar 29, 2018 8:44:47 AM</text:p>
          </table:table-cell>
          <table:table-cell office:value-type="string" calcext:value-type="string">
            <text:p>Feb 22, 2018 12:54:40 PM</text:p>
          </table:table-cell>
          <table:table-cell office:value-type="string" calcext:value-type="string">
            <text:p>Jul 31, 2018 10:32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17" xlink:type="simple">Dúvida | Como Configurar Conexão Servidor BD Supervisor?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ul 22, 2016 10:43:11 AM</text:p>
          </table:table-cell>
          <table:table-cell office:value-type="string" calcext:value-type="string">
            <text:p>Mar 16, 2017 2:06:09 PM</text:p>
          </table:table-cell>
          <table:table-cell office:value-type="string" calcext:value-type="string">
            <text:p>Feb 24, 2017 1:17:11 AM</text:p>
          </table:table-cell>
          <table:table-cell office:value-type="string" calcext:value-type="string">
            <text:p>Jul 28, 2018 9:54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38" xlink:type="simple">Dúvida | Como Obter Código Segurança Contribuinte Estado Novo Nf-e?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Jul 21, 2017 2:01:58 PM</text:p>
          </table:table-cell>
          <table:table-cell office:value-type="string" calcext:value-type="string">
            <text:p>Jul 25, 2017 9:36:27 AM</text:p>
          </table:table-cell>
          <table:table-cell office:value-type="string" calcext:value-type="string">
            <text:p>Jul 24, 2017 9:53:17 AM</text:p>
          </table:table-cell>
          <table:table-cell office:value-type="string" calcext:value-type="string">
            <text:p>Jul 28, 2018 10:30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54" xlink:type="simple">Dúvida | Como Emitir Relatório Tabela IBPT Comparação NCM Integral?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Feb 22, 2017 6:51:36 AM</text:p>
          </table:table-cell>
          <table:table-cell office:value-type="string" calcext:value-type="string">
            <text:p>Feb 22, 2017 11:03:47 AM</text:p>
          </table:table-cell>
          <table:table-cell office:value-type="string" calcext:value-type="string">
            <text:p>Feb 22, 2017 1:21:29 PM</text:p>
          </table:table-cell>
          <table:table-cell office:value-type="string" calcext:value-type="string">
            <text:p>Jul 26, 2018 3:39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86" xlink:type="simple">Dúvida | Como Alterar Perfil Fiscal Gerar SPED Fiscal Integral?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un 21, 2017 8:41:11 AM</text:p>
          </table:table-cell>
          <table:table-cell office:value-type="string" calcext:value-type="string">
            <text:p>Jun 21, 2017 9:21:16 AM</text:p>
          </table:table-cell>
          <table:table-cell office:value-type="string" calcext:value-type="string">
            <text:p>Jun 21, 2017 9:20:37 AM</text:p>
          </table:table-cell>
          <table:table-cell office:value-type="string" calcext:value-type="string">
            <text:p>Jul 29, 2018 7:44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19" xlink:type="simple">Dúvida | Como Alterar NCM Produto Faixa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ep 2, 2016 10:13:11 AM</text:p>
          </table:table-cell>
          <table:table-cell office:value-type="string" calcext:value-type="string">
            <text:p>Mar 16, 2017 11:01:54 A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Jul 26, 2018 6:14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514758" xlink:type="simple">Dúvida | Como Emitir Relatório Inventário Integral?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ug 11, 2016 4:36:23 PM</text:p>
          </table:table-cell>
          <table:table-cell office:value-type="string" calcext:value-type="string">
            <text:p>Mar 16, 2017 9:49:30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Jul 26, 2018 3:47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2" xlink:type="simple">Dúvida | Como Consultar NF-e SPED Integral?</text:a></text:p>
          </table:table-cell>
          <table:table-cell office:value-type="float" office:value="158" calcext:value-type="float">
            <text:p>15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ug 26, 2016 11:59:21 AM</text:p>
          </table:table-cell>
          <table:table-cell office:value-type="string" calcext:value-type="string">
            <text:p>Mar 16, 2017 10:02:17 AM</text:p>
          </table:table-cell>
          <table:table-cell office:value-type="string" calcext:value-type="string">
            <text:p>Feb 24, 2017 10:18:49 PM</text:p>
          </table:table-cell>
          <table:table-cell office:value-type="string" calcext:value-type="string">
            <text:p>Jul 31, 2018 3:22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83" xlink:type="simple">Dúvida | Como Cadastrar Código Observação Integral?</text:a></text:p>
          </table:table-cell>
          <table:table-cell office:value-type="float" office:value="157" calcext:value-type="float">
            <text:p>15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ay 8, 2017 10:18:16 AM</text:p>
          </table:table-cell>
          <table:table-cell office:value-type="string" calcext:value-type="string">
            <text:p>Jun 22, 2017 3:20:33 PM</text:p>
          </table:table-cell>
          <table:table-cell office:value-type="string" calcext:value-type="string">
            <text:p>May 9, 2017 9:49:04 AM</text:p>
          </table:table-cell>
          <table:table-cell office:value-type="string" calcext:value-type="string">
            <text:p>Jul 30, 2018 11:13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89" xlink:type="simple">Atualização | Permitir Emissão Nota Fiscal Devolução Utilizar CST 00 20 Referenciar Itens Individualmente Integral</text:a></text:p>
          </table:table-cell>
          <table:table-cell office:value-type="float" office:value="157" calcext:value-type="float">
            <text:p>157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Jan 9, 2018 11:37:51 AM</text:p>
          </table:table-cell>
          <table:table-cell office:value-type="string" calcext:value-type="string">
            <text:p>Jan 15, 2018 5:24:36 PM</text:p>
          </table:table-cell>
          <table:table-cell office:value-type="string" calcext:value-type="string">
            <text:p>Jan 9, 2018 2:04:44 PM</text:p>
          </table:table-cell>
          <table:table-cell office:value-type="string" calcext:value-type="string">
            <text:p>Jul 31, 2018 3:46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17" xlink:type="simple">Dúvida | Como Cadastrar Tipos Gerenciais Plano Contas Gerencial Integral Varejo?</text:a></text:p>
          </table:table-cell>
          <table:table-cell office:value-type="float" office:value="154" calcext:value-type="float">
            <text:p>15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ep 29, 2017 12:34:32 PM</text:p>
          </table:table-cell>
          <table:table-cell office:value-type="string" calcext:value-type="string">
            <text:p>Sep 29, 2017 12:51:42 PM</text:p>
          </table:table-cell>
          <table:table-cell office:value-type="string" calcext:value-type="string">
            <text:p>Sep 29, 2017 3:11:47 PM</text:p>
          </table:table-cell>
          <table:table-cell office:value-type="string" calcext:value-type="string">
            <text:p>Jul 30, 2018 11:08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93" xlink:type="simple">Dúvida | Como Importar Cupons Total Manualmente Integral?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Apr 25, 2017 9:22:37 AM</text:p>
          </table:table-cell>
          <table:table-cell office:value-type="string" calcext:value-type="string">
            <text:p>Apr 25, 2017 10:11:11 AM</text:p>
          </table:table-cell>
          <table:table-cell office:value-type="string" calcext:value-type="string">
            <text:p>Apr 26, 2017 1:40:29 AM</text:p>
          </table:table-cell>
          <table:table-cell office:value-type="string" calcext:value-type="string">
            <text:p>Aug 1, 2018 8:51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08" xlink:type="simple">Manual | Implementar Tributação CST CSOSN Estado Integral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pr 17, 2017 8:21:14 AM</text:p>
          </table:table-cell>
          <table:table-cell office:value-type="string" calcext:value-type="string">
            <text:p>Apr 17, 2017 4:39:30 PM</text:p>
          </table:table-cell>
          <table:table-cell office:value-type="string" calcext:value-type="string">
            <text:p>Apr 17, 2017 11:31:47 AM</text:p>
          </table:table-cell>
          <table:table-cell office:value-type="string" calcext:value-type="string">
            <text:p>Jul 29, 2018 1:48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9" xlink:type="simple">Dúvida | Como Gerar Apuração ICMS ST SPED Fiscal Integral?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ay 2, 2017 11:01:18 AM</text:p>
          </table:table-cell>
          <table:table-cell office:value-type="string" calcext:value-type="string">
            <text:p>May 2, 2017 3:48:25 PM</text:p>
          </table:table-cell>
          <table:table-cell office:value-type="string" calcext:value-type="string">
            <text:p>May 2, 2017 1:32:57 PM</text:p>
          </table:table-cell>
          <table:table-cell office:value-type="string" calcext:value-type="string">
            <text:p>Jul 31, 2018 12:46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68" xlink:type="simple">Dúvida | Como Enviar NF-e Tramitador Integral?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Sep 8, 2017 12:31:33 PM</text:p>
          </table:table-cell>
          <table:table-cell office:value-type="string" calcext:value-type="string">
            <text:p>Nov 30, 2017 4:21:25 PM</text:p>
          </table:table-cell>
          <table:table-cell office:value-type="string" calcext:value-type="string">
            <text:p>Sep 19, 2017 11:28:00 AM</text:p>
          </table:table-cell>
          <table:table-cell office:value-type="string" calcext:value-type="string">
            <text:p>Jul 27, 2018 7:2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59" xlink:type="simple">Dúvida | Como Emitir Nota Devolução PDV Integral?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Jan 18, 2018 10:37:45 AM</text:p>
          </table:table-cell>
          <table:table-cell office:value-type="string" calcext:value-type="string">
            <text:p>Jan 18, 2018 4:05:38 PM</text:p>
          </table:table-cell>
          <table:table-cell office:value-type="string" calcext:value-type="string">
            <text:p>Jan 18, 2018 10:29:58 PM</text:p>
          </table:table-cell>
          <table:table-cell office:value-type="string" calcext:value-type="string">
            <text:p>Jul 31, 2018 10:52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284281" xlink:type="simple">Dúvida | Como Alterar Cadastro CFOP Integral?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ug 22, 2016 1:46:30 PM</text:p>
          </table:table-cell>
          <table:table-cell office:value-type="string" calcext:value-type="string">
            <text:p>Mar 7, 2017 8:45:35 AM</text:p>
          </table:table-cell>
          <table:table-cell office:value-type="string" calcext:value-type="string">
            <text:p>Feb 21, 2017 6:48:43 AM</text:p>
          </table:table-cell>
          <table:table-cell office:value-type="string" calcext:value-type="string">
            <text:p>Jul 30, 2018 4:13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8" xlink:type="simple">Manual | Contabilizar Vendas ECF Subtraindo Valor Crédito Tipo Gerencial Integral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pr 26, 2017 9:30:54 AM</text:p>
          </table:table-cell>
          <table:table-cell office:value-type="string" calcext:value-type="string">
            <text:p>Apr 26, 2017 3:29:41 PM</text:p>
          </table:table-cell>
          <table:table-cell office:value-type="string" calcext:value-type="string">
            <text:p>Apr 26, 2017 2:27:04 PM</text:p>
          </table:table-cell>
          <table:table-cell office:value-type="string" calcext:value-type="string">
            <text:p>Jul 26, 2018 7:23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493" xlink:type="simple">Dúvida | Como Exportar Arquivo SVT Validador Web?</text:a></text:p>
          </table:table-cell>
          <table:table-cell office:value-type="float" office:value="150" calcext:value-type="float">
            <text:p>15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p 5, 2016 9:28:53 AM</text:p>
          </table:table-cell>
          <table:table-cell office:value-type="string" calcext:value-type="string">
            <text:p>Mar 16, 2017 2:48:28 PM</text:p>
          </table:table-cell>
          <table:table-cell office:value-type="string" calcext:value-type="string">
            <text:p>Feb 24, 2017 8:52:04 AM</text:p>
          </table:table-cell>
          <table:table-cell office:value-type="string" calcext:value-type="string">
            <text:p>Jul 28, 2018 8:28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0" xlink:type="simple">Dúvida | Como Alterar Redução Z Integral?</text:a>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p 1, 2016 10:23:07 AM</text:p>
          </table:table-cell>
          <table:table-cell office:value-type="string" calcext:value-type="string">
            <text:p>Mar 16, 2017 10:18:48 AM</text:p>
          </table:table-cell>
          <table:table-cell office:value-type="string" calcext:value-type="string">
            <text:p>Feb 20, 2017 10:07:34 PM</text:p>
          </table:table-cell>
          <table:table-cell office:value-type="string" calcext:value-type="string">
            <text:p>Aug 1, 2018 10:13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13" xlink:type="simple">Manual | Acompanhar Produtos Próximos Vencimento Integral</text:a></text:p>
          </table:table-cell>
          <table:table-cell office:value-type="float" office:value="150" calcext:value-type="float">
            <text:p>15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Feb 6, 2018 10:13:27 AM</text:p>
          </table:table-cell>
          <table:table-cell office:value-type="string" calcext:value-type="string">
            <text:p>Feb 7, 2018 11:20:33 AM</text:p>
          </table:table-cell>
          <table:table-cell office:value-type="string" calcext:value-type="string">
            <text:p>Feb 6, 2018 4:24:13 PM</text:p>
          </table:table-cell>
          <table:table-cell office:value-type="string" calcext:value-type="string">
            <text:p>Jul 31, 2018 2:47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23" xlink:type="simple">Dúvida | Como Emitir Relatório Quantidade Produtos Compostos Integral?</text:a></text:p>
          </table:table-cell>
          <table:table-cell office:value-type="float" office:value="149" calcext:value-type="float">
            <text:p>14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r 31, 2017 12:16:52 PM</text:p>
          </table:table-cell>
          <table:table-cell office:value-type="string" calcext:value-type="string">
            <text:p>Mar 31, 2017 2:20:57 PM</text:p>
          </table:table-cell>
          <table:table-cell office:value-type="string" calcext:value-type="string">
            <text:p>Mar 31, 2017 11:25:13 PM</text:p>
          </table:table-cell>
          <table:table-cell office:value-type="string" calcext:value-type="string">
            <text:p>Jul 30, 2018 7:47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80" xlink:type="simple">Dúvida | Como Exportar Carga Balança Toledo MGV5 Integral?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Oct 23, 2017 3:29:58 PM</text:p>
          </table:table-cell>
          <table:table-cell office:value-type="string" calcext:value-type="string">
            <text:p>Oct 26, 2017 3:38:29 PM</text:p>
          </table:table-cell>
          <table:table-cell office:value-type="string" calcext:value-type="string">
            <text:p>Oct 25, 2017 4:07:12 PM</text:p>
          </table:table-cell>
          <table:table-cell office:value-type="string" calcext:value-type="string">
            <text:p>Jul 31, 2018 12:09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3" xlink:type="simple">Dúvida | Como Alterar Situação Pedido Cliente?</text:a></text:p>
          </table:table-cell>
          <table:table-cell office:value-type="float" office:value="147" calcext:value-type="float">
            <text:p>14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eb 15, 2017 6:46:58 AM</text:p>
          </table:table-cell>
          <table:table-cell office:value-type="string" calcext:value-type="string">
            <text:p>Mar 15, 2017 5:07:54 PM</text:p>
          </table:table-cell>
          <table:table-cell office:value-type="string" calcext:value-type="string">
            <text:p>Feb 21, 2017 1:44:11 PM</text:p>
          </table:table-cell>
          <table:table-cell office:value-type="string" calcext:value-type="string">
            <text:p>Jul 18, 2018 2:24:2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lementar+Rotina+Ruptura+Integral" xlink:type="simple">Manual | Implementar Rotina Ruptura Integral</text:a></text:p>
          </table:table-cell>
          <table:table-cell office:value-type="float" office:value="147" calcext:value-type="float">
            <text:p>14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Jul 17, 2017 8:36:12 AM</text:p>
          </table:table-cell>
          <table:table-cell office:value-type="string" calcext:value-type="string">
            <text:p>Jul 20, 2017 2:57:26 PM</text:p>
          </table:table-cell>
          <table:table-cell office:value-type="string" calcext:value-type="string">
            <text:p>Jul 20, 2017 2:58:46 PM</text:p>
          </table:table-cell>
          <table:table-cell office:value-type="string" calcext:value-type="string">
            <text:p>Jul 26, 2018 8:1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39" xlink:type="simple">Dúvida | Como Emitir Relatório Cadastro Produto Integral?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Jun 20, 2017 11:31:11 AM</text:p>
          </table:table-cell>
          <table:table-cell office:value-type="string" calcext:value-type="string">
            <text:p>Dec 13, 2017 10:05:31 AM</text:p>
          </table:table-cell>
          <table:table-cell office:value-type="string" calcext:value-type="string">
            <text:p>Jun 21, 2017 2:20:05 AM</text:p>
          </table:table-cell>
          <table:table-cell office:value-type="string" calcext:value-type="string">
            <text:p>Jul 27, 2018 7:5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88" xlink:type="simple">Dúvida | Como Configurar NF-e Aba Importação E-mail Obter XML Novo NF-e?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May 29, 2017 9:59:33 AM</text:p>
          </table:table-cell>
          <table:table-cell office:value-type="string" calcext:value-type="string">
            <text:p>Apr 26, 2018 3:00:56 PM</text:p>
          </table:table-cell>
          <table:table-cell office:value-type="string" calcext:value-type="string">
            <text:p>Jun 1, 2017 2:27:11 PM</text:p>
          </table:table-cell>
          <table:table-cell office:value-type="string" calcext:value-type="string">
            <text:p>Jul 26, 2018 8:14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297" xlink:type="simple">Dúvida | Como Configurar Filial Gerar Evento R1000 Informações Contribuinte REINF Integral?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Apr 6, 2018 9:44:46 AM</text:p>
          </table:table-cell>
          <table:table-cell office:value-type="string" calcext:value-type="string">
            <text:p>May 11, 2018 11:15:13 AM</text:p>
          </table:table-cell>
          <table:table-cell office:value-type="string" calcext:value-type="string">
            <text:p>Apr 6, 2018 3:05:21 PM</text:p>
          </table:table-cell>
          <table:table-cell office:value-type="string" calcext:value-type="string">
            <text:p>Jul 29, 2018 2:58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10" xlink:type="simple">Dúvida | Como Realizar Manutenção CST Tabela COFINS Integral?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ep 5, 2016 11:00:58 AM</text:p>
          </table:table-cell>
          <table:table-cell office:value-type="string" calcext:value-type="string">
            <text:p>Mar 16, 2017 11:19:29 AM</text:p>
          </table:table-cell>
          <table:table-cell office:value-type="string" calcext:value-type="string">
            <text:p>Feb 21, 2017 5:23:13 PM</text:p>
          </table:table-cell>
          <table:table-cell office:value-type="string" calcext:value-type="string">
            <text:p>Jul 29, 2018 11:2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54" xlink:type="simple">Dúvida | Como Alterar Cadastro Operador Caixa Integral?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Jun 20, 2017 2:29:06 PM</text:p>
          </table:table-cell>
          <table:table-cell office:value-type="string" calcext:value-type="string">
            <text:p>Jun 20, 2017 3:01:43 PM</text:p>
          </table:table-cell>
          <table:table-cell office:value-type="string" calcext:value-type="string">
            <text:p>Jun 20, 2017 3:14:37 PM</text:p>
          </table:table-cell>
          <table:table-cell office:value-type="string" calcext:value-type="string">
            <text:p>Jul 30, 2018 4:0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49" xlink:type="simple">Dúvida | Como Realizar Entrada NF-e Avulsa Emitida SEFAZ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ar 21, 2017 2:19:25 PM</text:p>
          </table:table-cell>
          <table:table-cell office:value-type="string" calcext:value-type="string">
            <text:p>Apr 17, 2017 2:05:28 PM</text:p>
          </table:table-cell>
          <table:table-cell office:value-type="string" calcext:value-type="string">
            <text:p>Apr 7, 2017 11:08:29 AM</text:p>
          </table:table-cell>
          <table:table-cell office:value-type="string" calcext:value-type="string">
            <text:p>Jul 27, 2018 12:03:4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Eventos+EFD+REINF+Novo+NF-e" xlink:type="simple">Manual | Enviar Eventos EFD REINF Novo NF-e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May 9, 2018 11:14:09 AM</text:p>
          </table:table-cell>
          <table:table-cell office:value-type="string" calcext:value-type="string">
            <text:p>May 16, 2018 10:43:22 AM</text:p>
          </table:table-cell>
          <table:table-cell office:value-type="string" calcext:value-type="string">
            <text:p>May 9, 2018 1:15:30 PM</text:p>
          </table:table-cell>
          <table:table-cell office:value-type="string" calcext:value-type="string">
            <text:p>Jul 30, 2018 1:4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59" xlink:type="simple">Dúvida | Como Incluir GNRE Entrada Notas Integral?</text:a></text:p>
          </table:table-cell>
          <table:table-cell office:value-type="float" office:value="141" calcext:value-type="float">
            <text:p>14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y 4, 2017 10:11:06 AM</text:p>
          </table:table-cell>
          <table:table-cell office:value-type="string" calcext:value-type="string">
            <text:p>Jun 21, 2017 3:34:33 PM</text:p>
          </table:table-cell>
          <table:table-cell office:value-type="string" calcext:value-type="string">
            <text:p>May 4, 2017 11:36:31 AM</text:p>
          </table:table-cell>
          <table:table-cell office:value-type="string" calcext:value-type="string">
            <text:p>Jul 26, 2018 8:19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07" xlink:type="simple">Dúvida | Como Emitir Relatório Apuração CMV Integral?</text:a></text:p>
          </table:table-cell>
          <table:table-cell office:value-type="float" office:value="141" calcext:value-type="float">
            <text:p>14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ug 2, 2017 12:48:12 PM</text:p>
          </table:table-cell>
          <table:table-cell office:value-type="string" calcext:value-type="string">
            <text:p>Jul 9, 2018 11:17:37 AM</text:p>
          </table:table-cell>
          <table:table-cell office:value-type="string" calcext:value-type="string">
            <text:p>Aug 8, 2017 10:01:23 AM</text:p>
          </table:table-cell>
          <table:table-cell office:value-type="string" calcext:value-type="string">
            <text:p>Jul 29, 2018 2:23:0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lterar+Arquivo+CSV+Excell+Integral" xlink:type="simple">Manual | Alterar Arquivo CSV Excell Integral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l 21, 2016 11:32:37 AM</text:p>
          </table:table-cell>
          <table:table-cell office:value-type="string" calcext:value-type="string">
            <text:p>Apr 4, 2017 2:07:54 PM</text:p>
          </table:table-cell>
          <table:table-cell office:value-type="string" calcext:value-type="string">
            <text:p>Feb 20, 2017 10:09:57 PM</text:p>
          </table:table-cell>
          <table:table-cell office:value-type="string" calcext:value-type="string">
            <text:p>Jul 22, 2018 10:25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7" xlink:type="simple">Dúvida | Como Emitir Relatório CFOP Integral?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ug 23, 2016 1:53:23 PM</text:p>
          </table:table-cell>
          <table:table-cell office:value-type="string" calcext:value-type="string">
            <text:p>Mar 16, 2017 9:57:21 AM</text:p>
          </table:table-cell>
          <table:table-cell office:value-type="string" calcext:value-type="string">
            <text:p>Feb 20, 2017 10:13:19 PM</text:p>
          </table:table-cell>
          <table:table-cell office:value-type="string" calcext:value-type="string">
            <text:p>Jul 29, 2018 2:03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04" xlink:type="simple">Dúvida | Como Realizar Manutenção CST Tabela PIS Integral?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ep 5, 2016 10:50:40 AM</text:p>
          </table:table-cell>
          <table:table-cell office:value-type="string" calcext:value-type="string">
            <text:p>Mar 16, 2017 11:33:41 AM</text:p>
          </table:table-cell>
          <table:table-cell office:value-type="string" calcext:value-type="string">
            <text:p>Feb 24, 2017 1:07:24 AM</text:p>
          </table:table-cell>
          <table:table-cell office:value-type="string" calcext:value-type="string">
            <text:p>Jul 26, 2018 3:30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75" xlink:type="simple">Dúvida | Como Emitir Relatório Tabela IBPT Base Dados Integral?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eb 22, 2017 7:26:22 AM</text:p>
          </table:table-cell>
          <table:table-cell office:value-type="string" calcext:value-type="string">
            <text:p>Mar 15, 2017 5:35:02 PM</text:p>
          </table:table-cell>
          <table:table-cell office:value-type="string" calcext:value-type="string">
            <text:p>Feb 22, 2017 1:21:13 PM</text:p>
          </table:table-cell>
          <table:table-cell office:value-type="string" calcext:value-type="string">
            <text:p>Jul 26, 2018 3:39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05" xlink:type="simple">Dúvida | Como Obter Retorno Eventos REINF Integral?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May 3, 2018 12:41:02 PM</text:p>
          </table:table-cell>
          <table:table-cell office:value-type="string" calcext:value-type="string">
            <text:p>May 4, 2018 8:38:16 AM</text:p>
          </table:table-cell>
          <table:table-cell office:value-type="string" calcext:value-type="string">
            <text:p>May 3, 2018 1:32:20 PM</text:p>
          </table:table-cell>
          <table:table-cell office:value-type="string" calcext:value-type="string">
            <text:p>Jul 28, 2018 2:51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22" xlink:type="simple">Dúvida | Como Alterar Parâmetro Preço Entrada Modificar Preço Unitário Integral?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Jun 29, 2017 4:12:14 PM</text:p>
          </table:table-cell>
          <table:table-cell office:value-type="string" calcext:value-type="string">
            <text:p>Jun 30, 2017 3:11:09 PM</text:p>
          </table:table-cell>
          <table:table-cell office:value-type="string" calcext:value-type="string">
            <text:p>Jun 30, 2017 9:01:40 AM</text:p>
          </table:table-cell>
          <table:table-cell office:value-type="string" calcext:value-type="string">
            <text:p>Aug 1, 2018 12:55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62" xlink:type="simple">Dúvida | Como Consultar Valores ICMS FCP ST Movimento Fiscal NF-e Versão 4.0 Integral?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ov 13, 2017 10:21:28 AM</text:p>
          </table:table-cell>
          <table:table-cell office:value-type="string" calcext:value-type="string">
            <text:p>Jul 4, 2018 11:32:34 AM</text:p>
          </table:table-cell>
          <table:table-cell office:value-type="string" calcext:value-type="string">
            <text:p>Nov 13, 2017 4:40:05 PM</text:p>
          </table:table-cell>
          <table:table-cell office:value-type="string" calcext:value-type="string">
            <text:p>Jul 31, 2018 3:36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23" xlink:type="simple">Manual | Incluir Programa Perfil Usuário Integral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ug 24, 2016 9:39:47 AM</text:p>
          </table:table-cell>
          <table:table-cell office:value-type="string" calcext:value-type="string">
            <text:p>Apr 5, 2017 8:44:57 AM</text:p>
          </table:table-cell>
          <table:table-cell office:value-type="string" calcext:value-type="string">
            <text:p>Feb 20, 2017 10:07:45 PM</text:p>
          </table:table-cell>
          <table:table-cell office:value-type="string" calcext:value-type="string">
            <text:p>Jul 26, 2018 6:22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95" xlink:type="simple">Dúvida | Como Alterar Versão Arquivo ECD Contábil Layout 5 Integral?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pr 6, 2017 10:50:57 AM</text:p>
          </table:table-cell>
          <table:table-cell office:value-type="string" calcext:value-type="string">
            <text:p>Apr 6, 2017 11:37:36 AM</text:p>
          </table:table-cell>
          <table:table-cell office:value-type="string" calcext:value-type="string">
            <text:p>Apr 6, 2017 11:43:59 AM</text:p>
          </table:table-cell>
          <table:table-cell office:value-type="string" calcext:value-type="string">
            <text:p>Jul 31, 2018 4:04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43" xlink:type="simple">Manual | Lançamento Produtos Controle Comanda Android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pr 13, 2017 8:43:55 AM</text:p>
          </table:table-cell>
          <table:table-cell office:value-type="string" calcext:value-type="string">
            <text:p>Apr 13, 2017 10:23:19 AM</text:p>
          </table:table-cell>
          <table:table-cell office:value-type="string" calcext:value-type="string">
            <text:p>Apr 13, 2017 1:15:38 PM</text:p>
          </table:table-cell>
          <table:table-cell office:value-type="string" calcext:value-type="string">
            <text:p>Jul 12, 2018 12:24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32" xlink:type="simple">Dúvida | Como Alterar Versão Layout EFD SPED?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eb 20, 2017 8:04:22 AM</text:p>
          </table:table-cell>
          <table:table-cell office:value-type="string" calcext:value-type="string">
            <text:p>Mar 15, 2017 5:17:00 PM</text:p>
          </table:table-cell>
          <table:table-cell office:value-type="string" calcext:value-type="string">
            <text:p>Feb 20, 2017 10:13:32 PM</text:p>
          </table:table-cell>
          <table:table-cell office:value-type="string" calcext:value-type="string">
            <text:p>Jul 31, 2018 1:57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22" xlink:type="simple">Dúvida | Como Consultar Cupons Não Importados Integral?</text:a></text:p>
          </table:table-cell>
          <table:table-cell office:value-type="float" office:value="137" calcext:value-type="float">
            <text:p>13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y 18, 2017 10:28:15 AM</text:p>
          </table:table-cell>
          <table:table-cell office:value-type="string" calcext:value-type="string">
            <text:p>May 18, 2017 11:31:47 AM</text:p>
          </table:table-cell>
          <table:table-cell office:value-type="string" calcext:value-type="string">
            <text:p>May 18, 2017 5:15:03 PM</text:p>
          </table:table-cell>
          <table:table-cell office:value-type="string" calcext:value-type="string">
            <text:p>Jul 31, 2018 10:54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4" xlink:type="simple">Manual | Cadastrar Pedido Força Vendas Android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Jul 19, 2016 10:57:16 AM</text:p>
          </table:table-cell>
          <table:table-cell office:value-type="string" calcext:value-type="string">
            <text:p>Mar 15, 2017 4:00:58 PM</text:p>
          </table:table-cell>
          <table:table-cell office:value-type="string" calcext:value-type="string">
            <text:p>Feb 25, 2017 6:28:34 AM</text:p>
          </table:table-cell>
          <table:table-cell office:value-type="string" calcext:value-type="string">
            <text:p>Jul 10, 2018 3:28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81" xlink:type="simple">Dúvida | Como Realizar Importação Tabela 06 Classificação Serviços REINF Integral?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Apr 10, 2018 11:22:41 AM</text:p>
          </table:table-cell>
          <table:table-cell office:value-type="string" calcext:value-type="string">
            <text:p>Apr 17, 2018 12:03:32 PM</text:p>
          </table:table-cell>
          <table:table-cell office:value-type="string" calcext:value-type="string">
            <text:p>Apr 11, 2018 8:39:21 AM</text:p>
          </table:table-cell>
          <table:table-cell office:value-type="string" calcext:value-type="string">
            <text:p>Jul 26, 2018 2:02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6" xlink:type="simple">Dúvida | Como Corrigir Movimentação Cadastro NCM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Jul 15, 2016 10:36:22 AM</text:p>
          </table:table-cell>
          <table:table-cell office:value-type="string" calcext:value-type="string">
            <text:p>Mar 9, 2017 7:58:12 AM</text:p>
          </table:table-cell>
          <table:table-cell office:value-type="string" calcext:value-type="string">
            <text:p>Feb 22, 2017 2:02:30 PM</text:p>
          </table:table-cell>
          <table:table-cell office:value-type="string" calcext:value-type="string">
            <text:p>Jul 26, 2018 6:3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18" xlink:type="simple">Dúvida | Como Executar Rotina Corrige Automática NF-e Pendentes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Jul 6, 2017 10:06:09 AM</text:p>
          </table:table-cell>
          <table:table-cell office:value-type="string" calcext:value-type="string">
            <text:p>Jul 6, 2017 11:13:15 AM</text:p>
          </table:table-cell>
          <table:table-cell office:value-type="string" calcext:value-type="string">
            <text:p>Jul 6, 2017 10:44:51 AM</text:p>
          </table:table-cell>
          <table:table-cell office:value-type="string" calcext:value-type="string">
            <text:p>Jul 31, 2018 8:40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66" xlink:type="simple">Dúvida | Como Importar Arquivo Inventário Integral?</text:a></text:p>
          </table:table-cell>
          <table:table-cell office:value-type="float" office:value="134" calcext:value-type="float">
            <text:p>13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Jan 18, 2018 11:42:21 AM</text:p>
          </table:table-cell>
          <table:table-cell office:value-type="string" calcext:value-type="string">
            <text:p>Jan 18, 2018 4:43:22 PM</text:p>
          </table:table-cell>
          <table:table-cell office:value-type="string" calcext:value-type="string">
            <text:p>Jan 18, 2018 10:31:13 PM</text:p>
          </table:table-cell>
          <table:table-cell office:value-type="string" calcext:value-type="string">
            <text:p>Jul 31, 2018 9:56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46" xlink:type="simple">Dúvida | Como Consultar Eventos REINF Integral?</text:a></text:p>
          </table:table-cell>
          <table:table-cell office:value-type="float" office:value="134" calcext:value-type="float">
            <text:p>134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Jun 11, 2018 9:28:56 AM</text:p>
          </table:table-cell>
          <table:table-cell office:value-type="string" calcext:value-type="string">
            <text:p>Jun 22, 2018 4:07:31 PM</text:p>
          </table:table-cell>
          <table:table-cell office:value-type="string" calcext:value-type="string">
            <text:p>Jun 12, 2018 4:08:05 PM</text:p>
          </table:table-cell>
          <table:table-cell office:value-type="string" calcext:value-type="string">
            <text:p>Jul 31, 2018 8:21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1" xlink:type="simple">Dúvida | Como Realizar Exclusão Cupom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y 19, 2017 10:35:10 AM</text:p>
          </table:table-cell>
          <table:table-cell office:value-type="string" calcext:value-type="string">
            <text:p>May 19, 2017 11:10:51 AM</text:p>
          </table:table-cell>
          <table:table-cell office:value-type="string" calcext:value-type="string">
            <text:p>May 20, 2017 7:00:33 PM</text:p>
          </table:table-cell>
          <table:table-cell office:value-type="string" calcext:value-type="string">
            <text:p>Jul 26, 2018 6:54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8" xlink:type="simple">Dúvida | Como Configurar Sistema Emitir Notas Fiscais Versão 4.0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Jan 4, 2018 10:01:00 AM</text:p>
          </table:table-cell>
          <table:table-cell office:value-type="string" calcext:value-type="string">
            <text:p>Jul 4, 2018 10:48:57 AM</text:p>
          </table:table-cell>
          <table:table-cell office:value-type="string" calcext:value-type="string">
            <text:p>Mar 14, 2018 4:09:35 PM</text:p>
          </table:table-cell>
          <table:table-cell office:value-type="string" calcext:value-type="string">
            <text:p>Aug 1, 2018 7:5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05" xlink:type="simple">Manual | Cadastrar Localização Produto Loja Integral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Jul 17, 2017 11:09:27 AM</text:p>
          </table:table-cell>
          <table:table-cell office:value-type="string" calcext:value-type="string">
            <text:p>Jul 19, 2017 10:03:38 AM</text:p>
          </table:table-cell>
          <table:table-cell office:value-type="string" calcext:value-type="string">
            <text:p>Jul 17, 2017 3:53:44 PM</text:p>
          </table:table-cell>
          <table:table-cell office:value-type="string" calcext:value-type="string">
            <text:p>Jul 26, 2018 8:13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19" xlink:type="simple">Dúvida | Como Emitir Nota Fiscal Devolução Fornecedor Baixando Estoque Troca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Mar 14, 2018 10:59:05 AM</text:p>
          </table:table-cell>
          <table:table-cell office:value-type="string" calcext:value-type="string">
            <text:p>Jun 8, 2018 2:20:52 PM</text:p>
          </table:table-cell>
          <table:table-cell office:value-type="string" calcext:value-type="string">
            <text:p>Mar 15, 2018 4:27:07 PM</text:p>
          </table:table-cell>
          <table:table-cell office:value-type="string" calcext:value-type="string">
            <text:p>Jul 31, 2018 11:3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23" xlink:type="simple">Dúvida | Como Funciona Conta Principal Vinculada Cadastro Contas Bancárias Integral?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r 17, 2017 10:45:28 AM</text:p>
          </table:table-cell>
          <table:table-cell office:value-type="string" calcext:value-type="string">
            <text:p>Apr 17, 2017 11:08:54 AM</text:p>
          </table:table-cell>
          <table:table-cell office:value-type="string" calcext:value-type="string">
            <text:p>Apr 17, 2017 11:30:54 AM</text:p>
          </table:table-cell>
          <table:table-cell office:value-type="string" calcext:value-type="string">
            <text:p>Jul 31, 2018 6:3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9" xlink:type="simple">Dúvida | Como Solucionar Rejeição 602 603 Total PIS COFINS Difere Somatório Itens Sujeitos ICMS Integral?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ep 8, 2017 9:19:56 AM</text:p>
          </table:table-cell>
          <table:table-cell office:value-type="string" calcext:value-type="string">
            <text:p>Sep 18, 2017 12:33:55 PM</text:p>
          </table:table-cell>
          <table:table-cell office:value-type="string" calcext:value-type="string">
            <text:p>Sep 18, 2017 11:49:26 AM</text:p>
          </table:table-cell>
          <table:table-cell office:value-type="string" calcext:value-type="string">
            <text:p>Jul 31, 2018 4:03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14" xlink:type="simple">Dúvida | Como Configurar Força Vendas Android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l 19, 2016 9:44:16 AM</text:p>
          </table:table-cell>
          <table:table-cell office:value-type="string" calcext:value-type="string">
            <text:p>Mar 16, 2017 12:17:05 PM</text:p>
          </table:table-cell>
          <table:table-cell office:value-type="string" calcext:value-type="string">
            <text:p>Feb 25, 2017 6:28:43 AM</text:p>
          </table:table-cell>
          <table:table-cell office:value-type="string" calcext:value-type="string">
            <text:p>Jul 29, 2018 6:43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51" xlink:type="simple">Dúvida | Como Emitir Relatório Entrada Compra Valor ST IPI Separado Integral Varejo?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Jun 16, 2017 11:39:26 AM</text:p>
          </table:table-cell>
          <table:table-cell office:value-type="string" calcext:value-type="string">
            <text:p>Aug 29, 2017 10:08:37 AM</text:p>
          </table:table-cell>
          <table:table-cell office:value-type="string" calcext:value-type="string">
            <text:p>Jun 16, 2017 1:48:14 PM</text:p>
          </table:table-cell>
          <table:table-cell office:value-type="string" calcext:value-type="string">
            <text:p>Jul 26, 2018 8:17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15" xlink:type="simple">Dúvida | Como Corrigir Erro Item Não Controla Estoque Entrada Nota Compra Integral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ug 17, 2017 12:11:42 PM</text:p>
          </table:table-cell>
          <table:table-cell office:value-type="string" calcext:value-type="string">
            <text:p>Aug 24, 2017 9:33:19 AM</text:p>
          </table:table-cell>
          <table:table-cell office:value-type="string" calcext:value-type="string">
            <text:p>Aug 17, 2017 3:13:15 PM</text:p>
          </table:table-cell>
          <table:table-cell office:value-type="string" calcext:value-type="string">
            <text:p>Jul 30, 2018 1:44:0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CF+Integral+Varejo" xlink:type="simple">Manual | Cadastrar ECF Integral Varejo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ug 8, 2016 11:40:52 AM</text:p>
          </table:table-cell>
          <table:table-cell office:value-type="string" calcext:value-type="string">
            <text:p>Apr 4, 2017 3:15:20 PM</text:p>
          </table:table-cell>
          <table:table-cell office:value-type="string" calcext:value-type="string">
            <text:p>Feb 23, 2017 1:54:20 PM</text:p>
          </table:table-cell>
          <table:table-cell office:value-type="string" calcext:value-type="string">
            <text:p>Jul 31, 2018 3:10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79" xlink:type="simple">Dúvida | Como Funciona Gravação Novas Modalidades Frete NF-e Entrada Sped Fiscal Versão 4.0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ov 8, 2017 2:09:27 PM</text:p>
          </table:table-cell>
          <table:table-cell office:value-type="string" calcext:value-type="string">
            <text:p>Jul 4, 2018 11:06:32 AM</text:p>
          </table:table-cell>
          <table:table-cell office:value-type="string" calcext:value-type="string">
            <text:p>Nov 13, 2017 4:32:43 PM</text:p>
          </table:table-cell>
          <table:table-cell office:value-type="string" calcext:value-type="string">
            <text:p>Aug 1, 2018 6:44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45" xlink:type="simple">Dúvida | Como Inserir Chave NF-e Cancelada Manualmente SPED Fiscal Integral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y 30, 2017 3:48:08 PM</text:p>
          </table:table-cell>
          <table:table-cell office:value-type="string" calcext:value-type="string">
            <text:p>May 31, 2017 8:29:37 AM</text:p>
          </table:table-cell>
          <table:table-cell office:value-type="string" calcext:value-type="string">
            <text:p>May 30, 2017 4:15:29 PM</text:p>
          </table:table-cell>
          <table:table-cell office:value-type="string" calcext:value-type="string">
            <text:p>Jul 26, 2018 6:38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60" xlink:type="simple">Dúvida | Como Incluir Pedido Venda Cliente Bloqueado Integral?</text:a></text:p>
          </table:table-cell>
          <table:table-cell office:value-type="float" office:value="125" calcext:value-type="float">
            <text:p>1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Jul 19, 2017 11:42:23 AM</text:p>
          </table:table-cell>
          <table:table-cell office:value-type="string" calcext:value-type="string">
            <text:p>Jul 20, 2017 2:01:06 PM</text:p>
          </table:table-cell>
          <table:table-cell office:value-type="string" calcext:value-type="string">
            <text:p>Jul 20, 2017 8:41:15 AM</text:p>
          </table:table-cell>
          <table:table-cell office:value-type="string" calcext:value-type="string">
            <text:p>Jul 26, 2018 8:1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03" xlink:type="simple">Dúvida | Como Emitir Relatório Divergências Romaneio Integral?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un 19, 2017 4:28:23 PM</text:p>
          </table:table-cell>
          <table:table-cell office:value-type="string" calcext:value-type="string">
            <text:p>Jun 20, 2017 9:25:22 AM</text:p>
          </table:table-cell>
          <table:table-cell office:value-type="string" calcext:value-type="string">
            <text:p>Jun 20, 2017 9:30:00 AM</text:p>
          </table:table-cell>
          <table:table-cell office:value-type="string" calcext:value-type="string">
            <text:p>Jul 29, 2018 9:04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20" xlink:type="simple">Manual | Rebaixamento Preço Compra Integral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May 16, 2018 11:29:00 AM</text:p>
          </table:table-cell>
          <table:table-cell office:value-type="string" calcext:value-type="string">
            <text:p>May 23, 2018 10:07:39 AM</text:p>
          </table:table-cell>
          <table:table-cell office:value-type="string" calcext:value-type="string">
            <text:p>May 21, 2018 4:03:34 PM</text:p>
          </table:table-cell>
          <table:table-cell office:value-type="string" calcext:value-type="string">
            <text:p>Aug 1, 2018 12:55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9" xlink:type="simple">Dúvida | Como Emitir Relatório Saída Faturamento Item Integral?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y 15, 2017 3:23:33 PM</text:p>
          </table:table-cell>
          <table:table-cell office:value-type="string" calcext:value-type="string">
            <text:p>May 15, 2017 4:08:45 PM</text:p>
          </table:table-cell>
          <table:table-cell office:value-type="string" calcext:value-type="string">
            <text:p>May 16, 2017 12:03:53 AM</text:p>
          </table:table-cell>
          <table:table-cell office:value-type="string" calcext:value-type="string">
            <text:p>Jul 30, 2018 8:39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03" xlink:type="simple">Manual | Instalar Aplicativo Força Vendas Android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Jul 18, 2016 10:01:25 AM</text:p>
          </table:table-cell>
          <table:table-cell office:value-type="string" calcext:value-type="string">
            <text:p>Mar 15, 2017 3:59:25 PM</text:p>
          </table:table-cell>
          <table:table-cell office:value-type="string" calcext:value-type="string">
            <text:p>Feb 22, 2017 9:00:28 AM</text:p>
          </table:table-cell>
          <table:table-cell office:value-type="string" calcext:value-type="string">
            <text:p>Jul 28, 2018 5:54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47" xlink:type="simple">Dúvida | Como Gerar Relatório Notas Entradas Contenham Valores ICMS ST IPI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ay 3, 2017 11:38:37 AM</text:p>
          </table:table-cell>
          <table:table-cell office:value-type="string" calcext:value-type="string">
            <text:p>May 3, 2017 12:47:53 PM</text:p>
          </table:table-cell>
          <table:table-cell office:value-type="string" calcext:value-type="string">
            <text:p>May 3, 2017 12:40:45 PM</text:p>
          </table:table-cell>
          <table:table-cell office:value-type="string" calcext:value-type="string">
            <text:p>Jul 31, 2018 2:17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3" xlink:type="simple">Dúvida | Como Emitir Relatório Relação Vendas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y 15, 2017 2:48:05 PM</text:p>
          </table:table-cell>
          <table:table-cell office:value-type="string" calcext:value-type="string">
            <text:p>May 15, 2017 3:19:05 PM</text:p>
          </table:table-cell>
          <table:table-cell office:value-type="string" calcext:value-type="string">
            <text:p>May 16, 2017 12:04:36 AM</text:p>
          </table:table-cell>
          <table:table-cell office:value-type="string" calcext:value-type="string">
            <text:p>Jul 26, 2018 7:47:1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" xlink:type="simple">Manual | Cadastrar Empresa Coligada Tabela Atividade Integral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un 9, 2017 9:37:41 AM</text:p>
          </table:table-cell>
          <table:table-cell office:value-type="string" calcext:value-type="string">
            <text:p>Jun 13, 2017 9:50:09 AM</text:p>
          </table:table-cell>
          <table:table-cell office:value-type="string" calcext:value-type="string">
            <text:p>Jun 9, 2017 10:52:30 AM</text:p>
          </table:table-cell>
          <table:table-cell office:value-type="string" calcext:value-type="string">
            <text:p>Jul 7, 2018 4:13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68" xlink:type="simple">Dúvida | Como Importar Arquivo CSV Auxiliar Layout 01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Jul 21, 2016 12:41:03 PM</text:p>
          </table:table-cell>
          <table:table-cell office:value-type="string" calcext:value-type="string">
            <text:p>Apr 5, 2017 10:17:18 AM</text:p>
          </table:table-cell>
          <table:table-cell office:value-type="string" calcext:value-type="string">
            <text:p>Feb 20, 2017 10:09:46 PM</text:p>
          </table:table-cell>
          <table:table-cell office:value-type="string" calcext:value-type="string">
            <text:p>Jul 29, 2018 12:14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1" xlink:type="simple">Dúvida | Como Emitir Relatório Vendas Dia Modelo 01 Loja Individualmente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ay 9, 2017 9:17:55 AM</text:p>
          </table:table-cell>
          <table:table-cell office:value-type="string" calcext:value-type="string">
            <text:p>May 9, 2017 12:37:11 PM</text:p>
          </table:table-cell>
          <table:table-cell office:value-type="string" calcext:value-type="string">
            <text:p>May 9, 2017 9:53:51 AM</text:p>
          </table:table-cell>
          <table:table-cell office:value-type="string" calcext:value-type="string">
            <text:p>Jul 26, 2018 8:16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33" xlink:type="simple">Manual | Instalar Gerenciador Impressão Integral Visual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ug 4, 2017 10:37:24 AM</text:p>
          </table:table-cell>
          <table:table-cell office:value-type="string" calcext:value-type="string">
            <text:p>Aug 8, 2017 2:37:58 PM</text:p>
          </table:table-cell>
          <table:table-cell office:value-type="string" calcext:value-type="string">
            <text:p>Aug 7, 2017 10:09:21 AM</text:p>
          </table:table-cell>
          <table:table-cell office:value-type="string" calcext:value-type="string">
            <text:p>Jul 31, 2018 12:21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12" xlink:type="simple">Dúvida | Como Realizar Entrada Nota Fiscal Sem Atualizar Custo PMZ Produto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Oct 10, 2017 8:27:25 AM</text:p>
          </table:table-cell>
          <table:table-cell office:value-type="string" calcext:value-type="string">
            <text:p>Oct 10, 2017 2:35:01 PM</text:p>
          </table:table-cell>
          <table:table-cell office:value-type="string" calcext:value-type="string">
            <text:p>Oct 10, 2017 2:26:06 PM</text:p>
          </table:table-cell>
          <table:table-cell office:value-type="string" calcext:value-type="string">
            <text:p>Jul 30, 2018 5:49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10" xlink:type="simple">Dúvida | Como Exportar Arquivo CSV Inventário Fiscal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ug 14, 2017 12:08:44 PM</text:p>
          </table:table-cell>
          <table:table-cell office:value-type="string" calcext:value-type="string">
            <text:p>Mar 8, 2018 3:13:43 PM</text:p>
          </table:table-cell>
          <table:table-cell office:value-type="string" calcext:value-type="string">
            <text:p>Aug 24, 2017 10:35:56 AM</text:p>
          </table:table-cell>
          <table:table-cell office:value-type="string" calcext:value-type="string">
            <text:p>May 2, 2018 2:36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30" xlink:type="simple">Dúvida | Como Fidelizar Cliente Vinculado Tabela Preço Diferenciado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Jan 19, 2018 3:22:03 PM</text:p>
          </table:table-cell>
          <table:table-cell office:value-type="string" calcext:value-type="string">
            <text:p>Jan 26, 2018 10:08:50 AM</text:p>
          </table:table-cell>
          <table:table-cell office:value-type="string" calcext:value-type="string">
            <text:p>Jan 19, 2018 4:54:24 PM</text:p>
          </table:table-cell>
          <table:table-cell office:value-type="string" calcext:value-type="string">
            <text:p>Jul 26, 2018 3:26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69" xlink:type="simple">Dúvida | Como Emitir Relatório Lista Preço Modelo 01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ep 9, 2016 10:05:16 AM</text:p>
          </table:table-cell>
          <table:table-cell office:value-type="string" calcext:value-type="string">
            <text:p>Jun 8, 2017 10:47:26 AM</text:p>
          </table:table-cell>
          <table:table-cell office:value-type="string" calcext:value-type="string">
            <text:p>Feb 20, 2017 10:06:18 PM</text:p>
          </table:table-cell>
          <table:table-cell office:value-type="string" calcext:value-type="string">
            <text:p>Jul 17, 2018 9:20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04" xlink:type="simple">Dúvida | Como Apropriar ICMS Próprio Entradas ICMS ST Custo Produtos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y 8, 2017 12:47:46 PM</text:p>
          </table:table-cell>
          <table:table-cell office:value-type="string" calcext:value-type="string">
            <text:p>Feb 1, 2018 2:54:19 PM</text:p>
          </table:table-cell>
          <table:table-cell office:value-type="string" calcext:value-type="string">
            <text:p>May 8, 2017 2:31:39 PM</text:p>
          </table:table-cell>
          <table:table-cell office:value-type="string" calcext:value-type="string">
            <text:p>Jul 26, 2018 8:15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05" xlink:type="simple">Dúvida | Como Atualizar NCM Cadastro Produto Entrada Nota Fiscal Através XML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ar 28, 2018 11:02:52 AM</text:p>
          </table:table-cell>
          <table:table-cell office:value-type="string" calcext:value-type="string">
            <text:p>Apr 5, 2018 12:05:18 PM</text:p>
          </table:table-cell>
          <table:table-cell office:value-type="string" calcext:value-type="string">
            <text:p>Apr 2, 2018 2:22:47 PM</text:p>
          </table:table-cell>
          <table:table-cell office:value-type="string" calcext:value-type="string">
            <text:p>Aug 1, 2018 4:2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21" xlink:type="simple">Dúvida | Como Importar Arquivo CSV Inventário Fiscal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ug 14, 2017 2:27:00 PM</text:p>
          </table:table-cell>
          <table:table-cell office:value-type="string" calcext:value-type="string">
            <text:p>Aug 24, 2017 10:59:54 AM</text:p>
          </table:table-cell>
          <table:table-cell office:value-type="string" calcext:value-type="string">
            <text:p>Aug 24, 2017 9:46:16 AM</text:p>
          </table:table-cell>
          <table:table-cell office:value-type="string" calcext:value-type="string">
            <text:p>May 2, 2018 2:3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51" xlink:type="simple">Dúvida | Como Emitir Etiqueta Gôndola EANs Vinculados Produtos Arquivo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ar 23, 2017 2:58:51 PM</text:p>
          </table:table-cell>
          <table:table-cell office:value-type="string" calcext:value-type="string">
            <text:p>Mar 23, 2017 4:03:56 PM</text:p>
          </table:table-cell>
          <table:table-cell office:value-type="string" calcext:value-type="string">
            <text:p>Mar 29, 2017 6:27:04 AM</text:p>
          </table:table-cell>
          <table:table-cell office:value-type="string" calcext:value-type="string">
            <text:p>Jul 26, 2018 7:47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74" xlink:type="simple">Dúvida | Como Alterar Tributação Produto Faixa Integral?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Mar 30, 2017 2:50:39 PM</text:p>
          </table:table-cell>
          <table:table-cell office:value-type="string" calcext:value-type="string">
            <text:p>Mar 31, 2017 8:46:52 AM</text:p>
          </table:table-cell>
          <table:table-cell office:value-type="string" calcext:value-type="string">
            <text:p>Mar 30, 2017 11:25:21 PM</text:p>
          </table:table-cell>
          <table:table-cell office:value-type="string" calcext:value-type="string">
            <text:p>Jul 29, 2018 1:03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51" xlink:type="simple">Manual | Configurar Envio E-mail Automático Pedido Fornecedor Integral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y 17, 2017 8:19:04 AM</text:p>
          </table:table-cell>
          <table:table-cell office:value-type="string" calcext:value-type="string">
            <text:p>May 17, 2017 9:59:07 AM</text:p>
          </table:table-cell>
          <table:table-cell office:value-type="string" calcext:value-type="string">
            <text:p>May 17, 2017 9:47:30 AM</text:p>
          </table:table-cell>
          <table:table-cell office:value-type="string" calcext:value-type="string">
            <text:p>Jul 26, 2018 6:18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7" xlink:type="simple">Dúvida | Como Inserir Chave NF-e Autorizada Manualmente SPED Fiscal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y 30, 2017 2:39:17 PM</text:p>
          </table:table-cell>
          <table:table-cell office:value-type="string" calcext:value-type="string">
            <text:p>May 30, 2017 4:15:01 PM</text:p>
          </table:table-cell>
          <table:table-cell office:value-type="string" calcext:value-type="string">
            <text:p>May 30, 2017 4:15:21 PM</text:p>
          </table:table-cell>
          <table:table-cell office:value-type="string" calcext:value-type="string">
            <text:p>Jul 29, 2018 2:07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12" xlink:type="simple">Dúvida | Como Instalar Frente Linux Avanço?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Feb 21, 2018 11:04:17 AM</text:p>
          </table:table-cell>
          <table:table-cell office:value-type="string" calcext:value-type="string">
            <text:p>Feb 21, 2018 11:33:10 AM</text:p>
          </table:table-cell>
          <table:table-cell office:value-type="string" calcext:value-type="string">
            <text:p>Feb 21, 2018 5:19:04 PM</text:p>
          </table:table-cell>
          <table:table-cell office:value-type="string" calcext:value-type="string">
            <text:p>Jul 26, 2018 3:2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391" xlink:type="simple">Manual | Mensagens Automáticas Usuários Integral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May 29, 2018 9:20:10 AM</text:p>
          </table:table-cell>
          <table:table-cell office:value-type="string" calcext:value-type="string">
            <text:p>Jul 2, 2018 4:50:51 PM</text:p>
          </table:table-cell>
          <table:table-cell office:value-type="string" calcext:value-type="string">
            <text:p>May 29, 2018 10:38:38 AM</text:p>
          </table:table-cell>
          <table:table-cell office:value-type="string" calcext:value-type="string">
            <text:p>Aug 1, 2018 9:45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17" xlink:type="simple">Dúvida | Como Funciona Gravação Novas Formas Pagamento NF-e Entrada Versão 4.0 Integral?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ov 9, 2017 3:28:30 PM</text:p>
          </table:table-cell>
          <table:table-cell office:value-type="string" calcext:value-type="string">
            <text:p>Jul 4, 2018 11:16:58 AM</text:p>
          </table:table-cell>
          <table:table-cell office:value-type="string" calcext:value-type="string">
            <text:p>Nov 13, 2017 4:36:14 PM</text:p>
          </table:table-cell>
          <table:table-cell office:value-type="string" calcext:value-type="string">
            <text:p>Jul 30, 2018 11:58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0" xlink:type="simple">Dúvida | Como Emitir Relatório Tabela IBPT Comparação NCM Integral Varejo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l 18, 2016 12:48:49 PM</text:p>
          </table:table-cell>
          <table:table-cell office:value-type="string" calcext:value-type="string">
            <text:p>Mar 15, 2017 5:31:15 PM</text:p>
          </table:table-cell>
          <table:table-cell office:value-type="string" calcext:value-type="string">
            <text:p>Feb 24, 2017 1:10:24 AM</text:p>
          </table:table-cell>
          <table:table-cell office:value-type="string" calcext:value-type="string">
            <text:p>Jul 28, 2018 8:33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86" xlink:type="simple">Dúvida | Como Emitir Relatório ICMS ST Destacado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r 24, 2017 3:59:22 PM</text:p>
          </table:table-cell>
          <table:table-cell office:value-type="string" calcext:value-type="string">
            <text:p>May 2, 2017 2:08:40 PM</text:p>
          </table:table-cell>
          <table:table-cell office:value-type="string" calcext:value-type="string">
            <text:p>Mar 29, 2017 7:30:28 PM</text:p>
          </table:table-cell>
          <table:table-cell office:value-type="string" calcext:value-type="string">
            <text:p>Jul 1, 2018 11:56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11" xlink:type="simple">Dúvida | Como Emitir Relatório Diferencial Alíquota Saídas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ar 27, 2017 11:28:18 AM</text:p>
          </table:table-cell>
          <table:table-cell office:value-type="string" calcext:value-type="string">
            <text:p>Mar 27, 2017 2:10:13 PM</text:p>
          </table:table-cell>
          <table:table-cell office:value-type="string" calcext:value-type="string">
            <text:p>Mar 27, 2017 3:32:17 PM</text:p>
          </table:table-cell>
          <table:table-cell office:value-type="string" calcext:value-type="string">
            <text:p>Jul 7, 2018 4:29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99" xlink:type="simple">Dúvida | Como Emitir Relatório Produtos Estoque Negativo Integral?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Mar 27, 2017 9:46:05 AM</text:p>
          </table:table-cell>
          <table:table-cell office:value-type="string" calcext:value-type="string">
            <text:p>Mar 27, 2017 11:00:38 AM</text:p>
          </table:table-cell>
          <table:table-cell office:value-type="string" calcext:value-type="string">
            <text:p>Mar 29, 2017 6:27:52 AM</text:p>
          </table:table-cell>
          <table:table-cell office:value-type="string" calcext:value-type="string">
            <text:p>Aug 1, 2018 7:37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99" xlink:type="simple">Dúvida | Como Acessar Relatórios IntegWeb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pr 13, 2017 2:22:18 PM</text:p>
          </table:table-cell>
          <table:table-cell office:value-type="string" calcext:value-type="string">
            <text:p>Nov 17, 2017 12:45:18 PM</text:p>
          </table:table-cell>
          <table:table-cell office:value-type="string" calcext:value-type="string">
            <text:p>Apr 18, 2017 12:55:56 AM</text:p>
          </table:table-cell>
          <table:table-cell office:value-type="string" calcext:value-type="string">
            <text:p>Aug 1, 2018 1:0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59" xlink:type="simple">Dúvida | Como Emitir Relatório Média Cliente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y 9, 2017 11:36:47 AM</text:p>
          </table:table-cell>
          <table:table-cell office:value-type="string" calcext:value-type="string">
            <text:p>May 9, 2017 12:30:34 PM</text:p>
          </table:table-cell>
          <table:table-cell office:value-type="string" calcext:value-type="string">
            <text:p>May 11, 2017 1:10:08 PM</text:p>
          </table:table-cell>
          <table:table-cell office:value-type="string" calcext:value-type="string">
            <text:p>Jul 26, 2018 8:20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63" xlink:type="simple">Dúvida | Como Alterar Parâmetro Pauta ST Cadastro Produto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ul 14, 2017 9:25:41 AM</text:p>
          </table:table-cell>
          <table:table-cell office:value-type="string" calcext:value-type="string">
            <text:p>Jul 14, 2017 3:37:56 PM</text:p>
          </table:table-cell>
          <table:table-cell office:value-type="string" calcext:value-type="string">
            <text:p>Jul 14, 2017 2:37:30 PM</text:p>
          </table:table-cell>
          <table:table-cell office:value-type="string" calcext:value-type="string">
            <text:p>Jul 28, 2018 11:26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22" xlink:type="simple">Manual | Realizar Integração Contábil Apuração CMV Integral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ug 4, 2017 9:09:23 AM</text:p>
          </table:table-cell>
          <table:table-cell office:value-type="string" calcext:value-type="string">
            <text:p>Dec 19, 2017 11:09:44 AM</text:p>
          </table:table-cell>
          <table:table-cell office:value-type="string" calcext:value-type="string">
            <text:p>Aug 8, 2017 11:05:52 AM</text:p>
          </table:table-cell>
          <table:table-cell office:value-type="string" calcext:value-type="string">
            <text:p>Jul 26, 2018 7:24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512" xlink:type="simple">Dúvida | Como Saber Layout Arquivo Coletor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ar 8, 2017 7:22:48 AM</text:p>
          </table:table-cell>
          <table:table-cell office:value-type="string" calcext:value-type="string">
            <text:p>Mar 8, 2017 12:25:33 PM</text:p>
          </table:table-cell>
          <table:table-cell office:value-type="string" calcext:value-type="string">
            <text:p>Mar 8, 2017 11:00:05 AM</text:p>
          </table:table-cell>
          <table:table-cell office:value-type="string" calcext:value-type="string">
            <text:p>Jul 26, 2018 11:48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7" xlink:type="simple">Manual | Incluir Programa Usuário Integral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ug 19, 2016 1:32:35 PM</text:p>
          </table:table-cell>
          <table:table-cell office:value-type="string" calcext:value-type="string">
            <text:p>Apr 4, 2017 4:33:48 PM</text:p>
          </table:table-cell>
          <table:table-cell office:value-type="string" calcext:value-type="string">
            <text:p>Feb 20, 2017 10:07:06 PM</text:p>
          </table:table-cell>
          <table:table-cell office:value-type="string" calcext:value-type="string">
            <text:p>Jul 26, 2018 6:22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2" xlink:type="simple">Dúvida | Como Realizar Implantação Saldo Inicial Exercício Contábil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un 19, 2017 12:22:49 PM</text:p>
          </table:table-cell>
          <table:table-cell office:value-type="string" calcext:value-type="string">
            <text:p>Jun 20, 2017 9:33:18 AM</text:p>
          </table:table-cell>
          <table:table-cell office:value-type="string" calcext:value-type="string">
            <text:p>Jun 19, 2017 2:25:30 PM</text:p>
          </table:table-cell>
          <table:table-cell office:value-type="string" calcext:value-type="string">
            <text:p>Jul 26, 2018 8:11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38" xlink:type="simple">Dúvida | Como Exportar Relatório CSV Auxiliar Integral?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l 21, 2016 10:26:01 AM</text:p>
          </table:table-cell>
          <table:table-cell office:value-type="string" calcext:value-type="string">
            <text:p>Mar 15, 2017 5:53:05 PM</text:p>
          </table:table-cell>
          <table:table-cell office:value-type="string" calcext:value-type="string">
            <text:p>Feb 20, 2017 10:09:51 PM</text:p>
          </table:table-cell>
          <table:table-cell office:value-type="string" calcext:value-type="string">
            <text:p>Jul 31, 2018 2:3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30" xlink:type="simple">Dúvida | Como Consultar Cupons Importados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y 18, 2017 11:50:43 AM</text:p>
          </table:table-cell>
          <table:table-cell office:value-type="string" calcext:value-type="string">
            <text:p>May 18, 2017 2:33:46 PM</text:p>
          </table:table-cell>
          <table:table-cell office:value-type="string" calcext:value-type="string">
            <text:p>May 18, 2017 5:15:27 PM</text:p>
          </table:table-cell>
          <table:table-cell office:value-type="string" calcext:value-type="string">
            <text:p>Jul 31, 2018 4:13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4" xlink:type="simple">Dúvida | Como Emitir Relatório Relação Estoque Modelo 39 Data Validade Produto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un 5, 2017 2:23:35 PM</text:p>
          </table:table-cell>
          <table:table-cell office:value-type="string" calcext:value-type="string">
            <text:p>Jan 24, 2018 2:29:50 PM</text:p>
          </table:table-cell>
          <table:table-cell office:value-type="string" calcext:value-type="string">
            <text:p>Jun 5, 2017 3:27:15 PM</text:p>
          </table:table-cell>
          <table:table-cell office:value-type="string" calcext:value-type="string">
            <text:p>Aug 1, 2018 3:57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58" xlink:type="simple">Manual | Correspondente Bancário Integral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Oct 6, 2017 12:00:08 PM</text:p>
          </table:table-cell>
          <table:table-cell office:value-type="string" calcext:value-type="string">
            <text:p>Oct 10, 2017 9:00:18 AM</text:p>
          </table:table-cell>
          <table:table-cell office:value-type="string" calcext:value-type="string">
            <text:p>Oct 9, 2017 2:03:47 PM</text:p>
          </table:table-cell>
          <table:table-cell office:value-type="string" calcext:value-type="string">
            <text:p>Aug 1, 2018 12:08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16" xlink:type="simple">Dúvida | Como Saber Significado Marcadores Rotina Atualização Preço Entradas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un 23, 2017 9:34:53 AM</text:p>
          </table:table-cell>
          <table:table-cell office:value-type="string" calcext:value-type="string">
            <text:p>Jun 23, 2017 2:24:29 PM</text:p>
          </table:table-cell>
          <table:table-cell office:value-type="string" calcext:value-type="string">
            <text:p>Jun 23, 2017 10:33:56 AM</text:p>
          </table:table-cell>
          <table:table-cell office:value-type="string" calcext:value-type="string">
            <text:p>Jul 26, 2018 8:17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57" xlink:type="simple">Dúvida | Como Emitir Relatório ECF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ug 8, 2016 11:15:43 AM</text:p>
          </table:table-cell>
          <table:table-cell office:value-type="string" calcext:value-type="string">
            <text:p>Mar 16, 2017 10:26:33 AM</text:p>
          </table:table-cell>
          <table:table-cell office:value-type="string" calcext:value-type="string">
            <text:p>Feb 20, 2017 10:07:09 PM</text:p>
          </table:table-cell>
          <table:table-cell office:value-type="string" calcext:value-type="string">
            <text:p>Jul 27, 2018 3:1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77" xlink:type="simple">Dúvida | Como Emitir Relatório Lista Preço Modelo 02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ep 9, 2016 10:15:17 AM</text:p>
          </table:table-cell>
          <table:table-cell office:value-type="string" calcext:value-type="string">
            <text:p>Dec 13, 2017 10:33:15 AM</text:p>
          </table:table-cell>
          <table:table-cell office:value-type="string" calcext:value-type="string">
            <text:p>Feb 20, 2017 10:06:32 PM</text:p>
          </table:table-cell>
          <table:table-cell office:value-type="string" calcext:value-type="string">
            <text:p>Jul 27, 2018 8:43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87" xlink:type="simple">Dúvida | Como Acessar Módulo Novo NF-e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y 25, 2017 5:14:01 PM</text:p>
          </table:table-cell>
          <table:table-cell office:value-type="string" calcext:value-type="string">
            <text:p>May 29, 2017 11:55:11 AM</text:p>
          </table:table-cell>
          <table:table-cell office:value-type="string" calcext:value-type="string">
            <text:p>Jun 1, 2017 11:30:34 AM</text:p>
          </table:table-cell>
          <table:table-cell office:value-type="string" calcext:value-type="string">
            <text:p>Jul 31, 2018 3:19:3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+Varejo" xlink:type="simple">Manual | Cadastrar Empresa Coligada Tabela Atividade Integral Varejo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un 13, 2017 9:08:50 AM</text:p>
          </table:table-cell>
          <table:table-cell office:value-type="string" calcext:value-type="string">
            <text:p>Jun 13, 2017 10:57:27 AM</text:p>
          </table:table-cell>
          <table:table-cell office:value-type="string" calcext:value-type="string">
            <text:p>Jun 13, 2017 10:36:51 AM</text:p>
          </table:table-cell>
          <table:table-cell office:value-type="string" calcext:value-type="string">
            <text:p>Jul 7, 2018 3:15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21" xlink:type="simple">Dúvida | Como Consultar Motivos Liberações Cupons Fiscais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ug 22, 2017 8:37:20 AM</text:p>
          </table:table-cell>
          <table:table-cell office:value-type="string" calcext:value-type="string">
            <text:p>Feb 27, 2018 11:05:41 AM</text:p>
          </table:table-cell>
          <table:table-cell office:value-type="string" calcext:value-type="string">
            <text:p>Aug 22, 2017 9:21:16 AM</text:p>
          </table:table-cell>
          <table:table-cell office:value-type="string" calcext:value-type="string">
            <text:p>Aug 1, 2018 10:2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57" xlink:type="simple">Dúvida | Como Realizar Abertura Ano Contábil?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eb 13, 2017 10:57:12 AM</text:p>
          </table:table-cell>
          <table:table-cell office:value-type="string" calcext:value-type="string">
            <text:p>Apr 6, 2017 9:26:22 AM</text:p>
          </table:table-cell>
          <table:table-cell office:value-type="string" calcext:value-type="string">
            <text:p>Feb 24, 2017 8:49:06 AM</text:p>
          </table:table-cell>
          <table:table-cell office:value-type="string" calcext:value-type="string">
            <text:p>Apr 3, 2018 2:4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48" xlink:type="simple">Dúvida | Como Emitir Relatório Cadastro Produto Integral Varejo?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un 20, 2017 2:19:41 PM</text:p>
          </table:table-cell>
          <table:table-cell office:value-type="string" calcext:value-type="string">
            <text:p>Dec 13, 2017 10:07:41 AM</text:p>
          </table:table-cell>
          <table:table-cell office:value-type="string" calcext:value-type="string">
            <text:p>Jun 21, 2017 2:20:46 AM</text:p>
          </table:table-cell>
          <table:table-cell office:value-type="string" calcext:value-type="string">
            <text:p>Jul 26, 2018 8:12:3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Base+Dados+Via+OwnCloud+Integral" xlink:type="simple">Manual | Enviar Base Dados Via OwnCloud Integral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ug 29, 2017 10:21:28 AM</text:p>
          </table:table-cell>
          <table:table-cell office:value-type="string" calcext:value-type="string">
            <text:p>Sep 18, 2017 9:59:18 AM</text:p>
          </table:table-cell>
          <table:table-cell office:value-type="string" calcext:value-type="string">
            <text:p>Aug 31, 2017 12:03:14 PM</text:p>
          </table:table-cell>
          <table:table-cell office:value-type="string" calcext:value-type="string">
            <text:p>Jul 28, 2018 3:38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51" xlink:type="simple">Dúvida | Como Emitir Relatório Vendas Cartões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ar 21, 2017 3:20:45 PM</text:p>
          </table:table-cell>
          <table:table-cell office:value-type="string" calcext:value-type="string">
            <text:p>Mar 22, 2017 10:26:53 AM</text:p>
          </table:table-cell>
          <table:table-cell office:value-type="string" calcext:value-type="string">
            <text:p>Mar 21, 2017 4:56:23 PM</text:p>
          </table:table-cell>
          <table:table-cell office:value-type="string" calcext:value-type="string">
            <text:p>Jul 30, 2018 5:02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09" xlink:type="simple">Dúvida | Como Discriminar Lançamentos Abertos Recibo Baixa Parcial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Oct 9, 2017 3:08:58 PM</text:p>
          </table:table-cell>
          <table:table-cell office:value-type="string" calcext:value-type="string">
            <text:p>Oct 10, 2017 2:08:42 PM</text:p>
          </table:table-cell>
          <table:table-cell office:value-type="string" calcext:value-type="string">
            <text:p>Oct 10, 2017 12:55:52 PM</text:p>
          </table:table-cell>
          <table:table-cell office:value-type="string" calcext:value-type="string">
            <text:p>Jul 27, 2018 5:18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9" xlink:type="simple">Dúvida | Como Emitir Relatório Entrada Compra Valor ST IPI Separado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n 16, 2017 9:33:25 AM</text:p>
          </table:table-cell>
          <table:table-cell office:value-type="string" calcext:value-type="string">
            <text:p>Jul 27, 2017 2:54:01 PM</text:p>
          </table:table-cell>
          <table:table-cell office:value-type="string" calcext:value-type="string">
            <text:p>Jun 16, 2017 11:53:00 AM</text:p>
          </table:table-cell>
          <table:table-cell office:value-type="string" calcext:value-type="string">
            <text:p>Jul 26, 2018 8:14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46" xlink:type="simple">Dúvida | Como Emitir Relatório Itens Sem Rotatividade Auditados Modelo 02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ul 17, 2017 3:28:44 PM</text:p>
          </table:table-cell>
          <table:table-cell office:value-type="string" calcext:value-type="string">
            <text:p>Jan 26, 2018 3:32:40 PM</text:p>
          </table:table-cell>
          <table:table-cell office:value-type="string" calcext:value-type="string">
            <text:p>Jul 18, 2017 9:41:38 AM</text:p>
          </table:table-cell>
          <table:table-cell office:value-type="string" calcext:value-type="string">
            <text:p>Jul 26, 2018 8:13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18" xlink:type="simple">Dúvida | Como Parametrizar Troco Solidário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ep 13, 2017 10:15:17 AM</text:p>
          </table:table-cell>
          <table:table-cell office:value-type="string" calcext:value-type="string">
            <text:p>Sep 13, 2017 10:45:39 AM</text:p>
          </table:table-cell>
          <table:table-cell office:value-type="string" calcext:value-type="string">
            <text:p>Sep 13, 2017 4:00:56 PM</text:p>
          </table:table-cell>
          <table:table-cell office:value-type="string" calcext:value-type="string">
            <text:p>Jul 31, 2018 9:28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0" xlink:type="simple">Dúvida | Como Consultar Retorno Rejeição NF-e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Oct 20, 2017 9:50:35 AM</text:p>
          </table:table-cell>
          <table:table-cell office:value-type="string" calcext:value-type="string">
            <text:p>Nov 3, 2017 12:01:28 PM</text:p>
          </table:table-cell>
          <table:table-cell office:value-type="string" calcext:value-type="string">
            <text:p>Oct 25, 2017 4:11:26 PM</text:p>
          </table:table-cell>
          <table:table-cell office:value-type="string" calcext:value-type="string">
            <text:p>Jul 30, 2018 11:1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98" xlink:type="simple">Manual | Emitir Etiqueta Composição Integral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Feb 5, 2018 3:32:05 PM</text:p>
          </table:table-cell>
          <table:table-cell office:value-type="string" calcext:value-type="string">
            <text:p>Feb 6, 2018 4:24:07 PM</text:p>
          </table:table-cell>
          <table:table-cell office:value-type="string" calcext:value-type="string">
            <text:p>Feb 6, 2018 4:12:30 PM</text:p>
          </table:table-cell>
          <table:table-cell office:value-type="string" calcext:value-type="string">
            <text:p>Jul 31, 2018 7:35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24" xlink:type="simple">Dúvida | Como Emitir Relatório Diferencial Alíquota CSV Integral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r 27, 2017 2:16:57 PM</text:p>
          </table:table-cell>
          <table:table-cell office:value-type="string" calcext:value-type="string">
            <text:p>Mar 28, 2017 9:08:54 AM</text:p>
          </table:table-cell>
          <table:table-cell office:value-type="string" calcext:value-type="string">
            <text:p>Mar 29, 2017 7:30:19 PM</text:p>
          </table:table-cell>
          <table:table-cell office:value-type="string" calcext:value-type="string">
            <text:p>Jul 16, 2018 8:46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8" xlink:type="simple">Dúvida | Como Executar Rotina Final Mês Integral Varejo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un 5, 2017 2:38:28 PM</text:p>
          </table:table-cell>
          <table:table-cell office:value-type="string" calcext:value-type="string">
            <text:p>Jun 5, 2017 3:36:47 PM</text:p>
          </table:table-cell>
          <table:table-cell office:value-type="string" calcext:value-type="string">
            <text:p>Jun 6, 2017 3:54:17 AM</text:p>
          </table:table-cell>
          <table:table-cell office:value-type="string" calcext:value-type="string">
            <text:p>Aug 1, 2018 6:59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2" xlink:type="simple">Dúvida | Como Configurar Sistema Emitir Notas Fiscais Versão 4.0 Novo NF-e?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Jan 4, 2018 10:31:09 AM</text:p>
          </table:table-cell>
          <table:table-cell office:value-type="string" calcext:value-type="string">
            <text:p>Jul 30, 2018 4:58:47 PM</text:p>
          </table:table-cell>
          <table:table-cell office:value-type="string" calcext:value-type="string">
            <text:p>Mar 14, 2018 4:08:33 PM</text:p>
          </table:table-cell>
          <table:table-cell office:value-type="string" calcext:value-type="string">
            <text:p>Aug 1, 2018 8:25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056023" xlink:type="simple">Dúvida | Como Realizar Consulta Rápida Importação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 10, 2016 1:14:42 PM</text:p>
          </table:table-cell>
          <table:table-cell office:value-type="string" calcext:value-type="string">
            <text:p>Mar 16, 2017 9:20:01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Aug 1, 2018 1:13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8" xlink:type="simple">Dúvida | Como Alterar NCM Cadastro Produto Individual Integral Varejo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Jul 18, 2016 1:37:25 PM</text:p>
          </table:table-cell>
          <table:table-cell office:value-type="string" calcext:value-type="string">
            <text:p>Mar 15, 2017 5:50:24 PM</text:p>
          </table:table-cell>
          <table:table-cell office:value-type="string" calcext:value-type="string">
            <text:p>Feb 20, 2017 10:07:03 PM</text:p>
          </table:table-cell>
          <table:table-cell office:value-type="string" calcext:value-type="string">
            <text:p>Jul 26, 2018 6:47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3" xlink:type="simple">Dúvida | Como Gravar Coluna Isentas Não Tributadas DAPI Movimentações CST 041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r 5, 2017 8:56:04 AM</text:p>
          </table:table-cell>
          <table:table-cell office:value-type="string" calcext:value-type="string">
            <text:p>Apr 5, 2017 9:24:00 AM</text:p>
          </table:table-cell>
          <table:table-cell office:value-type="string" calcext:value-type="string">
            <text:p>Apr 5, 2017 9:36:10 AM</text:p>
          </table:table-cell>
          <table:table-cell office:value-type="string" calcext:value-type="string">
            <text:p>Jul 26, 2018 6:0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5" xlink:type="simple">Dúvida | Como Lançar Débito Fornecedor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ar 19, 2018 10:39:27 AM</text:p>
          </table:table-cell>
          <table:table-cell office:value-type="string" calcext:value-type="string">
            <text:p>Apr 4, 2018 9:43:55 AM</text:p>
          </table:table-cell>
          <table:table-cell office:value-type="string" calcext:value-type="string">
            <text:p>Mar 19, 2018 4:06:52 PM</text:p>
          </table:table-cell>
          <table:table-cell office:value-type="string" calcext:value-type="string">
            <text:p>Jul 30, 2018 7:35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84" xlink:type="simple">Dúvida | Como Cadastrar Seção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ep 12, 2017 9:28:47 AM</text:p>
          </table:table-cell>
          <table:table-cell office:value-type="string" calcext:value-type="string">
            <text:p>Sep 26, 2017 9:41:24 AM</text:p>
          </table:table-cell>
          <table:table-cell office:value-type="string" calcext:value-type="string">
            <text:p>Sep 18, 2017 5:09:12 PM</text:p>
          </table:table-cell>
          <table:table-cell office:value-type="string" calcext:value-type="string">
            <text:p>Jul 26, 2018 7:0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1" xlink:type="simple">Dúvida | Como Emitir Relatório Registro 1400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y 10, 2017 12:16:50 PM</text:p>
          </table:table-cell>
          <table:table-cell office:value-type="string" calcext:value-type="string">
            <text:p>May 10, 2017 12:32:13 PM</text:p>
          </table:table-cell>
          <table:table-cell office:value-type="string" calcext:value-type="string">
            <text:p>May 11, 2017 8:19:35 AM</text:p>
          </table:table-cell>
          <table:table-cell office:value-type="string" calcext:value-type="string">
            <text:p>Jul 26, 2018 8:1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73" xlink:type="simple">Dúvida | Como Emitir Relatório Curva ABC Vendas Integral?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ug 28, 2017 11:36:15 AM</text:p>
          </table:table-cell>
          <table:table-cell office:value-type="string" calcext:value-type="string">
            <text:p>Sep 6, 2017 12:19:24 PM</text:p>
          </table:table-cell>
          <table:table-cell office:value-type="string" calcext:value-type="string">
            <text:p>Aug 29, 2017 3:35:01 PM</text:p>
          </table:table-cell>
          <table:table-cell office:value-type="string" calcext:value-type="string">
            <text:p>Jul 26, 2018 7:49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52" xlink:type="simple">Dúvida | Como Consultar Valores ICMS FCP ST Custo Mercadorias NF-e Versão 4.0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ov 10, 2017 3:39:40 PM</text:p>
          </table:table-cell>
          <table:table-cell office:value-type="string" calcext:value-type="string">
            <text:p>Jul 4, 2018 11:33:34 AM</text:p>
          </table:table-cell>
          <table:table-cell office:value-type="string" calcext:value-type="string">
            <text:p>Nov 13, 2017 4:40:48 PM</text:p>
          </table:table-cell>
          <table:table-cell office:value-type="string" calcext:value-type="string">
            <text:p>Aug 1, 2018 8:45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37" xlink:type="simple">Dúvida | Como Acessar Grid Notas Processadas Novo NF-e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ay 29, 2017 12:05:29 PM</text:p>
          </table:table-cell>
          <table:table-cell office:value-type="string" calcext:value-type="string">
            <text:p>May 29, 2017 2:26:11 PM</text:p>
          </table:table-cell>
          <table:table-cell office:value-type="string" calcext:value-type="string">
            <text:p>Jun 1, 2017 3:39:19 PM</text:p>
          </table:table-cell>
          <table:table-cell office:value-type="string" calcext:value-type="string">
            <text:p>Jun 22, 2018 3:4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9" xlink:type="simple">Dúvida | Como Imprimir Relatório ECF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eb 23, 2017 1:46:32 PM</text:p>
          </table:table-cell>
          <table:table-cell office:value-type="string" calcext:value-type="string">
            <text:p>Mar 16, 2017 9:15:57 AM</text:p>
          </table:table-cell>
          <table:table-cell office:value-type="string" calcext:value-type="string">
            <text:p>Feb 26, 2017 1:49:39 PM</text:p>
          </table:table-cell>
          <table:table-cell office:value-type="string" calcext:value-type="string">
            <text:p>Jul 30, 2018 3:30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86" xlink:type="simple">Dúvida | Como Comparar Relatório CMV X Livro Fiscal Saída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r 7, 2017 5:11:17 AM</text:p>
          </table:table-cell>
          <table:table-cell office:value-type="string" calcext:value-type="string">
            <text:p>Mar 16, 2017 9:51:20 AM</text:p>
          </table:table-cell>
          <table:table-cell office:value-type="string" calcext:value-type="string">
            <text:p>Mar 7, 2017 9:08:45 AM</text:p>
          </table:table-cell>
          <table:table-cell office:value-type="string" calcext:value-type="string">
            <text:p>Jul 26, 2018 7:47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94" xlink:type="simple">Dúvida | Como Realizar Importação Tabela 08 Classificação Tributária REINF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Apr 10, 2018 2:50:09 PM</text:p>
          </table:table-cell>
          <table:table-cell office:value-type="string" calcext:value-type="string">
            <text:p>Apr 17, 2018 12:16:50 PM</text:p>
          </table:table-cell>
          <table:table-cell office:value-type="string" calcext:value-type="string">
            <text:p>Apr 12, 2018 8:59:08 AM</text:p>
          </table:table-cell>
          <table:table-cell office:value-type="string" calcext:value-type="string">
            <text:p>Aug 1, 2018 10:0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6" xlink:type="simple">Dúvida | Como Liberar Rotina Processa Vendas Não Autorizada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eb 15, 2017 7:17:54 AM</text:p>
          </table:table-cell>
          <table:table-cell office:value-type="string" calcext:value-type="string">
            <text:p>Mar 15, 2017 5:13:12 PM</text:p>
          </table:table-cell>
          <table:table-cell office:value-type="string" calcext:value-type="string">
            <text:p>Feb 20, 2017 10:15:40 PM</text:p>
          </table:table-cell>
          <table:table-cell office:value-type="string" calcext:value-type="string">
            <text:p>Jul 26, 2018 7:01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96" xlink:type="simple">Dúvida | Como Emitir Relatório GNRE DAE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pr 11, 2017 8:37:41 AM</text:p>
          </table:table-cell>
          <table:table-cell office:value-type="string" calcext:value-type="string">
            <text:p>Apr 11, 2017 3:42:36 PM</text:p>
          </table:table-cell>
          <table:table-cell office:value-type="string" calcext:value-type="string">
            <text:p>Apr 12, 2017 4:42:10 AM</text:p>
          </table:table-cell>
          <table:table-cell office:value-type="string" calcext:value-type="string">
            <text:p>Jul 26, 2018 3:43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7" xlink:type="simple">Dúvida | Como Emitir Relatório Vendas Dia Modelo 01 Todas Lojas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ay 9, 2017 10:03:24 AM</text:p>
          </table:table-cell>
          <table:table-cell office:value-type="string" calcext:value-type="string">
            <text:p>May 9, 2017 12:50:27 PM</text:p>
          </table:table-cell>
          <table:table-cell office:value-type="string" calcext:value-type="string">
            <text:p>May 9, 2017 12:32:15 PM</text:p>
          </table:table-cell>
          <table:table-cell office:value-type="string" calcext:value-type="string">
            <text:p>Jul 26, 2018 8:1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9" xlink:type="simple">Dúvida | Como Emitir Relatório Departamentos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y 19, 2017 12:31:14 PM</text:p>
          </table:table-cell>
          <table:table-cell office:value-type="string" calcext:value-type="string">
            <text:p>May 19, 2017 12:50:52 PM</text:p>
          </table:table-cell>
          <table:table-cell office:value-type="string" calcext:value-type="string">
            <text:p>May 19, 2017 12:55:29 PM</text:p>
          </table:table-cell>
          <table:table-cell office:value-type="string" calcext:value-type="string">
            <text:p>Jul 27, 2018 11:00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66" xlink:type="simple">Dúvida | Como Emitir Relatório Faturamento X Rentabilidade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y 25, 2017 2:51:48 PM</text:p>
          </table:table-cell>
          <table:table-cell office:value-type="string" calcext:value-type="string">
            <text:p>May 26, 2017 8:37:44 AM</text:p>
          </table:table-cell>
          <table:table-cell office:value-type="string" calcext:value-type="string">
            <text:p>May 25, 2017 4:47:25 PM</text:p>
          </table:table-cell>
          <table:table-cell office:value-type="string" calcext:value-type="string">
            <text:p>Jul 26, 2018 7:23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0" xlink:type="simple">Dúvida | Como Alterar Data Movimento Nota Fiscal Entrada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un 13, 2017 10:17:36 AM</text:p>
          </table:table-cell>
          <table:table-cell office:value-type="string" calcext:value-type="string">
            <text:p>Jun 13, 2017 10:54:46 AM</text:p>
          </table:table-cell>
          <table:table-cell office:value-type="string" calcext:value-type="string">
            <text:p>Jun 13, 2017 11:23:21 AM</text:p>
          </table:table-cell>
          <table:table-cell office:value-type="string" calcext:value-type="string">
            <text:p>Jul 30, 2018 9:13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73" xlink:type="simple">Dúvida | Como Solucionar Rejeição 694 Não Informado Grupo ICMS UF Destino Novo NF-e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Jul 25, 2017 8:34:11 AM</text:p>
          </table:table-cell>
          <table:table-cell office:value-type="string" calcext:value-type="string">
            <text:p>Aug 29, 2017 10:07:12 AM</text:p>
          </table:table-cell>
          <table:table-cell office:value-type="string" calcext:value-type="string">
            <text:p>Aug 2, 2017 9:19:50 AM</text:p>
          </table:table-cell>
          <table:table-cell office:value-type="string" calcext:value-type="string">
            <text:p>Jul 27, 2018 12:41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90" xlink:type="simple">Dúvida | Como Calcular Fator Conversão Usar Cadastro Embalagens Integral?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Oct 25, 2017 10:49:54 AM</text:p>
          </table:table-cell>
          <table:table-cell office:value-type="string" calcext:value-type="string">
            <text:p>Oct 26, 2017 2:59:01 PM</text:p>
          </table:table-cell>
          <table:table-cell office:value-type="string" calcext:value-type="string">
            <text:p>Oct 25, 2017 12:15:51 PM</text:p>
          </table:table-cell>
          <table:table-cell office:value-type="string" calcext:value-type="string">
            <text:p>Jul 30, 2018 11:18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0" xlink:type="simple">Dúvida | Como Emitir Relatório Validade Produtos Modelo 39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Mar 14, 2018 2:44:00 PM</text:p>
          </table:table-cell>
          <table:table-cell office:value-type="string" calcext:value-type="string">
            <text:p>Apr 4, 2018 9:13:16 AM</text:p>
          </table:table-cell>
          <table:table-cell office:value-type="string" calcext:value-type="string">
            <text:p>Mar 15, 2018 4:27:11 PM</text:p>
          </table:table-cell>
          <table:table-cell office:value-type="string" calcext:value-type="string">
            <text:p>Jul 30, 2018 1:17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94" xlink:type="simple">Dúvida | Como Habilitar Módulos Disponíveis Novo NF-e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y 30, 2017 9:45:10 AM</text:p>
          </table:table-cell>
          <table:table-cell office:value-type="string" calcext:value-type="string">
            <text:p>May 9, 2018 1:19:24 PM</text:p>
          </table:table-cell>
          <table:table-cell office:value-type="string" calcext:value-type="string">
            <text:p>Jun 1, 2017 11:31:03 AM</text:p>
          </table:table-cell>
          <table:table-cell office:value-type="string" calcext:value-type="string">
            <text:p>Jul 26, 2018 3:1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73" xlink:type="simple">Dúvida | Como Realizar Lançamento Registros 1010 1020 SPED PIS COFINS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Dec 20, 2017 2:53:14 PM</text:p>
          </table:table-cell>
          <table:table-cell office:value-type="string" calcext:value-type="string">
            <text:p>Dec 21, 2017 9:16:34 AM</text:p>
          </table:table-cell>
          <table:table-cell office:value-type="string" calcext:value-type="string">
            <text:p>Dec 21, 2017 2:29:42 PM</text:p>
          </table:table-cell>
          <table:table-cell office:value-type="string" calcext:value-type="string">
            <text:p>Jul 29, 2018 2:02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37" xlink:type="simple">Dúvida | Como Emitir Nota Fiscal Quebra Baixando Estoque Troca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Mar 14, 2018 12:37:21 PM</text:p>
          </table:table-cell>
          <table:table-cell office:value-type="string" calcext:value-type="string">
            <text:p>Mar 16, 2018 9:15:28 AM</text:p>
          </table:table-cell>
          <table:table-cell office:value-type="string" calcext:value-type="string">
            <text:p>Mar 15, 2018 4:27:09 PM</text:p>
          </table:table-cell>
          <table:table-cell office:value-type="string" calcext:value-type="string">
            <text:p>Jul 27, 2018 12:27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77" xlink:type="simple">Dúvida | Como Emitir Relatório Balanço Patrimonial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ug 31, 2017 9:27:59 AM</text:p>
          </table:table-cell>
          <table:table-cell office:value-type="string" calcext:value-type="string">
            <text:p>Aug 31, 2017 2:04:02 PM</text:p>
          </table:table-cell>
          <table:table-cell office:value-type="string" calcext:value-type="string">
            <text:p>Aug 31, 2017 12:29:22 PM</text:p>
          </table:table-cell>
          <table:table-cell office:value-type="string" calcext:value-type="string">
            <text:p>Aug 1, 2018 1:5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00" xlink:type="simple">Manual | Emissão Nota Fiscal Contingência Off Line Integral</text:a></text:p>
          </table:table-cell>
          <table:table-cell office:value-type="float" office:value="96" calcext:value-type="float">
            <text:p>9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eb 16, 2018 3:10:54 PM</text:p>
          </table:table-cell>
          <table:table-cell office:value-type="string" calcext:value-type="string">
            <text:p>Mar 23, 2018 1:25:09 PM</text:p>
          </table:table-cell>
          <table:table-cell office:value-type="string" calcext:value-type="string">
            <text:p>Feb 19, 2018 2:27:57 PM</text:p>
          </table:table-cell>
          <table:table-cell office:value-type="string" calcext:value-type="string">
            <text:p>Jul 31, 2018 9:5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50" xlink:type="simple">Dúvida | Como Configurar Impressão Etiqueta Via Cups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ec 18, 2017 2:07:04 PM</text:p>
          </table:table-cell>
          <table:table-cell office:value-type="string" calcext:value-type="string">
            <text:p>Dec 19, 2017 9:12:34 AM</text:p>
          </table:table-cell>
          <table:table-cell office:value-type="string" calcext:value-type="string">
            <text:p>Dec 19, 2017 8:53:14 AM</text:p>
          </table:table-cell>
          <table:table-cell office:value-type="string" calcext:value-type="string">
            <text:p>Jul 26, 2018 6:55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56" xlink:type="simple">Dúvida | Como Emitir Relatório Troco Solidário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Sep 14, 2017 11:09:20 AM</text:p>
          </table:table-cell>
          <table:table-cell office:value-type="string" calcext:value-type="string">
            <text:p>Sep 19, 2017 10:58:20 AM</text:p>
          </table:table-cell>
          <table:table-cell office:value-type="string" calcext:value-type="string">
            <text:p>Sep 14, 2017 3:23:24 PM</text:p>
          </table:table-cell>
          <table:table-cell office:value-type="string" calcext:value-type="string">
            <text:p>Jul 26, 2018 3:27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03" xlink:type="simple">Dúvida | Como Cadastrar Cartão Fidelidade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v 3, 2017 12:43:34 PM</text:p>
          </table:table-cell>
          <table:table-cell office:value-type="string" calcext:value-type="string">
            <text:p>Nov 7, 2017 11:58:07 AM</text:p>
          </table:table-cell>
          <table:table-cell office:value-type="string" calcext:value-type="string">
            <text:p>Nov 6, 2017 11:32:18 AM</text:p>
          </table:table-cell>
          <table:table-cell office:value-type="string" calcext:value-type="string">
            <text:p>Jul 26, 2018 6:23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17" xlink:type="simple">Dúvida | Como Alterar Evento R1000 Informações Contribuinte REINF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May 11, 2018 10:00:47 AM</text:p>
          </table:table-cell>
          <table:table-cell office:value-type="string" calcext:value-type="string">
            <text:p>May 11, 2018 11:28:08 AM</text:p>
          </table:table-cell>
          <table:table-cell office:value-type="string" calcext:value-type="string">
            <text:p>May 12, 2018 7:11:35 AM</text:p>
          </table:table-cell>
          <table:table-cell office:value-type="string" calcext:value-type="string">
            <text:p>Jul 31, 2018 10:14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1" xlink:type="simple">Dúvida | Como Excluir Cadastro CFOP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ug 23, 2016 1:46:07 PM</text:p>
          </table:table-cell>
          <table:table-cell office:value-type="string" calcext:value-type="string">
            <text:p>Mar 7, 2017 9:49:21 AM</text:p>
          </table:table-cell>
          <table:table-cell office:value-type="string" calcext:value-type="string">
            <text:p>Feb 20, 2017 10:13:14 PM</text:p>
          </table:table-cell>
          <table:table-cell office:value-type="string" calcext:value-type="string">
            <text:p>Jul 29, 2018 5:00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7" xlink:type="simple">Dúvida | Como Imprimir Relatório Inventário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 6, 2017 6:51:32 AM</text:p>
          </table:table-cell>
          <table:table-cell office:value-type="string" calcext:value-type="string">
            <text:p>Mar 16, 2017 9:32:01 AM</text:p>
          </table:table-cell>
          <table:table-cell office:value-type="string" calcext:value-type="string">
            <text:p>Mar 7, 2017 7:04:17 PM</text:p>
          </table:table-cell>
          <table:table-cell office:value-type="string" calcext:value-type="string">
            <text:p>Aug 1, 2018 12:5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0" xlink:type="simple">Dúvida | Como Emitir Relatório Relação Estoque Modelo 39 Data Validade Produto Integral Varejo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Jun 6, 2017 4:49:39 PM</text:p>
          </table:table-cell>
          <table:table-cell office:value-type="string" calcext:value-type="string">
            <text:p>Jun 12, 2017 9:51:59 AM</text:p>
          </table:table-cell>
          <table:table-cell office:value-type="string" calcext:value-type="string">
            <text:p>Jun 6, 2017 10:29:22 PM</text:p>
          </table:table-cell>
          <table:table-cell office:value-type="string" calcext:value-type="string">
            <text:p>Jul 26, 2018 8:5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6" xlink:type="simple">Dúvida | Como Alterar Data Movimento Nota Fiscal Entrada Integral Varejo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un 13, 2017 10:58:17 AM</text:p>
          </table:table-cell>
          <table:table-cell office:value-type="string" calcext:value-type="string">
            <text:p>Jun 13, 2017 11:00:21 AM</text:p>
          </table:table-cell>
          <table:table-cell office:value-type="string" calcext:value-type="string">
            <text:p>Jun 13, 2017 12:25:55 PM</text:p>
          </table:table-cell>
          <table:table-cell office:value-type="string" calcext:value-type="string">
            <text:p>Jul 7, 2018 4:17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27" xlink:type="simple">Dúvida | Como Emitir Relatório INSS Produtor Rural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Jun 23, 2017 2:25:34 PM</text:p>
          </table:table-cell>
          <table:table-cell office:value-type="string" calcext:value-type="string">
            <text:p>Jun 23, 2017 3:18:26 PM</text:p>
          </table:table-cell>
          <table:table-cell office:value-type="string" calcext:value-type="string">
            <text:p>Jun 23, 2017 3:05:55 PM</text:p>
          </table:table-cell>
          <table:table-cell office:value-type="string" calcext:value-type="string">
            <text:p>Jul 26, 2018 8:19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97" xlink:type="simple">Dúvida | Como Incluir Evento R1000 Informações Contribuinte REINF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May 11, 2018 9:10:45 AM</text:p>
          </table:table-cell>
          <table:table-cell office:value-type="string" calcext:value-type="string">
            <text:p>May 15, 2018 12:00:21 PM</text:p>
          </table:table-cell>
          <table:table-cell office:value-type="string" calcext:value-type="string">
            <text:p>May 11, 2018 10:13:58 AM</text:p>
          </table:table-cell>
          <table:table-cell office:value-type="string" calcext:value-type="string">
            <text:p>Jul 30, 2018 8:49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72" xlink:type="simple">Dúvida | Como Desbloquear Cliente Rotina DAV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eb 10, 2017 2:32:51 PM</text:p>
          </table:table-cell>
          <table:table-cell office:value-type="string" calcext:value-type="string">
            <text:p>Mar 15, 2017 5:05:16 PM</text:p>
          </table:table-cell>
          <table:table-cell office:value-type="string" calcext:value-type="string">
            <text:p>Feb 21, 2017 1:44:02 PM</text:p>
          </table:table-cell>
          <table:table-cell office:value-type="string" calcext:value-type="string">
            <text:p>Jul 11, 2018 9:4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8" xlink:type="simple">Dúvida | Como Emitir Relatório Livro Fiscal Saída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un 13, 2017 3:07:18 PM</text:p>
          </table:table-cell>
          <table:table-cell office:value-type="string" calcext:value-type="string">
            <text:p>Jun 13, 2017 3:21:40 PM</text:p>
          </table:table-cell>
          <table:table-cell office:value-type="string" calcext:value-type="string">
            <text:p>Jun 13, 2017 9:14:56 PM</text:p>
          </table:table-cell>
          <table:table-cell office:value-type="string" calcext:value-type="string">
            <text:p>Jul 26, 2018 5:05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26" xlink:type="simple">Dúvida | Como Parametrizar Recarga Celular Contas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ep 20, 2017 4:19:09 PM</text:p>
          </table:table-cell>
          <table:table-cell office:value-type="string" calcext:value-type="string">
            <text:p>Oct 11, 2017 3:48:05 PM</text:p>
          </table:table-cell>
          <table:table-cell office:value-type="string" calcext:value-type="string">
            <text:p>Sep 21, 2017 4:07:46 PM</text:p>
          </table:table-cell>
          <table:table-cell office:value-type="string" calcext:value-type="string">
            <text:p>Aug 1, 2018 10:02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5" xlink:type="simple">Dúvida | Como Realizar Liberação Usuário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ug 19, 2016 1:08:59 PM</text:p>
          </table:table-cell>
          <table:table-cell office:value-type="string" calcext:value-type="string">
            <text:p>Mar 16, 2017 9:44:03 AM</text:p>
          </table:table-cell>
          <table:table-cell office:value-type="string" calcext:value-type="string">
            <text:p>Feb 24, 2017 1:05:05 AM</text:p>
          </table:table-cell>
          <table:table-cell office:value-type="string" calcext:value-type="string">
            <text:p>Jul 26, 2018 7:28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5" xlink:type="simple">Dúvida | Como Emitir Relatório Relação Estoque Modelo 04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un 2, 2017 12:19:19 PM</text:p>
          </table:table-cell>
          <table:table-cell office:value-type="string" calcext:value-type="string">
            <text:p>Jun 2, 2017 12:21:24 PM</text:p>
          </table:table-cell>
          <table:table-cell office:value-type="string" calcext:value-type="string">
            <text:p>Jun 3, 2017 4:12:16 PM</text:p>
          </table:table-cell>
          <table:table-cell office:value-type="string" calcext:value-type="string">
            <text:p>Aug 1, 2018 12:55:2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Produtos+Novo+Central+Integral" xlink:type="simple">Manual | Exportar Produtos Novo Central Integral</text:a></text:p>
          </table:table-cell>
          <table:table-cell office:value-type="float" office:value="92" calcext:value-type="float">
            <text:p>9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Feb 8, 2018 12:44:00 PM</text:p>
          </table:table-cell>
          <table:table-cell office:value-type="string" calcext:value-type="string">
            <text:p>Feb 16, 2018 2:29:02 PM</text:p>
          </table:table-cell>
          <table:table-cell office:value-type="string" calcext:value-type="string">
            <text:p>Feb 16, 2018 9:31:24 AM</text:p>
          </table:table-cell>
          <table:table-cell office:value-type="string" calcext:value-type="string">
            <text:p>Jul 26, 2018 8:1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11" xlink:type="simple">Dúvida | Como Instalar Client OwnCloud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ug 29, 2017 10:55:01 AM</text:p>
          </table:table-cell>
          <table:table-cell office:value-type="string" calcext:value-type="string">
            <text:p>Sep 18, 2017 9:55:51 AM</text:p>
          </table:table-cell>
          <table:table-cell office:value-type="string" calcext:value-type="string">
            <text:p>Aug 31, 2017 3:40:09 PM</text:p>
          </table:table-cell>
          <table:table-cell office:value-type="string" calcext:value-type="string">
            <text:p>Aug 1, 2018 5:44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45" xlink:type="simple">Dúvida | Como Verificar Status Retorno NF-e Cancelada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ov 30, 2017 11:43:16 AM</text:p>
          </table:table-cell>
          <table:table-cell office:value-type="string" calcext:value-type="string">
            <text:p>Nov 30, 2017 3:53:12 PM</text:p>
          </table:table-cell>
          <table:table-cell office:value-type="string" calcext:value-type="string">
            <text:p>Nov 30, 2017 2:45:03 PM</text:p>
          </table:table-cell>
          <table:table-cell office:value-type="string" calcext:value-type="string">
            <text:p>Jul 26, 2018 5:3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4" xlink:type="simple">Dúvida | Como Inserir Chave NF-e Autorizada Manualmente SPED Fiscal Integral Varejo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ay 31, 2017 9:21:14 AM</text:p>
          </table:table-cell>
          <table:table-cell office:value-type="string" calcext:value-type="string">
            <text:p>May 31, 2017 9:31:02 AM</text:p>
          </table:table-cell>
          <table:table-cell office:value-type="string" calcext:value-type="string">
            <text:p>May 31, 2017 11:56:01 AM</text:p>
          </table:table-cell>
          <table:table-cell office:value-type="string" calcext:value-type="string">
            <text:p>Jul 26, 2018 6:5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17" xlink:type="simple">Dúvida | Como Realizar Auditória Produtos Gerados Relatório Rupturas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ul 17, 2017 11:51:55 AM</text:p>
          </table:table-cell>
          <table:table-cell office:value-type="string" calcext:value-type="string">
            <text:p>Jul 19, 2017 8:34:40 AM</text:p>
          </table:table-cell>
          <table:table-cell office:value-type="string" calcext:value-type="string">
            <text:p>Jul 21, 2017 10:20:48 AM</text:p>
          </table:table-cell>
          <table:table-cell office:value-type="string" calcext:value-type="string">
            <text:p>Jul 27, 2018 8:42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7" xlink:type="simple">Dúvida | Como Identificar Layout NF-e Enviada Fornecedor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ov 8, 2017 9:28:25 AM</text:p>
          </table:table-cell>
          <table:table-cell office:value-type="string" calcext:value-type="string">
            <text:p>Jul 4, 2018 11:29:43 AM</text:p>
          </table:table-cell>
          <table:table-cell office:value-type="string" calcext:value-type="string">
            <text:p>Nov 13, 2017 3:55:25 PM</text:p>
          </table:table-cell>
          <table:table-cell office:value-type="string" calcext:value-type="string">
            <text:p>Jul 30, 2018 11:30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38" xlink:type="simple">Dúvida | Como Emitir Relatório Vendas Período Setor Grupo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ay 16, 2017 12:18:40 PM</text:p>
          </table:table-cell>
          <table:table-cell office:value-type="string" calcext:value-type="string">
            <text:p>May 16, 2017 2:44:10 PM</text:p>
          </table:table-cell>
          <table:table-cell office:value-type="string" calcext:value-type="string">
            <text:p>May 18, 2017 10:31:11 AM</text:p>
          </table:table-cell>
          <table:table-cell office:value-type="string" calcext:value-type="string">
            <text:p>Jul 23, 2018 5:01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11" xlink:type="simple">Dúvida | Como Realizar Conferência Romaneio Coletor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un 20, 2017 8:20:22 AM</text:p>
          </table:table-cell>
          <table:table-cell office:value-type="string" calcext:value-type="string">
            <text:p>Jun 20, 2017 8:46:24 AM</text:p>
          </table:table-cell>
          <table:table-cell office:value-type="string" calcext:value-type="string">
            <text:p>Jun 21, 2017 2:21:26 AM</text:p>
          </table:table-cell>
          <table:table-cell office:value-type="string" calcext:value-type="string">
            <text:p>Jul 26, 2018 4:22:4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Arquivo+TDM+Frente+Loja+Windows" xlink:type="simple">Manual | Gerar Arquivo TDM Frente Loja Windows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ug 7, 2017 10:42:51 AM</text:p>
          </table:table-cell>
          <table:table-cell office:value-type="string" calcext:value-type="string">
            <text:p>Aug 8, 2017 2:54:59 PM</text:p>
          </table:table-cell>
          <table:table-cell office:value-type="string" calcext:value-type="string">
            <text:p>Aug 8, 2017 12:07:44 PM</text:p>
          </table:table-cell>
          <table:table-cell office:value-type="string" calcext:value-type="string">
            <text:p>Jul 28, 2018 8:3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82" xlink:type="simple">Dúvida | Como Alterar Data Movimento Nota Saída Integral?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Oct 18, 2017 9:17:16 AM</text:p>
          </table:table-cell>
          <table:table-cell office:value-type="string" calcext:value-type="string">
            <text:p>Oct 25, 2017 10:34:46 AM</text:p>
          </table:table-cell>
          <table:table-cell office:value-type="string" calcext:value-type="string">
            <text:p>Oct 19, 2017 9:21:31 AM</text:p>
          </table:table-cell>
          <table:table-cell office:value-type="string" calcext:value-type="string">
            <text:p>Jul 31, 2018 6:47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92" xlink:type="simple">Manual | Cadastrar Promoções Diversas Integral Varejo</text:a></text:p>
          </table:table-cell>
          <table:table-cell office:value-type="float" office:value="89" calcext:value-type="float">
            <text:p>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Jan 31, 2018 10:25:24 AM</text:p>
          </table:table-cell>
          <table:table-cell office:value-type="string" calcext:value-type="string">
            <text:p>Jan 31, 2018 11:22:50 AM</text:p>
          </table:table-cell>
          <table:table-cell office:value-type="string" calcext:value-type="string">
            <text:p>Jan 31, 2018 1:41:49 PM</text:p>
          </table:table-cell>
          <table:table-cell office:value-type="string" calcext:value-type="string">
            <text:p>Jul 26, 2018 3:26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2" xlink:type="simple">Dúvida | Como Emitir Relatório Relação Estoque Modelo 35 PIS COFINS Integral Varejo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un 6, 2017 4:41:20 PM</text:p>
          </table:table-cell>
          <table:table-cell office:value-type="string" calcext:value-type="string">
            <text:p>Jul 17, 2018 8:46:30 AM</text:p>
          </table:table-cell>
          <table:table-cell office:value-type="string" calcext:value-type="string">
            <text:p>Jun 6, 2017 10:32:13 PM</text:p>
          </table:table-cell>
          <table:table-cell office:value-type="string" calcext:value-type="string">
            <text:p>Aug 1, 2018 12:13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27" xlink:type="simple">Dúvida | Como Emitir Relatório Relação Boletos Definido Emissão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ay 16, 2017 8:20:04 AM</text:p>
          </table:table-cell>
          <table:table-cell office:value-type="string" calcext:value-type="string">
            <text:p>May 16, 2017 9:07:02 AM</text:p>
          </table:table-cell>
          <table:table-cell office:value-type="string" calcext:value-type="string">
            <text:p>May 16, 2017 9:00:52 AM</text:p>
          </table:table-cell>
          <table:table-cell office:value-type="string" calcext:value-type="string">
            <text:p>Jul 17, 2018 9:19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9" xlink:type="simple">Dúvida | Como Emitir Relatório Resumo Operações DAMEF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n 14, 2017 9:52:01 AM</text:p>
          </table:table-cell>
          <table:table-cell office:value-type="string" calcext:value-type="string">
            <text:p>Jun 14, 2017 10:42:18 AM</text:p>
          </table:table-cell>
          <table:table-cell office:value-type="string" calcext:value-type="string">
            <text:p>Jun 14, 2017 10:57:00 AM</text:p>
          </table:table-cell>
          <table:table-cell office:value-type="string" calcext:value-type="string">
            <text:p>Jul 26, 2018 8:15:4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Clientes+Associados+Novo+Central+Integral" xlink:type="simple">Manual | Vincular Clientes Associados Novo Central Integral</text:a></text:p>
          </table:table-cell>
          <table:table-cell office:value-type="float" office:value="88" calcext:value-type="float">
            <text:p>8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Feb 8, 2018 11:15:19 AM</text:p>
          </table:table-cell>
          <table:table-cell office:value-type="string" calcext:value-type="string">
            <text:p>Feb 16, 2018 2:26:13 PM</text:p>
          </table:table-cell>
          <table:table-cell office:value-type="string" calcext:value-type="string">
            <text:p>Feb 16, 2018 10:44:44 AM</text:p>
          </table:table-cell>
          <table:table-cell office:value-type="string" calcext:value-type="string">
            <text:p>Jul 26, 2018 8:14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00" xlink:type="simple">Dúvida | Como Emitir Relatório Vendas Hora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r 31, 2017 9:58:38 AM</text:p>
          </table:table-cell>
          <table:table-cell office:value-type="string" calcext:value-type="string">
            <text:p>Mar 31, 2017 11:15:28 AM</text:p>
          </table:table-cell>
          <table:table-cell office:value-type="string" calcext:value-type="string">
            <text:p>Mar 31, 2017 11:25:22 PM</text:p>
          </table:table-cell>
          <table:table-cell office:value-type="string" calcext:value-type="string">
            <text:p>Jul 24, 2018 10:49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36" xlink:type="simple">Manual | Configurar Alíquota ICMS Estado Destino Integral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Aug 17, 2017 2:39:40 PM</text:p>
          </table:table-cell>
          <table:table-cell office:value-type="string" calcext:value-type="string">
            <text:p>Aug 25, 2017 12:21:01 PM</text:p>
          </table:table-cell>
          <table:table-cell office:value-type="string" calcext:value-type="string">
            <text:p>Aug 28, 2017 9:10:26 AM</text:p>
          </table:table-cell>
          <table:table-cell office:value-type="string" calcext:value-type="string">
            <text:p>Jul 31, 2018 3:13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45" xlink:type="simple">Dúvida | Como Emitir Relatório Curva ABC Venda Setor Grupo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ov 7, 2017 10:04:09 AM</text:p>
          </table:table-cell>
          <table:table-cell office:value-type="string" calcext:value-type="string">
            <text:p>Nov 7, 2017 11:52:03 AM</text:p>
          </table:table-cell>
          <table:table-cell office:value-type="string" calcext:value-type="string">
            <text:p>Nov 7, 2017 11:45:36 AM</text:p>
          </table:table-cell>
          <table:table-cell office:value-type="string" calcext:value-type="string">
            <text:p>Jul 26, 2018 6:55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04" xlink:type="simple">Dúvida | Como Emitir Relatório Relação Estoque Modelo 40 Data Validade Produto Integral?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pr 6, 2018 11:16:37 AM</text:p>
          </table:table-cell>
          <table:table-cell office:value-type="string" calcext:value-type="string">
            <text:p>Apr 6, 2018 11:58:09 AM</text:p>
          </table:table-cell>
          <table:table-cell office:value-type="string" calcext:value-type="string">
            <text:p>Apr 6, 2018 11:56:48 AM</text:p>
          </table:table-cell>
          <table:table-cell office:value-type="string" calcext:value-type="string">
            <text:p>Jul 29, 2018 3:54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62" xlink:type="simple">Dúvida | Como Emitir Relatório Compras ST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ay 19, 2017 8:54:07 AM</text:p>
          </table:table-cell>
          <table:table-cell office:value-type="string" calcext:value-type="string">
            <text:p>May 19, 2017 10:04:15 AM</text:p>
          </table:table-cell>
          <table:table-cell office:value-type="string" calcext:value-type="string">
            <text:p>May 20, 2017 6:59:44 PM</text:p>
          </table:table-cell>
          <table:table-cell office:value-type="string" calcext:value-type="string">
            <text:p>Jul 26, 2018 7:2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81" xlink:type="simple">Dúvida | Como Emitir Relatório Fechamento Caixa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p 22, 2017 2:57:49 PM</text:p>
          </table:table-cell>
          <table:table-cell office:value-type="string" calcext:value-type="string">
            <text:p>Sep 25, 2017 10:05:33 AM</text:p>
          </table:table-cell>
          <table:table-cell office:value-type="string" calcext:value-type="string">
            <text:p>Sep 25, 2017 3:14:01 PM</text:p>
          </table:table-cell>
          <table:table-cell office:value-type="string" calcext:value-type="string">
            <text:p>Jul 27, 2018 11:39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62" xlink:type="simple">Dúvida | Como Emitir Relatório Itens Não Movimentados Modelo 01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Jan 22, 2018 11:53:40 AM</text:p>
          </table:table-cell>
          <table:table-cell office:value-type="string" calcext:value-type="string">
            <text:p>Jan 23, 2018 4:32:27 PM</text:p>
          </table:table-cell>
          <table:table-cell office:value-type="string" calcext:value-type="string">
            <text:p>Jan 23, 2018 4:30:49 PM</text:p>
          </table:table-cell>
          <table:table-cell office:value-type="string" calcext:value-type="string">
            <text:p>Jul 26, 2018 3:26:3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Contra+Vales+Vasilhame+Integral" xlink:type="simple">Manual | Gerar Contra Vales Vasilhame Integral</text:a></text:p>
          </table:table-cell>
          <table:table-cell office:value-type="float" office:value="86" calcext:value-type="float">
            <text:p>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ec 21, 2017 9:43:46 AM</text:p>
          </table:table-cell>
          <table:table-cell office:value-type="string" calcext:value-type="string">
            <text:p>Jan 10, 2018 2:28:38 PM</text:p>
          </table:table-cell>
          <table:table-cell office:value-type="string" calcext:value-type="string">
            <text:p>Dec 26, 2017 9:08:23 AM</text:p>
          </table:table-cell>
          <table:table-cell office:value-type="string" calcext:value-type="string">
            <text:p>Jul 27, 2018 4:33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24" xlink:type="simple">Dúvida | Como Exibir Relatório Inventário Tela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r 6, 2017 6:20:43 AM</text:p>
          </table:table-cell>
          <table:table-cell office:value-type="string" calcext:value-type="string">
            <text:p>Mar 16, 2017 9:26:25 AM</text:p>
          </table:table-cell>
          <table:table-cell office:value-type="string" calcext:value-type="string">
            <text:p>Mar 7, 2017 7:06:07 PM</text:p>
          </table:table-cell>
          <table:table-cell office:value-type="string" calcext:value-type="string">
            <text:p>Jul 26, 2018 4:43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8" xlink:type="simple">Dúvida | Como Emitir Relatório Relação Estoque Modelo 01 Integral Varejo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un 6, 2017 8:50:46 AM</text:p>
          </table:table-cell>
          <table:table-cell office:value-type="string" calcext:value-type="string">
            <text:p>Jun 6, 2017 9:51:05 AM</text:p>
          </table:table-cell>
          <table:table-cell office:value-type="string" calcext:value-type="string">
            <text:p>Jun 7, 2017 2:46:51 PM</text:p>
          </table:table-cell>
          <table:table-cell office:value-type="string" calcext:value-type="string">
            <text:p>Jul 26, 2018 7:59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07" xlink:type="simple">Dúvida | Como Corrigir Rejeição NF-e Clientes Campo Bairro Inválido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ul 5, 2017 2:53:25 PM</text:p>
          </table:table-cell>
          <table:table-cell office:value-type="string" calcext:value-type="string">
            <text:p>Jul 7, 2017 10:12:44 AM</text:p>
          </table:table-cell>
          <table:table-cell office:value-type="string" calcext:value-type="string">
            <text:p>Jul 6, 2017 10:45:10 AM</text:p>
          </table:table-cell>
          <table:table-cell office:value-type="string" calcext:value-type="string">
            <text:p>Jul 26, 2018 6:38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86" xlink:type="simple">Dúvida | Como Realizar Vinculação Contas Apuração CMV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ug 2, 2017 10:39:55 AM</text:p>
          </table:table-cell>
          <table:table-cell office:value-type="string" calcext:value-type="string">
            <text:p>Aug 8, 2017 11:36:20 AM</text:p>
          </table:table-cell>
          <table:table-cell office:value-type="string" calcext:value-type="string">
            <text:p>Aug 7, 2017 2:14:20 PM</text:p>
          </table:table-cell>
          <table:table-cell office:value-type="string" calcext:value-type="string">
            <text:p>Jul 30, 2018 2:06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33" xlink:type="simple">Dúvida | Como Realizar Manutenção Pesquisa Preços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Oct 26, 2017 3:47:07 PM</text:p>
          </table:table-cell>
          <table:table-cell office:value-type="string" calcext:value-type="string">
            <text:p>Jan 17, 2018 2:11:56 PM</text:p>
          </table:table-cell>
          <table:table-cell office:value-type="string" calcext:value-type="string">
            <text:p>Oct 26, 2017 10:55:47 PM</text:p>
          </table:table-cell>
          <table:table-cell office:value-type="string" calcext:value-type="string">
            <text:p>Aug 1, 2018 9:49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04" xlink:type="simple">Dúvida | Como Realizar Ajuste Itens SPED Fiscal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Mar 5, 2018 2:36:21 PM</text:p>
          </table:table-cell>
          <table:table-cell office:value-type="string" calcext:value-type="string">
            <text:p>Apr 3, 2018 2:59:40 PM</text:p>
          </table:table-cell>
          <table:table-cell office:value-type="string" calcext:value-type="string">
            <text:p>Mar 8, 2018 2:48:05 PM</text:p>
          </table:table-cell>
          <table:table-cell office:value-type="string" calcext:value-type="string">
            <text:p>Jul 30, 2018 5:17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62" xlink:type="simple">Dúvida | Como Saber Layout Arquivo Produtos Cadastro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ug 30, 2017 11:13:26 AM</text:p>
          </table:table-cell>
          <table:table-cell office:value-type="string" calcext:value-type="string">
            <text:p>Aug 30, 2017 11:59:25 AM</text:p>
          </table:table-cell>
          <table:table-cell office:value-type="string" calcext:value-type="string">
            <text:p>Aug 30, 2017 11:46:06 AM</text:p>
          </table:table-cell>
          <table:table-cell office:value-type="string" calcext:value-type="string">
            <text:p>Jul 26, 2018 7:01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53" xlink:type="simple">Dúvida | Como Exibir Relatório Acerto Movimento Tela Integral?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Sep 1, 2016 1:20:04 PM</text:p>
          </table:table-cell>
          <table:table-cell office:value-type="string" calcext:value-type="string">
            <text:p>Mar 6, 2017 8:41:56 AM</text:p>
          </table:table-cell>
          <table:table-cell office:value-type="string" calcext:value-type="string">
            <text:p>Feb 20, 2017 12:25:18 PM</text:p>
          </table:table-cell>
          <table:table-cell office:value-type="string" calcext:value-type="string">
            <text:p>Jul 26, 2018 7:1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49" xlink:type="simple">Dúvida | Como Emitir Pedido Venda Usuário Itens Sem Estoque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Oct 10, 2017 10:42:06 AM</text:p>
          </table:table-cell>
          <table:table-cell office:value-type="string" calcext:value-type="string">
            <text:p>Oct 10, 2017 11:24:46 AM</text:p>
          </table:table-cell>
          <table:table-cell office:value-type="string" calcext:value-type="string">
            <text:p>Oct 10, 2017 11:42:48 AM</text:p>
          </table:table-cell>
          <table:table-cell office:value-type="string" calcext:value-type="string">
            <text:p>Jul 26, 2018 8:19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14" xlink:type="simple">Dúvida | Como Definir Parâmetro Preços Iguais Pesquisa Preços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Oct 26, 2017 11:26:25 AM</text:p>
          </table:table-cell>
          <table:table-cell office:value-type="string" calcext:value-type="string">
            <text:p>Oct 27, 2017 1:01:21 PM</text:p>
          </table:table-cell>
          <table:table-cell office:value-type="string" calcext:value-type="string">
            <text:p>Oct 26, 2017 2:22:01 PM</text:p>
          </table:table-cell>
          <table:table-cell office:value-type="string" calcext:value-type="string">
            <text:p>Aug 1, 2018 9:48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12" xlink:type="simple">Dúvida | Como Corrigir Rejeição 703 Novo NF-e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Oct 18, 2017 12:32:36 PM</text:p>
          </table:table-cell>
          <table:table-cell office:value-type="string" calcext:value-type="string">
            <text:p>Oct 19, 2017 9:25:49 AM</text:p>
          </table:table-cell>
          <table:table-cell office:value-type="string" calcext:value-type="string">
            <text:p>Oct 18, 2017 2:22:07 PM</text:p>
          </table:table-cell>
          <table:table-cell office:value-type="string" calcext:value-type="string">
            <text:p>Jul 26, 2018 7:11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51" xlink:type="simple">Dúvida | Como Emitir Relatório Operadores Caixa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ay 18, 2017 3:24:36 PM</text:p>
          </table:table-cell>
          <table:table-cell office:value-type="string" calcext:value-type="string">
            <text:p>May 18, 2017 3:45:52 PM</text:p>
          </table:table-cell>
          <table:table-cell office:value-type="string" calcext:value-type="string">
            <text:p>May 18, 2017 5:14:42 PM</text:p>
          </table:table-cell>
          <table:table-cell office:value-type="string" calcext:value-type="string">
            <text:p>Jul 30, 2018 8:1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04" xlink:type="simple">Dúvida | Como Consultar Dedo Duro Vinculação Conta Contábil CFOP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ec 1, 2017 3:28:17 PM</text:p>
          </table:table-cell>
          <table:table-cell office:value-type="string" calcext:value-type="string">
            <text:p>Dec 4, 2017 4:09:02 PM</text:p>
          </table:table-cell>
          <table:table-cell office:value-type="string" calcext:value-type="string">
            <text:p>Dec 1, 2017 7:40:09 PM</text:p>
          </table:table-cell>
          <table:table-cell office:value-type="string" calcext:value-type="string">
            <text:p>Jul 29, 2018 3:34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28" xlink:type="simple">Dúvida | Como Identificar Vinculação Produto TEF Modalidade Venda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Dec 11, 2017 2:26:09 PM</text:p>
          </table:table-cell>
          <table:table-cell office:value-type="string" calcext:value-type="string">
            <text:p>Dec 19, 2017 9:28:56 AM</text:p>
          </table:table-cell>
          <table:table-cell office:value-type="string" calcext:value-type="string">
            <text:p>Dec 19, 2017 9:28:22 AM</text:p>
          </table:table-cell>
          <table:table-cell office:value-type="string" calcext:value-type="string">
            <text:p>Jul 26, 2018 3:27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18" xlink:type="simple">Dúvida | Como Cadastrar Operadora Celular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p 20, 2017 2:07:43 PM</text:p>
          </table:table-cell>
          <table:table-cell office:value-type="string" calcext:value-type="string">
            <text:p>Sep 26, 2017 2:45:52 PM</text:p>
          </table:table-cell>
          <table:table-cell office:value-type="string" calcext:value-type="string">
            <text:p>Sep 21, 2017 4:08:43 PM</text:p>
          </table:table-cell>
          <table:table-cell office:value-type="string" calcext:value-type="string">
            <text:p>Jul 28, 2018 6:59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1" xlink:type="simple">Dúvida | Como Retornar Produtos Excluídos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Jan 16, 2018 9:57:02 AM</text:p>
          </table:table-cell>
          <table:table-cell office:value-type="string" calcext:value-type="string">
            <text:p>Apr 26, 2018 11:27:31 AM</text:p>
          </table:table-cell>
          <table:table-cell office:value-type="string" calcext:value-type="string">
            <text:p>Jan 16, 2018 11:28:38 AM</text:p>
          </table:table-cell>
          <table:table-cell office:value-type="string" calcext:value-type="string">
            <text:p>Jul 27, 2018 7:40:3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Clientes+Novo+Central+Integral" xlink:type="simple">Manual | Exportar Clientes Novo Central Integral</text:a></text:p>
          </table:table-cell>
          <table:table-cell office:value-type="float" office:value="82" calcext:value-type="float">
            <text:p>8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Feb 8, 2018 10:37:59 AM</text:p>
          </table:table-cell>
          <table:table-cell office:value-type="string" calcext:value-type="string">
            <text:p>Feb 16, 2018 2:17:30 PM</text:p>
          </table:table-cell>
          <table:table-cell office:value-type="string" calcext:value-type="string">
            <text:p>Feb 16, 2018 10:47:24 AM</text:p>
          </table:table-cell>
          <table:table-cell office:value-type="string" calcext:value-type="string">
            <text:p>Jul 26, 2018 8:18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53" xlink:type="simple">Manual | Correção Envio NFC-e Contingência Integral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Feb 19, 2018 3:27:16 PM</text:p>
          </table:table-cell>
          <table:table-cell office:value-type="string" calcext:value-type="string">
            <text:p>Apr 11, 2018 10:01:03 AM</text:p>
          </table:table-cell>
          <table:table-cell office:value-type="string" calcext:value-type="string">
            <text:p>Feb 21, 2018 9:46:25 AM</text:p>
          </table:table-cell>
          <table:table-cell office:value-type="string" calcext:value-type="string">
            <text:p>Jul 31, 2018 2:31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92" xlink:type="simple">Dúvida | Como Emitir Relatório Códigos Observação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y 8, 2017 10:57:22 AM</text:p>
          </table:table-cell>
          <table:table-cell office:value-type="string" calcext:value-type="string">
            <text:p>May 8, 2017 11:46:46 AM</text:p>
          </table:table-cell>
          <table:table-cell office:value-type="string" calcext:value-type="string">
            <text:p>May 9, 2017 9:49:48 AM</text:p>
          </table:table-cell>
          <table:table-cell office:value-type="string" calcext:value-type="string">
            <text:p>Jul 30, 2018 2:54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39" xlink:type="simple">Dúvida | Como Emitir Relatório Relação Estoque Modelo 01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un 2, 2017 8:52:45 AM</text:p>
          </table:table-cell>
          <table:table-cell office:value-type="string" calcext:value-type="string">
            <text:p>Jun 2, 2017 11:38:30 AM</text:p>
          </table:table-cell>
          <table:table-cell office:value-type="string" calcext:value-type="string">
            <text:p>Jun 2, 2017 11:27:01 AM</text:p>
          </table:table-cell>
          <table:table-cell office:value-type="string" calcext:value-type="string">
            <text:p>Aug 1, 2018 12:55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3" xlink:type="simple">Dúvida | Como Visualizar Notas Fiscais Coligadas Relatório Vendas Dia Integral?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Jun 5, 2017 4:14:30 PM</text:p>
          </table:table-cell>
          <table:table-cell office:value-type="string" calcext:value-type="string">
            <text:p>Jun 9, 2017 12:44:39 PM</text:p>
          </table:table-cell>
          <table:table-cell office:value-type="string" calcext:value-type="string">
            <text:p>Jun 5, 2017 5:00:23 PM</text:p>
          </table:table-cell>
          <table:table-cell office:value-type="string" calcext:value-type="string">
            <text:p>Jul 27, 2018 4:41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30" xlink:type="simple">Dúvida | Como Corrigir Rejeição NF-e Fornecedores Campo Bairro Inválido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ul 6, 2017 11:52:54 AM</text:p>
          </table:table-cell>
          <table:table-cell office:value-type="string" calcext:value-type="string">
            <text:p>Jul 7, 2017 10:11:13 AM</text:p>
          </table:table-cell>
          <table:table-cell office:value-type="string" calcext:value-type="string">
            <text:p>Jul 6, 2017 3:25:18 PM</text:p>
          </table:table-cell>
          <table:table-cell office:value-type="string" calcext:value-type="string">
            <text:p>Jul 26, 2018 8:15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39" xlink:type="simple">Dúvida | Como Configurar Parâmetros CFOP's Apuração CMV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ug 8, 2017 9:34:03 AM</text:p>
          </table:table-cell>
          <table:table-cell office:value-type="string" calcext:value-type="string">
            <text:p>Aug 8, 2017 12:10:12 PM</text:p>
          </table:table-cell>
          <table:table-cell office:value-type="string" calcext:value-type="string">
            <text:p>Aug 8, 2017 10:34:59 AM</text:p>
          </table:table-cell>
          <table:table-cell office:value-type="string" calcext:value-type="string">
            <text:p>Jul 26, 2018 6:0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36" xlink:type="simple">Dúvida | Como Consultar Pedido Venda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Feb 15, 2018 10:07:42 AM</text:p>
          </table:table-cell>
          <table:table-cell office:value-type="string" calcext:value-type="string">
            <text:p>Mar 16, 2018 4:01:34 PM</text:p>
          </table:table-cell>
          <table:table-cell office:value-type="string" calcext:value-type="string">
            <text:p>Feb 16, 2018 9:05:24 AM</text:p>
          </table:table-cell>
          <table:table-cell office:value-type="string" calcext:value-type="string">
            <text:p>Jul 27, 2018 3:34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5" xlink:type="simple">Dúvida | Como Parametrizar Devolução Vendas PDV Integral?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Jan 17, 2018 4:58:16 PM</text:p>
          </table:table-cell>
          <table:table-cell office:value-type="string" calcext:value-type="string">
            <text:p>Jan 18, 2018 2:29:08 PM</text:p>
          </table:table-cell>
          <table:table-cell office:value-type="string" calcext:value-type="string">
            <text:p>Jan 18, 2018 10:30:44 PM</text:p>
          </table:table-cell>
          <table:table-cell office:value-type="string" calcext:value-type="string">
            <text:p>Jul 26, 2018 12:12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69" xlink:type="simple">Atualização | Gerar Registro J150 Arquivo ECD Contábil Integra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Feb 5, 2018 10:12:41 AM</text:p>
          </table:table-cell>
          <table:table-cell office:value-type="string" calcext:value-type="string">
            <text:p>May 15, 2018 9:24:45 AM</text:p>
          </table:table-cell>
          <table:table-cell office:value-type="string" calcext:value-type="string">
            <text:p>Feb 6, 2018 4:01:34 PM</text:p>
          </table:table-cell>
          <table:table-cell office:value-type="string" calcext:value-type="string">
            <text:p>Jul 26, 2018 3:19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57" xlink:type="simple">Dúvida | Como Transferir Estoque Depósito Troca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ar 14, 2018 3:22:35 PM</text:p>
          </table:table-cell>
          <table:table-cell office:value-type="string" calcext:value-type="string">
            <text:p>Jun 8, 2018 12:59:22 PM</text:p>
          </table:table-cell>
          <table:table-cell office:value-type="string" calcext:value-type="string">
            <text:p>Mar 15, 2018 4:28:11 PM</text:p>
          </table:table-cell>
          <table:table-cell office:value-type="string" calcext:value-type="string">
            <text:p>Jul 26, 2018 3:22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28" xlink:type="simple">Dúvida | Como Configurar Fornecedor Gerar Evento R2010 Serviços Tomados REINF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Apr 18, 2018 2:22:47 PM</text:p>
          </table:table-cell>
          <table:table-cell office:value-type="string" calcext:value-type="string">
            <text:p>Jun 8, 2018 2:19:58 PM</text:p>
          </table:table-cell>
          <table:table-cell office:value-type="string" calcext:value-type="string">
            <text:p>Apr 19, 2018 4:16:23 PM</text:p>
          </table:table-cell>
          <table:table-cell office:value-type="string" calcext:value-type="string">
            <text:p>Aug 1, 2018 5:07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6" xlink:type="simple">Dúvida | Como Emitir Relatório Setores Grupos Integral?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May 19, 2017 11:35:21 AM</text:p>
          </table:table-cell>
          <table:table-cell office:value-type="string" calcext:value-type="string">
            <text:p>May 19, 2017 12:44:47 PM</text:p>
          </table:table-cell>
          <table:table-cell office:value-type="string" calcext:value-type="string">
            <text:p>May 19, 2017 12:54:56 PM</text:p>
          </table:table-cell>
          <table:table-cell office:value-type="string" calcext:value-type="string">
            <text:p>Jul 26, 2018 7:47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85" xlink:type="simple">Dúvida | Como Cadastrar Operador Caixa Integral?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May 17, 2017 11:02:16 AM</text:p>
          </table:table-cell>
          <table:table-cell office:value-type="string" calcext:value-type="string">
            <text:p>Feb 27, 2018 11:29:11 AM</text:p>
          </table:table-cell>
          <table:table-cell office:value-type="string" calcext:value-type="string">
            <text:p>Feb 26, 2018 2:36:53 PM</text:p>
          </table:table-cell>
          <table:table-cell office:value-type="string" calcext:value-type="string">
            <text:p>Jul 26, 2018 5:46:1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Transportadora+Integral" xlink:type="simple">Manual | Vincular Transportadora Integral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ug 9, 2017 11:09:17 AM</text:p>
          </table:table-cell>
          <table:table-cell office:value-type="string" calcext:value-type="string">
            <text:p>Aug 16, 2017 10:32:10 AM</text:p>
          </table:table-cell>
          <table:table-cell office:value-type="string" calcext:value-type="string">
            <text:p>Aug 9, 2017 4:06:25 PM</text:p>
          </table:table-cell>
          <table:table-cell office:value-type="string" calcext:value-type="string">
            <text:p>Jul 26, 2018 6:1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25" xlink:type="simple">Dúvida | Como Realizar Atualização Fiscal Mapa Resumo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ug 23, 2017 3:11:12 PM</text:p>
          </table:table-cell>
          <table:table-cell office:value-type="string" calcext:value-type="string">
            <text:p>Aug 31, 2017 2:43:08 PM</text:p>
          </table:table-cell>
          <table:table-cell office:value-type="string" calcext:value-type="string">
            <text:p>Aug 24, 2017 10:49:59 AM</text:p>
          </table:table-cell>
          <table:table-cell office:value-type="string" calcext:value-type="string">
            <text:p>Jul 26, 2018 6:35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72" xlink:type="simple">Manual | Troco Solidário Integral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ep 22, 2017 9:59:29 AM</text:p>
          </table:table-cell>
          <table:table-cell office:value-type="string" calcext:value-type="string">
            <text:p>Sep 28, 2017 10:49:20 AM</text:p>
          </table:table-cell>
          <table:table-cell office:value-type="string" calcext:value-type="string">
            <text:p>Sep 28, 2017 10:47:14 AM</text:p>
          </table:table-cell>
          <table:table-cell office:value-type="string" calcext:value-type="string">
            <text:p>Jul 31, 2018 11:5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04" xlink:type="simple">Dúvida | Como Corrigir Rejeição 578 Novo NF-e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ct 18, 2017 11:22:34 AM</text:p>
          </table:table-cell>
          <table:table-cell office:value-type="string" calcext:value-type="string">
            <text:p>Oct 19, 2017 9:23:55 AM</text:p>
          </table:table-cell>
          <table:table-cell office:value-type="string" calcext:value-type="string">
            <text:p>Oct 18, 2017 2:21:32 PM</text:p>
          </table:table-cell>
          <table:table-cell office:value-type="string" calcext:value-type="string">
            <text:p>Jul 26, 2018 7:1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31" xlink:type="simple">Dúvida | Como Configurar Evento R2010 Nota Fiscal Serviços Tomados REINF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ay 4, 2018 9:47:31 AM</text:p>
          </table:table-cell>
          <table:table-cell office:value-type="string" calcext:value-type="string">
            <text:p>May 16, 2018 10:39:17 AM</text:p>
          </table:table-cell>
          <table:table-cell office:value-type="string" calcext:value-type="string">
            <text:p>May 4, 2018 1:25:12 PM</text:p>
          </table:table-cell>
          <table:table-cell office:value-type="string" calcext:value-type="string">
            <text:p>Jul 26, 2018 6:36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97" xlink:type="simple">Dúvida | Como Liberar Arquivo Bloqueado Integração Contábil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Feb 20, 2018 2:40:07 PM</text:p>
          </table:table-cell>
          <table:table-cell office:value-type="string" calcext:value-type="string">
            <text:p>Jul 5, 2018 2:57:45 PM</text:p>
          </table:table-cell>
          <table:table-cell office:value-type="string" calcext:value-type="string">
            <text:p>Feb 21, 2018 10:38:35 AM</text:p>
          </table:table-cell>
          <table:table-cell office:value-type="string" calcext:value-type="string">
            <text:p>Aug 1, 2018 9:35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52" xlink:type="simple">Dúvida | Como Alterar NCM Produto Faixa Integral Varejo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2, 2016 11:17:15 AM</text:p>
          </table:table-cell>
          <table:table-cell office:value-type="string" calcext:value-type="string">
            <text:p>Mar 16, 2017 11:00:01 AM</text:p>
          </table:table-cell>
          <table:table-cell office:value-type="string" calcext:value-type="string">
            <text:p>Feb 20, 2017 10:18:32 PM</text:p>
          </table:table-cell>
          <table:table-cell office:value-type="string" calcext:value-type="string">
            <text:p>Jul 26, 2018 6:0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03" xlink:type="simple">Dúvida | Como Alterar Cadastro ECF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1, 2016 11:10:34 AM</text:p>
          </table:table-cell>
          <table:table-cell office:value-type="string" calcext:value-type="string">
            <text:p>Mar 16, 2017 11:06:33 AM</text:p>
          </table:table-cell>
          <table:table-cell office:value-type="string" calcext:value-type="string">
            <text:p>Feb 20, 2017 10:06:57 PM</text:p>
          </table:table-cell>
          <table:table-cell office:value-type="string" calcext:value-type="string">
            <text:p>Jul 26, 2018 6:51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36" xlink:type="simple">Dúvida | Como Alterar Cadastro ECF Integral Varejo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1, 2016 12:01:47 PM</text:p>
          </table:table-cell>
          <table:table-cell office:value-type="string" calcext:value-type="string">
            <text:p>Mar 16, 2017 10:17:16 AM</text:p>
          </table:table-cell>
          <table:table-cell office:value-type="string" calcext:value-type="string">
            <text:p>Feb 20, 2017 10:06:39 PM</text:p>
          </table:table-cell>
          <table:table-cell office:value-type="string" calcext:value-type="string">
            <text:p>Jul 26, 2018 6:51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77" xlink:type="simple">Dúvida | Como Alterar Cadastro Operador Caixa Integral Varejo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n 20, 2017 3:22:34 PM</text:p>
          </table:table-cell>
          <table:table-cell office:value-type="string" calcext:value-type="string">
            <text:p>Jun 20, 2017 3:27:07 PM</text:p>
          </table:table-cell>
          <table:table-cell office:value-type="string" calcext:value-type="string">
            <text:p>Jun 21, 2017 2:19:45 AM</text:p>
          </table:table-cell>
          <table:table-cell office:value-type="string" calcext:value-type="string">
            <text:p>Jul 26, 2018 8:12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227" xlink:type="simple">Dúvida | Como Criar Usuário Acesso Mobile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ug 9, 2017 9:18:18 AM</text:p>
          </table:table-cell>
          <table:table-cell office:value-type="string" calcext:value-type="string">
            <text:p>Aug 16, 2017 9:07:42 AM</text:p>
          </table:table-cell>
          <table:table-cell office:value-type="string" calcext:value-type="string">
            <text:p>Aug 10, 2017 9:49:33 AM</text:p>
          </table:table-cell>
          <table:table-cell office:value-type="string" calcext:value-type="string">
            <text:p>Jul 31, 2018 10:03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45" xlink:type="simple">Dúvida | Como Visualizar Dados XML Novo NF-e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p 18, 2017 10:30:00 AM</text:p>
          </table:table-cell>
          <table:table-cell office:value-type="string" calcext:value-type="string">
            <text:p>Sep 18, 2017 2:28:46 PM</text:p>
          </table:table-cell>
          <table:table-cell office:value-type="string" calcext:value-type="string">
            <text:p>Sep 18, 2017 1:04:04 PM</text:p>
          </table:table-cell>
          <table:table-cell office:value-type="string" calcext:value-type="string">
            <text:p>Jul 26, 2018 7:04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57" xlink:type="simple">Dúvida | Como Emitir Relatório Contribuições PIS COFINS Exclusão ICMS Base Cálculo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c 20, 2017 9:12:08 AM</text:p>
          </table:table-cell>
          <table:table-cell office:value-type="string" calcext:value-type="string">
            <text:p>Dec 21, 2017 11:31:30 AM</text:p>
          </table:table-cell>
          <table:table-cell office:value-type="string" calcext:value-type="string">
            <text:p>Dec 21, 2017 12:59:15 PM</text:p>
          </table:table-cell>
          <table:table-cell office:value-type="string" calcext:value-type="string">
            <text:p>Jul 27, 2018 3:45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01" xlink:type="simple">Dúvida | Como Reconfigurar Tira Teima Linux?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Mar 3, 2017 12:14:37 PM</text:p>
          </table:table-cell>
          <table:table-cell office:value-type="string" calcext:value-type="string">
            <text:p>Mar 3, 2017 1:07:18 PM</text:p>
          </table:table-cell>
          <table:table-cell office:value-type="string" calcext:value-type="string">
            <text:p>Mar 7, 2017 7:20:15 PM</text:p>
          </table:table-cell>
          <table:table-cell office:value-type="string" calcext:value-type="string">
            <text:p>Jul 26, 2018 6:14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12" xlink:type="simple">Dúvida | Como Emitir Relatório Vendas Hora Integral Varejo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r 31, 2017 10:53:56 AM</text:p>
          </table:table-cell>
          <table:table-cell office:value-type="string" calcext:value-type="string">
            <text:p>Mar 31, 2017 11:14:34 AM</text:p>
          </table:table-cell>
          <table:table-cell office:value-type="string" calcext:value-type="string">
            <text:p>Mar 31, 2017 11:25:42 PM</text:p>
          </table:table-cell>
          <table:table-cell office:value-type="string" calcext:value-type="string">
            <text:p>Jul 24, 2018 9:02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79" xlink:type="simple">Dúvida | Como Emitir Relatório Notas Fiscais Empresas Coligadas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Jun 8, 2017 11:47:56 AM</text:p>
          </table:table-cell>
          <table:table-cell office:value-type="string" calcext:value-type="string">
            <text:p>Jun 9, 2017 11:01:20 AM</text:p>
          </table:table-cell>
          <table:table-cell office:value-type="string" calcext:value-type="string">
            <text:p>Jun 9, 2017 9:06:22 AM</text:p>
          </table:table-cell>
          <table:table-cell office:value-type="string" calcext:value-type="string">
            <text:p>Jul 26, 2018 5:06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1" xlink:type="simple">Dúvida | Como Liberar Acesso Conta Bancária Usuário Efetuar Baixas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un 14, 2017 2:35:07 PM</text:p>
          </table:table-cell>
          <table:table-cell office:value-type="string" calcext:value-type="string">
            <text:p>Sep 20, 2017 12:00:42 PM</text:p>
          </table:table-cell>
          <table:table-cell office:value-type="string" calcext:value-type="string">
            <text:p>Jun 14, 2017 2:49:28 PM</text:p>
          </table:table-cell>
          <table:table-cell office:value-type="string" calcext:value-type="string">
            <text:p>Jul 26, 2018 8:1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25" xlink:type="simple">Dúvida | Como Resolver Problema Data Entrada Ultrapassar Quantidade Dias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ul 26, 2017 2:34:33 PM</text:p>
          </table:table-cell>
          <table:table-cell office:value-type="string" calcext:value-type="string">
            <text:p>Jul 27, 2017 10:49:28 AM</text:p>
          </table:table-cell>
          <table:table-cell office:value-type="string" calcext:value-type="string">
            <text:p>Jul 26, 2017 4:03:49 PM</text:p>
          </table:table-cell>
          <table:table-cell office:value-type="string" calcext:value-type="string">
            <text:p>Jul 26, 2018 8:15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24" xlink:type="simple">Dúvida | Como Funciona Campo Grupo Gestão Filiais Novo Erp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Mar 20, 2018 2:06:19 PM</text:p>
          </table:table-cell>
          <table:table-cell office:value-type="string" calcext:value-type="string">
            <text:p>Mar 26, 2018 9:21:21 AM</text:p>
          </table:table-cell>
          <table:table-cell office:value-type="string" calcext:value-type="string">
            <text:p>Mar 20, 2018 4:04:18 PM</text:p>
          </table:table-cell>
          <table:table-cell office:value-type="string" calcext:value-type="string">
            <text:p>Jul 31, 2018 2:3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95" xlink:type="simple">Dúvida | Como Funciona Gravação Dados Rastreabilidade Produto NF-e Entrada Versão 4.0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ov 9, 2017 9:45:26 AM</text:p>
          </table:table-cell>
          <table:table-cell office:value-type="string" calcext:value-type="string">
            <text:p>Jul 4, 2018 11:27:21 AM</text:p>
          </table:table-cell>
          <table:table-cell office:value-type="string" calcext:value-type="string">
            <text:p>Nov 13, 2017 4:35:18 PM</text:p>
          </table:table-cell>
          <table:table-cell office:value-type="string" calcext:value-type="string">
            <text:p>Jul 26, 2018 9:1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71" xlink:type="simple">Dúvida | Como Alterar Perfil Nível Cadastro Usuário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ug 24, 2016 5:20:56 PM</text:p>
          </table:table-cell>
          <table:table-cell office:value-type="string" calcext:value-type="string">
            <text:p>Jun 21, 2017 10:39:17 AM</text:p>
          </table:table-cell>
          <table:table-cell office:value-type="string" calcext:value-type="string">
            <text:p>Feb 24, 2017 8:48:31 AM</text:p>
          </table:table-cell>
          <table:table-cell office:value-type="string" calcext:value-type="string">
            <text:p>Jul 26, 2018 8:16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1" xlink:type="simple">Dúvida | Como Emitir Relatório Lista Preço Modelo 18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p 12, 2016 11:20:28 AM</text:p>
          </table:table-cell>
          <table:table-cell office:value-type="string" calcext:value-type="string">
            <text:p>Jun 8, 2017 11:27:12 AM</text:p>
          </table:table-cell>
          <table:table-cell office:value-type="string" calcext:value-type="string">
            <text:p>Feb 25, 2017 6:30:53 AM</text:p>
          </table:table-cell>
          <table:table-cell office:value-type="string" calcext:value-type="string">
            <text:p>Jul 25, 2018 4:58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3" xlink:type="simple">Dúvida | Como Emitir Relatório Lista Preço Modelo 20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p 12, 2016 11:36:48 AM</text:p>
          </table:table-cell>
          <table:table-cell office:value-type="string" calcext:value-type="string">
            <text:p>Jun 8, 2017 11:31:14 AM</text:p>
          </table:table-cell>
          <table:table-cell office:value-type="string" calcext:value-type="string">
            <text:p>Feb 24, 2017 1:04:01 AM</text:p>
          </table:table-cell>
          <table:table-cell office:value-type="string" calcext:value-type="string">
            <text:p>Jul 26, 2018 5:36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07" xlink:type="simple">Dúvida | Como Identificar Produtos Incidência PIS COFINS Rotina Alteração Preço Entrada Nota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y 22, 2017 12:34:53 PM</text:p>
          </table:table-cell>
          <table:table-cell office:value-type="string" calcext:value-type="string">
            <text:p>Feb 1, 2018 4:26:05 PM</text:p>
          </table:table-cell>
          <table:table-cell office:value-type="string" calcext:value-type="string">
            <text:p>May 22, 2017 2:49:20 PM</text:p>
          </table:table-cell>
          <table:table-cell office:value-type="string" calcext:value-type="string">
            <text:p>Aug 1, 2018 12:55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03" xlink:type="simple">Dúvida | Como Cadastrar Usuário Novo NF-e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y 30, 2017 10:13:29 AM</text:p>
          </table:table-cell>
          <table:table-cell office:value-type="string" calcext:value-type="string">
            <text:p>Jun 1, 2017 10:08:03 AM</text:p>
          </table:table-cell>
          <table:table-cell office:value-type="string" calcext:value-type="string">
            <text:p>Jun 1, 2017 3:40:57 PM</text:p>
          </table:table-cell>
          <table:table-cell office:value-type="string" calcext:value-type="string">
            <text:p>Jul 31, 2018 4:2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61" xlink:type="simple">Dúvida | Como Resolver Problema Data Entrada Ultrapassar Quantidade Dias Integral Varejo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ul 27, 2017 9:23:43 AM</text:p>
          </table:table-cell>
          <table:table-cell office:value-type="string" calcext:value-type="string">
            <text:p>Jul 27, 2017 10:45:27 AM</text:p>
          </table:table-cell>
          <table:table-cell office:value-type="string" calcext:value-type="string">
            <text:p>Jul 27, 2017 9:54:58 AM</text:p>
          </table:table-cell>
          <table:table-cell office:value-type="string" calcext:value-type="string">
            <text:p>Aug 1, 2018 9:5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69" xlink:type="simple">Dúvida | Como Emitir Relatório Contribuição Marginal Apuração CMV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ug 8, 2017 11:24:27 AM</text:p>
          </table:table-cell>
          <table:table-cell office:value-type="string" calcext:value-type="string">
            <text:p>Aug 8, 2017 11:46:14 AM</text:p>
          </table:table-cell>
          <table:table-cell office:value-type="string" calcext:value-type="string">
            <text:p>Aug 9, 2017 8:55:54 AM</text:p>
          </table:table-cell>
          <table:table-cell office:value-type="string" calcext:value-type="string">
            <text:p>Jul 26, 2018 7:49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26" xlink:type="simple">Dúvida | Como Consultar Cupons Troco Solidário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ep 13, 2017 10:53:04 AM</text:p>
          </table:table-cell>
          <table:table-cell office:value-type="string" calcext:value-type="string">
            <text:p>Sep 14, 2017 2:59:17 PM</text:p>
          </table:table-cell>
          <table:table-cell office:value-type="string" calcext:value-type="string">
            <text:p>Sep 13, 2017 4:00:11 PM</text:p>
          </table:table-cell>
          <table:table-cell office:value-type="string" calcext:value-type="string">
            <text:p>Jul 26, 2018 3:27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21" xlink:type="simple">Dúvida | Como Alterar Tributação PIS COFINS CST Individual Cadastro Produto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p 15, 2017 3:01:34 PM</text:p>
          </table:table-cell>
          <table:table-cell office:value-type="string" calcext:value-type="string">
            <text:p>Sep 18, 2017 2:29:12 PM</text:p>
          </table:table-cell>
          <table:table-cell office:value-type="string" calcext:value-type="string">
            <text:p>Sep 18, 2017 1:06:26 PM</text:p>
          </table:table-cell>
          <table:table-cell office:value-type="string" calcext:value-type="string">
            <text:p>Jul 28, 2018 5:06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61" xlink:type="simple">Dúvida | Como Vincular Correspondente Bancário Gravar Financeiro Contas Pagar Receber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 6, 2017 12:40:28 PM</text:p>
          </table:table-cell>
          <table:table-cell office:value-type="string" calcext:value-type="string">
            <text:p>Oct 6, 2017 3:10:10 PM</text:p>
          </table:table-cell>
          <table:table-cell office:value-type="string" calcext:value-type="string">
            <text:p>Oct 9, 2017 2:33:06 PM</text:p>
          </table:table-cell>
          <table:table-cell office:value-type="string" calcext:value-type="string">
            <text:p>Jul 31, 2018 9:33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61" xlink:type="simple">Dúvida | Como Parametrizar Classificação ABC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ug 28, 2017 10:12:51 AM</text:p>
          </table:table-cell>
          <table:table-cell office:value-type="string" calcext:value-type="string">
            <text:p>Sep 6, 2017 12:19:06 PM</text:p>
          </table:table-cell>
          <table:table-cell office:value-type="string" calcext:value-type="string">
            <text:p>Aug 30, 2017 2:27:18 PM</text:p>
          </table:table-cell>
          <table:table-cell office:value-type="string" calcext:value-type="string">
            <text:p>Jul 29, 2018 12:46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54" xlink:type="simple">Dúvida | Como Excluir Evento R1000 Informações Contribuinte REINF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May 11, 2018 2:13:15 PM</text:p>
          </table:table-cell>
          <table:table-cell office:value-type="string" calcext:value-type="string">
            <text:p>May 14, 2018 9:53:19 AM</text:p>
          </table:table-cell>
          <table:table-cell office:value-type="string" calcext:value-type="string">
            <text:p>May 14, 2018 10:32:37 AM</text:p>
          </table:table-cell>
          <table:table-cell office:value-type="string" calcext:value-type="string">
            <text:p>Jul 30, 2018 4:01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4" xlink:type="simple">Dúvida | Como Importar Arquivos Pesquisa Preços Coletor Dados Integral?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Apr 16, 2018 9:57:39 AM</text:p>
          </table:table-cell>
          <table:table-cell office:value-type="string" calcext:value-type="string">
            <text:p>Jun 8, 2018 2:10:11 PM</text:p>
          </table:table-cell>
          <table:table-cell office:value-type="string" calcext:value-type="string">
            <text:p>Apr 18, 2018 9:21:58 AM</text:p>
          </table:table-cell>
          <table:table-cell office:value-type="string" calcext:value-type="string">
            <text:p>Aug 1, 2018 12:55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1" xlink:type="simple">Dúvida | Como Configurar FCP FEM Cadastro Produtos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Jan 3, 2018 3:17:24 PM</text:p>
          </table:table-cell>
          <table:table-cell office:value-type="string" calcext:value-type="string">
            <text:p>Jul 4, 2018 10:52:37 AM</text:p>
          </table:table-cell>
          <table:table-cell office:value-type="string" calcext:value-type="string">
            <text:p>Mar 14, 2018 4:07:26 PM</text:p>
          </table:table-cell>
          <table:table-cell office:value-type="string" calcext:value-type="string">
            <text:p>Aug 1, 2018 8:1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9" xlink:type="simple">Dúvida | Como Emitir Relatório Lista Preço Modelo 06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p 12, 2016 9:40:55 AM</text:p>
          </table:table-cell>
          <table:table-cell office:value-type="string" calcext:value-type="string">
            <text:p>Jun 8, 2017 10:54:05 AM</text:p>
          </table:table-cell>
          <table:table-cell office:value-type="string" calcext:value-type="string">
            <text:p>Feb 20, 2017 4:35:09 PM</text:p>
          </table:table-cell>
          <table:table-cell office:value-type="string" calcext:value-type="string">
            <text:p>Jul 25, 2018 4:5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6" xlink:type="simple">Dúvida | Como Configurar NF-e Aba Envio E-mail Novo NF-e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y 29, 2017 9:21:01 AM</text:p>
          </table:table-cell>
          <table:table-cell office:value-type="string" calcext:value-type="string">
            <text:p>Jun 1, 2017 11:24:24 AM</text:p>
          </table:table-cell>
          <table:table-cell office:value-type="string" calcext:value-type="string">
            <text:p>Jun 1, 2017 2:27:01 PM</text:p>
          </table:table-cell>
          <table:table-cell office:value-type="string" calcext:value-type="string">
            <text:p>Jul 26, 2018 6:29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7" xlink:type="simple">Dúvida | Como Emitir Relatório Lista Preço Modelo 35 Integral Varejo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Jun 12, 2017 8:53:53 AM</text:p>
          </table:table-cell>
          <table:table-cell office:value-type="string" calcext:value-type="string">
            <text:p>Jun 12, 2017 8:55:15 AM</text:p>
          </table:table-cell>
          <table:table-cell office:value-type="string" calcext:value-type="string">
            <text:p>Jun 12, 2017 9:57:41 AM</text:p>
          </table:table-cell>
          <table:table-cell office:value-type="string" calcext:value-type="string">
            <text:p>Jul 26, 2018 7:57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95" xlink:type="simple">Dúvida | Como Identificar Documentos Devolução Não Emitidos NF-e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ep 29, 2017 9:49:10 AM</text:p>
          </table:table-cell>
          <table:table-cell office:value-type="string" calcext:value-type="string">
            <text:p>Oct 2, 2017 9:08:35 AM</text:p>
          </table:table-cell>
          <table:table-cell office:value-type="string" calcext:value-type="string">
            <text:p>Sep 29, 2017 11:23:14 AM</text:p>
          </table:table-cell>
          <table:table-cell office:value-type="string" calcext:value-type="string">
            <text:p>Jul 26, 2018 9:1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98" xlink:type="simple">Dúvida | Como Emitir Movimento Saída Hortifrúti Açougue Sem Estoque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ct 11, 2017 11:41:52 AM</text:p>
          </table:table-cell>
          <table:table-cell office:value-type="string" calcext:value-type="string">
            <text:p>Oct 13, 2017 4:18:10 PM</text:p>
          </table:table-cell>
          <table:table-cell office:value-type="string" calcext:value-type="string">
            <text:p>Oct 11, 2017 2:36:23 PM</text:p>
          </table:table-cell>
          <table:table-cell office:value-type="string" calcext:value-type="string">
            <text:p>Jul 26, 2018 8:11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96" xlink:type="simple">Dúvida | Como Cadastrar Setor Grupo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ep 12, 2017 9:59:56 AM</text:p>
          </table:table-cell>
          <table:table-cell office:value-type="string" calcext:value-type="string">
            <text:p>Sep 26, 2017 9:51:32 AM</text:p>
          </table:table-cell>
          <table:table-cell office:value-type="string" calcext:value-type="string">
            <text:p>Sep 19, 2017 12:35:32 PM</text:p>
          </table:table-cell>
          <table:table-cell office:value-type="string" calcext:value-type="string">
            <text:p>Jul 26, 2018 7:0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8" xlink:type="simple">Dúvida | Como Emitir Relatório Lista Preço Modelo 08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12, 2016 9:54:25 AM</text:p>
          </table:table-cell>
          <table:table-cell office:value-type="string" calcext:value-type="string">
            <text:p>Jun 8, 2017 10:56:47 AM</text:p>
          </table:table-cell>
          <table:table-cell office:value-type="string" calcext:value-type="string">
            <text:p>Feb 24, 2017 10:20:42 PM</text:p>
          </table:table-cell>
          <table:table-cell office:value-type="string" calcext:value-type="string">
            <text:p>Jul 25, 2018 4:5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6" xlink:type="simple">Dúvida | Como Emitir Relatório Lista Preço Modelo 10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12, 2016 10:07:06 AM</text:p>
          </table:table-cell>
          <table:table-cell office:value-type="string" calcext:value-type="string">
            <text:p>Jun 8, 2017 11:01:13 AM</text:p>
          </table:table-cell>
          <table:table-cell office:value-type="string" calcext:value-type="string">
            <text:p>Feb 24, 2017 10:20:50 PM</text:p>
          </table:table-cell>
          <table:table-cell office:value-type="string" calcext:value-type="string">
            <text:p>Jul 26, 2018 6:38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6" xlink:type="simple">Dúvida | Como Emitir Relatório Relação Estoque Modelo 35 PIS COFINS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Jun 5, 2017 12:45:42 PM</text:p>
          </table:table-cell>
          <table:table-cell office:value-type="string" calcext:value-type="string">
            <text:p>Jul 17, 2018 8:46:55 AM</text:p>
          </table:table-cell>
          <table:table-cell office:value-type="string" calcext:value-type="string">
            <text:p>Jun 6, 2017 3:55:08 AM</text:p>
          </table:table-cell>
          <table:table-cell office:value-type="string" calcext:value-type="string">
            <text:p>Jul 29, 2018 12:16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94" xlink:type="simple">Dúvida | Como Configurar NF-e Aba Séries Novo NF-e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y 29, 2017 10:32:58 AM</text:p>
          </table:table-cell>
          <table:table-cell office:value-type="string" calcext:value-type="string">
            <text:p>May 29, 2017 11:01:38 AM</text:p>
          </table:table-cell>
          <table:table-cell office:value-type="string" calcext:value-type="string">
            <text:p>Jun 1, 2017 2:27:40 PM</text:p>
          </table:table-cell>
          <table:table-cell office:value-type="string" calcext:value-type="string">
            <text:p>Jul 7, 2018 4:34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56" xlink:type="simple">Dúvida | Como Emitir Relatório Média Cliente Integral Varejo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un 13, 2017 12:33:18 PM</text:p>
          </table:table-cell>
          <table:table-cell office:value-type="string" calcext:value-type="string">
            <text:p>Jun 13, 2017 12:48:04 PM</text:p>
          </table:table-cell>
          <table:table-cell office:value-type="string" calcext:value-type="string">
            <text:p>Jun 13, 2017 1:34:40 PM</text:p>
          </table:table-cell>
          <table:table-cell office:value-type="string" calcext:value-type="string">
            <text:p>Jul 26, 2018 6:45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88" xlink:type="simple">Dúvida | Como Gravar Classificação Estoque 5 Níveis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l 17, 2017 9:06:16 AM</text:p>
          </table:table-cell>
          <table:table-cell office:value-type="string" calcext:value-type="string">
            <text:p>Jul 20, 2017 2:24:57 PM</text:p>
          </table:table-cell>
          <table:table-cell office:value-type="string" calcext:value-type="string">
            <text:p>Jul 17, 2017 10:50:13 AM</text:p>
          </table:table-cell>
          <table:table-cell office:value-type="string" calcext:value-type="string">
            <text:p>Jul 26, 2018 8:18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69" xlink:type="simple">Dúvida | Como Incluir Mensagem Programada Usuário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ul 26, 2017 9:32:56 AM</text:p>
          </table:table-cell>
          <table:table-cell office:value-type="string" calcext:value-type="string">
            <text:p>Jul 27, 2017 8:18:18 AM</text:p>
          </table:table-cell>
          <table:table-cell office:value-type="string" calcext:value-type="string">
            <text:p>Jul 26, 2017 2:02:34 PM</text:p>
          </table:table-cell>
          <table:table-cell office:value-type="string" calcext:value-type="string">
            <text:p>Jul 26, 2018 8:1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26" xlink:type="simple">Dúvida | Como Configurar Client OwnCloud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ug 29, 2017 11:14:14 AM</text:p>
          </table:table-cell>
          <table:table-cell office:value-type="string" calcext:value-type="string">
            <text:p>Sep 18, 2017 9:56:35 AM</text:p>
          </table:table-cell>
          <table:table-cell office:value-type="string" calcext:value-type="string">
            <text:p>Aug 31, 2017 5:38:34 PM</text:p>
          </table:table-cell>
          <table:table-cell office:value-type="string" calcext:value-type="string">
            <text:p>Jul 26, 2018 8:11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6" xlink:type="simple">Dúvida | Como Saber Layout Arquivo Ficha Financeira Cadastro Completo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ug 30, 2017 10:36:48 AM</text:p>
          </table:table-cell>
          <table:table-cell office:value-type="string" calcext:value-type="string">
            <text:p>Aug 30, 2017 11:58:00 AM</text:p>
          </table:table-cell>
          <table:table-cell office:value-type="string" calcext:value-type="string">
            <text:p>Aug 30, 2017 11:42:02 AM</text:p>
          </table:table-cell>
          <table:table-cell office:value-type="string" calcext:value-type="string">
            <text:p>Jul 27, 2018 8:43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010" xlink:type="simple">Dúvida | Como Configurar Tabela Apoio Fiscal Exportação Frente Loja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Jun 20, 2018 10:02:08 AM</text:p>
          </table:table-cell>
          <table:table-cell office:value-type="string" calcext:value-type="string">
            <text:p>Jul 4, 2018 10:48:06 AM</text:p>
          </table:table-cell>
          <table:table-cell office:value-type="string" calcext:value-type="string">
            <text:p>Jun 21, 2018 10:55:32 AM</text:p>
          </table:table-cell>
          <table:table-cell office:value-type="string" calcext:value-type="string">
            <text:p>Jul 31, 2018 3:13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70" xlink:type="simple">Dúvida | Como Emitir Relatório Vendas Período Setor Grupo Integral Varejo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ay 17, 2017 10:08:43 AM</text:p>
          </table:table-cell>
          <table:table-cell office:value-type="string" calcext:value-type="string">
            <text:p>May 17, 2017 10:41:53 AM</text:p>
          </table:table-cell>
          <table:table-cell office:value-type="string" calcext:value-type="string">
            <text:p>May 18, 2017 10:31:43 AM</text:p>
          </table:table-cell>
          <table:table-cell office:value-type="string" calcext:value-type="string">
            <text:p>Jul 27, 2018 6:36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20" xlink:type="simple">Dúvida | Como Verificar Diferença CST CFOP ICMS X Livro Fiscal Integral Varejo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ug 31, 2017 3:17:44 PM</text:p>
          </table:table-cell>
          <table:table-cell office:value-type="string" calcext:value-type="string">
            <text:p>Aug 31, 2017 4:42:25 PM</text:p>
          </table:table-cell>
          <table:table-cell office:value-type="string" calcext:value-type="string">
            <text:p>Aug 31, 2017 3:54:42 PM</text:p>
          </table:table-cell>
          <table:table-cell office:value-type="string" calcext:value-type="string">
            <text:p>Jul 31, 2018 1:23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45" xlink:type="simple">Dúvida | Como Consultar Lançamentos Bancários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ep 14, 2017 9:11:26 AM</text:p>
          </table:table-cell>
          <table:table-cell office:value-type="string" calcext:value-type="string">
            <text:p>Sep 14, 2017 11:11:39 AM</text:p>
          </table:table-cell>
          <table:table-cell office:value-type="string" calcext:value-type="string">
            <text:p>Sep 14, 2017 3:15:29 PM</text:p>
          </table:table-cell>
          <table:table-cell office:value-type="string" calcext:value-type="string">
            <text:p>Jul 26, 2018 3:27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69" xlink:type="simple">Dúvida | Como Acessar Grid Inutilizações Novo NF-e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y 30, 2017 8:26:08 AM</text:p>
          </table:table-cell>
          <table:table-cell office:value-type="string" calcext:value-type="string">
            <text:p>Jun 1, 2017 11:23:14 AM</text:p>
          </table:table-cell>
          <table:table-cell office:value-type="string" calcext:value-type="string">
            <text:p>Jun 1, 2017 3:40:33 PM</text:p>
          </table:table-cell>
          <table:table-cell office:value-type="string" calcext:value-type="string">
            <text:p>Jul 26, 2018 6:50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9" xlink:type="simple">Dúvida | Como Emitir Relatório Notas Fiscais Empresas Coligadas Integral Varejo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n 13, 2017 8:54:39 AM</text:p>
          </table:table-cell>
          <table:table-cell office:value-type="string" calcext:value-type="string">
            <text:p>Jun 13, 2017 10:57:43 AM</text:p>
          </table:table-cell>
          <table:table-cell office:value-type="string" calcext:value-type="string">
            <text:p>Jun 13, 2017 9:08:01 AM</text:p>
          </table:table-cell>
          <table:table-cell office:value-type="string" calcext:value-type="string">
            <text:p>Jul 7, 2018 8:4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28" xlink:type="simple">Dúvida | Como Agrupar Produtos Código EAN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ov 6, 2017 11:55:10 AM</text:p>
          </table:table-cell>
          <table:table-cell office:value-type="string" calcext:value-type="string">
            <text:p>Nov 6, 2017 2:58:01 PM</text:p>
          </table:table-cell>
          <table:table-cell office:value-type="string" calcext:value-type="string">
            <text:p>Nov 6, 2017 2:59:30 PM</text:p>
          </table:table-cell>
          <table:table-cell office:value-type="string" calcext:value-type="string">
            <text:p>Jul 31, 2018 7:23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9" xlink:type="simple">Dúvida | Como Emitir Relatório Relação Estoque Modelo 05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n 2, 2017 12:23:46 PM</text:p>
          </table:table-cell>
          <table:table-cell office:value-type="string" calcext:value-type="string">
            <text:p>Jun 2, 2017 12:26:46 PM</text:p>
          </table:table-cell>
          <table:table-cell office:value-type="string" calcext:value-type="string">
            <text:p>Jun 3, 2017 4:09:39 PM</text:p>
          </table:table-cell>
          <table:table-cell office:value-type="string" calcext:value-type="string">
            <text:p>Aug 1, 2018 12:55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29" xlink:type="simple">Dúvida | Como Emitir Nota Fiscal Entrada Devolução Vasilhames Contra Vale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c 22, 2017 3:50:13 PM</text:p>
          </table:table-cell>
          <table:table-cell office:value-type="string" calcext:value-type="string">
            <text:p>Jan 10, 2018 2:27:49 PM</text:p>
          </table:table-cell>
          <table:table-cell office:value-type="string" calcext:value-type="string">
            <text:p>Dec 26, 2017 10:51:17 AM</text:p>
          </table:table-cell>
          <table:table-cell office:value-type="string" calcext:value-type="string">
            <text:p>Jul 27, 2018 7:5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38" xlink:type="simple">Atualização | Inclusão Parâmetro Considerar Pedidos Aberto Relatório Sugestão Compras Modelo 15 Integral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Jan 30, 2018 10:39:57 AM</text:p>
          </table:table-cell>
          <table:table-cell office:value-type="string" calcext:value-type="string">
            <text:p>Feb 7, 2018 9:28:17 AM</text:p>
          </table:table-cell>
          <table:table-cell office:value-type="string" calcext:value-type="string">
            <text:p>Feb 6, 2018 3:23:08 PM</text:p>
          </table:table-cell>
          <table:table-cell office:value-type="string" calcext:value-type="string">
            <text:p>Aug 1, 2018 4:0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0" xlink:type="simple">Dúvida | Como Cadastrar Setor Integral?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Sep 1, 2017 2:22:39 PM</text:p>
          </table:table-cell>
          <table:table-cell office:value-type="string" calcext:value-type="string">
            <text:p>Sep 26, 2017 9:32:25 AM</text:p>
          </table:table-cell>
          <table:table-cell office:value-type="string" calcext:value-type="string">
            <text:p>Sep 12, 2017 3:33:18 PM</text:p>
          </table:table-cell>
          <table:table-cell office:value-type="string" calcext:value-type="string">
            <text:p>Jul 27, 2018 8:4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91" xlink:type="simple">Dúvida | Como Atualizar Plano Contas Módulo Contábil Integral?</text:a></text:p>
          </table:table-cell>
          <table:table-cell office:value-type="float" office:value="70" calcext:value-type="float">
            <text:p>7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Jan 24, 2018 4:16:38 PM</text:p>
          </table:table-cell>
          <table:table-cell office:value-type="string" calcext:value-type="string">
            <text:p>Jun 18, 2018 4:08:34 PM</text:p>
          </table:table-cell>
          <table:table-cell office:value-type="string" calcext:value-type="string">
            <text:p>Jan 24, 2018 5:38:01 PM</text:p>
          </table:table-cell>
          <table:table-cell office:value-type="string" calcext:value-type="string">
            <text:p>Aug 1, 2018 9:43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82" xlink:type="simple">Dúvida | Como Emitir Relatório ECF Integral Varej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g 8, 2016 12:27:20 PM</text:p>
          </table:table-cell>
          <table:table-cell office:value-type="string" calcext:value-type="string">
            <text:p>Mar 16, 2017 9:11:38 AM</text:p>
          </table:table-cell>
          <table:table-cell office:value-type="string" calcext:value-type="string">
            <text:p>Feb 20, 2017 10:13:10 PM</text:p>
          </table:table-cell>
          <table:table-cell office:value-type="string" calcext:value-type="string">
            <text:p>Jul 26, 2018 6:51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2" xlink:type="simple">Dúvida | Como Emitir Relatório Lista Preço Modelo 14 Integral?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Sep 12, 2016 10:58:50 AM</text:p>
          </table:table-cell>
          <table:table-cell office:value-type="string" calcext:value-type="string">
            <text:p>Jun 8, 2017 11:18:53 AM</text:p>
          </table:table-cell>
          <table:table-cell office:value-type="string" calcext:value-type="string">
            <text:p>Feb 24, 2017 10:23:10 PM</text:p>
          </table:table-cell>
          <table:table-cell office:value-type="string" calcext:value-type="string">
            <text:p>Jul 25, 2018 4:58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9" xlink:type="simple">Dúvida | Como Cadastrar Operadores Supervisor Frente Avanço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Feb 26, 2018 11:28:22 AM</text:p>
          </table:table-cell>
          <table:table-cell office:value-type="string" calcext:value-type="string">
            <text:p>Mar 1, 2018 10:00:54 AM</text:p>
          </table:table-cell>
          <table:table-cell office:value-type="string" calcext:value-type="string">
            <text:p>Feb 26, 2018 3:20:42 PM</text:p>
          </table:table-cell>
          <table:table-cell office:value-type="string" calcext:value-type="string">
            <text:p>Jul 26, 2018 3:24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116" xlink:type="simple">Dúvida | Como Emitir Relatório Lista Preço Modelo 04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 9, 2016 12:21:59 PM</text:p>
          </table:table-cell>
          <table:table-cell office:value-type="string" calcext:value-type="string">
            <text:p>Jun 8, 2017 10:50:55 AM</text:p>
          </table:table-cell>
          <table:table-cell office:value-type="string" calcext:value-type="string">
            <text:p>Feb 20, 2017 10:06:21 PM</text:p>
          </table:table-cell>
          <table:table-cell office:value-type="string" calcext:value-type="string">
            <text:p>Jul 25, 2018 4:57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3" xlink:type="simple">Dúvida | Como Emitir Relatório Lista Preço Modelo 07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 12, 2016 9:49:20 AM</text:p>
          </table:table-cell>
          <table:table-cell office:value-type="string" calcext:value-type="string">
            <text:p>Jun 8, 2017 10:55:46 AM</text:p>
          </table:table-cell>
          <table:table-cell office:value-type="string" calcext:value-type="string">
            <text:p>Feb 24, 2017 10:22:08 PM</text:p>
          </table:table-cell>
          <table:table-cell office:value-type="string" calcext:value-type="string">
            <text:p>Jul 25, 2018 4:58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2" xlink:type="simple">Dúvida | Como Emitir Relatório Lista Preço Modelo 09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 12, 2016 10:00:05 AM</text:p>
          </table:table-cell>
          <table:table-cell office:value-type="string" calcext:value-type="string">
            <text:p>Jun 8, 2017 11:00:03 AM</text:p>
          </table:table-cell>
          <table:table-cell office:value-type="string" calcext:value-type="string">
            <text:p>Feb 21, 2017 12:08:44 AM</text:p>
          </table:table-cell>
          <table:table-cell office:value-type="string" calcext:value-type="string">
            <text:p>Jul 25, 2018 4:58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1" xlink:type="simple">Dúvida | Como Gerar Relatório Inventário PDF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r 6, 2017 6:39:11 AM</text:p>
          </table:table-cell>
          <table:table-cell office:value-type="string" calcext:value-type="string">
            <text:p>Mar 16, 2017 9:29:31 AM</text:p>
          </table:table-cell>
          <table:table-cell office:value-type="string" calcext:value-type="string">
            <text:p>Mar 7, 2017 7:07:56 PM</text:p>
          </table:table-cell>
          <table:table-cell office:value-type="string" calcext:value-type="string">
            <text:p>Jul 26, 2018 12:51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4" xlink:type="simple">Dúvida | Como Emitir Relatório Contribuição Marginal IntegWeb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pr 17, 2017 2:44:14 PM</text:p>
          </table:table-cell>
          <table:table-cell office:value-type="string" calcext:value-type="string">
            <text:p>Nov 27, 2017 12:49:13 PM</text:p>
          </table:table-cell>
          <table:table-cell office:value-type="string" calcext:value-type="string">
            <text:p>Apr 18, 2017 12:56:50 AM</text:p>
          </table:table-cell>
          <table:table-cell office:value-type="string" calcext:value-type="string">
            <text:p>Jul 30, 2018 5:23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5" xlink:type="simple">Dúvida | Como Alterar Temperatura Impressão Etiquetas Integral Varejo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n 13, 2017 11:36:40 AM</text:p>
          </table:table-cell>
          <table:table-cell office:value-type="string" calcext:value-type="string">
            <text:p>Jun 13, 2017 11:43:24 AM</text:p>
          </table:table-cell>
          <table:table-cell office:value-type="string" calcext:value-type="string">
            <text:p>Jun 13, 2017 12:25:40 PM</text:p>
          </table:table-cell>
          <table:table-cell office:value-type="string" calcext:value-type="string">
            <text:p>Jul 26, 2018 7:40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89" xlink:type="simple">Dúvida | Como Emitir Relatório Cadastro Administradoras Cartõe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n 14, 2017 8:32:57 AM</text:p>
          </table:table-cell>
          <table:table-cell office:value-type="string" calcext:value-type="string">
            <text:p>Jun 14, 2017 9:31:54 AM</text:p>
          </table:table-cell>
          <table:table-cell office:value-type="string" calcext:value-type="string">
            <text:p>Jun 14, 2017 9:52:14 AM</text:p>
          </table:table-cell>
          <table:table-cell office:value-type="string" calcext:value-type="string">
            <text:p>Jul 26, 2018 8:2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87" xlink:type="simple">Dúvida | Como Regravar Livro Fiscal Saída ECF Mapa Resumo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ug 23, 2017 10:36:14 AM</text:p>
          </table:table-cell>
          <table:table-cell office:value-type="string" calcext:value-type="string">
            <text:p>Aug 31, 2017 3:28:12 PM</text:p>
          </table:table-cell>
          <table:table-cell office:value-type="string" calcext:value-type="string">
            <text:p>Aug 24, 2017 10:49:11 AM</text:p>
          </table:table-cell>
          <table:table-cell office:value-type="string" calcext:value-type="string">
            <text:p>Jul 29, 2018 8:29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85" xlink:type="simple">Manual | Gerar Log Retorno Autorização NF-e Integral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ov 28, 2017 11:49:45 AM</text:p>
          </table:table-cell>
          <table:table-cell office:value-type="string" calcext:value-type="string">
            <text:p>Dec 1, 2017 10:07:09 AM</text:p>
          </table:table-cell>
          <table:table-cell office:value-type="string" calcext:value-type="string">
            <text:p>Nov 30, 2017 4:10:00 PM</text:p>
          </table:table-cell>
          <table:table-cell office:value-type="string" calcext:value-type="string">
            <text:p>Jul 27, 2018 9:26:3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Outros+NF-e+Integral" xlink:type="simple">Manual | Gerar Log Outros NF-e Integral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ov 28, 2017 3:06:11 PM</text:p>
          </table:table-cell>
          <table:table-cell office:value-type="string" calcext:value-type="string">
            <text:p>Nov 29, 2017 11:59:15 AM</text:p>
          </table:table-cell>
          <table:table-cell office:value-type="string" calcext:value-type="string">
            <text:p>Nov 29, 2017 11:40:13 AM</text:p>
          </table:table-cell>
          <table:table-cell office:value-type="string" calcext:value-type="string">
            <text:p>Jul 30, 2018 11:16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67" xlink:type="simple">Dúvida | Como Configurar Sistema Deduzir ICMS Base Cálculo SPED PIS COFIN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ec 20, 2017 11:10:18 AM</text:p>
          </table:table-cell>
          <table:table-cell office:value-type="string" calcext:value-type="string">
            <text:p>Dec 21, 2017 12:00:40 PM</text:p>
          </table:table-cell>
          <table:table-cell office:value-type="string" calcext:value-type="string">
            <text:p>Dec 21, 2017 12:43:56 PM</text:p>
          </table:table-cell>
          <table:table-cell office:value-type="string" calcext:value-type="string">
            <text:p>Jul 30, 2018 7:49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94" xlink:type="simple">Dúvida | Como Gerar Registro 0220 Fator Conversão SPED Fiscal Integral?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Jan 29, 2018 10:28:10 AM</text:p>
          </table:table-cell>
          <table:table-cell office:value-type="string" calcext:value-type="string">
            <text:p>Mar 15, 2018 9:14:03 AM</text:p>
          </table:table-cell>
          <table:table-cell office:value-type="string" calcext:value-type="string">
            <text:p>Jan 30, 2018 9:45:38 PM</text:p>
          </table:table-cell>
          <table:table-cell office:value-type="string" calcext:value-type="string">
            <text:p>Jul 30, 2018 4:53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93" xlink:type="simple">Dúvida | Como Incluir Proposta Compra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eb 14, 2018 10:02:47 AM</text:p>
          </table:table-cell>
          <table:table-cell office:value-type="string" calcext:value-type="string">
            <text:p>Mar 16, 2018 3:03:41 PM</text:p>
          </table:table-cell>
          <table:table-cell office:value-type="string" calcext:value-type="string">
            <text:p>Feb 16, 2018 11:15:24 AM</text:p>
          </table:table-cell>
          <table:table-cell office:value-type="string" calcext:value-type="string">
            <text:p>Jul 26, 2018 8:17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12" xlink:type="simple">Dúvida | Como Configurar Envio Email Automático Relatório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Apr 23, 2018 11:27:42 AM</text:p>
          </table:table-cell>
          <table:table-cell office:value-type="string" calcext:value-type="string">
            <text:p>Apr 23, 2018 12:30:06 PM</text:p>
          </table:table-cell>
          <table:table-cell office:value-type="string" calcext:value-type="string">
            <text:p>Apr 23, 2018 12:35:27 PM</text:p>
          </table:table-cell>
          <table:table-cell office:value-type="string" calcext:value-type="string">
            <text:p>Jul 26, 2018 6:1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93" xlink:type="simple">Dúvida | Como Cadastrar Mensagem Rejeição NF-e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ov 3, 2017 9:51:55 AM</text:p>
          </table:table-cell>
          <table:table-cell office:value-type="string" calcext:value-type="string">
            <text:p>Apr 11, 2018 10:22:41 AM</text:p>
          </table:table-cell>
          <table:table-cell office:value-type="string" calcext:value-type="string">
            <text:p>Nov 3, 2017 11:37:21 AM</text:p>
          </table:table-cell>
          <table:table-cell office:value-type="string" calcext:value-type="string">
            <text:p>Jul 27, 2018 5:30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54" xlink:type="simple">Dúvida | Como Verificar Status Retorno NF-e Autorizada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ov 30, 2017 2:51:44 PM</text:p>
          </table:table-cell>
          <table:table-cell office:value-type="string" calcext:value-type="string">
            <text:p>Nov 30, 2017 3:52:58 PM</text:p>
          </table:table-cell>
          <table:table-cell office:value-type="string" calcext:value-type="string">
            <text:p>Nov 30, 2017 3:23:48 PM</text:p>
          </table:table-cell>
          <table:table-cell office:value-type="string" calcext:value-type="string">
            <text:p>Jul 29, 2018 7:0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33" xlink:type="simple">Dúvida | Qual Parâmetro Responsável Identificar Perda Quebra Rotina Composição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Dec 11, 2017 3:24:16 PM</text:p>
          </table:table-cell>
          <table:table-cell office:value-type="string" calcext:value-type="string">
            <text:p>Dec 19, 2017 9:30:50 AM</text:p>
          </table:table-cell>
          <table:table-cell office:value-type="string" calcext:value-type="string">
            <text:p>Dec 19, 2017 9:29:31 AM</text:p>
          </table:table-cell>
          <table:table-cell office:value-type="string" calcext:value-type="string">
            <text:p>Jul 27, 2018 11:0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04" xlink:type="simple">Dúvida | Como Consultar Proposta Compra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Feb 14, 2018 11:43:00 AM</text:p>
          </table:table-cell>
          <table:table-cell office:value-type="string" calcext:value-type="string">
            <text:p>Mar 16, 2018 2:58:42 PM</text:p>
          </table:table-cell>
          <table:table-cell office:value-type="string" calcext:value-type="string">
            <text:p>Feb 16, 2018 9:19:24 AM</text:p>
          </table:table-cell>
          <table:table-cell office:value-type="string" calcext:value-type="string">
            <text:p>Jul 30, 2018 3:30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46" xlink:type="simple">Dúvida | Como Cadastrar Operador Caixa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eb 27, 2018 11:27:27 AM</text:p>
          </table:table-cell>
          <table:table-cell office:value-type="string" calcext:value-type="string">
            <text:p>May 4, 2018 2:08:21 PM</text:p>
          </table:table-cell>
          <table:table-cell office:value-type="string" calcext:value-type="string">
            <text:p>Mar 1, 2018 9:59:21 AM</text:p>
          </table:table-cell>
          <table:table-cell office:value-type="string" calcext:value-type="string">
            <text:p>Aug 1, 2018 9:5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5" xlink:type="simple">Manual | Configurar Alíquota ICMS Interestadual Integral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ug 17, 2017 2:04:36 PM</text:p>
          </table:table-cell>
          <table:table-cell office:value-type="string" calcext:value-type="string">
            <text:p>Jul 4, 2018 10:55:22 AM</text:p>
          </table:table-cell>
          <table:table-cell office:value-type="string" calcext:value-type="string">
            <text:p>Aug 28, 2017 9:09:54 AM</text:p>
          </table:table-cell>
          <table:table-cell office:value-type="string" calcext:value-type="string">
            <text:p>Jul 26, 2018 4:1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5" xlink:type="simple">Dúvida | Como Emitir Relatório Lista Preço Modelo 02 Integral Varejo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Jun 7, 2017 2:29:37 PM</text:p>
          </table:table-cell>
          <table:table-cell office:value-type="string" calcext:value-type="string">
            <text:p>Dec 27, 2017 4:48:13 PM</text:p>
          </table:table-cell>
          <table:table-cell office:value-type="string" calcext:value-type="string">
            <text:p>Jun 7, 2017 9:49:25 PM</text:p>
          </table:table-cell>
          <table:table-cell office:value-type="string" calcext:value-type="string">
            <text:p>Aug 1, 2018 8:17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3" xlink:type="simple">Dúvida | Como Configurar NF-e Aba Geral Novo NF-e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y 29, 2017 8:48:28 AM</text:p>
          </table:table-cell>
          <table:table-cell office:value-type="string" calcext:value-type="string">
            <text:p>May 29, 2017 10:57:16 AM</text:p>
          </table:table-cell>
          <table:table-cell office:value-type="string" calcext:value-type="string">
            <text:p>Jun 1, 2017 11:32:10 AM</text:p>
          </table:table-cell>
          <table:table-cell office:value-type="string" calcext:value-type="string">
            <text:p>Jul 31, 2018 3:19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65" xlink:type="simple">Dúvida | Como Permitir Preços Diferentes Tabela Fornecedor Inclusão Pedido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ct 30, 2017 10:26:23 AM</text:p>
          </table:table-cell>
          <table:table-cell office:value-type="string" calcext:value-type="string">
            <text:p>Oct 30, 2017 3:37:25 PM</text:p>
          </table:table-cell>
          <table:table-cell office:value-type="string" calcext:value-type="string">
            <text:p>Oct 30, 2017 3:21:35 PM</text:p>
          </table:table-cell>
          <table:table-cell office:value-type="string" calcext:value-type="string">
            <text:p>Jul 26, 2018 6:4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2" xlink:type="simple">Dúvida | Como Conferir Itens Promoções Diversas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ec 7, 2017 9:52:08 AM</text:p>
          </table:table-cell>
          <table:table-cell office:value-type="string" calcext:value-type="string">
            <text:p>Dec 19, 2017 9:25:43 AM</text:p>
          </table:table-cell>
          <table:table-cell office:value-type="string" calcext:value-type="string">
            <text:p>Dec 7, 2017 2:51:58 PM</text:p>
          </table:table-cell>
          <table:table-cell office:value-type="string" calcext:value-type="string">
            <text:p>Jul 26, 2018 8:14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3" xlink:type="simple">Dúvida | Como Emitir Relatório Posição Geral Produto IntegWeb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pr 17, 2017 3:40:38 PM</text:p>
          </table:table-cell>
          <table:table-cell office:value-type="string" calcext:value-type="string">
            <text:p>Nov 27, 2017 12:53:20 PM</text:p>
          </table:table-cell>
          <table:table-cell office:value-type="string" calcext:value-type="string">
            <text:p>Apr 18, 2017 12:56:17 AM</text:p>
          </table:table-cell>
          <table:table-cell office:value-type="string" calcext:value-type="string">
            <text:p>Jul 29, 2018 8:5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3" xlink:type="simple">Dúvida | Como Emitir Relatório Livro Fiscal Saída Integral Varejo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Jun 13, 2017 2:24:37 PM</text:p>
          </table:table-cell>
          <table:table-cell office:value-type="string" calcext:value-type="string">
            <text:p>Jun 13, 2017 3:03:55 PM</text:p>
          </table:table-cell>
          <table:table-cell office:value-type="string" calcext:value-type="string">
            <text:p>Jun 13, 2017 9:16:14 PM</text:p>
          </table:table-cell>
          <table:table-cell office:value-type="string" calcext:value-type="string">
            <text:p>Jul 15, 2018 8:36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9" xlink:type="simple">Dúvida | Como Corrigir Erro Item Não Controla Estoque Entrada Nota Compra Integral Varejo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ug 17, 2017 2:15:38 PM</text:p>
          </table:table-cell>
          <table:table-cell office:value-type="string" calcext:value-type="string">
            <text:p>Aug 24, 2017 9:33:56 AM</text:p>
          </table:table-cell>
          <table:table-cell office:value-type="string" calcext:value-type="string">
            <text:p>Aug 17, 2017 3:11:26 PM</text:p>
          </table:table-cell>
          <table:table-cell office:value-type="string" calcext:value-type="string">
            <text:p>Jul 26, 2018 6:37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1" xlink:type="simple">Dúvida | Como Emitir Nota Devolução PDV Integral Varejo?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Jan 18, 2018 4:04:58 PM</text:p>
          </table:table-cell>
          <table:table-cell office:value-type="string" calcext:value-type="string">
            <text:p>Jan 18, 2018 4:35:46 PM</text:p>
          </table:table-cell>
          <table:table-cell office:value-type="string" calcext:value-type="string">
            <text:p>Jan 18, 2018 10:30:58 PM</text:p>
          </table:table-cell>
          <table:table-cell office:value-type="string" calcext:value-type="string">
            <text:p>Jul 31, 2018 10:52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1" xlink:type="simple">Dúvida | Como Acertar Preços Movimentação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eb 21, 2018 9:16:22 AM</text:p>
          </table:table-cell>
          <table:table-cell office:value-type="string" calcext:value-type="string">
            <text:p>Feb 22, 2018 9:10:04 AM</text:p>
          </table:table-cell>
          <table:table-cell office:value-type="string" calcext:value-type="string">
            <text:p>Feb 21, 2018 5:19:33 PM</text:p>
          </table:table-cell>
          <table:table-cell office:value-type="string" calcext:value-type="string">
            <text:p>Aug 1, 2018 12:55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21" xlink:type="simple">Dúvida | Como Consultar Evento R2099 REINF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Jun 12, 2018 2:38:57 PM</text:p>
          </table:table-cell>
          <table:table-cell office:value-type="string" calcext:value-type="string">
            <text:p>Jun 15, 2018 9:35:20 AM</text:p>
          </table:table-cell>
          <table:table-cell office:value-type="string" calcext:value-type="string">
            <text:p>Jun 12, 2018 4:09:59 PM</text:p>
          </table:table-cell>
          <table:table-cell office:value-type="string" calcext:value-type="string">
            <text:p>Jul 31, 2018 3:50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4" xlink:type="simple">Dúvida | Como Emitir Relatório Lista Preço Modelo 05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p 12, 2016 9:33:09 AM</text:p>
          </table:table-cell>
          <table:table-cell office:value-type="string" calcext:value-type="string">
            <text:p>Jun 8, 2017 10:52:36 AM</text:p>
          </table:table-cell>
          <table:table-cell office:value-type="string" calcext:value-type="string">
            <text:p>Feb 24, 2017 10:18:58 PM</text:p>
          </table:table-cell>
          <table:table-cell office:value-type="string" calcext:value-type="string">
            <text:p>Jul 30, 2018 1:33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51" xlink:type="simple">Dúvida | Como Conferir Cálculo PMZ Partir Entrada Nota Fiscal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Apr 9, 2018 10:55:06 AM</text:p>
          </table:table-cell>
          <table:table-cell office:value-type="string" calcext:value-type="string">
            <text:p>Apr 9, 2018 12:00:15 PM</text:p>
          </table:table-cell>
          <table:table-cell office:value-type="string" calcext:value-type="string">
            <text:p>Apr 10, 2018 1:47:48 PM</text:p>
          </table:table-cell>
          <table:table-cell office:value-type="string" calcext:value-type="string">
            <text:p>Jul 28, 2018 10:45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00" xlink:type="simple">Dúvida | Como Emitir Relatório Notas Canceladas Integral?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Apr 23, 2018 9:28:12 AM</text:p>
          </table:table-cell>
          <table:table-cell office:value-type="string" calcext:value-type="string">
            <text:p>Apr 25, 2018 9:51:25 AM</text:p>
          </table:table-cell>
          <table:table-cell office:value-type="string" calcext:value-type="string">
            <text:p>Apr 25, 2018 11:01:42 AM</text:p>
          </table:table-cell>
          <table:table-cell office:value-type="string" calcext:value-type="string">
            <text:p>Aug 1, 2018 8:5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13" xlink:type="simple">Dúvida | Como Exportar Lista Pesquisa Preços Coletor Dados Integral?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pr 18, 2018 10:20:14 AM</text:p>
          </table:table-cell>
          <table:table-cell office:value-type="string" calcext:value-type="string">
            <text:p>Jun 8, 2018 12:49:58 PM</text:p>
          </table:table-cell>
          <table:table-cell office:value-type="string" calcext:value-type="string">
            <text:p>Apr 18, 2018 11:47:11 AM</text:p>
          </table:table-cell>
          <table:table-cell office:value-type="string" calcext:value-type="string">
            <text:p>Aug 1, 2018 12:55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0" xlink:type="simple">Dúvida | Como Alterar Temperatura Impressão Etiquetas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Jun 13, 2017 11:08:33 AM</text:p>
          </table:table-cell>
          <table:table-cell office:value-type="string" calcext:value-type="string">
            <text:p>Jun 13, 2017 11:45:24 AM</text:p>
          </table:table-cell>
          <table:table-cell office:value-type="string" calcext:value-type="string">
            <text:p>Jun 13, 2017 12:26:03 PM</text:p>
          </table:table-cell>
          <table:table-cell office:value-type="string" calcext:value-type="string">
            <text:p>Jul 23, 2018 7:53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88" xlink:type="simple">Dúvida | Como Emitir Relatório Lista Preço Modelo 03 Integral?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Sep 9, 2016 10:35:08 AM</text:p>
          </table:table-cell>
          <table:table-cell office:value-type="string" calcext:value-type="string">
            <text:p>Jun 8, 2017 10:49:55 AM</text:p>
          </table:table-cell>
          <table:table-cell office:value-type="string" calcext:value-type="string">
            <text:p>Feb 20, 2017 4:25:19 PM</text:p>
          </table:table-cell>
          <table:table-cell office:value-type="string" calcext:value-type="string">
            <text:p>Jul 27, 2018 8:45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0" xlink:type="simple">Dúvida | Como Cadastrar Empresa Novo NF-e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y 25, 2017 5:38:22 PM</text:p>
          </table:table-cell>
          <table:table-cell office:value-type="string" calcext:value-type="string">
            <text:p>Jun 1, 2017 11:15:33 AM</text:p>
          </table:table-cell>
          <table:table-cell office:value-type="string" calcext:value-type="string">
            <text:p>Jun 1, 2017 3:41:21 PM</text:p>
          </table:table-cell>
          <table:table-cell office:value-type="string" calcext:value-type="string">
            <text:p>Jul 20, 2018 7:06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1" xlink:type="simple">Dúvida | Como Emitir Relatório Relação Estoque Modelo 03 Loja 99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un 2, 2017 12:12:19 PM</text:p>
          </table:table-cell>
          <table:table-cell office:value-type="string" calcext:value-type="string">
            <text:p>Jun 2, 2017 12:16:23 PM</text:p>
          </table:table-cell>
          <table:table-cell office:value-type="string" calcext:value-type="string">
            <text:p>Jun 3, 2017 4:11:32 PM</text:p>
          </table:table-cell>
          <table:table-cell office:value-type="string" calcext:value-type="string">
            <text:p>Jul 31, 2018 4:09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7" xlink:type="simple">Dúvida | Como Emitir Relatório Lista Preço Modelo 35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n 7, 2017 10:26:15 AM</text:p>
          </table:table-cell>
          <table:table-cell office:value-type="string" calcext:value-type="string">
            <text:p>Sep 18, 2017 9:24:40 AM</text:p>
          </table:table-cell>
          <table:table-cell office:value-type="string" calcext:value-type="string">
            <text:p>Jun 7, 2017 9:50:29 PM</text:p>
          </table:table-cell>
          <table:table-cell office:value-type="string" calcext:value-type="string">
            <text:p>Jul 26, 2018 7:5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37" xlink:type="simple">Manual | Parametrizar Linhas Excluídas VAF Integral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Aug 22, 2017 9:22:12 AM</text:p>
          </table:table-cell>
          <table:table-cell office:value-type="string" calcext:value-type="string">
            <text:p>Aug 24, 2017 2:52:16 PM</text:p>
          </table:table-cell>
          <table:table-cell office:value-type="string" calcext:value-type="string">
            <text:p>Aug 22, 2017 11:51:51 AM</text:p>
          </table:table-cell>
          <table:table-cell office:value-type="string" calcext:value-type="string">
            <text:p>Jul 31, 2018 4:51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08" xlink:type="simple">Dúvida | Como Gerar SPED Fiscal Apura ST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Jan 12, 2018 9:14:40 AM</text:p>
          </table:table-cell>
          <table:table-cell office:value-type="string" calcext:value-type="string">
            <text:p>Jan 12, 2018 10:24:41 AM</text:p>
          </table:table-cell>
          <table:table-cell office:value-type="string" calcext:value-type="string">
            <text:p>Jan 15, 2018 1:47:06 PM</text:p>
          </table:table-cell>
          <table:table-cell office:value-type="string" calcext:value-type="string">
            <text:p>Jul 26, 2018 3:2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7" xlink:type="simple">Dúvida | Como Importar Arquivo Inventário Integral Varejo?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Jan 18, 2018 4:41:29 PM</text:p>
          </table:table-cell>
          <table:table-cell office:value-type="string" calcext:value-type="string">
            <text:p>Jan 18, 2018 4:52:44 PM</text:p>
          </table:table-cell>
          <table:table-cell office:value-type="string" calcext:value-type="string">
            <text:p>Jan 18, 2018 10:30:12 PM</text:p>
          </table:table-cell>
          <table:table-cell office:value-type="string" calcext:value-type="string">
            <text:p>Jul 26, 2018 3:26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81" xlink:type="simple">Dúvida | Como Emitir Relatório Resultados Diários IntegWeb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Apr 4, 2018 10:53:51 AM</text:p>
          </table:table-cell>
          <table:table-cell office:value-type="string" calcext:value-type="string">
            <text:p>Apr 4, 2018 2:39:46 PM</text:p>
          </table:table-cell>
          <table:table-cell office:value-type="string" calcext:value-type="string">
            <text:p>Apr 5, 2018 3:03:21 PM</text:p>
          </table:table-cell>
          <table:table-cell office:value-type="string" calcext:value-type="string">
            <text:p>Jul 31, 2018 3:30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43" xlink:type="simple">Dúvida | Como Parametrizar Entrada Nota Fiscal Através Arquivo XML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Mar 26, 2018 2:16:36 PM</text:p>
          </table:table-cell>
          <table:table-cell office:value-type="string" calcext:value-type="string">
            <text:p>Apr 5, 2018 11:34:17 AM</text:p>
          </table:table-cell>
          <table:table-cell office:value-type="string" calcext:value-type="string">
            <text:p>Mar 28, 2018 2:58:00 PM</text:p>
          </table:table-cell>
          <table:table-cell office:value-type="string" calcext:value-type="string">
            <text:p>Jul 29, 2018 9:36:4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cluir+Cheques+Sem+Fundo+Integral" xlink:type="simple">Manual | Incluir Cheques Sem Fundo Integral</text:a></text:p>
          </table:table-cell>
          <table:table-cell office:value-type="float" office:value="62" calcext:value-type="float">
            <text:p>6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May 7, 2018 6:45:55 AM</text:p>
          </table:table-cell>
          <table:table-cell office:value-type="string" calcext:value-type="string">
            <text:p>Jun 1, 2018 3:35:19 PM</text:p>
          </table:table-cell>
          <table:table-cell office:value-type="string" calcext:value-type="string">
            <text:p>May 14, 2018 10:37:11 PM</text:p>
          </table:table-cell>
          <table:table-cell office:value-type="string" calcext:value-type="string">
            <text:p>Jul 26, 2018 6:08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837" xlink:type="simple">Dúvida | Como Utilizar CFOP 5934 Emissão NF-e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Jun 13, 2018 3:12:00 PM</text:p>
          </table:table-cell>
          <table:table-cell office:value-type="string" calcext:value-type="string">
            <text:p>Jun 13, 2018 4:07:05 PM</text:p>
          </table:table-cell>
          <table:table-cell office:value-type="string" calcext:value-type="string">
            <text:p>Jun 13, 2018 4:12:02 PM</text:p>
          </table:table-cell>
          <table:table-cell office:value-type="string" calcext:value-type="string">
            <text:p>Jul 31, 2018 12:09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80" xlink:type="simple">Dúvida | Como Emitir Relatório Débito Fornecedor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Mar 19, 2018 11:35:56 AM</text:p>
          </table:table-cell>
          <table:table-cell office:value-type="string" calcext:value-type="string">
            <text:p>Jul 6, 2018 9:31:19 AM</text:p>
          </table:table-cell>
          <table:table-cell office:value-type="string" calcext:value-type="string">
            <text:p>Mar 19, 2018 4:06:55 PM</text:p>
          </table:table-cell>
          <table:table-cell office:value-type="string" calcext:value-type="string">
            <text:p>Jul 26, 2018 7:2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8" xlink:type="simple">Dúvida | Como Emitir Relatório Lista Preço Modelo 15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p 12, 2016 11:09:08 AM</text:p>
          </table:table-cell>
          <table:table-cell office:value-type="string" calcext:value-type="string">
            <text:p>Jun 8, 2017 11:19:48 AM</text:p>
          </table:table-cell>
          <table:table-cell office:value-type="string" calcext:value-type="string">
            <text:p>Feb 24, 2017 10:22:26 PM</text:p>
          </table:table-cell>
          <table:table-cell office:value-type="string" calcext:value-type="string">
            <text:p>Jul 25, 2018 4:58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02" xlink:type="simple">Dúvida | Como Configurar NF-e Aba Chave Integração Novo NF-e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y 29, 2017 10:59:06 AM</text:p>
          </table:table-cell>
          <table:table-cell office:value-type="string" calcext:value-type="string">
            <text:p>May 29, 2017 11:37:35 AM</text:p>
          </table:table-cell>
          <table:table-cell office:value-type="string" calcext:value-type="string">
            <text:p>Jun 1, 2017 2:27:50 PM</text:p>
          </table:table-cell>
          <table:table-cell office:value-type="string" calcext:value-type="string">
            <text:p>Jul 29, 2018 11:07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08" xlink:type="simple">Dúvida | Como Consultar Cupons Fechados Descontos Itens Cancelados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ug 21, 2017 4:42:50 PM</text:p>
          </table:table-cell>
          <table:table-cell office:value-type="string" calcext:value-type="string">
            <text:p>Sep 11, 2017 9:36:58 AM</text:p>
          </table:table-cell>
          <table:table-cell office:value-type="string" calcext:value-type="string">
            <text:p>Aug 22, 2017 9:20:04 AM</text:p>
          </table:table-cell>
          <table:table-cell office:value-type="string" calcext:value-type="string">
            <text:p>Jul 18, 2018 10:3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27" xlink:type="simple">Dúvida | Como Consultar Pesquisa Preço Dentro Sistema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an 17, 2018 2:24:13 PM</text:p>
          </table:table-cell>
          <table:table-cell office:value-type="string" calcext:value-type="string">
            <text:p>Mar 15, 2018 9:10:52 AM</text:p>
          </table:table-cell>
          <table:table-cell office:value-type="string" calcext:value-type="string">
            <text:p>Jan 30, 2018 9:51:51 AM</text:p>
          </table:table-cell>
          <table:table-cell office:value-type="string" calcext:value-type="string">
            <text:p>Aug 1, 2018 12:55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0" xlink:type="simple">Dúvida | Como Alterar Preço Produtos Partir Pesquisa Preços Concorrentes Integral?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Apr 16, 2018 9:29:02 AM</text:p>
          </table:table-cell>
          <table:table-cell office:value-type="string" calcext:value-type="string">
            <text:p>Apr 18, 2018 5:00:22 PM</text:p>
          </table:table-cell>
          <table:table-cell office:value-type="string" calcext:value-type="string">
            <text:p>Apr 18, 2018 9:58:26 AM</text:p>
          </table:table-cell>
          <table:table-cell office:value-type="string" calcext:value-type="string">
            <text:p>Aug 1, 2018 12:5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7" xlink:type="simple">Dúvida | Como Emitir Relatório Perdas Identificadas IntegWeb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r 17, 2017 3:06:45 PM</text:p>
          </table:table-cell>
          <table:table-cell office:value-type="string" calcext:value-type="string">
            <text:p>Nov 27, 2017 12:50:43 PM</text:p>
          </table:table-cell>
          <table:table-cell office:value-type="string" calcext:value-type="string">
            <text:p>Apr 18, 2017 12:56:28 AM</text:p>
          </table:table-cell>
          <table:table-cell office:value-type="string" calcext:value-type="string">
            <text:p>Jul 26, 2018 8:12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06" xlink:type="simple">Dúvida | Como Consultar Cupons Cancelados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y 18, 2017 8:59:34 AM</text:p>
          </table:table-cell>
          <table:table-cell office:value-type="string" calcext:value-type="string">
            <text:p>May 18, 2017 10:20:32 AM</text:p>
          </table:table-cell>
          <table:table-cell office:value-type="string" calcext:value-type="string">
            <text:p>May 18, 2017 10:31:27 AM</text:p>
          </table:table-cell>
          <table:table-cell office:value-type="string" calcext:value-type="string">
            <text:p>Jul 31, 2018 10:11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0" xlink:type="simple">Dúvida | Como Executar Rotina Classificação Pesquisa Avançada Produto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Oct 16, 2017 11:09:19 AM</text:p>
          </table:table-cell>
          <table:table-cell office:value-type="string" calcext:value-type="string">
            <text:p>Oct 16, 2017 2:59:14 PM</text:p>
          </table:table-cell>
          <table:table-cell office:value-type="string" calcext:value-type="string">
            <text:p>Oct 17, 2017 9:12:20 AM</text:p>
          </table:table-cell>
          <table:table-cell office:value-type="string" calcext:value-type="string">
            <text:p>Jul 23, 2018 11:50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68" xlink:type="simple">Atualização | Permitir Emissão Nota Fiscal Devolução Sem Referenciar Nota Utilizar CST 00 20 Referenciar Itens Individualmente Integral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an 11, 2018 2:42:36 PM</text:p>
          </table:table-cell>
          <table:table-cell office:value-type="string" calcext:value-type="string">
            <text:p>Jan 16, 2018 9:26:18 AM</text:p>
          </table:table-cell>
          <table:table-cell office:value-type="string" calcext:value-type="string">
            <text:p>Jan 15, 2018 5:34:41 PM</text:p>
          </table:table-cell>
          <table:table-cell office:value-type="string" calcext:value-type="string">
            <text:p>Jul 31, 2018 10:49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46" xlink:type="simple">Dúvida | Como Emitir Relatório Estoque Troca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ar 14, 2018 2:12:44 PM</text:p>
          </table:table-cell>
          <table:table-cell office:value-type="string" calcext:value-type="string">
            <text:p>Mar 14, 2018 3:00:08 PM</text:p>
          </table:table-cell>
          <table:table-cell office:value-type="string" calcext:value-type="string">
            <text:p>Mar 15, 2018 4:27:10 PM</text:p>
          </table:table-cell>
          <table:table-cell office:value-type="string" calcext:value-type="string">
            <text:p>Aug 1, 2018 6:5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091" xlink:type="simple">Dúvida | Como Enviar Evento R2099 Fechamento Sem Movimentação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May 15, 2018 12:54:51 PM</text:p>
          </table:table-cell>
          <table:table-cell office:value-type="string" calcext:value-type="string">
            <text:p>May 17, 2018 10:24:47 AM</text:p>
          </table:table-cell>
          <table:table-cell office:value-type="string" calcext:value-type="string">
            <text:p>May 16, 2018 5:52:27 PM</text:p>
          </table:table-cell>
          <table:table-cell office:value-type="string" calcext:value-type="string">
            <text:p>Jul 31, 2018 4:58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0" xlink:type="simple">Dúvida | Como Emitir Relatório Relação Estoque Modelo 36 Integral?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Jun 5, 2017 12:50:08 PM</text:p>
          </table:table-cell>
          <table:table-cell office:value-type="string" calcext:value-type="string">
            <text:p>Jun 5, 2017 12:51:45 PM</text:p>
          </table:table-cell>
          <table:table-cell office:value-type="string" calcext:value-type="string">
            <text:p>Jun 6, 2017 3:54:35 AM</text:p>
          </table:table-cell>
          <table:table-cell office:value-type="string" calcext:value-type="string">
            <text:p>Jul 26, 2018 7:48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86" xlink:type="simple">Dúvida | Como Cadastrar Tabelas PIS COFINS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an 23, 2018 11:22:01 AM</text:p>
          </table:table-cell>
          <table:table-cell office:value-type="string" calcext:value-type="string">
            <text:p>Jan 23, 2018 2:44:31 PM</text:p>
          </table:table-cell>
          <table:table-cell office:value-type="string" calcext:value-type="string">
            <text:p>Jan 23, 2018 4:28:35 PM</text:p>
          </table:table-cell>
          <table:table-cell office:value-type="string" calcext:value-type="string">
            <text:p>Jul 26, 2018 11:1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8" xlink:type="simple">Dúvida | Como Emitir Lista Diferenças Inventário Antes Atualização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pr 20, 2018 11:32:15 AM</text:p>
          </table:table-cell>
          <table:table-cell office:value-type="string" calcext:value-type="string">
            <text:p>May 7, 2018 11:03:46 AM</text:p>
          </table:table-cell>
          <table:table-cell office:value-type="string" calcext:value-type="string">
            <text:p>Apr 23, 2018 9:35:13 AM</text:p>
          </table:table-cell>
          <table:table-cell office:value-type="string" calcext:value-type="string">
            <text:p>Aug 1, 2018 9:2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12" xlink:type="simple">Dúvida | Como Acessar Outra Filial Novo NF-e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y 26, 2017 10:39:55 AM</text:p>
          </table:table-cell>
          <table:table-cell office:value-type="string" calcext:value-type="string">
            <text:p>May 29, 2017 8:46:22 AM</text:p>
          </table:table-cell>
          <table:table-cell office:value-type="string" calcext:value-type="string">
            <text:p>Jun 1, 2017 2:26:22 PM</text:p>
          </table:table-cell>
          <table:table-cell office:value-type="string" calcext:value-type="string">
            <text:p>Jul 26, 2018 7:00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47" xlink:type="simple">Dúvida | Como Emitir Relatório Relação Estoque Modelo 02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Jun 2, 2017 12:04:56 PM</text:p>
          </table:table-cell>
          <table:table-cell office:value-type="string" calcext:value-type="string">
            <text:p>Jun 2, 2017 12:09:05 PM</text:p>
          </table:table-cell>
          <table:table-cell office:value-type="string" calcext:value-type="string">
            <text:p>Jun 3, 2017 4:09:29 PM</text:p>
          </table:table-cell>
          <table:table-cell office:value-type="string" calcext:value-type="string">
            <text:p>Aug 1, 2018 12:55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17" xlink:type="simple">Dúvida | Como Cadastrar Senha Cartão Fidelidade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ov 6, 2017 10:41:16 AM</text:p>
          </table:table-cell>
          <table:table-cell office:value-type="string" calcext:value-type="string">
            <text:p>Nov 7, 2017 11:59:21 AM</text:p>
          </table:table-cell>
          <table:table-cell office:value-type="string" calcext:value-type="string">
            <text:p>Nov 6, 2017 11:31:03 AM</text:p>
          </table:table-cell>
          <table:table-cell office:value-type="string" calcext:value-type="string">
            <text:p>Jul 26, 2018 3:43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59" xlink:type="simple">Dúvida | Qual Parâmetro Responsável Envio Produtos Frente 5 Níveis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Dec 5, 2017 9:48:16 AM</text:p>
          </table:table-cell>
          <table:table-cell office:value-type="string" calcext:value-type="string">
            <text:p>Dec 19, 2017 9:19:25 AM</text:p>
          </table:table-cell>
          <table:table-cell office:value-type="string" calcext:value-type="string">
            <text:p>Dec 19, 2017 9:00:53 AM</text:p>
          </table:table-cell>
          <table:table-cell office:value-type="string" calcext:value-type="string">
            <text:p>Jul 30, 2018 11:19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63" xlink:type="simple">Dúvida | Como Emitir Relatório Situação Caixas Antes Fechamento Caixa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c 5, 2017 12:24:24 PM</text:p>
          </table:table-cell>
          <table:table-cell office:value-type="string" calcext:value-type="string">
            <text:p>Dec 19, 2017 9:21:38 AM</text:p>
          </table:table-cell>
          <table:table-cell office:value-type="string" calcext:value-type="string">
            <text:p>Dec 19, 2017 9:21:01 AM</text:p>
          </table:table-cell>
          <table:table-cell office:value-type="string" calcext:value-type="string">
            <text:p>Jul 29, 2018 2:48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14" xlink:type="simple">Dúvida | Como Cadastrar Histórico Módulo Contábil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ar 1, 2018 3:09:33 PM</text:p>
          </table:table-cell>
          <table:table-cell office:value-type="string" calcext:value-type="string">
            <text:p>Mar 7, 2018 3:11:07 PM</text:p>
          </table:table-cell>
          <table:table-cell office:value-type="string" calcext:value-type="string">
            <text:p>Mar 2, 2018 9:06:17 AM</text:p>
          </table:table-cell>
          <table:table-cell office:value-type="string" calcext:value-type="string">
            <text:p>Jul 26, 2018 3:21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76" xlink:type="simple">Dúvida | Como Bloquear Produtos Entrada Nota Quantidade Divergente Coletor Dados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pr 10, 2018 10:13:57 AM</text:p>
          </table:table-cell>
          <table:table-cell office:value-type="string" calcext:value-type="string">
            <text:p>May 7, 2018 11:00:13 AM</text:p>
          </table:table-cell>
          <table:table-cell office:value-type="string" calcext:value-type="string">
            <text:p>Apr 10, 2018 1:40:09 PM</text:p>
          </table:table-cell>
          <table:table-cell office:value-type="string" calcext:value-type="string">
            <text:p>Jul 26, 2018 3:2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5" xlink:type="simple">Dúvida | Como Emitir Planilha Pesquisa Preços Manual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pr 16, 2018 12:24:15 PM</text:p>
          </table:table-cell>
          <table:table-cell office:value-type="string" calcext:value-type="string">
            <text:p>Jun 8, 2018 12:44:47 PM</text:p>
          </table:table-cell>
          <table:table-cell office:value-type="string" calcext:value-type="string">
            <text:p>Apr 18, 2018 9:55:56 AM</text:p>
          </table:table-cell>
          <table:table-cell office:value-type="string" calcext:value-type="string">
            <text:p>Jul 26, 2018 7:02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93" xlink:type="simple">Dúvida | Como Consultar Evento R2010 REINF Integral?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Jun 11, 2018 12:23:46 PM</text:p>
          </table:table-cell>
          <table:table-cell office:value-type="string" calcext:value-type="string">
            <text:p>Jun 14, 2018 2:37:35 PM</text:p>
          </table:table-cell>
          <table:table-cell office:value-type="string" calcext:value-type="string">
            <text:p>Jun 11, 2018 4:07:54 PM</text:p>
          </table:table-cell>
          <table:table-cell office:value-type="string" calcext:value-type="string">
            <text:p>Jul 30, 2018 9:23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85" xlink:type="simple">Dúvida | Como Emitir Relatório Extrato Movimentação IntegWeb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pr 18, 2017 9:26:30 AM</text:p>
          </table:table-cell>
          <table:table-cell office:value-type="string" calcext:value-type="string">
            <text:p>Apr 25, 2018 10:31:29 AM</text:p>
          </table:table-cell>
          <table:table-cell office:value-type="string" calcext:value-type="string">
            <text:p>Apr 19, 2017 12:02:16 PM</text:p>
          </table:table-cell>
          <table:table-cell office:value-type="string" calcext:value-type="string">
            <text:p>Jul 26, 2018 8:18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1" xlink:type="simple">Dúvida | Como Emitir Relatório Relação Estoque Modelo 10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un 2, 2017 2:02:49 PM</text:p>
          </table:table-cell>
          <table:table-cell office:value-type="string" calcext:value-type="string">
            <text:p>Jun 2, 2017 2:05:23 PM</text:p>
          </table:table-cell>
          <table:table-cell office:value-type="string" calcext:value-type="string">
            <text:p>Jun 3, 2017 4:11:10 PM</text:p>
          </table:table-cell>
          <table:table-cell office:value-type="string" calcext:value-type="string">
            <text:p>Jul 26, 2018 10:4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0" xlink:type="simple">Dúvida | Como Emitir Relatório Relação Estoque Modelo 04 Integral Varejo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un 6, 2017 9:13:31 AM</text:p>
          </table:table-cell>
          <table:table-cell office:value-type="string" calcext:value-type="string">
            <text:p>Jun 6, 2017 9:50:27 AM</text:p>
          </table:table-cell>
          <table:table-cell office:value-type="string" calcext:value-type="string">
            <text:p>Jun 13, 2017 10:40:53 AM</text:p>
          </table:table-cell>
          <table:table-cell office:value-type="string" calcext:value-type="string">
            <text:p>Jul 26, 2018 7:59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46" xlink:type="simple">Atualização | Inclusão Geração Arquivo CSV Relatório Contribuição Marginal Modelo 08 Integral</text:a></text:p>
          </table:table-cell>
          <table:table-cell office:value-type="float" office:value="57" calcext:value-type="float">
            <text:p>5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ec 26, 2017 10:05:41 AM</text:p>
          </table:table-cell>
          <table:table-cell office:value-type="string" calcext:value-type="string">
            <text:p>Dec 26, 2017 10:47:37 AM</text:p>
          </table:table-cell>
          <table:table-cell office:value-type="string" calcext:value-type="string">
            <text:p>Dec 27, 2017 4:54:36 PM</text:p>
          </table:table-cell>
          <table:table-cell office:value-type="string" calcext:value-type="string">
            <text:p>Jul 30, 2018 1:38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87" xlink:type="simple">Dúvida | Como Gerar Espelho MFD Frente Loja Windows?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pr 27, 2018 2:20:59 PM</text:p>
          </table:table-cell>
          <table:table-cell office:value-type="string" calcext:value-type="string">
            <text:p>Apr 27, 2018 2:57:45 PM</text:p>
          </table:table-cell>
          <table:table-cell office:value-type="string" calcext:value-type="string">
            <text:p>Apr 27, 2018 3:24:11 PM</text:p>
          </table:table-cell>
          <table:table-cell office:value-type="string" calcext:value-type="string">
            <text:p>Jul 31, 2018 8:2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29" xlink:type="simple">Dúvida | Como Consultar Evento R9000 REINF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Jun 12, 2018 2:55:35 PM</text:p>
          </table:table-cell>
          <table:table-cell office:value-type="string" calcext:value-type="string">
            <text:p>Jun 15, 2018 9:38:16 AM</text:p>
          </table:table-cell>
          <table:table-cell office:value-type="string" calcext:value-type="string">
            <text:p>Jun 13, 2018 2:02:55 PM</text:p>
          </table:table-cell>
          <table:table-cell office:value-type="string" calcext:value-type="string">
            <text:p>Aug 1, 2018 6:4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7" xlink:type="simple">Dúvida | Como Emitir Relatório Relação Estoque Modelo 07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Jun 2, 2017 12:33:38 PM</text:p>
          </table:table-cell>
          <table:table-cell office:value-type="string" calcext:value-type="string">
            <text:p>Jun 2, 2017 12:36:39 PM</text:p>
          </table:table-cell>
          <table:table-cell office:value-type="string" calcext:value-type="string">
            <text:p>Jun 3, 2017 4:11:54 PM</text:p>
          </table:table-cell>
          <table:table-cell office:value-type="string" calcext:value-type="string">
            <text:p>Aug 1, 2018 12:55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32" xlink:type="simple">Dúvida | Como Atualizar Preço Custo Itens Bonificados Pedido Compra Integral?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Dec 29, 2017 11:16:52 AM</text:p>
          </table:table-cell>
          <table:table-cell office:value-type="string" calcext:value-type="string">
            <text:p>Dec 29, 2017 3:32:44 PM</text:p>
          </table:table-cell>
          <table:table-cell office:value-type="string" calcext:value-type="string">
            <text:p>Dec 29, 2017 3:01:24 PM</text:p>
          </table:table-cell>
          <table:table-cell office:value-type="string" calcext:value-type="string">
            <text:p>Jul 27, 2018 11:04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41" xlink:type="simple">Dúvida | Como Consultar NF-e Produtor Rural Integral?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Feb 6, 2018 2:12:15 PM</text:p>
          </table:table-cell>
          <table:table-cell office:value-type="string" calcext:value-type="string">
            <text:p>Feb 6, 2018 3:02:30 PM</text:p>
          </table:table-cell>
          <table:table-cell office:value-type="string" calcext:value-type="string">
            <text:p>Feb 6, 2018 4:24:14 PM</text:p>
          </table:table-cell>
          <table:table-cell office:value-type="string" calcext:value-type="string">
            <text:p>Jul 31, 2018 4:45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20" xlink:type="simple">Dúvida | Como Adequar Rotinas Controle Validade Utilizar Lotes Validades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ar 6, 2018 10:27:14 AM</text:p>
          </table:table-cell>
          <table:table-cell office:value-type="string" calcext:value-type="string">
            <text:p>Jun 8, 2018 2:07:38 PM</text:p>
          </table:table-cell>
          <table:table-cell office:value-type="string" calcext:value-type="string">
            <text:p>Mar 12, 2018 9:39:10 AM</text:p>
          </table:table-cell>
          <table:table-cell office:value-type="string" calcext:value-type="string">
            <text:p>Aug 1, 2018 12:5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03" xlink:type="simple">Dúvida | Como Configurar Empresa Simples Nacional Excesso Receita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r 16, 2018 11:07:44 AM</text:p>
          </table:table-cell>
          <table:table-cell office:value-type="string" calcext:value-type="string">
            <text:p>Mar 20, 2018 10:24:37 AM</text:p>
          </table:table-cell>
          <table:table-cell office:value-type="string" calcext:value-type="string">
            <text:p>Mar 16, 2018 2:18:23 PM</text:p>
          </table:table-cell>
          <table:table-cell office:value-type="string" calcext:value-type="string">
            <text:p>Jul 30, 2018 11:37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2" xlink:type="simple">Dúvida | Como Emitir Relatório Lista Preço Modelo 16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1:13:23 AM</text:p>
          </table:table-cell>
          <table:table-cell office:value-type="string" calcext:value-type="string">
            <text:p>Jun 8, 2017 11:24:23 AM</text:p>
          </table:table-cell>
          <table:table-cell office:value-type="string" calcext:value-type="string">
            <text:p>Feb 24, 2017 1:04:20 AM</text:p>
          </table:table-cell>
          <table:table-cell office:value-type="string" calcext:value-type="string">
            <text:p>Jul 25, 2018 4:58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06" xlink:type="simple">Dúvida | Como Emitir Relatório Lista Preço Modelo 22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1:46:19 AM</text:p>
          </table:table-cell>
          <table:table-cell office:value-type="string" calcext:value-type="string">
            <text:p>Jun 8, 2017 11:33:38 AM</text:p>
          </table:table-cell>
          <table:table-cell office:value-type="string" calcext:value-type="string">
            <text:p>Feb 24, 2017 8:51:52 AM</text:p>
          </table:table-cell>
          <table:table-cell office:value-type="string" calcext:value-type="string">
            <text:p>Jul 25, 2018 5:03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2" xlink:type="simple">Dúvida | Como Emitir Relatório Lista Preço Modelo 23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1:54:40 AM</text:p>
          </table:table-cell>
          <table:table-cell office:value-type="string" calcext:value-type="string">
            <text:p>Jun 8, 2017 11:34:45 AM</text:p>
          </table:table-cell>
          <table:table-cell office:value-type="string" calcext:value-type="string">
            <text:p>Feb 24, 2017 8:49:24 AM</text:p>
          </table:table-cell>
          <table:table-cell office:value-type="string" calcext:value-type="string">
            <text:p>Jul 25, 2018 5:03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73" xlink:type="simple">Dúvida | Como Consultar Lançamento Financeiro Fornecedor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pr 7, 2017 10:12:08 AM</text:p>
          </table:table-cell>
          <table:table-cell office:value-type="string" calcext:value-type="string">
            <text:p>Apr 7, 2017 10:49:37 AM</text:p>
          </table:table-cell>
          <table:table-cell office:value-type="string" calcext:value-type="string">
            <text:p>Apr 17, 2017 2:08:56 PM</text:p>
          </table:table-cell>
          <table:table-cell office:value-type="string" calcext:value-type="string">
            <text:p>Jul 7, 2018 3:57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7" xlink:type="simple">Dúvida | Como Emitir Relatório Relação Estoque Modelo 19 Integral Varejo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Jun 6, 2017 10:43:15 AM</text:p>
          </table:table-cell>
          <table:table-cell office:value-type="string" calcext:value-type="string">
            <text:p>Jun 6, 2017 10:44:54 AM</text:p>
          </table:table-cell>
          <table:table-cell office:value-type="string" calcext:value-type="string">
            <text:p>Jun 6, 2017 10:30:38 PM</text:p>
          </table:table-cell>
          <table:table-cell office:value-type="string" calcext:value-type="string">
            <text:p>Jul 29, 2018 10:56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96" xlink:type="simple">Dúvida | Como Realizar Atualização Fiscal Mapa Resumo Integral Varejo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ug 24, 2017 12:46:03 PM</text:p>
          </table:table-cell>
          <table:table-cell office:value-type="string" calcext:value-type="string">
            <text:p>Aug 31, 2017 3:18:32 PM</text:p>
          </table:table-cell>
          <table:table-cell office:value-type="string" calcext:value-type="string">
            <text:p>Aug 31, 2017 2:54:17 PM</text:p>
          </table:table-cell>
          <table:table-cell office:value-type="string" calcext:value-type="string">
            <text:p>Jul 26, 2018 6:48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8" xlink:type="simple">Dúvida | Como Configurar Motivo Devoluções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an 17, 2018 5:25:19 PM</text:p>
          </table:table-cell>
          <table:table-cell office:value-type="string" calcext:value-type="string">
            <text:p>Jan 18, 2018 2:49:03 PM</text:p>
          </table:table-cell>
          <table:table-cell office:value-type="string" calcext:value-type="string">
            <text:p>Jan 18, 2018 10:29:52 PM</text:p>
          </table:table-cell>
          <table:table-cell office:value-type="string" calcext:value-type="string">
            <text:p>Jul 26, 2018 3:25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1" xlink:type="simple">Atualização | Inclusão NF Modelo 67 Emitir Relatório Simples Conferência PIS COFINS Integral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eb 2, 2018 3:26:04 PM</text:p>
          </table:table-cell>
          <table:table-cell office:value-type="string" calcext:value-type="string">
            <text:p>Feb 7, 2018 9:57:56 AM</text:p>
          </table:table-cell>
          <table:table-cell office:value-type="string" calcext:value-type="string">
            <text:p>Feb 6, 2018 3:41:25 PM</text:p>
          </table:table-cell>
          <table:table-cell office:value-type="string" calcext:value-type="string">
            <text:p>Jul 26, 2018 3:2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36" xlink:type="simple">Dúvida | Como Configurar Cadastro Fornecedor Produtor Rural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eb 6, 2018 12:33:07 PM</text:p>
          </table:table-cell>
          <table:table-cell office:value-type="string" calcext:value-type="string">
            <text:p>Feb 6, 2018 12:54:15 PM</text:p>
          </table:table-cell>
          <table:table-cell office:value-type="string" calcext:value-type="string">
            <text:p>Feb 8, 2018 9:31:21 PM</text:p>
          </table:table-cell>
          <table:table-cell office:value-type="string" calcext:value-type="string">
            <text:p>Jul 30, 2018 4:41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87" xlink:type="simple">Dúvida | Como Consultar Preços Concorrentes Pesquisa Diária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Apr 16, 2018 11:08:54 AM</text:p>
          </table:table-cell>
          <table:table-cell office:value-type="string" calcext:value-type="string">
            <text:p>Apr 16, 2018 11:28:27 AM</text:p>
          </table:table-cell>
          <table:table-cell office:value-type="string" calcext:value-type="string">
            <text:p>Apr 18, 2018 9:55:40 AM</text:p>
          </table:table-cell>
          <table:table-cell office:value-type="string" calcext:value-type="string">
            <text:p>Jul 26, 2018 11:00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5" xlink:type="simple">Dúvida | Como Emitir Relatório Lista Preço Modelo 12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0:33:39 AM</text:p>
          </table:table-cell>
          <table:table-cell office:value-type="string" calcext:value-type="string">
            <text:p>Jun 8, 2017 11:16:05 AM</text:p>
          </table:table-cell>
          <table:table-cell office:value-type="string" calcext:value-type="string">
            <text:p>Feb 20, 2017 4:34:50 PM</text:p>
          </table:table-cell>
          <table:table-cell office:value-type="string" calcext:value-type="string">
            <text:p>Jul 25, 2018 4:58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9" xlink:type="simple">Dúvida | Como Emitir Relatório Lista Preço Modelo 24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2:06:05 PM</text:p>
          </table:table-cell>
          <table:table-cell office:value-type="string" calcext:value-type="string">
            <text:p>Jun 8, 2017 11:39:56 AM</text:p>
          </table:table-cell>
          <table:table-cell office:value-type="string" calcext:value-type="string">
            <text:p>Feb 24, 2017 1:03:33 AM</text:p>
          </table:table-cell>
          <table:table-cell office:value-type="string" calcext:value-type="string">
            <text:p>Jul 29, 2018 5:57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0" xlink:type="simple">Dúvida | Como Emitir Relatório Relação Estoque Modelo 12 Integral Varejo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Jun 6, 2017 9:59:38 AM</text:p>
          </table:table-cell>
          <table:table-cell office:value-type="string" calcext:value-type="string">
            <text:p>Jun 6, 2017 10:01:12 AM</text:p>
          </table:table-cell>
          <table:table-cell office:value-type="string" calcext:value-type="string">
            <text:p>Jun 6, 2017 10:32:51 PM</text:p>
          </table:table-cell>
          <table:table-cell office:value-type="string" calcext:value-type="string">
            <text:p>Jul 31, 2018 12:23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81" xlink:type="simple">Dúvida | Como Bloquear Liberar Lançamento NF-e Entrada Sem Pedido Fornecedor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p 28, 2017 10:28:34 AM</text:p>
          </table:table-cell>
          <table:table-cell office:value-type="string" calcext:value-type="string">
            <text:p>Sep 28, 2017 12:21:57 PM</text:p>
          </table:table-cell>
          <table:table-cell office:value-type="string" calcext:value-type="string">
            <text:p>Sep 28, 2017 12:16:59 PM</text:p>
          </table:table-cell>
          <table:table-cell office:value-type="string" calcext:value-type="string">
            <text:p>Jul 26, 2018 9:1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68" xlink:type="simple">Dúvida | Como Incluir Pedido Central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c 12, 2017 4:25:30 PM</text:p>
          </table:table-cell>
          <table:table-cell office:value-type="string" calcext:value-type="string">
            <text:p>Dec 19, 2017 9:39:51 AM</text:p>
          </table:table-cell>
          <table:table-cell office:value-type="string" calcext:value-type="string">
            <text:p>Dec 19, 2017 9:39:19 AM</text:p>
          </table:table-cell>
          <table:table-cell office:value-type="string" calcext:value-type="string">
            <text:p>Jul 26, 2018 3:28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7" xlink:type="simple">Atualização | Inclusão Parâmetro Enviar Código Reduzido Produto Composto PDV Integral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Dec 27, 2017 9:22:42 AM</text:p>
          </table:table-cell>
          <table:table-cell office:value-type="string" calcext:value-type="string">
            <text:p>Dec 27, 2017 4:57:11 PM</text:p>
          </table:table-cell>
          <table:table-cell office:value-type="string" calcext:value-type="string">
            <text:p>Dec 27, 2017 4:55:59 PM</text:p>
          </table:table-cell>
          <table:table-cell office:value-type="string" calcext:value-type="string">
            <text:p>Jul 26, 2018 3:28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02" xlink:type="simple">Dúvida | Como Cadastrar Tabelas PIS COFINS Integral Varejo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an 23, 2018 2:42:07 PM</text:p>
          </table:table-cell>
          <table:table-cell office:value-type="string" calcext:value-type="string">
            <text:p>Jan 23, 2018 4:03:37 PM</text:p>
          </table:table-cell>
          <table:table-cell office:value-type="string" calcext:value-type="string">
            <text:p>Jan 23, 2018 4:30:01 PM</text:p>
          </table:table-cell>
          <table:table-cell office:value-type="string" calcext:value-type="string">
            <text:p>Jul 30, 2018 11:38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22" xlink:type="simple">Dúvida | Como Emitir Relatório Despesas x Faturamento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ar 8, 2018 1:40:56 PM</text:p>
          </table:table-cell>
          <table:table-cell office:value-type="string" calcext:value-type="string">
            <text:p>Mar 8, 2018 3:51:42 PM</text:p>
          </table:table-cell>
          <table:table-cell office:value-type="string" calcext:value-type="string">
            <text:p>Mar 12, 2018 9:58:54 AM</text:p>
          </table:table-cell>
          <table:table-cell office:value-type="string" calcext:value-type="string">
            <text:p>Jul 31, 2018 9:5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7" xlink:type="simple">Dúvida | Como Alterar Cadastro Plano Contas Módulo Contábil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pr 10, 2018 9:24:16 AM</text:p>
          </table:table-cell>
          <table:table-cell office:value-type="string" calcext:value-type="string">
            <text:p>Apr 10, 2018 10:01:04 AM</text:p>
          </table:table-cell>
          <table:table-cell office:value-type="string" calcext:value-type="string">
            <text:p>Apr 10, 2018 1:42:24 PM</text:p>
          </table:table-cell>
          <table:table-cell office:value-type="string" calcext:value-type="string">
            <text:p>Jul 29, 2018 1:23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9" xlink:type="simple">Dúvida | Como Emitir Relatório Lista Preço Modelo 19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 12, 2016 11:30:58 AM</text:p>
          </table:table-cell>
          <table:table-cell office:value-type="string" calcext:value-type="string">
            <text:p>Jun 8, 2017 11:28:42 AM</text:p>
          </table:table-cell>
          <table:table-cell office:value-type="string" calcext:value-type="string">
            <text:p>Feb 24, 2017 10:20:33 PM</text:p>
          </table:table-cell>
          <table:table-cell office:value-type="string" calcext:value-type="string">
            <text:p>Jul 25, 2018 4:58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87" xlink:type="simple">Dúvida | Como Acessar Menu Usuário Novo NF-e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y 30, 2017 9:17:56 AM</text:p>
          </table:table-cell>
          <table:table-cell office:value-type="string" calcext:value-type="string">
            <text:p>May 30, 2017 9:40:29 AM</text:p>
          </table:table-cell>
          <table:table-cell office:value-type="string" calcext:value-type="string">
            <text:p>Jun 1, 2017 3:39:28 PM</text:p>
          </table:table-cell>
          <table:table-cell office:value-type="string" calcext:value-type="string">
            <text:p>Jul 4, 2018 9:18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8" xlink:type="simple">Dúvida | Como Emitir Relatório Relação Estoque Modelo 19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 5, 2017 9:24:41 AM</text:p>
          </table:table-cell>
          <table:table-cell office:value-type="string" calcext:value-type="string">
            <text:p>Jun 5, 2017 9:26:20 AM</text:p>
          </table:table-cell>
          <table:table-cell office:value-type="string" calcext:value-type="string">
            <text:p>Jun 6, 2017 3:57:27 AM</text:p>
          </table:table-cell>
          <table:table-cell office:value-type="string" calcext:value-type="string">
            <text:p>Jul 26, 2018 7:48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1" xlink:type="simple">Dúvida | Como Emitir Relatório Lista Preço Modelo 11 Integral Varejo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un 9, 2017 11:58:25 AM</text:p>
          </table:table-cell>
          <table:table-cell office:value-type="string" calcext:value-type="string">
            <text:p>Jun 9, 2017 11:59:25 AM</text:p>
          </table:table-cell>
          <table:table-cell office:value-type="string" calcext:value-type="string">
            <text:p>Jun 10, 2017 3:14:19 AM</text:p>
          </table:table-cell>
          <table:table-cell office:value-type="string" calcext:value-type="string">
            <text:p>Jul 30, 2018 10:42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05" xlink:type="simple">Dúvida | Como Realizar Exclusão Lançamentos Fiscais Saída Mês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ug 23, 2017 12:29:33 PM</text:p>
          </table:table-cell>
          <table:table-cell office:value-type="string" calcext:value-type="string">
            <text:p>Aug 31, 2017 3:14:13 PM</text:p>
          </table:table-cell>
          <table:table-cell office:value-type="string" calcext:value-type="string">
            <text:p>Aug 31, 2017 2:40:07 PM</text:p>
          </table:table-cell>
          <table:table-cell office:value-type="string" calcext:value-type="string">
            <text:p>Jul 26, 2018 6:54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65" xlink:type="simple">Dúvida | Como Incluir NF-e Entrada Devolução Emitida Cliente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eb 28, 2018 9:24:38 AM</text:p>
          </table:table-cell>
          <table:table-cell office:value-type="string" calcext:value-type="string">
            <text:p>Mar 1, 2018 9:15:28 AM</text:p>
          </table:table-cell>
          <table:table-cell office:value-type="string" calcext:value-type="string">
            <text:p>Feb 28, 2018 3:09:37 PM</text:p>
          </table:table-cell>
          <table:table-cell office:value-type="string" calcext:value-type="string">
            <text:p>Jul 26, 2018 3:2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479" xlink:type="simple">Dúvida | Como Emitir Relatório Conferência Divergência NCM Entrada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ar 29, 2018 10:02:36 AM</text:p>
          </table:table-cell>
          <table:table-cell office:value-type="string" calcext:value-type="string">
            <text:p>Mar 29, 2018 4:18:49 PM</text:p>
          </table:table-cell>
          <table:table-cell office:value-type="string" calcext:value-type="string">
            <text:p>Mar 29, 2018 4:13:18 PM</text:p>
          </table:table-cell>
          <table:table-cell office:value-type="string" calcext:value-type="string">
            <text:p>Jul 26, 2018 6:35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55" xlink:type="simple">Dúvida | Como Incluir Evento R2010 Serviços Tomados REINF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May 21, 2018 2:18:25 PM</text:p>
          </table:table-cell>
          <table:table-cell office:value-type="string" calcext:value-type="string">
            <text:p>May 29, 2018 11:21:55 AM</text:p>
          </table:table-cell>
          <table:table-cell office:value-type="string" calcext:value-type="string">
            <text:p>May 21, 2018 4:18:57 PM</text:p>
          </table:table-cell>
          <table:table-cell office:value-type="string" calcext:value-type="string">
            <text:p>Jul 26, 2018 3:18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1" xlink:type="simple">Dúvida | Como Emitir Relatório Lista Preço Modelo 11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p 12, 2016 10:25:47 AM</text:p>
          </table:table-cell>
          <table:table-cell office:value-type="string" calcext:value-type="string">
            <text:p>Jun 8, 2017 11:14:51 AM</text:p>
          </table:table-cell>
          <table:table-cell office:value-type="string" calcext:value-type="string">
            <text:p>Feb 24, 2017 8:51:56 AM</text:p>
          </table:table-cell>
          <table:table-cell office:value-type="string" calcext:value-type="string">
            <text:p>Jul 25, 2018 4:58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83" xlink:type="simple">Dúvida | Como Gerar Relatório Balanço Geral Modelo 08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ug 21, 2017 11:00:25 AM</text:p>
          </table:table-cell>
          <table:table-cell office:value-type="string" calcext:value-type="string">
            <text:p>Aug 24, 2017 11:30:31 AM</text:p>
          </table:table-cell>
          <table:table-cell office:value-type="string" calcext:value-type="string">
            <text:p>Aug 22, 2017 4:49:07 PM</text:p>
          </table:table-cell>
          <table:table-cell office:value-type="string" calcext:value-type="string">
            <text:p>Jul 28, 2018 5:01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30" xlink:type="simple">Atualização | Inclusão Filtro Endereço Localização Produto Rotina Emissão Relatório Reposição Estoque Integral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ec 19, 2017 11:27:14 AM</text:p>
          </table:table-cell>
          <table:table-cell office:value-type="string" calcext:value-type="string">
            <text:p>Dec 19, 2017 3:25:30 PM</text:p>
          </table:table-cell>
          <table:table-cell office:value-type="string" calcext:value-type="string">
            <text:p>Dec 27, 2017 4:53:17 PM</text:p>
          </table:table-cell>
          <table:table-cell office:value-type="string" calcext:value-type="string">
            <text:p>Jul 26, 2018 3:28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2" xlink:type="simple">Atualização | Inclusão Coluna Pedidos Clientes Aberto Arquivo CSV Relatório Reposição Estoque Modelo 01 Integral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Dec 26, 2017 3:18:51 PM</text:p>
          </table:table-cell>
          <table:table-cell office:value-type="string" calcext:value-type="string">
            <text:p>Dec 26, 2017 4:57:16 PM</text:p>
          </table:table-cell>
          <table:table-cell office:value-type="string" calcext:value-type="string">
            <text:p>Dec 27, 2017 4:55:36 PM</text:p>
          </table:table-cell>
          <table:table-cell office:value-type="string" calcext:value-type="string">
            <text:p>Jul 30, 2018 2:08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5" xlink:type="simple">Manual | Realizar Devolução Venda PDV Integral Varejo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an 18, 2018 2:58:20 PM</text:p>
          </table:table-cell>
          <table:table-cell office:value-type="string" calcext:value-type="string">
            <text:p>Jan 19, 2018 10:02:51 AM</text:p>
          </table:table-cell>
          <table:table-cell office:value-type="string" calcext:value-type="string">
            <text:p>Jan 18, 2018 10:30:30 PM</text:p>
          </table:table-cell>
          <table:table-cell office:value-type="string" calcext:value-type="string">
            <text:p>Jul 26, 2018 3:25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23" xlink:type="simple">Dúvida | Como Emitir Livro Apuração ICMS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an 24, 2018 9:52:45 AM</text:p>
          </table:table-cell>
          <table:table-cell office:value-type="string" calcext:value-type="string">
            <text:p>Jan 26, 2018 10:48:30 AM</text:p>
          </table:table-cell>
          <table:table-cell office:value-type="string" calcext:value-type="string">
            <text:p>Jan 24, 2018 11:00:34 AM</text:p>
          </table:table-cell>
          <table:table-cell office:value-type="string" calcext:value-type="string">
            <text:p>Jul 31, 2018 8:3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49" xlink:type="simple">Dúvida | Como Emitir Relatório Mapa Resumo ECF Modelo 01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an 31, 2018 2:34:07 PM</text:p>
          </table:table-cell>
          <table:table-cell office:value-type="string" calcext:value-type="string">
            <text:p>Jan 31, 2018 5:05:17 PM</text:p>
          </table:table-cell>
          <table:table-cell office:value-type="string" calcext:value-type="string">
            <text:p>Mar 14, 2018 4:29:46 PM</text:p>
          </table:table-cell>
          <table:table-cell office:value-type="string" calcext:value-type="string">
            <text:p>Jul 31, 2018 9:59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8" xlink:type="simple">Atualização | Inclusão Pedido Clientes Aberto Relatório Reposição Estoque Modelo 01 Integral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eb 5, 2018 9:30:24 AM</text:p>
          </table:table-cell>
          <table:table-cell office:value-type="string" calcext:value-type="string">
            <text:p>Feb 7, 2018 10:45:16 AM</text:p>
          </table:table-cell>
          <table:table-cell office:value-type="string" calcext:value-type="string">
            <text:p>Feb 6, 2018 3:47:54 PM</text:p>
          </table:table-cell>
          <table:table-cell office:value-type="string" calcext:value-type="string">
            <text:p>Jul 26, 2018 3:2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12" xlink:type="simple">Manual | Cadastrar Central Negócios Novo Central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eb 7, 2018 12:44:08 PM</text:p>
          </table:table-cell>
          <table:table-cell office:value-type="string" calcext:value-type="string">
            <text:p>Feb 16, 2018 11:34:00 AM</text:p>
          </table:table-cell>
          <table:table-cell office:value-type="string" calcext:value-type="string">
            <text:p>Feb 16, 2018 10:32:12 AM</text:p>
          </table:table-cell>
          <table:table-cell office:value-type="string" calcext:value-type="string">
            <text:p>Jul 26, 2018 8:15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6" xlink:type="simple">Dúvida | Como Cadastrar Setor Grupo Subgrup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ep 20, 2017 9:52:18 AM</text:p>
          </table:table-cell>
          <table:table-cell office:value-type="string" calcext:value-type="string">
            <text:p>Sep 26, 2017 9:54:40 AM</text:p>
          </table:table-cell>
          <table:table-cell office:value-type="string" calcext:value-type="string">
            <text:p>Sep 20, 2017 11:53:28 AM</text:p>
          </table:table-cell>
          <table:table-cell office:value-type="string" calcext:value-type="string">
            <text:p>Jul 28, 2018 4:07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92" xlink:type="simple">Dúvida | Como Inserir Pesquisa Preços Concorrentes Após Preenchimento Lista Manual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pr 16, 2018 11:40:04 AM</text:p>
          </table:table-cell>
          <table:table-cell office:value-type="string" calcext:value-type="string">
            <text:p>Apr 16, 2018 11:55:09 AM</text:p>
          </table:table-cell>
          <table:table-cell office:value-type="string" calcext:value-type="string">
            <text:p>Apr 18, 2018 9:58:00 AM</text:p>
          </table:table-cell>
          <table:table-cell office:value-type="string" calcext:value-type="string">
            <text:p>Jul 26, 2018 10:59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6" xlink:type="simple">Dúvida | Como Emitir Relatório Relação Estoque Modelo 09 Loja 99 Integral?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Jun 2, 2017 12:41:51 PM</text:p>
          </table:table-cell>
          <table:table-cell office:value-type="string" calcext:value-type="string">
            <text:p>Jun 2, 2017 12:49:11 PM</text:p>
          </table:table-cell>
          <table:table-cell office:value-type="string" calcext:value-type="string">
            <text:p>Jun 3, 2017 4:10:48 PM</text:p>
          </table:table-cell>
          <table:table-cell office:value-type="string" calcext:value-type="string">
            <text:p>Jul 31, 2018 5:02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74" xlink:type="simple">Dúvida | Como Incluir Frete Cálculo DIFAL NF-e Saída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Jan 26, 2018 4:20:24 PM</text:p>
          </table:table-cell>
          <table:table-cell office:value-type="string" calcext:value-type="string">
            <text:p>Jan 30, 2018 9:08:23 AM</text:p>
          </table:table-cell>
          <table:table-cell office:value-type="string" calcext:value-type="string">
            <text:p>Jan 30, 2018 9:45:59 PM</text:p>
          </table:table-cell>
          <table:table-cell office:value-type="string" calcext:value-type="string">
            <text:p>Jul 27, 2018 3:15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586" xlink:type="simple">Dúvida | Como Retificar Informações Evento R2010 Transmitido REINF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Jun 8, 2018 12:35:33 PM</text:p>
          </table:table-cell>
          <table:table-cell office:value-type="string" calcext:value-type="string">
            <text:p>Jun 13, 2018 11:23:28 AM</text:p>
          </table:table-cell>
          <table:table-cell office:value-type="string" calcext:value-type="string">
            <text:p>Jun 11, 2018 8:56:59 AM</text:p>
          </table:table-cell>
          <table:table-cell office:value-type="string" calcext:value-type="string">
            <text:p>Jul 31, 2018 4:00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3" xlink:type="simple">Dúvida | Como Emitir Relatório Relação Estoque Modelo 06 Preço Venda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 2, 2017 12:28:03 PM</text:p>
          </table:table-cell>
          <table:table-cell office:value-type="string" calcext:value-type="string">
            <text:p>Jun 2, 2017 12:37:19 PM</text:p>
          </table:table-cell>
          <table:table-cell office:value-type="string" calcext:value-type="string">
            <text:p>Jun 3, 2017 4:10:26 PM</text:p>
          </table:table-cell>
          <table:table-cell office:value-type="string" calcext:value-type="string">
            <text:p>Jul 26, 2018 7:47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4" xlink:type="simple">Dúvida | Como Emitir Relatório Relação Estoque Modelo 18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 5, 2017 9:19:16 AM</text:p>
          </table:table-cell>
          <table:table-cell office:value-type="string" calcext:value-type="string">
            <text:p>Jun 5, 2017 9:21:46 AM</text:p>
          </table:table-cell>
          <table:table-cell office:value-type="string" calcext:value-type="string">
            <text:p>Jun 5, 2017 5:19:18 PM</text:p>
          </table:table-cell>
          <table:table-cell office:value-type="string" calcext:value-type="string">
            <text:p>Jul 31, 2018 3:45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7" xlink:type="simple">Dúvida | Como Emitir Relatório Lista Preço Modelo 39 Integral Varejo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Jun 12, 2017 9:04:27 AM</text:p>
          </table:table-cell>
          <table:table-cell office:value-type="string" calcext:value-type="string">
            <text:p>Jun 12, 2017 9:06:16 AM</text:p>
          </table:table-cell>
          <table:table-cell office:value-type="string" calcext:value-type="string">
            <text:p>Jun 12, 2017 10:24:15 AM</text:p>
          </table:table-cell>
          <table:table-cell office:value-type="string" calcext:value-type="string">
            <text:p>Aug 1, 2018 12:54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90" xlink:type="simple">Dúvida | Como Emitir Relatório Conferência Cega WMS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c 13, 2017 10:53:58 AM</text:p>
          </table:table-cell>
          <table:table-cell office:value-type="string" calcext:value-type="string">
            <text:p>Dec 19, 2017 9:42:27 AM</text:p>
          </table:table-cell>
          <table:table-cell office:value-type="string" calcext:value-type="string">
            <text:p>Dec 19, 2017 9:40:35 AM</text:p>
          </table:table-cell>
          <table:table-cell office:value-type="string" calcext:value-type="string">
            <text:p>Jul 26, 2018 3:2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57" xlink:type="simple">Dúvida | Como Configurar Linha Tipo 34 35 DAPI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r 9, 2018 11:35:35 AM</text:p>
          </table:table-cell>
          <table:table-cell office:value-type="string" calcext:value-type="string">
            <text:p>Mar 9, 2018 12:53:25 PM</text:p>
          </table:table-cell>
          <table:table-cell office:value-type="string" calcext:value-type="string">
            <text:p>Mar 9, 2018 2:28:20 PM</text:p>
          </table:table-cell>
          <table:table-cell office:value-type="string" calcext:value-type="string">
            <text:p>Jul 27, 2018 10:35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99" xlink:type="simple">Dúvida | Como Funciona Preço Venda Tabela Preços Iguais Novo Erp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ar 14, 2018 9:27:48 AM</text:p>
          </table:table-cell>
          <table:table-cell office:value-type="string" calcext:value-type="string">
            <text:p>Mar 26, 2018 2:51:32 PM</text:p>
          </table:table-cell>
          <table:table-cell office:value-type="string" calcext:value-type="string">
            <text:p>Mar 26, 2018 9:40:51 AM</text:p>
          </table:table-cell>
          <table:table-cell office:value-type="string" calcext:value-type="string">
            <text:p>Jul 30, 2018 10:4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86" xlink:type="simple">Dúvida | Como Parametrizar Produto Vasilhame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c 21, 2017 9:58:15 AM</text:p>
          </table:table-cell>
          <table:table-cell office:value-type="string" calcext:value-type="string">
            <text:p>Dec 21, 2017 10:42:18 AM</text:p>
          </table:table-cell>
          <table:table-cell office:value-type="string" calcext:value-type="string">
            <text:p>Dec 26, 2017 10:50:02 AM</text:p>
          </table:table-cell>
          <table:table-cell office:value-type="string" calcext:value-type="string">
            <text:p>Jul 28, 2018 5:00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54" xlink:type="simple">Dúvida | Como Emitir Relatório Rebaixamento Preços Integral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Jun 1, 2018 9:24:37 AM</text:p>
          </table:table-cell>
          <table:table-cell office:value-type="string" calcext:value-type="string">
            <text:p>Jun 1, 2018 10:04:07 AM</text:p>
          </table:table-cell>
          <table:table-cell office:value-type="string" calcext:value-type="string">
            <text:p>Jun 1, 2018 9:53:37 AM</text:p>
          </table:table-cell>
          <table:table-cell office:value-type="string" calcext:value-type="string">
            <text:p>Aug 1, 2018 12:55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391" xlink:type="simple">Manual | Débito Fornecedor Integral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Jul 6, 2018 8:42:31 AM</text:p>
          </table:table-cell>
          <table:table-cell office:value-type="string" calcext:value-type="string">
            <text:p>Jul 6, 2018 12:30:58 PM</text:p>
          </table:table-cell>
          <table:table-cell office:value-type="string" calcext:value-type="string">
            <text:p>Jul 6, 2018 12:32:10 PM</text:p>
          </table:table-cell>
          <table:table-cell office:value-type="string" calcext:value-type="string">
            <text:p>Jul 31, 2018 4:11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0" xlink:type="simple">Dúvida | Como Emitir Relatório Análise Despesa x Faturamento IntegWeb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pr 17, 2017 3:56:43 PM</text:p>
          </table:table-cell>
          <table:table-cell office:value-type="string" calcext:value-type="string">
            <text:p>Nov 27, 2017 12:22:36 PM</text:p>
          </table:table-cell>
          <table:table-cell office:value-type="string" calcext:value-type="string">
            <text:p>Apr 18, 2017 12:56:07 AM</text:p>
          </table:table-cell>
          <table:table-cell office:value-type="string" calcext:value-type="string">
            <text:p>Jul 20, 2018 1:36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4" xlink:type="simple">Dúvida | Como Emitir Relatório Seções Grupos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ay 19, 2017 11:55:55 AM</text:p>
          </table:table-cell>
          <table:table-cell office:value-type="string" calcext:value-type="string">
            <text:p>May 19, 2017 12:44:29 PM</text:p>
          </table:table-cell>
          <table:table-cell office:value-type="string" calcext:value-type="string">
            <text:p>May 19, 2017 12:55:16 PM</text:p>
          </table:table-cell>
          <table:table-cell office:value-type="string" calcext:value-type="string">
            <text:p>Jul 26, 2018 7:47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8" xlink:type="simple">Dúvida | Como Emitir Relatório Relação Estoque Modelo 34 Integral Varejo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4:30:13 PM</text:p>
          </table:table-cell>
          <table:table-cell office:value-type="string" calcext:value-type="string">
            <text:p>Jun 6, 2017 4:32:57 PM</text:p>
          </table:table-cell>
          <table:table-cell office:value-type="string" calcext:value-type="string">
            <text:p>Jun 6, 2017 10:29:42 PM</text:p>
          </table:table-cell>
          <table:table-cell office:value-type="string" calcext:value-type="string">
            <text:p>Jul 26, 2018 7:56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6" xlink:type="simple">Dúvida | Como Emitir Relatório Relação Estoque Modelo 36 Integral Varejo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4:44:34 PM</text:p>
          </table:table-cell>
          <table:table-cell office:value-type="string" calcext:value-type="string">
            <text:p>Jun 6, 2017 4:48:28 PM</text:p>
          </table:table-cell>
          <table:table-cell office:value-type="string" calcext:value-type="string">
            <text:p>Jun 6, 2017 10:32:22 PM</text:p>
          </table:table-cell>
          <table:table-cell office:value-type="string" calcext:value-type="string">
            <text:p>Jul 26, 2018 7:5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60" xlink:type="simple">Dúvida | Como Emitir Relatório Relação Estoque Modelo 09 Loja 99 Integral Varejo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6, 2017 9:42:55 AM</text:p>
          </table:table-cell>
          <table:table-cell office:value-type="string" calcext:value-type="string">
            <text:p>Jun 6, 2017 9:49:23 AM</text:p>
          </table:table-cell>
          <table:table-cell office:value-type="string" calcext:value-type="string">
            <text:p>Jun 13, 2017 10:42:41 AM</text:p>
          </table:table-cell>
          <table:table-cell office:value-type="string" calcext:value-type="string">
            <text:p>Jul 26, 2018 6:58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1" xlink:type="simple">Dúvida | Como Emitir Relatório Relação Estoque Modelo 24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5, 2017 10:24:09 AM</text:p>
          </table:table-cell>
          <table:table-cell office:value-type="string" calcext:value-type="string">
            <text:p>Jun 5, 2017 10:26:33 AM</text:p>
          </table:table-cell>
          <table:table-cell office:value-type="string" calcext:value-type="string">
            <text:p>Jun 6, 2017 3:56:09 AM</text:p>
          </table:table-cell>
          <table:table-cell office:value-type="string" calcext:value-type="string">
            <text:p>Aug 1, 2018 12:54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1" xlink:type="simple">Dúvida | Como Emitir Relatório Relação Estoque Modelo 30 Integral Varejo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12:13:09 PM</text:p>
          </table:table-cell>
          <table:table-cell office:value-type="string" calcext:value-type="string">
            <text:p>Jun 6, 2017 12:15:00 PM</text:p>
          </table:table-cell>
          <table:table-cell office:value-type="string" calcext:value-type="string">
            <text:p>Jun 6, 2017 10:30:10 PM</text:p>
          </table:table-cell>
          <table:table-cell office:value-type="string" calcext:value-type="string">
            <text:p>Jul 26, 2018 7:5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96" xlink:type="simple">Dúvida | Como Consultar Cupons Recarga Celular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ep 15, 2017 10:10:53 AM</text:p>
          </table:table-cell>
          <table:table-cell office:value-type="string" calcext:value-type="string">
            <text:p>Sep 26, 2017 2:44:15 PM</text:p>
          </table:table-cell>
          <table:table-cell office:value-type="string" calcext:value-type="string">
            <text:p>Sep 21, 2017 4:05:59 PM</text:p>
          </table:table-cell>
          <table:table-cell office:value-type="string" calcext:value-type="string">
            <text:p>Jul 30, 2018 2:39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0" xlink:type="simple">Dúvida | Como Emitir Relatório Contribuição Marginal Modelo 07 Tratar Promoções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c 7, 2017 9:42:14 AM</text:p>
          </table:table-cell>
          <table:table-cell office:value-type="string" calcext:value-type="string">
            <text:p>Dec 19, 2017 9:27:44 AM</text:p>
          </table:table-cell>
          <table:table-cell office:value-type="string" calcext:value-type="string">
            <text:p>Dec 19, 2017 9:27:09 AM</text:p>
          </table:table-cell>
          <table:table-cell office:value-type="string" calcext:value-type="string">
            <text:p>Jul 26, 2018 3:27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84" xlink:type="simple">Dúvida | Como Alterar Preço Unitário Pedido Compra Novo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c 1, 2017 10:19:45 AM</text:p>
          </table:table-cell>
          <table:table-cell office:value-type="string" calcext:value-type="string">
            <text:p>Dec 1, 2017 2:06:45 PM</text:p>
          </table:table-cell>
          <table:table-cell office:value-type="string" calcext:value-type="string">
            <text:p>Dec 1, 2017 2:06:12 PM</text:p>
          </table:table-cell>
          <table:table-cell office:value-type="string" calcext:value-type="string">
            <text:p>Jul 26, 2018 8:15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55" xlink:type="simple">Dúvida | Como Importar Plano Contas Referencial Integral Varejo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an 30, 2018 2:49:15 PM</text:p>
          </table:table-cell>
          <table:table-cell office:value-type="string" calcext:value-type="string">
            <text:p>Jan 30, 2018 4:20:21 PM</text:p>
          </table:table-cell>
          <table:table-cell office:value-type="string" calcext:value-type="string">
            <text:p>Jan 30, 2018 4:00:18 PM</text:p>
          </table:table-cell>
          <table:table-cell office:value-type="string" calcext:value-type="string">
            <text:p>Jul 30, 2018 8:3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78" xlink:type="simple">Atualização | Inclusão Parâmetro Enviar Alíquota Reduzida Exportação Produto PDV Integral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eb 5, 2018 11:35:37 AM</text:p>
          </table:table-cell>
          <table:table-cell office:value-type="string" calcext:value-type="string">
            <text:p>Feb 7, 2018 11:07:51 AM</text:p>
          </table:table-cell>
          <table:table-cell office:value-type="string" calcext:value-type="string">
            <text:p>Feb 6, 2018 4:05:52 PM</text:p>
          </table:table-cell>
          <table:table-cell office:value-type="string" calcext:value-type="string">
            <text:p>Jul 26, 2018 3:25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25" xlink:type="simple">Dúvida | Como Importar Arquivo Produtos Auxiliar Modelo 04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pr 12, 2018 1:41:44 PM</text:p>
          </table:table-cell>
          <table:table-cell office:value-type="string" calcext:value-type="string">
            <text:p>Apr 12, 2018 4:09:25 PM</text:p>
          </table:table-cell>
          <table:table-cell office:value-type="string" calcext:value-type="string">
            <text:p>Apr 12, 2018 4:13:53 PM</text:p>
          </table:table-cell>
          <table:table-cell office:value-type="string" calcext:value-type="string">
            <text:p>Jul 26, 2018 6:03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0" xlink:type="simple">Dúvida | Como Cadastrar Seção Grupo Subgrupo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ep 19, 2017 2:08:13 PM</text:p>
          </table:table-cell>
          <table:table-cell office:value-type="string" calcext:value-type="string">
            <text:p>Sep 26, 2017 9:55:35 AM</text:p>
          </table:table-cell>
          <table:table-cell office:value-type="string" calcext:value-type="string">
            <text:p>Sep 19, 2017 3:38:15 PM</text:p>
          </table:table-cell>
          <table:table-cell office:value-type="string" calcext:value-type="string">
            <text:p>Jul 27, 2018 8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3" xlink:type="simple">Dúvida | Como Alterar Impressora Padrão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c 18, 2017 4:39:32 PM</text:p>
          </table:table-cell>
          <table:table-cell office:value-type="string" calcext:value-type="string">
            <text:p>Dec 19, 2017 9:46:15 AM</text:p>
          </table:table-cell>
          <table:table-cell office:value-type="string" calcext:value-type="string">
            <text:p>Dec 19, 2017 9:01:02 AM</text:p>
          </table:table-cell>
          <table:table-cell office:value-type="string" calcext:value-type="string">
            <text:p>Jul 26, 2018 6:56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1" xlink:type="simple">Dúvida | Como Emitir Relatório Relação Estoque Modelo 15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5, 2017 9:02:12 AM</text:p>
          </table:table-cell>
          <table:table-cell office:value-type="string" calcext:value-type="string">
            <text:p>Jun 5, 2017 9:03:59 AM</text:p>
          </table:table-cell>
          <table:table-cell office:value-type="string" calcext:value-type="string">
            <text:p>Jun 6, 2017 3:56:52 AM</text:p>
          </table:table-cell>
          <table:table-cell office:value-type="string" calcext:value-type="string">
            <text:p>Jul 26, 2018 7:4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5" xlink:type="simple">Dúvida | Como Emitir Relatório Relação Estoque Modelo 11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5, 2017 8:36:53 AM</text:p>
          </table:table-cell>
          <table:table-cell office:value-type="string" calcext:value-type="string">
            <text:p>Jun 5, 2017 8:48:32 AM</text:p>
          </table:table-cell>
          <table:table-cell office:value-type="string" calcext:value-type="string">
            <text:p>Jun 6, 2017 3:57:10 AM</text:p>
          </table:table-cell>
          <table:table-cell office:value-type="string" calcext:value-type="string">
            <text:p>Jul 26, 2018 7:47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0" xlink:type="simple">Dúvida | Como Emitir Relatório Relação Estoque Modelo 17 Integral Varejo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6, 2017 10:28:41 AM</text:p>
          </table:table-cell>
          <table:table-cell office:value-type="string" calcext:value-type="string">
            <text:p>Jun 6, 2017 10:38:24 AM</text:p>
          </table:table-cell>
          <table:table-cell office:value-type="string" calcext:value-type="string">
            <text:p>Jun 6, 2017 10:32:32 PM</text:p>
          </table:table-cell>
          <table:table-cell office:value-type="string" calcext:value-type="string">
            <text:p>Jul 26, 2018 8:00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0" xlink:type="simple">Dúvida | Como Emitir Relatório Relação Estoque Modelo 31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5, 2017 12:21:04 PM</text:p>
          </table:table-cell>
          <table:table-cell office:value-type="string" calcext:value-type="string">
            <text:p>Jun 5, 2017 12:23:15 PM</text:p>
          </table:table-cell>
          <table:table-cell office:value-type="string" calcext:value-type="string">
            <text:p>Jun 6, 2017 3:54:13 AM</text:p>
          </table:table-cell>
          <table:table-cell office:value-type="string" calcext:value-type="string">
            <text:p>Jul 26, 2018 7:48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6" xlink:type="simple">Dúvida | Como Emitir Relatório Relação Estoque Modelo 31 Integral Varejo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 6, 2017 4:19:56 PM</text:p>
          </table:table-cell>
          <table:table-cell office:value-type="string" calcext:value-type="string">
            <text:p>Jun 6, 2017 4:22:10 PM</text:p>
          </table:table-cell>
          <table:table-cell office:value-type="string" calcext:value-type="string">
            <text:p>Jun 6, 2017 10:31:35 PM</text:p>
          </table:table-cell>
          <table:table-cell office:value-type="string" calcext:value-type="string">
            <text:p>Jul 26, 2018 7:56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46" xlink:type="simple">Dúvida | Como Emitir Relatório Recarga Celular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ep 21, 2017 11:24:56 AM</text:p>
          </table:table-cell>
          <table:table-cell office:value-type="string" calcext:value-type="string">
            <text:p>Sep 26, 2017 2:48:37 PM</text:p>
          </table:table-cell>
          <table:table-cell office:value-type="string" calcext:value-type="string">
            <text:p>Sep 21, 2017 4:10:25 PM</text:p>
          </table:table-cell>
          <table:table-cell office:value-type="string" calcext:value-type="string">
            <text:p>Aug 1, 2018 10:0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25" xlink:type="simple">Atualização | Inclusão Parâmetro Permite Usuário Gerar Pedido Cliente Sem Estoque Integral</text:a></text:p>
          </table:table-cell>
          <table:table-cell office:value-type="float" office:value="48" calcext:value-type="float">
            <text:p>4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ec 18, 2017 9:03:50 AM</text:p>
          </table:table-cell>
          <table:table-cell office:value-type="string" calcext:value-type="string">
            <text:p>Dec 19, 2017 5:00:53 PM</text:p>
          </table:table-cell>
          <table:table-cell office:value-type="string" calcext:value-type="string">
            <text:p>Dec 19, 2017 9:56:06 AM</text:p>
          </table:table-cell>
          <table:table-cell office:value-type="string" calcext:value-type="string">
            <text:p>Jul 26, 2018 3:28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84" xlink:type="simple">Dúvida | Como Excluir Nota Fiscal Rotina Ajuste Itens SPED EFD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r 5, 2018 11:32:23 AM</text:p>
          </table:table-cell>
          <table:table-cell office:value-type="string" calcext:value-type="string">
            <text:p>Apr 3, 2018 3:40:23 PM</text:p>
          </table:table-cell>
          <table:table-cell office:value-type="string" calcext:value-type="string">
            <text:p>Mar 8, 2018 8:30:22 PM</text:p>
          </table:table-cell>
          <table:table-cell office:value-type="string" calcext:value-type="string">
            <text:p>Jul 29, 2018 3:3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78" xlink:type="simple">Dúvida | Como Emitir Nota Venda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Mar 15, 2018 1:25:14 PM</text:p>
          </table:table-cell>
          <table:table-cell office:value-type="string" calcext:value-type="string">
            <text:p>Mar 15, 2018 2:59:14 PM</text:p>
          </table:table-cell>
          <table:table-cell office:value-type="string" calcext:value-type="string">
            <text:p>Mar 15, 2018 3:44:19 PM</text:p>
          </table:table-cell>
          <table:table-cell office:value-type="string" calcext:value-type="string">
            <text:p>Jul 30, 2018 11:1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77" xlink:type="simple">Dúvida | Como Comparar Relatório Ranking Família Contribuição Marginal Integral?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Jun 13, 2018 10:01:29 AM</text:p>
          </table:table-cell>
          <table:table-cell office:value-type="string" calcext:value-type="string">
            <text:p>Jun 13, 2018 4:46:38 PM</text:p>
          </table:table-cell>
          <table:table-cell office:value-type="string" calcext:value-type="string">
            <text:p>Jun 13, 2018 4:32:55 PM</text:p>
          </table:table-cell>
          <table:table-cell office:value-type="string" calcext:value-type="string">
            <text:p>Jul 30, 2018 2:47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1" xlink:type="simple">Dúvida | Como Emitir Relatório Relação Estoque Modelo 22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5, 2017 9:51:52 AM</text:p>
          </table:table-cell>
          <table:table-cell office:value-type="string" calcext:value-type="string">
            <text:p>Jun 5, 2017 9:54:43 AM</text:p>
          </table:table-cell>
          <table:table-cell office:value-type="string" calcext:value-type="string">
            <text:p>Jun 6, 2017 3:57:36 AM</text:p>
          </table:table-cell>
          <table:table-cell office:value-type="string" calcext:value-type="string">
            <text:p>Jul 26, 2018 7:4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6" xlink:type="simple">Dúvida | Como Emitir Relatório Relação Estoque Modelo 30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5, 2017 10:56:39 AM</text:p>
          </table:table-cell>
          <table:table-cell office:value-type="string" calcext:value-type="string">
            <text:p>Jun 6, 2017 12:15:23 PM</text:p>
          </table:table-cell>
          <table:table-cell office:value-type="string" calcext:value-type="string">
            <text:p>Jun 6, 2017 3:54:26 AM</text:p>
          </table:table-cell>
          <table:table-cell office:value-type="string" calcext:value-type="string">
            <text:p>Aug 1, 2018 12:55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7" xlink:type="simple">Dúvida | Como Emitir Relatório Lista Preço Modelo 37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7, 2017 10:42:29 AM</text:p>
          </table:table-cell>
          <table:table-cell office:value-type="string" calcext:value-type="string">
            <text:p>Jun 8, 2017 8:41:36 AM</text:p>
          </table:table-cell>
          <table:table-cell office:value-type="string" calcext:value-type="string">
            <text:p>Jun 7, 2017 9:50:37 PM</text:p>
          </table:table-cell>
          <table:table-cell office:value-type="string" calcext:value-type="string">
            <text:p>Jul 27, 2018 8:47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8" xlink:type="simple">Dúvida | Como Emitir Relatório Lista Preço Modelo 41 Integral Varejo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 12, 2017 9:37:41 AM</text:p>
          </table:table-cell>
          <table:table-cell office:value-type="string" calcext:value-type="string">
            <text:p>Jun 12, 2017 9:39:03 AM</text:p>
          </table:table-cell>
          <table:table-cell office:value-type="string" calcext:value-type="string">
            <text:p>Jun 12, 2017 9:59:30 AM</text:p>
          </table:table-cell>
          <table:table-cell office:value-type="string" calcext:value-type="string">
            <text:p>Jul 4, 2018 12:07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8" xlink:type="simple">Dúvida | Como Emitir Relatório Lista Preço Modelo 43 Integral Varejo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 12, 2017 9:43:39 AM</text:p>
          </table:table-cell>
          <table:table-cell office:value-type="string" calcext:value-type="string">
            <text:p>Jun 12, 2017 9:45:48 AM</text:p>
          </table:table-cell>
          <table:table-cell office:value-type="string" calcext:value-type="string">
            <text:p>Jun 13, 2017 12:17:43 AM</text:p>
          </table:table-cell>
          <table:table-cell office:value-type="string" calcext:value-type="string">
            <text:p>Jul 26, 2018 7:55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72" xlink:type="simple">Dúvida | Como Emitir Relatório Situação Caixas Após Fechamento Caixa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c 5, 2017 1:45:02 PM</text:p>
          </table:table-cell>
          <table:table-cell office:value-type="string" calcext:value-type="string">
            <text:p>Dec 19, 2017 9:23:20 AM</text:p>
          </table:table-cell>
          <table:table-cell office:value-type="string" calcext:value-type="string">
            <text:p>Dec 19, 2017 9:22:57 AM</text:p>
          </table:table-cell>
          <table:table-cell office:value-type="string" calcext:value-type="string">
            <text:p>Jul 27, 2018 1:45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06" xlink:type="simple">Atualização | Inclusão Campo Forma Pagamento Arquivo CSV Relatório Débito Fornecedor Integral</text:a></text:p>
          </table:table-cell>
          <table:table-cell office:value-type="float" office:value="47" calcext:value-type="float">
            <text:p>4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c 15, 2017 2:13:59 PM</text:p>
          </table:table-cell>
          <table:table-cell office:value-type="string" calcext:value-type="string">
            <text:p>Dec 22, 2017 5:54:42 PM</text:p>
          </table:table-cell>
          <table:table-cell office:value-type="string" calcext:value-type="string">
            <text:p>Dec 19, 2017 9:53:15 AM</text:p>
          </table:table-cell>
          <table:table-cell office:value-type="string" calcext:value-type="string">
            <text:p>Jul 26, 2018 3:28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10" xlink:type="simple">Dúvida | Como Emitir Relatório Contribuição Marginal Modelo 07 Descrição Grupo Subgrupo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pr 6, 2018 2:18:11 PM</text:p>
          </table:table-cell>
          <table:table-cell office:value-type="string" calcext:value-type="string">
            <text:p>Apr 6, 2018 2:59:56 PM</text:p>
          </table:table-cell>
          <table:table-cell office:value-type="string" calcext:value-type="string">
            <text:p>Apr 10, 2018 1:53:10 PM</text:p>
          </table:table-cell>
          <table:table-cell office:value-type="string" calcext:value-type="string">
            <text:p>Jul 31, 2018 3:43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06" xlink:type="simple">Manual | Utilizando Reposição Automática Integral</text:a></text:p>
          </table:table-cell>
          <table:table-cell office:value-type="float" office:value="47" calcext:value-type="float">
            <text:p>4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May 23, 2018 11:32:53 AM</text:p>
          </table:table-cell>
          <table:table-cell office:value-type="string" calcext:value-type="string">
            <text:p>May 23, 2018 12:54:51 PM</text:p>
          </table:table-cell>
          <table:table-cell office:value-type="string" calcext:value-type="string">
            <text:p>May 25, 2018 2:22:32 AM</text:p>
          </table:table-cell>
          <table:table-cell office:value-type="string" calcext:value-type="string">
            <text:p>Jul 30, 2018 1:00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5884930" xlink:type="simple">Dúvida | Como Inserir Dados REINF NF SPED Fiscal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ay 28, 2018 9:09:43 AM</text:p>
          </table:table-cell>
          <table:table-cell office:value-type="string" calcext:value-type="string">
            <text:p>Jun 12, 2018 4:43:28 PM</text:p>
          </table:table-cell>
          <table:table-cell office:value-type="string" calcext:value-type="string">
            <text:p>May 28, 2018 4:04:40 PM</text:p>
          </table:table-cell>
          <table:table-cell office:value-type="string" calcext:value-type="string">
            <text:p>Jul 26, 2018 8:1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64" xlink:type="simple">Dúvida | Como Consultar Evento R1000 REINF Integral?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Jun 11, 2018 10:44:43 AM</text:p>
          </table:table-cell>
          <table:table-cell office:value-type="string" calcext:value-type="string">
            <text:p>Jun 15, 2018 9:22:08 AM</text:p>
          </table:table-cell>
          <table:table-cell office:value-type="string" calcext:value-type="string">
            <text:p>Jun 12, 2018 4:09:32 PM</text:p>
          </table:table-cell>
          <table:table-cell office:value-type="string" calcext:value-type="string">
            <text:p>Jul 26, 2018 8:18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50" xlink:type="simple">Dúvida | Como Identificar Diferença Valores Entre Relatório Conferência Diária Vendas Dia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ay 4, 2018 2:23:43 PM</text:p>
          </table:table-cell>
          <table:table-cell office:value-type="string" calcext:value-type="string">
            <text:p>Jun 29, 2018 9:37:07 AM</text:p>
          </table:table-cell>
          <table:table-cell office:value-type="string" calcext:value-type="string">
            <text:p>May 4, 2018 4:13:45 PM</text:p>
          </table:table-cell>
          <table:table-cell office:value-type="string" calcext:value-type="string">
            <text:p>Jul 26, 2018 3:17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32" xlink:type="simple">Dúvida | Como Configurar Parâmetro Zero Emissão NF-e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pr 24, 2018 9:49:12 AM</text:p>
          </table:table-cell>
          <table:table-cell office:value-type="string" calcext:value-type="string">
            <text:p>Jun 8, 2018 2:28:04 PM</text:p>
          </table:table-cell>
          <table:table-cell office:value-type="string" calcext:value-type="string">
            <text:p>Apr 24, 2018 11:54:54 AM</text:p>
          </table:table-cell>
          <table:table-cell office:value-type="string" calcext:value-type="string">
            <text:p>Jul 26, 2018 2:1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4" xlink:type="simple">Dúvida | Como Emitir Relatório Relação Estoque Modelo 13 Integral Varejo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6, 2017 10:08:04 AM</text:p>
          </table:table-cell>
          <table:table-cell office:value-type="string" calcext:value-type="string">
            <text:p>Jun 6, 2017 10:10:07 AM</text:p>
          </table:table-cell>
          <table:table-cell office:value-type="string" calcext:value-type="string">
            <text:p>Jun 6, 2017 10:30:57 PM</text:p>
          </table:table-cell>
          <table:table-cell office:value-type="string" calcext:value-type="string">
            <text:p>Jul 26, 2018 7:5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6" xlink:type="simple">Dúvida | Como Emitir Relatório Relação Estoque Modelo 03 Loja 99 Integral Varejo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6, 2017 9:05:21 AM</text:p>
          </table:table-cell>
          <table:table-cell office:value-type="string" calcext:value-type="string">
            <text:p>Jun 6, 2017 9:50:38 AM</text:p>
          </table:table-cell>
          <table:table-cell office:value-type="string" calcext:value-type="string">
            <text:p>Jun 13, 2017 10:39:01 AM</text:p>
          </table:table-cell>
          <table:table-cell office:value-type="string" calcext:value-type="string">
            <text:p>Jul 26, 2018 6:59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2" xlink:type="simple">Dúvida | Como Emitir Relatório Relação Estoque Modelo 10 Integral Varejo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6, 2017 9:51:42 AM</text:p>
          </table:table-cell>
          <table:table-cell office:value-type="string" calcext:value-type="string">
            <text:p>Jun 6, 2017 9:53:09 AM</text:p>
          </table:table-cell>
          <table:table-cell office:value-type="string" calcext:value-type="string">
            <text:p>Jun 6, 2017 10:29:26 PM</text:p>
          </table:table-cell>
          <table:table-cell office:value-type="string" calcext:value-type="string">
            <text:p>Jul 31, 2018 8:17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8" xlink:type="simple">Atualização | Inclusão Local Entrada Mercadoria Consulta Notas Entradas Integral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ec 26, 2017 2:25:06 PM</text:p>
          </table:table-cell>
          <table:table-cell office:value-type="string" calcext:value-type="string">
            <text:p>Dec 26, 2017 2:50:04 PM</text:p>
          </table:table-cell>
          <table:table-cell office:value-type="string" calcext:value-type="string">
            <text:p>Dec 27, 2017 4:55:16 PM</text:p>
          </table:table-cell>
          <table:table-cell office:value-type="string" calcext:value-type="string">
            <text:p>Jul 26, 2018 3:28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92" xlink:type="simple">Dúvida | Como Exibir Código Ajustes Emissão Relatório Rotina Ajuste Itens Sistema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r 5, 2018 2:03:48 PM</text:p>
          </table:table-cell>
          <table:table-cell office:value-type="string" calcext:value-type="string">
            <text:p>Apr 3, 2018 3:50:27 PM</text:p>
          </table:table-cell>
          <table:table-cell office:value-type="string" calcext:value-type="string">
            <text:p>Mar 8, 2018 2:50:36 PM</text:p>
          </table:table-cell>
          <table:table-cell office:value-type="string" calcext:value-type="string">
            <text:p>Jul 30, 2018 5:17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93" xlink:type="simple">Dúvida | Como Corrigir Descrição Cadastro Fornecedor Diferente SPED EFD Contribuições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r 30, 2018 9:14:34 AM</text:p>
          </table:table-cell>
          <table:table-cell office:value-type="string" calcext:value-type="string">
            <text:p>Apr 30, 2018 9:45:54 AM</text:p>
          </table:table-cell>
          <table:table-cell office:value-type="string" calcext:value-type="string">
            <text:p>Apr 30, 2018 10:30:57 AM</text:p>
          </table:table-cell>
          <table:table-cell office:value-type="string" calcext:value-type="string">
            <text:p>Jul 26, 2018 6:2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08" xlink:type="simple">Dúvida | Como Cadastrar Seção Grupo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ep 12, 2017 2:36:27 PM</text:p>
          </table:table-cell>
          <table:table-cell office:value-type="string" calcext:value-type="string">
            <text:p>Sep 26, 2017 10:16:34 AM</text:p>
          </table:table-cell>
          <table:table-cell office:value-type="string" calcext:value-type="string">
            <text:p>Sep 19, 2017 12:34:50 PM</text:p>
          </table:table-cell>
          <table:table-cell office:value-type="string" calcext:value-type="string">
            <text:p>Jul 28, 2018 5:05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44" xlink:type="simple">Dúvida | Como Configurar NF-e Aba REINF Novo NF-e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May 9, 2018 10:36:34 AM</text:p>
          </table:table-cell>
          <table:table-cell office:value-type="string" calcext:value-type="string">
            <text:p>May 9, 2018 11:21:46 AM</text:p>
          </table:table-cell>
          <table:table-cell office:value-type="string" calcext:value-type="string">
            <text:p>May 9, 2018 5:36:44 PM</text:p>
          </table:table-cell>
          <table:table-cell office:value-type="string" calcext:value-type="string">
            <text:p>Jul 27, 2018 1:27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42" xlink:type="simple">Dúvida | Como Funciona Hierarquia Tributação Estadual Federal Emissão Nota Fiscal Novo Erp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ar 9, 2018 9:17:34 AM</text:p>
          </table:table-cell>
          <table:table-cell office:value-type="string" calcext:value-type="string">
            <text:p>Jun 8, 2018 2:30:22 PM</text:p>
          </table:table-cell>
          <table:table-cell office:value-type="string" calcext:value-type="string">
            <text:p>Apr 2, 2018 12:10:49 PM</text:p>
          </table:table-cell>
          <table:table-cell office:value-type="string" calcext:value-type="string">
            <text:p>Jul 31, 2018 10:51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0" xlink:type="simple">Dúvida | Como Emitir Relatório Comparativo Vendas IntegWeb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r 17, 2017 3:16:07 PM</text:p>
          </table:table-cell>
          <table:table-cell office:value-type="string" calcext:value-type="string">
            <text:p>Nov 27, 2017 12:48:29 PM</text:p>
          </table:table-cell>
          <table:table-cell office:value-type="string" calcext:value-type="string">
            <text:p>Apr 18, 2017 12:54:55 AM</text:p>
          </table:table-cell>
          <table:table-cell office:value-type="string" calcext:value-type="string">
            <text:p>Jul 26, 2018 8:14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2" xlink:type="simple">Dúvida | Como Emitir Relatório Relação Estoque Modelo 08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2, 2017 12:38:24 PM</text:p>
          </table:table-cell>
          <table:table-cell office:value-type="string" calcext:value-type="string">
            <text:p>Jun 2, 2017 12:41:12 PM</text:p>
          </table:table-cell>
          <table:table-cell office:value-type="string" calcext:value-type="string">
            <text:p>Jun 3, 2017 4:09:50 PM</text:p>
          </table:table-cell>
          <table:table-cell office:value-type="string" calcext:value-type="string">
            <text:p>Jul 26, 2018 9:33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6" xlink:type="simple">Dúvida | Como Emitir Relatório Relação Estoque Modelo 16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10:20:57 AM</text:p>
          </table:table-cell>
          <table:table-cell office:value-type="string" calcext:value-type="string">
            <text:p>Jun 6, 2017 10:28:17 AM</text:p>
          </table:table-cell>
          <table:table-cell office:value-type="string" calcext:value-type="string">
            <text:p>Jun 6, 2017 10:31:44 PM</text:p>
          </table:table-cell>
          <table:table-cell office:value-type="string" calcext:value-type="string">
            <text:p>Jul 26, 2018 8:00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3" xlink:type="simple">Dúvida | Como Emitir Relatório Relação Estoque Modelo 23 CSV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6, 2017 11:20:54 AM</text:p>
          </table:table-cell>
          <table:table-cell office:value-type="string" calcext:value-type="string">
            <text:p>Jun 6, 2017 11:22:30 AM</text:p>
          </table:table-cell>
          <table:table-cell office:value-type="string" calcext:value-type="string">
            <text:p>Jun 6, 2017 10:29:13 PM</text:p>
          </table:table-cell>
          <table:table-cell office:value-type="string" calcext:value-type="string">
            <text:p>Jul 29, 2018 1:44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96" xlink:type="simple">Dúvida | Como Emitir Relatório Lista Preço Modelo 44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7, 2017 11:52:30 AM</text:p>
          </table:table-cell>
          <table:table-cell office:value-type="string" calcext:value-type="string">
            <text:p>Jun 7, 2017 4:29:44 PM</text:p>
          </table:table-cell>
          <table:table-cell office:value-type="string" calcext:value-type="string">
            <text:p>Jun 7, 2017 9:49:22 PM</text:p>
          </table:table-cell>
          <table:table-cell office:value-type="string" calcext:value-type="string">
            <text:p>Jul 25, 2018 5:03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3" xlink:type="simple">Dúvida | Como Emitir Relatório Lista Preço Modelo 42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12, 2017 9:41:56 AM</text:p>
          </table:table-cell>
          <table:table-cell office:value-type="string" calcext:value-type="string">
            <text:p>Jun 12, 2017 9:43:19 AM</text:p>
          </table:table-cell>
          <table:table-cell office:value-type="string" calcext:value-type="string">
            <text:p>Jun 12, 2017 10:19:47 AM</text:p>
          </table:table-cell>
          <table:table-cell office:value-type="string" calcext:value-type="string">
            <text:p>Jul 30, 2018 4:55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3" xlink:type="simple">Dúvida | Como Emitir Relatório Lista Preço Modelo 44 Integral Varej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12, 2017 9:46:28 AM</text:p>
          </table:table-cell>
          <table:table-cell office:value-type="string" calcext:value-type="string">
            <text:p>Jun 12, 2017 9:49:35 AM</text:p>
          </table:table-cell>
          <table:table-cell office:value-type="string" calcext:value-type="string">
            <text:p>Jun 12, 2017 11:35:32 AM</text:p>
          </table:table-cell>
          <table:table-cell office:value-type="string" calcext:value-type="string">
            <text:p>Jul 26, 2018 7:5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57" xlink:type="simple">Dúvida | Como Emitir Relatório Linhas Excluídas VAF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ug 22, 2017 11:55:27 AM</text:p>
          </table:table-cell>
          <table:table-cell office:value-type="string" calcext:value-type="string">
            <text:p>Aug 24, 2017 2:54:02 PM</text:p>
          </table:table-cell>
          <table:table-cell office:value-type="string" calcext:value-type="string">
            <text:p>Aug 22, 2017 2:49:20 PM</text:p>
          </table:table-cell>
          <table:table-cell office:value-type="string" calcext:value-type="string">
            <text:p>Jul 11, 2018 2:20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09" xlink:type="simple">Dúvida | Como Cadastrar Empresa Módulo Contábil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an 25, 2018 11:04:17 AM</text:p>
          </table:table-cell>
          <table:table-cell office:value-type="string" calcext:value-type="string">
            <text:p>Jan 25, 2018 11:55:56 AM</text:p>
          </table:table-cell>
          <table:table-cell office:value-type="string" calcext:value-type="string">
            <text:p>Jan 25, 2018 11:59:19 AM</text:p>
          </table:table-cell>
          <table:table-cell office:value-type="string" calcext:value-type="string">
            <text:p>Jul 31, 2018 1:4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18" xlink:type="simple">Dúvida | Como Gerar Registro E500 Filhos E520 E510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an 25, 2018 3:13:23 PM</text:p>
          </table:table-cell>
          <table:table-cell office:value-type="string" calcext:value-type="string">
            <text:p>Jan 26, 2018 2:31:41 PM</text:p>
          </table:table-cell>
          <table:table-cell office:value-type="string" calcext:value-type="string">
            <text:p>Jan 26, 2018 2:25:11 PM</text:p>
          </table:table-cell>
          <table:table-cell office:value-type="string" calcext:value-type="string">
            <text:p>Jul 26, 2018 3:26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3" xlink:type="simple">Dúvida | Como Importar Carga Total Parcial Supervisor Frente Avanço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eb 26, 2018 10:22:19 AM</text:p>
          </table:table-cell>
          <table:table-cell office:value-type="string" calcext:value-type="string">
            <text:p>Feb 26, 2018 10:46:34 AM</text:p>
          </table:table-cell>
          <table:table-cell office:value-type="string" calcext:value-type="string">
            <text:p>Feb 26, 2018 4:02:13 PM</text:p>
          </table:table-cell>
          <table:table-cell office:value-type="string" calcext:value-type="string">
            <text:p>Jul 31, 2018 3:20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95" xlink:type="simple">Dúvida | Como Consultar Débito Fornecedor Pedido Compra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ar 19, 2018 2:40:24 PM</text:p>
          </table:table-cell>
          <table:table-cell office:value-type="string" calcext:value-type="string">
            <text:p>Mar 19, 2018 3:30:26 PM</text:p>
          </table:table-cell>
          <table:table-cell office:value-type="string" calcext:value-type="string">
            <text:p>Mar 19, 2018 4:05:55 PM</text:p>
          </table:table-cell>
          <table:table-cell office:value-type="string" calcext:value-type="string">
            <text:p>Jul 26, 2018 3:22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4" xlink:type="simple">Dúvida | Como Realizar Lançamento Nota Fiscal Entrada Fornecedor Simples Nacional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pr 23, 2018 2:18:11 PM</text:p>
          </table:table-cell>
          <table:table-cell office:value-type="string" calcext:value-type="string">
            <text:p>Apr 24, 2018 2:22:35 PM</text:p>
          </table:table-cell>
          <table:table-cell office:value-type="string" calcext:value-type="string">
            <text:p>Apr 24, 2018 1:49:54 PM</text:p>
          </table:table-cell>
          <table:table-cell office:value-type="string" calcext:value-type="string">
            <text:p>Jul 26, 2018 9:3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0" xlink:type="simple">Dúvida | Como Emitir Relatório Relação Estoque Modelo 17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5, 2017 9:10:22 AM</text:p>
          </table:table-cell>
          <table:table-cell office:value-type="string" calcext:value-type="string">
            <text:p>Jun 5, 2017 9:17:06 AM</text:p>
          </table:table-cell>
          <table:table-cell office:value-type="string" calcext:value-type="string">
            <text:p>Jun 6, 2017 3:55:34 AM</text:p>
          </table:table-cell>
          <table:table-cell office:value-type="string" calcext:value-type="string">
            <text:p>Jul 26, 2018 7:48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8" xlink:type="simple">Dúvida | Como Emitir Relatório Relação Estoque Modelo 14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6, 2017 10:10:42 AM</text:p>
          </table:table-cell>
          <table:table-cell office:value-type="string" calcext:value-type="string">
            <text:p>Jun 6, 2017 10:13:12 AM</text:p>
          </table:table-cell>
          <table:table-cell office:value-type="string" calcext:value-type="string">
            <text:p>Jun 6, 2017 10:29:31 PM</text:p>
          </table:table-cell>
          <table:table-cell office:value-type="string" calcext:value-type="string">
            <text:p>Jul 26, 2018 7:59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4" xlink:type="simple">Dúvida | Como Emitir Relatório Relação Estoque Modelo 33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6, 2017 4:27:46 PM</text:p>
          </table:table-cell>
          <table:table-cell office:value-type="string" calcext:value-type="string">
            <text:p>Jun 6, 2017 4:29:03 PM</text:p>
          </table:table-cell>
          <table:table-cell office:value-type="string" calcext:value-type="string">
            <text:p>Jun 6, 2017 10:29:17 PM</text:p>
          </table:table-cell>
          <table:table-cell office:value-type="string" calcext:value-type="string">
            <text:p>Jul 26, 2018 7:5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8" xlink:type="simple">Dúvida | Como Emitir Relatório Relação Estoque Modelo 29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6, 2017 12:10:30 PM</text:p>
          </table:table-cell>
          <table:table-cell office:value-type="string" calcext:value-type="string">
            <text:p>Jun 6, 2017 12:12:37 PM</text:p>
          </table:table-cell>
          <table:table-cell office:value-type="string" calcext:value-type="string">
            <text:p>Jun 6, 2017 10:31:54 PM</text:p>
          </table:table-cell>
          <table:table-cell office:value-type="string" calcext:value-type="string">
            <text:p>Jul 26, 2018 8:0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5" xlink:type="simple">Dúvida | Como Emitir Relatório Relação Estoque Modelo 21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6, 2017 11:04:23 AM</text:p>
          </table:table-cell>
          <table:table-cell office:value-type="string" calcext:value-type="string">
            <text:p>Jun 6, 2017 11:12:19 AM</text:p>
          </table:table-cell>
          <table:table-cell office:value-type="string" calcext:value-type="string">
            <text:p>Jun 6, 2017 10:29:51 PM</text:p>
          </table:table-cell>
          <table:table-cell office:value-type="string" calcext:value-type="string">
            <text:p>Jul 31, 2018 1:33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1" xlink:type="simple">Dúvida | Como Emitir Relatório Lista Preço Modelo 29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7, 2017 9:49:50 AM</text:p>
          </table:table-cell>
          <table:table-cell office:value-type="string" calcext:value-type="string">
            <text:p>Jun 9, 2017 3:20:06 PM</text:p>
          </table:table-cell>
          <table:table-cell office:value-type="string" calcext:value-type="string">
            <text:p>Jun 7, 2017 9:49:29 PM</text:p>
          </table:table-cell>
          <table:table-cell office:value-type="string" calcext:value-type="string">
            <text:p>Jul 18, 2018 4:40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7" xlink:type="simple">Dúvida | Como Emitir Relatório Lista Preço Modelo 37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 12, 2017 8:57:38 AM</text:p>
          </table:table-cell>
          <table:table-cell office:value-type="string" calcext:value-type="string">
            <text:p>Jun 12, 2017 8:59:14 AM</text:p>
          </table:table-cell>
          <table:table-cell office:value-type="string" calcext:value-type="string">
            <text:p>Jun 12, 2017 1:15:05 PM</text:p>
          </table:table-cell>
          <table:table-cell office:value-type="string" calcext:value-type="string">
            <text:p>Jul 26, 2018 6:23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81" xlink:type="simple">Dúvida | Como Realizar Exclusão Lançamentos Fiscais Saída Mês Integral Varejo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ug 24, 2017 12:27:46 PM</text:p>
          </table:table-cell>
          <table:table-cell office:value-type="string" calcext:value-type="string">
            <text:p>Aug 31, 2017 3:15:35 PM</text:p>
          </table:table-cell>
          <table:table-cell office:value-type="string" calcext:value-type="string">
            <text:p>Aug 31, 2017 2:50:05 PM</text:p>
          </table:table-cell>
          <table:table-cell office:value-type="string" calcext:value-type="string">
            <text:p>Jul 28, 2018 7:55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0" xlink:type="simple">Atualização | Inclusão Filtro Só Ativos Consulta Endereços WMS Integral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c 19, 2017 3:21:01 PM</text:p>
          </table:table-cell>
          <table:table-cell office:value-type="string" calcext:value-type="string">
            <text:p>Dec 22, 2017 5:56:51 PM</text:p>
          </table:table-cell>
          <table:table-cell office:value-type="string" calcext:value-type="string">
            <text:p>Dec 22, 2017 4:33:12 PM</text:p>
          </table:table-cell>
          <table:table-cell office:value-type="string" calcext:value-type="string">
            <text:p>Jul 29, 2018 1:28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48" xlink:type="simple">Dúvida | Como Gerar Valores Tributação Estadual Federal Cupom Fiscal Novo Erp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ar 21, 2018 9:43:40 AM</text:p>
          </table:table-cell>
          <table:table-cell office:value-type="string" calcext:value-type="string">
            <text:p>Apr 4, 2018 9:26:15 AM</text:p>
          </table:table-cell>
          <table:table-cell office:value-type="string" calcext:value-type="string">
            <text:p>Mar 26, 2018 2:51:45 PM</text:p>
          </table:table-cell>
          <table:table-cell office:value-type="string" calcext:value-type="string">
            <text:p>Aug 1, 2018 7:15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0" xlink:type="simple">Dúvida | Qual Funcionalidade EAN Marcado Como Principal Novo Erp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ar 21, 2018 3:12:01 PM</text:p>
          </table:table-cell>
          <table:table-cell office:value-type="string" calcext:value-type="string">
            <text:p>Mar 26, 2018 3:10:22 PM</text:p>
          </table:table-cell>
          <table:table-cell office:value-type="string" calcext:value-type="string">
            <text:p>Mar 26, 2018 3:03:01 PM</text:p>
          </table:table-cell>
          <table:table-cell office:value-type="string" calcext:value-type="string">
            <text:p>Jul 26, 2018 3:22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12" xlink:type="simple">Dúvida | Como Gerar Registro C113 Notas Fiscais Entrada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pr 11, 2018 11:12:59 AM</text:p>
          </table:table-cell>
          <table:table-cell office:value-type="string" calcext:value-type="string">
            <text:p>Apr 12, 2018 11:09:39 AM</text:p>
          </table:table-cell>
          <table:table-cell office:value-type="string" calcext:value-type="string">
            <text:p>Apr 12, 2018 8:17:57 AM</text:p>
          </table:table-cell>
          <table:table-cell office:value-type="string" calcext:value-type="string">
            <text:p>Jul 29, 2018 3:3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73" xlink:type="simple">Dúvida | Como Emitir Relatório Histórico Contábil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pr 13, 2018 2:28:47 PM</text:p>
          </table:table-cell>
          <table:table-cell office:value-type="string" calcext:value-type="string">
            <text:p>Apr 13, 2018 3:07:10 PM</text:p>
          </table:table-cell>
          <table:table-cell office:value-type="string" calcext:value-type="string">
            <text:p>Apr 14, 2018 9:18:37 PM</text:p>
          </table:table-cell>
          <table:table-cell office:value-type="string" calcext:value-type="string">
            <text:p>Jul 29, 2018 6:14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9" xlink:type="simple">Dúvida | Como Emitir Relatório Lista Preço Modelo 21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p 12, 2016 11:42:03 AM</text:p>
          </table:table-cell>
          <table:table-cell office:value-type="string" calcext:value-type="string">
            <text:p>Jun 8, 2017 11:32:39 AM</text:p>
          </table:table-cell>
          <table:table-cell office:value-type="string" calcext:value-type="string">
            <text:p>Feb 24, 2017 1:07:14 AM</text:p>
          </table:table-cell>
          <table:table-cell office:value-type="string" calcext:value-type="string">
            <text:p>Jul 25, 2018 5:03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0" xlink:type="simple">Dúvida | Como Emitir Relatório Relação Estoque Modelo 32 Integral Varejo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6, 2017 4:23:54 PM</text:p>
          </table:table-cell>
          <table:table-cell office:value-type="string" calcext:value-type="string">
            <text:p>Jun 6, 2017 4:26:49 PM</text:p>
          </table:table-cell>
          <table:table-cell office:value-type="string" calcext:value-type="string">
            <text:p>Jun 6, 2017 10:31:16 PM</text:p>
          </table:table-cell>
          <table:table-cell office:value-type="string" calcext:value-type="string">
            <text:p>Jul 31, 2018 7:14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4" xlink:type="simple">Dúvida | Como Emitir Relatório Relação Estoque Modelo 28 Integral Varejo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6, 2017 11:55:19 AM</text:p>
          </table:table-cell>
          <table:table-cell office:value-type="string" calcext:value-type="string">
            <text:p>Jun 6, 2017 12:02:00 PM</text:p>
          </table:table-cell>
          <table:table-cell office:value-type="string" calcext:value-type="string">
            <text:p>Jun 6, 2017 10:30:19 PM</text:p>
          </table:table-cell>
          <table:table-cell office:value-type="string" calcext:value-type="string">
            <text:p>Jul 26, 2018 8:00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2" xlink:type="simple">Dúvida | Como Emitir Relatório Lista Preço Modelo 32 Integral Varejo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12, 2017 8:45:20 AM</text:p>
          </table:table-cell>
          <table:table-cell office:value-type="string" calcext:value-type="string">
            <text:p>Jun 12, 2017 8:46:57 AM</text:p>
          </table:table-cell>
          <table:table-cell office:value-type="string" calcext:value-type="string">
            <text:p>Jun 12, 2017 9:58:05 AM</text:p>
          </table:table-cell>
          <table:table-cell office:value-type="string" calcext:value-type="string">
            <text:p>Jul 4, 2018 6:3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75" xlink:type="simple">Dúvida | Como Desbloquear Usuários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ct 16, 2017 2:44:02 PM</text:p>
          </table:table-cell>
          <table:table-cell office:value-type="string" calcext:value-type="string">
            <text:p>Oct 16, 2017 2:58:31 PM</text:p>
          </table:table-cell>
          <table:table-cell office:value-type="string" calcext:value-type="string">
            <text:p>Oct 17, 2017 9:10:25 AM</text:p>
          </table:table-cell>
          <table:table-cell office:value-type="string" calcext:value-type="string">
            <text:p>Aug 1, 2018 8:4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18" xlink:type="simple">Dúvida | Como Cancelar Contra Vale Vasilhame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c 22, 2017 2:31:33 PM</text:p>
          </table:table-cell>
          <table:table-cell office:value-type="string" calcext:value-type="string">
            <text:p>Dec 22, 2017 3:12:44 PM</text:p>
          </table:table-cell>
          <table:table-cell office:value-type="string" calcext:value-type="string">
            <text:p>Dec 26, 2017 10:50:21 AM</text:p>
          </table:table-cell>
          <table:table-cell office:value-type="string" calcext:value-type="string">
            <text:p>Jul 24, 2018 1:33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8" xlink:type="simple">Dúvida | Como Realizar Importação Proposta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eb 14, 2018 5:14:53 PM</text:p>
          </table:table-cell>
          <table:table-cell office:value-type="string" calcext:value-type="string">
            <text:p>Mar 16, 2018 3:53:02 PM</text:p>
          </table:table-cell>
          <table:table-cell office:value-type="string" calcext:value-type="string">
            <text:p>Feb 17, 2018 12:24:29 PM</text:p>
          </table:table-cell>
          <table:table-cell office:value-type="string" calcext:value-type="string">
            <text:p>Jul 26, 2018 8:19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2" xlink:type="simple">Dúvida | Como Emitir Relatório Livro Fiscal Entrada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eb 19, 2018 10:47:51 AM</text:p>
          </table:table-cell>
          <table:table-cell office:value-type="string" calcext:value-type="string">
            <text:p>Feb 19, 2018 12:59:04 PM</text:p>
          </table:table-cell>
          <table:table-cell office:value-type="string" calcext:value-type="string">
            <text:p>Feb 19, 2018 12:10:36 PM</text:p>
          </table:table-cell>
          <table:table-cell office:value-type="string" calcext:value-type="string">
            <text:p>Jul 26, 2018 3:24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46" xlink:type="simple">Dúvida | Como Resolver Problemas Impressão Contas DRE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pr 3, 2018 2:39:37 PM</text:p>
          </table:table-cell>
          <table:table-cell office:value-type="string" calcext:value-type="string">
            <text:p>Apr 4, 2018 10:31:38 AM</text:p>
          </table:table-cell>
          <table:table-cell office:value-type="string" calcext:value-type="string">
            <text:p>Apr 5, 2018 9:30:22 AM</text:p>
          </table:table-cell>
          <table:table-cell office:value-type="string" calcext:value-type="string">
            <text:p>Jul 30, 2018 2:54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23" xlink:type="simple">Dúvida | Como Gerar Campo Despesa Registro 54 Sintegra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pr 9, 2018 9:11:16 AM</text:p>
          </table:table-cell>
          <table:table-cell office:value-type="string" calcext:value-type="string">
            <text:p>Apr 9, 2018 10:44:56 AM</text:p>
          </table:table-cell>
          <table:table-cell office:value-type="string" calcext:value-type="string">
            <text:p>Apr 10, 2018 1:49:48 PM</text:p>
          </table:table-cell>
          <table:table-cell office:value-type="string" calcext:value-type="string">
            <text:p>Jul 28, 2018 10:57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35" xlink:type="simple">Dúvida | Como Imprimir Etiqueta Modelo 17 Marcando Itens Suspensos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pr 9, 2018 9:57:21 AM</text:p>
          </table:table-cell>
          <table:table-cell office:value-type="string" calcext:value-type="string">
            <text:p>Apr 9, 2018 10:30:37 AM</text:p>
          </table:table-cell>
          <table:table-cell office:value-type="string" calcext:value-type="string">
            <text:p>Apr 10, 2018 1:51:50 PM</text:p>
          </table:table-cell>
          <table:table-cell office:value-type="string" calcext:value-type="string">
            <text:p>Jul 26, 2018 6:35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4" xlink:type="simple">Dúvida | Como Saber Layout Arquivo Setor Seção Grupo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ug 30, 2017 10:07:04 AM</text:p>
          </table:table-cell>
          <table:table-cell office:value-type="string" calcext:value-type="string">
            <text:p>Aug 30, 2017 11:47:10 AM</text:p>
          </table:table-cell>
          <table:table-cell office:value-type="string" calcext:value-type="string">
            <text:p>Aug 30, 2017 11:40:33 AM</text:p>
          </table:table-cell>
          <table:table-cell office:value-type="string" calcext:value-type="string">
            <text:p>Jul 26, 2018 7:01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75" xlink:type="simple">Dúvida | Como Identificar Produto Incidência PIS Relatório Entrada Compra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Feb 24, 2017 5:25:51 AM</text:p>
          </table:table-cell>
          <table:table-cell office:value-type="string" calcext:value-type="string">
            <text:p>Jul 4, 2017 10:13:04 AM</text:p>
          </table:table-cell>
          <table:table-cell office:value-type="string" calcext:value-type="string">
            <text:p>Feb 24, 2017 9:11:57 AM</text:p>
          </table:table-cell>
          <table:table-cell office:value-type="string" calcext:value-type="string">
            <text:p>Mar 27, 2018 11:2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50" xlink:type="simple">Dúvida | Como Acessar Grid Manifestações Novo NF-e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y 29, 2017 2:08:21 PM</text:p>
          </table:table-cell>
          <table:table-cell office:value-type="string" calcext:value-type="string">
            <text:p>May 29, 2017 2:25:29 PM</text:p>
          </table:table-cell>
          <table:table-cell office:value-type="string" calcext:value-type="string">
            <text:p>Jun 1, 2017 3:40:08 PM</text:p>
          </table:table-cell>
          <table:table-cell office:value-type="string" calcext:value-type="string">
            <text:p>Jul 31, 2018 9:2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8" xlink:type="simple">Dúvida | Como Emitir Relatório Relação Estoque Modelo 33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5, 2017 12:31:03 PM</text:p>
          </table:table-cell>
          <table:table-cell office:value-type="string" calcext:value-type="string">
            <text:p>Jun 5, 2017 12:35:01 PM</text:p>
          </table:table-cell>
          <table:table-cell office:value-type="string" calcext:value-type="string">
            <text:p>Jun 6, 2017 3:54:30 AM</text:p>
          </table:table-cell>
          <table:table-cell office:value-type="string" calcext:value-type="string">
            <text:p>Jul 26, 2018 7:48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4" xlink:type="simple">Dúvida | Como Emitir Relatório Relação Estoque Modelo 05 Integral Varejo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9:16:08 AM</text:p>
          </table:table-cell>
          <table:table-cell office:value-type="string" calcext:value-type="string">
            <text:p>Jun 6, 2017 9:50:15 AM</text:p>
          </table:table-cell>
          <table:table-cell office:value-type="string" calcext:value-type="string">
            <text:p>Jul 26, 2017 11:32:40 AM</text:p>
          </table:table-cell>
          <table:table-cell office:value-type="string" calcext:value-type="string">
            <text:p>Jul 26, 2018 7:59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7" xlink:type="simple">Dúvida | Como Emitir Relatório Relação Estoque Modelo 24 Integral Varejo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11:24:32 AM</text:p>
          </table:table-cell>
          <table:table-cell office:value-type="string" calcext:value-type="string">
            <text:p>Jun 6, 2017 11:32:22 AM</text:p>
          </table:table-cell>
          <table:table-cell office:value-type="string" calcext:value-type="string">
            <text:p>Jun 6, 2017 10:30:01 PM</text:p>
          </table:table-cell>
          <table:table-cell office:value-type="string" calcext:value-type="string">
            <text:p>Jul 26, 2018 8:00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84" xlink:type="simple">Dúvida | Como Emitir Relatório Lista Preço Modelo 43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7, 2017 11:42:25 AM</text:p>
          </table:table-cell>
          <table:table-cell office:value-type="string" calcext:value-type="string">
            <text:p>Jun 7, 2017 4:30:43 PM</text:p>
          </table:table-cell>
          <table:table-cell office:value-type="string" calcext:value-type="string">
            <text:p>Jun 7, 2017 9:49:52 PM</text:p>
          </table:table-cell>
          <table:table-cell office:value-type="string" calcext:value-type="string">
            <text:p>Jul 17, 2018 10:24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80" xlink:type="simple">Dúvida | Como Cadastrar Veículo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Aug 16, 2017 12:38:53 PM</text:p>
          </table:table-cell>
          <table:table-cell office:value-type="string" calcext:value-type="string">
            <text:p>Aug 16, 2017 2:47:31 PM</text:p>
          </table:table-cell>
          <table:table-cell office:value-type="string" calcext:value-type="string">
            <text:p>Aug 16, 2017 2:45:51 PM</text:p>
          </table:table-cell>
          <table:table-cell office:value-type="string" calcext:value-type="string">
            <text:p>Jul 26, 2018 3:10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7" xlink:type="simple">Dúvida | Como Cadastrar Seção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ep 26, 2017 9:40:00 AM</text:p>
          </table:table-cell>
          <table:table-cell office:value-type="string" calcext:value-type="string">
            <text:p>Sep 26, 2017 9:45:44 AM</text:p>
          </table:table-cell>
          <table:table-cell office:value-type="string" calcext:value-type="string">
            <text:p>Sep 26, 2017 2:55:31 PM</text:p>
          </table:table-cell>
          <table:table-cell office:value-type="string" calcext:value-type="string">
            <text:p>Jul 26, 2018 7:0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396" xlink:type="simple">Dúvida | Como Emitir Relatório Venda Diária Acumulado IntegWeb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v 20, 2017 3:17:07 PM</text:p>
          </table:table-cell>
          <table:table-cell office:value-type="string" calcext:value-type="string">
            <text:p>Nov 27, 2017 12:55:27 PM</text:p>
          </table:table-cell>
          <table:table-cell office:value-type="string" calcext:value-type="string">
            <text:p>Nov 27, 2017 4:37:59 PM</text:p>
          </table:table-cell>
          <table:table-cell office:value-type="string" calcext:value-type="string">
            <text:p>Aug 1, 2018 12:2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77" xlink:type="simple">Dúvida | Como Emitir Relatório Simulação Carga WMS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c 14, 2017 2:59:31 PM</text:p>
          </table:table-cell>
          <table:table-cell office:value-type="string" calcext:value-type="string">
            <text:p>Dec 19, 2017 9:44:41 AM</text:p>
          </table:table-cell>
          <table:table-cell office:value-type="string" calcext:value-type="string">
            <text:p>Dec 19, 2017 9:43:14 AM</text:p>
          </table:table-cell>
          <table:table-cell office:value-type="string" calcext:value-type="string">
            <text:p>Jul 26, 2018 3:28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62" xlink:type="simple">Dúvida | Como Filtrar Itens Novos Rotina Ajuste Itens SPED EFD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ar 5, 2018 9:28:24 AM</text:p>
          </table:table-cell>
          <table:table-cell office:value-type="string" calcext:value-type="string">
            <text:p>Apr 3, 2018 3:29:37 PM</text:p>
          </table:table-cell>
          <table:table-cell office:value-type="string" calcext:value-type="string">
            <text:p>Mar 8, 2018 2:49:43 PM</text:p>
          </table:table-cell>
          <table:table-cell office:value-type="string" calcext:value-type="string">
            <text:p>Jul 26, 2018 3:2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74" xlink:type="simple">Dúvida | Como Alterar Produto Rotina Ajuste Itens SPED EFD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r 5, 2018 11:02:20 AM</text:p>
          </table:table-cell>
          <table:table-cell office:value-type="string" calcext:value-type="string">
            <text:p>Apr 3, 2018 3:34:28 PM</text:p>
          </table:table-cell>
          <table:table-cell office:value-type="string" calcext:value-type="string">
            <text:p>Mar 8, 2018 2:50:13 PM</text:p>
          </table:table-cell>
          <table:table-cell office:value-type="string" calcext:value-type="string">
            <text:p>Jul 26, 2018 3:21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8" xlink:type="simple">Dúvida | Como Emitir Relatório Balancetes Módulo Contábil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r 2, 2018 12:59:17 PM</text:p>
          </table:table-cell>
          <table:table-cell office:value-type="string" calcext:value-type="string">
            <text:p>Mar 7, 2018 3:52:36 PM</text:p>
          </table:table-cell>
          <table:table-cell office:value-type="string" calcext:value-type="string">
            <text:p>Mar 7, 2018 8:48:27 AM</text:p>
          </table:table-cell>
          <table:table-cell office:value-type="string" calcext:value-type="string">
            <text:p>Jul 26, 2018 3:2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360" xlink:type="simple">Dúvida | Como Configurar Prazo Fixo Pedidos Fornecedor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pr 9, 2018 2:35:46 PM</text:p>
          </table:table-cell>
          <table:table-cell office:value-type="string" calcext:value-type="string">
            <text:p>Jun 8, 2018 2:06:03 PM</text:p>
          </table:table-cell>
          <table:table-cell office:value-type="string" calcext:value-type="string">
            <text:p>Apr 10, 2018 1:46:31 PM</text:p>
          </table:table-cell>
          <table:table-cell office:value-type="string" calcext:value-type="string">
            <text:p>Jul 26, 2018 6:1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22" xlink:type="simple">Dúvida | Quais Bancos Homologados Pagamento Escritural Fornecedores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pr 23, 2018 12:52:02 PM</text:p>
          </table:table-cell>
          <table:table-cell office:value-type="string" calcext:value-type="string">
            <text:p>Jun 8, 2018 2:17:33 PM</text:p>
          </table:table-cell>
          <table:table-cell office:value-type="string" calcext:value-type="string">
            <text:p>Apr 23, 2018 12:59:21 PM</text:p>
          </table:table-cell>
          <table:table-cell office:value-type="string" calcext:value-type="string">
            <text:p>Jul 26, 2018 7:0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7" xlink:type="simple">Dúvida | Como Emitir Relatório Relação Estoque Modelo 14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8:57:48 AM</text:p>
          </table:table-cell>
          <table:table-cell office:value-type="string" calcext:value-type="string">
            <text:p>Jun 5, 2017 9:01:27 AM</text:p>
          </table:table-cell>
          <table:table-cell office:value-type="string" calcext:value-type="string">
            <text:p>Jun 5, 2017 12:51:22 PM</text:p>
          </table:table-cell>
          <table:table-cell office:value-type="string" calcext:value-type="string">
            <text:p>Jul 27, 2018 5:26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6" xlink:type="simple">Dúvida | Como Emitir Relatório Lista Preço Modelo 10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 9, 2017 11:56:08 AM</text:p>
          </table:table-cell>
          <table:table-cell office:value-type="string" calcext:value-type="string">
            <text:p>Jun 9, 2017 11:57:02 AM</text:p>
          </table:table-cell>
          <table:table-cell office:value-type="string" calcext:value-type="string">
            <text:p>Jun 10, 2017 3:17:48 AM</text:p>
          </table:table-cell>
          <table:table-cell office:value-type="string" calcext:value-type="string">
            <text:p>Jul 26, 2018 6:38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2" xlink:type="simple">Dúvida | Como Emitir Relatório Lista Preço Modelo 40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 12, 2017 9:29:41 AM</text:p>
          </table:table-cell>
          <table:table-cell office:value-type="string" calcext:value-type="string">
            <text:p>Jun 12, 2017 9:31:05 AM</text:p>
          </table:table-cell>
          <table:table-cell office:value-type="string" calcext:value-type="string">
            <text:p>Jun 12, 2017 2:15:59 PM</text:p>
          </table:table-cell>
          <table:table-cell office:value-type="string" calcext:value-type="string">
            <text:p>Jul 4, 2018 9:31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3" xlink:type="simple">Dúvida | Como Emitir Relatório Cadastro Administradoras Cartões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 14, 2017 9:24:40 AM</text:p>
          </table:table-cell>
          <table:table-cell office:value-type="string" calcext:value-type="string">
            <text:p>Jun 14, 2017 9:31:29 AM</text:p>
          </table:table-cell>
          <table:table-cell office:value-type="string" calcext:value-type="string">
            <text:p>Jun 14, 2017 10:56:39 AM</text:p>
          </table:table-cell>
          <table:table-cell office:value-type="string" calcext:value-type="string">
            <text:p>Jul 23, 2018 10:07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9" xlink:type="simple">Dúvida | Como Consultar Log Transação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eb 15, 2018 3:03:58 PM</text:p>
          </table:table-cell>
          <table:table-cell office:value-type="string" calcext:value-type="string">
            <text:p>Mar 16, 2018 4:06:40 PM</text:p>
          </table:table-cell>
          <table:table-cell office:value-type="string" calcext:value-type="string">
            <text:p>Feb 17, 2018 12:25:23 PM</text:p>
          </table:table-cell>
          <table:table-cell office:value-type="string" calcext:value-type="string">
            <text:p>Jul 26, 2018 3:24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14" xlink:type="simple">Dúvida | Como Realizar Exportação Proposta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eb 14, 2018 2:12:44 PM</text:p>
          </table:table-cell>
          <table:table-cell office:value-type="string" calcext:value-type="string">
            <text:p>Mar 16, 2018 3:10:50 PM</text:p>
          </table:table-cell>
          <table:table-cell office:value-type="string" calcext:value-type="string">
            <text:p>Feb 17, 2018 12:24:46 PM</text:p>
          </table:table-cell>
          <table:table-cell office:value-type="string" calcext:value-type="string">
            <text:p>Jul 26, 2018 8:15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91" xlink:type="simple">Dúvida | Como Cadastrar Parâmetro Geral Módulo Contábil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eb 28, 2018 2:18:11 PM</text:p>
          </table:table-cell>
          <table:table-cell office:value-type="string" calcext:value-type="string">
            <text:p>Feb 28, 2018 3:29:40 PM</text:p>
          </table:table-cell>
          <table:table-cell office:value-type="string" calcext:value-type="string">
            <text:p>Feb 28, 2018 7:39:37 PM</text:p>
          </table:table-cell>
          <table:table-cell office:value-type="string" calcext:value-type="string">
            <text:p>Jul 26, 2018 3:24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9" xlink:type="simple">Dúvida | Como Atualizar Preços Tabela Atacado Pela Entrada Nota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ar 12, 2018 10:50:38 AM</text:p>
          </table:table-cell>
          <table:table-cell office:value-type="string" calcext:value-type="string">
            <text:p>Mar 14, 2018 9:10:42 AM</text:p>
          </table:table-cell>
          <table:table-cell office:value-type="string" calcext:value-type="string">
            <text:p>Mar 13, 2018 4:20:58 PM</text:p>
          </table:table-cell>
          <table:table-cell office:value-type="string" calcext:value-type="string">
            <text:p>Aug 1, 2018 12:5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595" xlink:type="simple">Dúvida | Como Emitir Relatório Resultados Período IntegWeb?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Apr 5, 2018 10:49:24 AM</text:p>
          </table:table-cell>
          <table:table-cell office:value-type="string" calcext:value-type="string">
            <text:p>Apr 5, 2018 2:31:27 PM</text:p>
          </table:table-cell>
          <table:table-cell office:value-type="string" calcext:value-type="string">
            <text:p>Apr 5, 2018 3:02:23 PM</text:p>
          </table:table-cell>
          <table:table-cell office:value-type="string" calcext:value-type="string">
            <text:p>Jul 26, 2018 7:32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9" xlink:type="simple">Dúvida | Como Emitir Relatório Contador Signatário Cadastrado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pr 13, 2018 12:35:05 PM</text:p>
          </table:table-cell>
          <table:table-cell office:value-type="string" calcext:value-type="string">
            <text:p>Apr 17, 2018 3:28:16 PM</text:p>
          </table:table-cell>
          <table:table-cell office:value-type="string" calcext:value-type="string">
            <text:p>Apr 17, 2018 3:20:34 PM</text:p>
          </table:table-cell>
          <table:table-cell office:value-type="string" calcext:value-type="string">
            <text:p>Jul 7, 2018 4:00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566" xlink:type="simple">Dúvida | Como Enviar Evento R2098 Reabertura Evento REINF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Jun 7, 2018 2:46:20 PM</text:p>
          </table:table-cell>
          <table:table-cell office:value-type="string" calcext:value-type="string">
            <text:p>Jun 13, 2018 11:05:35 AM</text:p>
          </table:table-cell>
          <table:table-cell office:value-type="string" calcext:value-type="string">
            <text:p>Jun 13, 2018 11:09:33 AM</text:p>
          </table:table-cell>
          <table:table-cell office:value-type="string" calcext:value-type="string">
            <text:p>Jul 31, 2018 7:59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035" xlink:type="simple">Dúvida | Como Realizar Estorno NFC-e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 20, 2018 3:22:40 PM</text:p>
          </table:table-cell>
          <table:table-cell office:value-type="string" calcext:value-type="string">
            <text:p>Jun 26, 2018 2:17:21 PM</text:p>
          </table:table-cell>
          <table:table-cell office:value-type="string" calcext:value-type="string">
            <text:p>Jun 21, 2018 3:41:39 PM</text:p>
          </table:table-cell>
          <table:table-cell office:value-type="string" calcext:value-type="string">
            <text:p>Aug 1, 2018 2:18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51" xlink:type="simple">Dúvida | Como Funciona Gravação Novas Formas Pagamento NF-e Saída Versão 4.0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an 3, 2018 10:19:10 AM</text:p>
          </table:table-cell>
          <table:table-cell office:value-type="string" calcext:value-type="string">
            <text:p>Jul 4, 2018 11:16:25 AM</text:p>
          </table:table-cell>
          <table:table-cell office:value-type="string" calcext:value-type="string">
            <text:p>Mar 14, 2018 3:20:14 PM</text:p>
          </table:table-cell>
          <table:table-cell office:value-type="string" calcext:value-type="string">
            <text:p>Aug 1, 2018 9:1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6" xlink:type="simple">Dúvida | Como Emitir Relatório Relação Estoque Modelo 16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5, 2017 9:07:57 AM</text:p>
          </table:table-cell>
          <table:table-cell office:value-type="string" calcext:value-type="string">
            <text:p>Jun 5, 2017 9:09:45 AM</text:p>
          </table:table-cell>
          <table:table-cell office:value-type="string" calcext:value-type="string">
            <text:p>Jun 6, 2017 3:55:52 AM</text:p>
          </table:table-cell>
          <table:table-cell office:value-type="string" calcext:value-type="string">
            <text:p>Aug 1, 2018 12:38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4" xlink:type="simple">Dúvida | Como Emitir Relatório Relação Estoque Modelo 18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6, 2017 10:38:57 AM</text:p>
          </table:table-cell>
          <table:table-cell office:value-type="string" calcext:value-type="string">
            <text:p>Jun 6, 2017 10:42:42 AM</text:p>
          </table:table-cell>
          <table:table-cell office:value-type="string" calcext:value-type="string">
            <text:p>Jun 6, 2017 10:32:41 PM</text:p>
          </table:table-cell>
          <table:table-cell office:value-type="string" calcext:value-type="string">
            <text:p>Jul 26, 2018 8:00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2" xlink:type="simple">Dúvida | Como Emitir Relatório Relação Estoque Modelo 02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6, 2017 9:01:17 AM</text:p>
          </table:table-cell>
          <table:table-cell office:value-type="string" calcext:value-type="string">
            <text:p>Jun 6, 2017 9:50:52 AM</text:p>
          </table:table-cell>
          <table:table-cell office:value-type="string" calcext:value-type="string">
            <text:p>Jun 13, 2017 10:38:47 AM</text:p>
          </table:table-cell>
          <table:table-cell office:value-type="string" calcext:value-type="string">
            <text:p>Jul 26, 2018 7:59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9" xlink:type="simple">Dúvida | Como Emitir Relatório Relação Estoque Modelo 27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6, 2017 11:38:26 AM</text:p>
          </table:table-cell>
          <table:table-cell office:value-type="string" calcext:value-type="string">
            <text:p>Jun 6, 2017 11:53:05 AM</text:p>
          </table:table-cell>
          <table:table-cell office:value-type="string" calcext:value-type="string">
            <text:p>Jun 6, 2017 10:31:06 PM</text:p>
          </table:table-cell>
          <table:table-cell office:value-type="string" calcext:value-type="string">
            <text:p>Jul 26, 2018 8:00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3" xlink:type="simple">Dúvida | Como Emitir Relatório Lista Preço Modelo 40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7, 2017 11:12:36 AM</text:p>
          </table:table-cell>
          <table:table-cell office:value-type="string" calcext:value-type="string">
            <text:p>Jun 7, 2017 4:38:29 PM</text:p>
          </table:table-cell>
          <table:table-cell office:value-type="string" calcext:value-type="string">
            <text:p>Jun 7, 2017 9:50:51 PM</text:p>
          </table:table-cell>
          <table:table-cell office:value-type="string" calcext:value-type="string">
            <text:p>Jul 17, 2018 10:23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7" xlink:type="simple">Atualização | Inclusão Filtro Só Ativos Relatório Endereços WMS Integral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c 19, 2017 4:20:08 PM</text:p>
          </table:table-cell>
          <table:table-cell office:value-type="string" calcext:value-type="string">
            <text:p>Dec 22, 2017 5:55:23 PM</text:p>
          </table:table-cell>
          <table:table-cell office:value-type="string" calcext:value-type="string">
            <text:p>Dec 22, 2017 4:33:09 PM</text:p>
          </table:table-cell>
          <table:table-cell office:value-type="string" calcext:value-type="string">
            <text:p>Jul 26, 2018 3:2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22" xlink:type="simple">Dúvida | Como Emitir Relatório Contas Pagar Aberto Vencidos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c 29, 2017 9:44:09 AM</text:p>
          </table:table-cell>
          <table:table-cell office:value-type="string" calcext:value-type="string">
            <text:p>Feb 1, 2018 3:32:41 PM</text:p>
          </table:table-cell>
          <table:table-cell office:value-type="string" calcext:value-type="string">
            <text:p>Dec 29, 2017 4:58:37 PM</text:p>
          </table:table-cell>
          <table:table-cell office:value-type="string" calcext:value-type="string">
            <text:p>Jul 26, 2018 6:0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2" xlink:type="simple">Dúvida | Como Parametrizar Rotina Parâmetros Saída CST 00 20 Itens ST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an 9, 2018 2:09:07 PM</text:p>
          </table:table-cell>
          <table:table-cell office:value-type="string" calcext:value-type="string">
            <text:p>Jan 11, 2018 10:12:11 AM</text:p>
          </table:table-cell>
          <table:table-cell office:value-type="string" calcext:value-type="string">
            <text:p>Jan 15, 2018 5:22:37 PM</text:p>
          </table:table-cell>
          <table:table-cell office:value-type="string" calcext:value-type="string">
            <text:p>Jul 31, 2018 5:02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2" xlink:type="simple">Dúvida | Como Emitir Relatório Relação Estoque Modelo 20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5, 2017 9:29:50 AM</text:p>
          </table:table-cell>
          <table:table-cell office:value-type="string" calcext:value-type="string">
            <text:p>Jun 5, 2017 9:46:01 AM</text:p>
          </table:table-cell>
          <table:table-cell office:value-type="string" calcext:value-type="string">
            <text:p>Jun 6, 2017 3:55:43 AM</text:p>
          </table:table-cell>
          <table:table-cell office:value-type="string" calcext:value-type="string">
            <text:p>Jul 31, 2018 3:44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2" xlink:type="simple">Dúvida | Como Emitir Relatório Relação Estoque Modelo 34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 5, 2017 12:40:18 PM</text:p>
          </table:table-cell>
          <table:table-cell office:value-type="string" calcext:value-type="string">
            <text:p>Jun 5, 2017 12:42:09 PM</text:p>
          </table:table-cell>
          <table:table-cell office:value-type="string" calcext:value-type="string">
            <text:p>Jun 6, 2017 3:56:26 AM</text:p>
          </table:table-cell>
          <table:table-cell office:value-type="string" calcext:value-type="string">
            <text:p>Jul 26, 2018 7:48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8" xlink:type="simple">Dúvida | Como Emitir Relatório Relação Estoque Modelo 28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 5, 2017 10:51:26 AM</text:p>
          </table:table-cell>
          <table:table-cell office:value-type="string" calcext:value-type="string">
            <text:p>Jun 5, 2017 10:52:51 AM</text:p>
          </table:table-cell>
          <table:table-cell office:value-type="string" calcext:value-type="string">
            <text:p>Jun 6, 2017 3:55:26 AM</text:p>
          </table:table-cell>
          <table:table-cell office:value-type="string" calcext:value-type="string">
            <text:p>Jul 31, 2018 3:43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2" xlink:type="simple">Dúvida | Como Emitir Relatório Relação Estoque Modelo 29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 5, 2017 10:53:17 AM</text:p>
          </table:table-cell>
          <table:table-cell office:value-type="string" calcext:value-type="string">
            <text:p>Jun 5, 2017 10:54:53 AM</text:p>
          </table:table-cell>
          <table:table-cell office:value-type="string" calcext:value-type="string">
            <text:p>Jun 6, 2017 3:56:44 AM</text:p>
          </table:table-cell>
          <table:table-cell office:value-type="string" calcext:value-type="string">
            <text:p>Jul 26, 2018 7:48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0" xlink:type="simple">Dúvida | Como Emitir Relatório Lista Preço Modelo 01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 7, 2017 2:18:50 PM</text:p>
          </table:table-cell>
          <table:table-cell office:value-type="string" calcext:value-type="string">
            <text:p>Jun 7, 2017 3:21:31 PM</text:p>
          </table:table-cell>
          <table:table-cell office:value-type="string" calcext:value-type="string">
            <text:p>Jun 7, 2017 9:49:18 PM</text:p>
          </table:table-cell>
          <table:table-cell office:value-type="string" calcext:value-type="string">
            <text:p>Jul 2, 2018 1:34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5" xlink:type="simple">Dúvida | Como Emitir Relatório Lista Preço Modelo 26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 7, 2017 9:17:49 AM</text:p>
          </table:table-cell>
          <table:table-cell office:value-type="string" calcext:value-type="string">
            <text:p>Jun 8, 2017 8:50:57 AM</text:p>
          </table:table-cell>
          <table:table-cell office:value-type="string" calcext:value-type="string">
            <text:p>Jun 7, 2017 9:50:14 PM</text:p>
          </table:table-cell>
          <table:table-cell office:value-type="string" calcext:value-type="string">
            <text:p>Jul 17, 2018 10:20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4" xlink:type="simple">Dúvida | Como Cadastrar Setor Grupo Subgrupo Integral Varej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ep 26, 2017 9:48:51 AM</text:p>
          </table:table-cell>
          <table:table-cell office:value-type="string" calcext:value-type="string">
            <text:p>Sep 26, 2017 10:26:44 AM</text:p>
          </table:table-cell>
          <table:table-cell office:value-type="string" calcext:value-type="string">
            <text:p>Sep 26, 2017 2:56:48 PM</text:p>
          </table:table-cell>
          <table:table-cell office:value-type="string" calcext:value-type="string">
            <text:p>Aug 1, 2018 9:1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33" xlink:type="simple">Dúvida | Como Emitir Livro Apuração IPI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an 26, 2018 9:33:48 AM</text:p>
          </table:table-cell>
          <table:table-cell office:value-type="string" calcext:value-type="string">
            <text:p>Jan 26, 2018 11:25:56 AM</text:p>
          </table:table-cell>
          <table:table-cell office:value-type="string" calcext:value-type="string">
            <text:p>Jan 26, 2018 2:10:04 PM</text:p>
          </table:table-cell>
          <table:table-cell office:value-type="string" calcext:value-type="string">
            <text:p>Jul 26, 2018 3:2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54" xlink:type="simple">Dúvida | Quando Será Obrigatório Informar Motivo Novo Faturamento NF-e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eb 22, 2018 11:54:07 AM</text:p>
          </table:table-cell>
          <table:table-cell office:value-type="string" calcext:value-type="string">
            <text:p>Feb 22, 2018 2:10:27 PM</text:p>
          </table:table-cell>
          <table:table-cell office:value-type="string" calcext:value-type="string">
            <text:p>Feb 23, 2018 10:31:48 AM</text:p>
          </table:table-cell>
          <table:table-cell office:value-type="string" calcext:value-type="string">
            <text:p>Jul 26, 2018 5:07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6" xlink:type="simple">Dúvida | Como Cadastrar Impressora Fiscal Supervisor Frente Avanço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eb 21, 2018 10:05:54 AM</text:p>
          </table:table-cell>
          <table:table-cell office:value-type="string" calcext:value-type="string">
            <text:p>Feb 22, 2018 2:52:12 PM</text:p>
          </table:table-cell>
          <table:table-cell office:value-type="string" calcext:value-type="string">
            <text:p>Feb 21, 2018 5:19:26 PM</text:p>
          </table:table-cell>
          <table:table-cell office:value-type="string" calcext:value-type="string">
            <text:p>Jul 31, 2018 9:24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59" xlink:type="simple">Dúvida | Como Realizar Abertura Novo Exercício Contábil Automático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ar 2, 2018 3:56:25 PM</text:p>
          </table:table-cell>
          <table:table-cell office:value-type="string" calcext:value-type="string">
            <text:p>Mar 23, 2018 2:36:07 PM</text:p>
          </table:table-cell>
          <table:table-cell office:value-type="string" calcext:value-type="string">
            <text:p>Mar 7, 2018 8:50:45 AM</text:p>
          </table:table-cell>
          <table:table-cell office:value-type="string" calcext:value-type="string">
            <text:p>Jul 26, 2018 3:21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78" xlink:type="simple">Dúvida | Como Definir Multiplicador Frente Loja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pr 27, 2018 9:42:13 AM</text:p>
          </table:table-cell>
          <table:table-cell office:value-type="string" calcext:value-type="string">
            <text:p>Apr 27, 2018 12:05:36 PM</text:p>
          </table:table-cell>
          <table:table-cell office:value-type="string" calcext:value-type="string">
            <text:p>Apr 27, 2018 11:38:35 AM</text:p>
          </table:table-cell>
          <table:table-cell office:value-type="string" calcext:value-type="string">
            <text:p>Jul 26, 2018 7:1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9" xlink:type="simple">Dúvida | Como Parametrizar Impressão ICMS ST Quadro Dados Adicionais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an 9, 2018 2:50:08 PM</text:p>
          </table:table-cell>
          <table:table-cell office:value-type="string" calcext:value-type="string">
            <text:p>Jan 10, 2018 9:38:30 AM</text:p>
          </table:table-cell>
          <table:table-cell office:value-type="string" calcext:value-type="string">
            <text:p>Jan 15, 2018 5:23:07 PM</text:p>
          </table:table-cell>
          <table:table-cell office:value-type="string" calcext:value-type="string">
            <text:p>Jul 26, 2018 3:25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58" xlink:type="simple">Dúvida | Como Emitir Relatório Lista Preço Modelo 13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p 12, 2016 10:53:41 AM</text:p>
          </table:table-cell>
          <table:table-cell office:value-type="string" calcext:value-type="string">
            <text:p>Jun 8, 2017 11:17:18 AM</text:p>
          </table:table-cell>
          <table:table-cell office:value-type="string" calcext:value-type="string">
            <text:p>Feb 24, 2017 8:52:10 AM</text:p>
          </table:table-cell>
          <table:table-cell office:value-type="string" calcext:value-type="string">
            <text:p>Jul 25, 2018 4:58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6" xlink:type="simple">Dúvida | Como Emitir Relatório Relação Estoque Modelo 11 Integral Varejo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6, 2017 9:55:04 AM</text:p>
          </table:table-cell>
          <table:table-cell office:value-type="string" calcext:value-type="string">
            <text:p>Jun 6, 2017 9:59:09 AM</text:p>
          </table:table-cell>
          <table:table-cell office:value-type="string" calcext:value-type="string">
            <text:p>Jun 6, 2017 10:30:48 PM</text:p>
          </table:table-cell>
          <table:table-cell office:value-type="string" calcext:value-type="string">
            <text:p>Jul 27, 2018 7:16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1" xlink:type="simple">Dúvida | Como Emitir Relatório Lista Preço Modelo 07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 9, 2017 11:22:55 AM</text:p>
          </table:table-cell>
          <table:table-cell office:value-type="string" calcext:value-type="string">
            <text:p>Jun 9, 2017 11:24:01 AM</text:p>
          </table:table-cell>
          <table:table-cell office:value-type="string" calcext:value-type="string">
            <text:p>Jun 10, 2017 8:05:29 PM</text:p>
          </table:table-cell>
          <table:table-cell office:value-type="string" calcext:value-type="string">
            <text:p>Jul 18, 2018 4:40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1" xlink:type="simple">Dúvida | Como Cadastrar Setor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p 26, 2017 9:31:39 AM</text:p>
          </table:table-cell>
          <table:table-cell office:value-type="string" calcext:value-type="string">
            <text:p>Sep 26, 2017 2:54:22 PM</text:p>
          </table:table-cell>
          <table:table-cell office:value-type="string" calcext:value-type="string">
            <text:p>Sep 26, 2017 2:54:04 PM</text:p>
          </table:table-cell>
          <table:table-cell office:value-type="string" calcext:value-type="string">
            <text:p>Jul 26, 2018 7:05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1" xlink:type="simple">Manual | Digitar Pré Pedido Compra Associado Novo Central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eb 14, 2018 3:20:21 PM</text:p>
          </table:table-cell>
          <table:table-cell office:value-type="string" calcext:value-type="string">
            <text:p>Feb 16, 2018 9:06:20 AM</text:p>
          </table:table-cell>
          <table:table-cell office:value-type="string" calcext:value-type="string">
            <text:p>Feb 17, 2018 12:25:02 PM</text:p>
          </table:table-cell>
          <table:table-cell office:value-type="string" calcext:value-type="string">
            <text:p>Jul 26, 2018 3:24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0" xlink:type="simple">Dúvida | Como Funciona Bloco Notas Novo Erp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ar 13, 2018 3:04:07 PM</text:p>
          </table:table-cell>
          <table:table-cell office:value-type="string" calcext:value-type="string">
            <text:p>Mar 26, 2018 9:04:24 AM</text:p>
          </table:table-cell>
          <table:table-cell office:value-type="string" calcext:value-type="string">
            <text:p>Mar 26, 2018 9:02:52 AM</text:p>
          </table:table-cell>
          <table:table-cell office:value-type="string" calcext:value-type="string">
            <text:p>Jul 26, 2018 3:2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87" xlink:type="simple">Dúvida | Quando NCM Obrigatório Movimentação Fiscal Novo Erp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r 22, 2018 9:47:07 AM</text:p>
          </table:table-cell>
          <table:table-cell office:value-type="string" calcext:value-type="string">
            <text:p>Apr 4, 2018 9:38:38 AM</text:p>
          </table:table-cell>
          <table:table-cell office:value-type="string" calcext:value-type="string">
            <text:p>Mar 26, 2018 3:10:43 PM</text:p>
          </table:table-cell>
          <table:table-cell office:value-type="string" calcext:value-type="string">
            <text:p>Jul 26, 2018 3:23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58" xlink:type="simple">Dúvida | Como Não Atualizar NCM Cadastro Produto Entrada Nota Fiscal Através XML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r 27, 2018 10:12:57 AM</text:p>
          </table:table-cell>
          <table:table-cell office:value-type="string" calcext:value-type="string">
            <text:p>Apr 5, 2018 11:56:54 AM</text:p>
          </table:table-cell>
          <table:table-cell office:value-type="string" calcext:value-type="string">
            <text:p>Mar 28, 2018 2:56:02 PM</text:p>
          </table:table-cell>
          <table:table-cell office:value-type="string" calcext:value-type="string">
            <text:p>Jul 26, 2018 3:2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63" xlink:type="simple">Dúvida | Como Emitir Relatório Curva ABC Venda Compra Utilizando Preço Entrada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pr 25, 2018 11:08:53 AM</text:p>
          </table:table-cell>
          <table:table-cell office:value-type="string" calcext:value-type="string">
            <text:p>Apr 25, 2018 11:58:13 AM</text:p>
          </table:table-cell>
          <table:table-cell office:value-type="string" calcext:value-type="string">
            <text:p>Apr 26, 2018 8:34:36 AM</text:p>
          </table:table-cell>
          <table:table-cell office:value-type="string" calcext:value-type="string">
            <text:p>Jul 27, 2018 10:31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160" xlink:type="simple">Dúvida | Como Configurar Alterar Regime Tributação Filial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ar 19, 2018 9:41:57 AM</text:p>
          </table:table-cell>
          <table:table-cell office:value-type="string" calcext:value-type="string">
            <text:p>Mar 20, 2018 10:23:46 AM</text:p>
          </table:table-cell>
          <table:table-cell office:value-type="string" calcext:value-type="string">
            <text:p>Mar 22, 2018 8:44:59 PM</text:p>
          </table:table-cell>
          <table:table-cell office:value-type="string" calcext:value-type="string">
            <text:p>Jul 28, 2018 3:41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4" xlink:type="simple">Dúvida | Como Emitir Relatório DRE Gerencial IntegWeb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pr 17, 2017 4:20:18 PM</text:p>
          </table:table-cell>
          <table:table-cell office:value-type="string" calcext:value-type="string">
            <text:p>Nov 22, 2017 12:46:33 PM</text:p>
          </table:table-cell>
          <table:table-cell office:value-type="string" calcext:value-type="string">
            <text:p>Apr 18, 2017 12:55:02 AM</text:p>
          </table:table-cell>
          <table:table-cell office:value-type="string" calcext:value-type="string">
            <text:p>Jul 12, 2018 3:52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6" xlink:type="simple">Dúvida | Como Emitir Relatório Relação Estoque Modelo 21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5, 2017 9:41:32 AM</text:p>
          </table:table-cell>
          <table:table-cell office:value-type="string" calcext:value-type="string">
            <text:p>Jun 5, 2017 9:45:13 AM</text:p>
          </table:table-cell>
          <table:table-cell office:value-type="string" calcext:value-type="string">
            <text:p>Jun 6, 2017 3:56:00 AM</text:p>
          </table:table-cell>
          <table:table-cell office:value-type="string" calcext:value-type="string">
            <text:p>Jul 31, 2018 1:51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3" xlink:type="simple">Dúvida | Como Emitir Relatório Relação Estoque Modelo 13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5, 2017 8:53:13 AM</text:p>
          </table:table-cell>
          <table:table-cell office:value-type="string" calcext:value-type="string">
            <text:p>Jun 5, 2017 8:56:47 AM</text:p>
          </table:table-cell>
          <table:table-cell office:value-type="string" calcext:value-type="string">
            <text:p>Jun 6, 2017 3:56:35 AM</text:p>
          </table:table-cell>
          <table:table-cell office:value-type="string" calcext:value-type="string">
            <text:p>Jul 26, 2018 7:47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4" xlink:type="simple">Dúvida | Como Emitir Relatório Relação Estoque Modelo 32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5, 2017 12:24:43 PM</text:p>
          </table:table-cell>
          <table:table-cell office:value-type="string" calcext:value-type="string">
            <text:p>Jun 5, 2017 12:29:49 PM</text:p>
          </table:table-cell>
          <table:table-cell office:value-type="string" calcext:value-type="string">
            <text:p>Jun 6, 2017 3:55:00 AM</text:p>
          </table:table-cell>
          <table:table-cell office:value-type="string" calcext:value-type="string">
            <text:p>Jul 29, 2018 9:20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8" xlink:type="simple">Dúvida | Como Emitir Relatório Relação Estoque Modelo 06 Preço Venda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6, 2017 9:20:56 AM</text:p>
          </table:table-cell>
          <table:table-cell office:value-type="string" calcext:value-type="string">
            <text:p>Jun 6, 2017 9:50:03 AM</text:p>
          </table:table-cell>
          <table:table-cell office:value-type="string" calcext:value-type="string">
            <text:p>Jun 13, 2017 10:41:17 AM</text:p>
          </table:table-cell>
          <table:table-cell office:value-type="string" calcext:value-type="string">
            <text:p>Jul 26, 2018 7:5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4" xlink:type="simple">Dúvida | Como Emitir Relatório Relação Estoque Modelo 27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5, 2017 10:47:26 AM</text:p>
          </table:table-cell>
          <table:table-cell office:value-type="string" calcext:value-type="string">
            <text:p>Jun 6, 2017 11:53:48 AM</text:p>
          </table:table-cell>
          <table:table-cell office:value-type="string" calcext:value-type="string">
            <text:p>Jun 6, 2017 3:54:42 AM</text:p>
          </table:table-cell>
          <table:table-cell office:value-type="string" calcext:value-type="string">
            <text:p>Aug 1, 2018 2:59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6" xlink:type="simple">Dúvida | Como Emitir Relatório Lista Preço Modelo 30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7, 2017 9:56:47 AM</text:p>
          </table:table-cell>
          <table:table-cell office:value-type="string" calcext:value-type="string">
            <text:p>Jun 8, 2017 8:47:50 AM</text:p>
          </table:table-cell>
          <table:table-cell office:value-type="string" calcext:value-type="string">
            <text:p>Jun 7, 2017 9:50:44 PM</text:p>
          </table:table-cell>
          <table:table-cell office:value-type="string" calcext:value-type="string">
            <text:p>Jul 17, 2018 10:21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08" xlink:type="simple">Dúvida | Como Regravar Livro Fiscal Saída ECF Mapa Resumo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g 24, 2017 12:59:31 PM</text:p>
          </table:table-cell>
          <table:table-cell office:value-type="string" calcext:value-type="string">
            <text:p>Aug 31, 2017 3:54:39 PM</text:p>
          </table:table-cell>
          <table:table-cell office:value-type="string" calcext:value-type="string">
            <text:p>Aug 31, 2017 2:49:26 PM</text:p>
          </table:table-cell>
          <table:table-cell office:value-type="string" calcext:value-type="string">
            <text:p>Jul 26, 2018 6:31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5" xlink:type="simple">Dúvida | Como Cadastrar Seção Grupo Subgrupo Integral Varejo?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Sep 26, 2017 9:48:54 AM</text:p>
          </table:table-cell>
          <table:table-cell office:value-type="string" calcext:value-type="string">
            <text:p>Sep 26, 2017 10:30:17 AM</text:p>
          </table:table-cell>
          <table:table-cell office:value-type="string" calcext:value-type="string">
            <text:p>Sep 26, 2017 2:58:51 PM</text:p>
          </table:table-cell>
          <table:table-cell office:value-type="string" calcext:value-type="string">
            <text:p>Jul 30, 2018 2:08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47" xlink:type="simple">Atualização | Permitir Emissão Nota Fiscal Devolução Utilizar CST 00 20 Referenciar Todos Itens Integral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Jan 11, 2018 10:40:45 AM</text:p>
          </table:table-cell>
          <table:table-cell office:value-type="string" calcext:value-type="string">
            <text:p>Jan 16, 2018 9:23:32 AM</text:p>
          </table:table-cell>
          <table:table-cell office:value-type="string" calcext:value-type="string">
            <text:p>Jan 15, 2018 5:30:36 PM</text:p>
          </table:table-cell>
          <table:table-cell office:value-type="string" calcext:value-type="string">
            <text:p>Jul 27, 2018 12:12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0" xlink:type="simple">Dúvida | Como Configurar Motivo Devoluções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an 18, 2018 2:47:36 PM</text:p>
          </table:table-cell>
          <table:table-cell office:value-type="string" calcext:value-type="string">
            <text:p>Jan 18, 2018 2:53:08 PM</text:p>
          </table:table-cell>
          <table:table-cell office:value-type="string" calcext:value-type="string">
            <text:p>Jan 18, 2018 10:30:19 PM</text:p>
          </table:table-cell>
          <table:table-cell office:value-type="string" calcext:value-type="string">
            <text:p>Jul 30, 2018 5:50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38" xlink:type="simple">Atualização | Liberação CFOP 5253 Revenda Energia Elétrica Integral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eb 2, 2018 11:45:18 AM</text:p>
          </table:table-cell>
          <table:table-cell office:value-type="string" calcext:value-type="string">
            <text:p>Feb 5, 2018 9:37:27 AM</text:p>
          </table:table-cell>
          <table:table-cell office:value-type="string" calcext:value-type="string">
            <text:p>Feb 6, 2018 3:39:05 PM</text:p>
          </table:table-cell>
          <table:table-cell office:value-type="string" calcext:value-type="string">
            <text:p>Jul 26, 2018 3:24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5" xlink:type="simple">Dúvida | Como Emitir Relatório Clientes Inadimplentes Modelo 15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eb 21, 2018 2:05:59 PM</text:p>
          </table:table-cell>
          <table:table-cell office:value-type="string" calcext:value-type="string">
            <text:p>Feb 28, 2018 11:19:21 AM</text:p>
          </table:table-cell>
          <table:table-cell office:value-type="string" calcext:value-type="string">
            <text:p>Feb 22, 2018 5:45:20 PM</text:p>
          </table:table-cell>
          <table:table-cell office:value-type="string" calcext:value-type="string">
            <text:p>Jul 26, 2018 3:23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84" xlink:type="simple">Dúvida | Como Cadastrar Filial Módulo Contábil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eb 28, 2018 11:47:57 AM</text:p>
          </table:table-cell>
          <table:table-cell office:value-type="string" calcext:value-type="string">
            <text:p>Mar 7, 2018 11:28:01 AM</text:p>
          </table:table-cell>
          <table:table-cell office:value-type="string" calcext:value-type="string">
            <text:p>Feb 28, 2018 7:38:35 PM</text:p>
          </table:table-cell>
          <table:table-cell office:value-type="string" calcext:value-type="string">
            <text:p>Jul 27, 2018 8:2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6" xlink:type="simple">Dúvida | Como Funciona Agente Desktop Linux Novo Erp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ar 13, 2018 9:56:38 AM</text:p>
          </table:table-cell>
          <table:table-cell office:value-type="string" calcext:value-type="string">
            <text:p>Mar 22, 2018 1:41:59 PM</text:p>
          </table:table-cell>
          <table:table-cell office:value-type="string" calcext:value-type="string">
            <text:p>Mar 26, 2018 9:00:53 AM</text:p>
          </table:table-cell>
          <table:table-cell office:value-type="string" calcext:value-type="string">
            <text:p>Jul 26, 2018 3:22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00" xlink:type="simple">Dúvida | Como Gerar EFD Pis Cofins Registro 0120 Escrituração Sem Dados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ar 22, 2018 2:56:58 PM</text:p>
          </table:table-cell>
          <table:table-cell office:value-type="string" calcext:value-type="string">
            <text:p>Apr 3, 2018 3:06:40 PM</text:p>
          </table:table-cell>
          <table:table-cell office:value-type="string" calcext:value-type="string">
            <text:p>Mar 23, 2018 12:46:00 PM</text:p>
          </table:table-cell>
          <table:table-cell office:value-type="string" calcext:value-type="string">
            <text:p>Jul 28, 2018 1:55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0" xlink:type="simple">Dúvida | Como Funciona Gravação Formas Pagamento Notas Fiscais Devolução Versão 4.0 Emitidas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Jan 5, 2018 9:12:48 AM</text:p>
          </table:table-cell>
          <table:table-cell office:value-type="string" calcext:value-type="string">
            <text:p>Jul 25, 2018 3:24:48 PM</text:p>
          </table:table-cell>
          <table:table-cell office:value-type="string" calcext:value-type="string">
            <text:p>Jun 18, 2018 3:47:46 PM</text:p>
          </table:table-cell>
          <table:table-cell office:value-type="string" calcext:value-type="string">
            <text:p>Jul 29, 2018 10:5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9" xlink:type="simple">Dúvida | Como Emitir Relatório Relação Estoque Modelo 26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 5, 2017 10:31:14 AM</text:p>
          </table:table-cell>
          <table:table-cell office:value-type="string" calcext:value-type="string">
            <text:p>Jun 5, 2017 10:33:58 AM</text:p>
          </table:table-cell>
          <table:table-cell office:value-type="string" calcext:value-type="string">
            <text:p>Jun 6, 2017 3:57:45 AM</text:p>
          </table:table-cell>
          <table:table-cell office:value-type="string" calcext:value-type="string">
            <text:p>Jul 26, 2018 7:48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9" xlink:type="simple">Dúvida | Como Emitir Relatório Relação Estoque Modelo 22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6, 2017 11:13:38 AM</text:p>
          </table:table-cell>
          <table:table-cell office:value-type="string" calcext:value-type="string">
            <text:p>Jun 6, 2017 11:19:19 AM</text:p>
          </table:table-cell>
          <table:table-cell office:value-type="string" calcext:value-type="string">
            <text:p>Jun 6, 2017 10:33:01 PM</text:p>
          </table:table-cell>
          <table:table-cell office:value-type="string" calcext:value-type="string">
            <text:p>Jul 26, 2018 8:00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8" xlink:type="simple">Dúvida | Como Emitir Relatório Lista Preço Modelo 41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7, 2017 11:18:14 AM</text:p>
          </table:table-cell>
          <table:table-cell office:value-type="string" calcext:value-type="string">
            <text:p>Jun 7, 2017 4:33:46 PM</text:p>
          </table:table-cell>
          <table:table-cell office:value-type="string" calcext:value-type="string">
            <text:p>Jun 7, 2017 9:50:59 PM</text:p>
          </table:table-cell>
          <table:table-cell office:value-type="string" calcext:value-type="string">
            <text:p>Jul 17, 2018 10:23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02" xlink:type="simple">Dúvida | Como Associar Produto Vasilhame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c 22, 2017 9:14:35 AM</text:p>
          </table:table-cell>
          <table:table-cell office:value-type="string" calcext:value-type="string">
            <text:p>Dec 22, 2017 10:18:57 AM</text:p>
          </table:table-cell>
          <table:table-cell office:value-type="string" calcext:value-type="string">
            <text:p>Dec 26, 2017 10:50:40 AM</text:p>
          </table:table-cell>
          <table:table-cell office:value-type="string" calcext:value-type="string">
            <text:p>Jul 24, 2018 1:34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69" xlink:type="simple">Dúvida | Como Emitir Relatório Mapa Resumo ECF Modelo 02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an 31, 2018 4:13:30 PM</text:p>
          </table:table-cell>
          <table:table-cell office:value-type="string" calcext:value-type="string">
            <text:p>Jan 31, 2018 5:19:28 PM</text:p>
          </table:table-cell>
          <table:table-cell office:value-type="string" calcext:value-type="string">
            <text:p>Mar 14, 2018 4:29:47 PM</text:p>
          </table:table-cell>
          <table:table-cell office:value-type="string" calcext:value-type="string">
            <text:p>Jul 26, 2018 3:26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4" xlink:type="simple">Manual | Consultar Histórico Itens Novo Central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eb 15, 2018 12:33:41 PM</text:p>
          </table:table-cell>
          <table:table-cell office:value-type="string" calcext:value-type="string">
            <text:p>Feb 16, 2018 12:58:31 PM</text:p>
          </table:table-cell>
          <table:table-cell office:value-type="string" calcext:value-type="string">
            <text:p>Feb 16, 2018 11:30:02 AM</text:p>
          </table:table-cell>
          <table:table-cell office:value-type="string" calcext:value-type="string">
            <text:p>Jul 26, 2018 3:25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84" xlink:type="simple">Dúvida | Como Realizar Cadastro Motivo Liberação Supervisor Frente Avanç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eb 23, 2018 2:40:40 PM</text:p>
          </table:table-cell>
          <table:table-cell office:value-type="string" calcext:value-type="string">
            <text:p>Feb 26, 2018 3:58:05 PM</text:p>
          </table:table-cell>
          <table:table-cell office:value-type="string" calcext:value-type="string">
            <text:p>Feb 26, 2018 3:47:33 PM</text:p>
          </table:table-cell>
          <table:table-cell office:value-type="string" calcext:value-type="string">
            <text:p>Jul 27, 2018 7:31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26" xlink:type="simple">Dúvida | Como Emitir Nota Fiscal Partir Pedido Venda Novo Erp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r 12, 2018 3:22:21 PM</text:p>
          </table:table-cell>
          <table:table-cell office:value-type="string" calcext:value-type="string">
            <text:p>Mar 21, 2018 9:21:40 AM</text:p>
          </table:table-cell>
          <table:table-cell office:value-type="string" calcext:value-type="string">
            <text:p>Apr 2, 2018 12:14:52 PM</text:p>
          </table:table-cell>
          <table:table-cell office:value-type="string" calcext:value-type="string">
            <text:p>Jul 31, 2018 8:37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14" xlink:type="simple">Dúvida | Como Consultar Evento R2098 REINF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Jun 12, 2018 11:23:29 AM</text:p>
          </table:table-cell>
          <table:table-cell office:value-type="string" calcext:value-type="string">
            <text:p>Jun 14, 2018 2:41:20 PM</text:p>
          </table:table-cell>
          <table:table-cell office:value-type="string" calcext:value-type="string">
            <text:p>Jun 12, 2018 4:09:45 PM</text:p>
          </table:table-cell>
          <table:table-cell office:value-type="string" calcext:value-type="string">
            <text:p>Jul 26, 2018 8:1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9" xlink:type="simple">Dúvida | Como Gravar Novas Modalidades Frete NF-e Versão 4.0 Saída Sped Fiscal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an 5, 2018 10:26:56 AM</text:p>
          </table:table-cell>
          <table:table-cell office:value-type="string" calcext:value-type="string">
            <text:p>Jul 4, 2018 10:51:24 AM</text:p>
          </table:table-cell>
          <table:table-cell office:value-type="string" calcext:value-type="string">
            <text:p>Mar 14, 2018 4:11:13 PM</text:p>
          </table:table-cell>
          <table:table-cell office:value-type="string" calcext:value-type="string">
            <text:p>Jul 31, 2018 8:0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09" xlink:type="simple">Dúvida | Como Parametrizar Impressão IPI Devolução Quadro Dados Adicionais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Jan 10, 2018 10:06:15 AM</text:p>
          </table:table-cell>
          <table:table-cell office:value-type="string" calcext:value-type="string">
            <text:p>Jan 10, 2018 10:57:12 AM</text:p>
          </table:table-cell>
          <table:table-cell office:value-type="string" calcext:value-type="string">
            <text:p>Jan 15, 2018 5:24:13 PM</text:p>
          </table:table-cell>
          <table:table-cell office:value-type="string" calcext:value-type="string">
            <text:p>Jul 26, 2018 3:2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5" xlink:type="simple">Dúvida | Como Emitir Relatório Relação Estoque Modelo 23 CSV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9:55:33 AM</text:p>
          </table:table-cell>
          <table:table-cell office:value-type="string" calcext:value-type="string">
            <text:p>Jun 5, 2017 10:17:26 AM</text:p>
          </table:table-cell>
          <table:table-cell office:value-type="string" calcext:value-type="string">
            <text:p>Jun 6, 2017 3:54:51 AM</text:p>
          </table:table-cell>
          <table:table-cell office:value-type="string" calcext:value-type="string">
            <text:p>Jul 26, 2018 7:48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6" xlink:type="simple">Dúvida | Como Emitir Relatório Lista Preço Modelo 12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9, 2017 11:59:38 AM</text:p>
          </table:table-cell>
          <table:table-cell office:value-type="string" calcext:value-type="string">
            <text:p>Jun 9, 2017 12:03:25 PM</text:p>
          </table:table-cell>
          <table:table-cell office:value-type="string" calcext:value-type="string">
            <text:p>Jun 10, 2017 3:14:32 AM</text:p>
          </table:table-cell>
          <table:table-cell office:value-type="string" calcext:value-type="string">
            <text:p>Jul 4, 2018 8:11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9" xlink:type="simple">Dúvida | Como Retornar Produtos Excluídos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Jan 16, 2018 11:05:02 AM</text:p>
          </table:table-cell>
          <table:table-cell office:value-type="string" calcext:value-type="string">
            <text:p>Jan 16, 2018 11:36:41 AM</text:p>
          </table:table-cell>
          <table:table-cell office:value-type="string" calcext:value-type="string">
            <text:p>Jan 16, 2018 11:46:40 AM</text:p>
          </table:table-cell>
          <table:table-cell office:value-type="string" calcext:value-type="string">
            <text:p>Jul 26, 2018 3:2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84" xlink:type="simple">Atualização | Inclusão Colunas CSV Livro Fiscal Entrada Integral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an 30, 2018 4:38:15 PM</text:p>
          </table:table-cell>
          <table:table-cell office:value-type="string" calcext:value-type="string">
            <text:p>Feb 5, 2018 9:36:47 AM</text:p>
          </table:table-cell>
          <table:table-cell office:value-type="string" calcext:value-type="string">
            <text:p>Feb 6, 2018 3:31:42 PM</text:p>
          </table:table-cell>
          <table:table-cell office:value-type="string" calcext:value-type="string">
            <text:p>Jul 26, 2018 3:2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83" xlink:type="simple">Dúvida | Como Solucionar Rejeição 471 Quando Informado NCM 00 Indevidamente Novo NF-e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ar 12, 2018 9:06:49 AM</text:p>
          </table:table-cell>
          <table:table-cell office:value-type="string" calcext:value-type="string">
            <text:p>Mar 12, 2018 2:39:02 PM</text:p>
          </table:table-cell>
          <table:table-cell office:value-type="string" calcext:value-type="string">
            <text:p>Mar 12, 2018 9:33:19 AM</text:p>
          </table:table-cell>
          <table:table-cell office:value-type="string" calcext:value-type="string">
            <text:p>Jul 31, 2018 2:5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564" xlink:type="simple">Dúvida | Como Cadastrar TEF Novo Erp?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Apr 20, 2018 9:40:05 AM</text:p>
          </table:table-cell>
          <table:table-cell office:value-type="string" calcext:value-type="string">
            <text:p>Apr 20, 2018 9:59:42 AM</text:p>
          </table:table-cell>
          <table:table-cell office:value-type="string" calcext:value-type="string">
            <text:p>Apr 23, 2018 9:06:52 AM</text:p>
          </table:table-cell>
          <table:table-cell office:value-type="string" calcext:value-type="string">
            <text:p>Jul 26, 2018 7:3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50" xlink:type="simple">Manual | Integração Multilaser Integral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ay 21, 2018 11:10:34 AM</text:p>
          </table:table-cell>
          <table:table-cell office:value-type="string" calcext:value-type="string">
            <text:p>May 25, 2018 3:34:11 PM</text:p>
          </table:table-cell>
          <table:table-cell office:value-type="string" calcext:value-type="string">
            <text:p>May 21, 2018 12:45:54 PM</text:p>
          </table:table-cell>
          <table:table-cell office:value-type="string" calcext:value-type="string">
            <text:p>Jul 27, 2018 12:18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2" xlink:type="simple">Dúvida | Como Emitir Relatório Relação Estoque Modelo 15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6, 2017 10:14:44 AM</text:p>
          </table:table-cell>
          <table:table-cell office:value-type="string" calcext:value-type="string">
            <text:p>Jun 6, 2017 10:17:17 AM</text:p>
          </table:table-cell>
          <table:table-cell office:value-type="string" calcext:value-type="string">
            <text:p>Jun 6, 2017 10:29:36 PM</text:p>
          </table:table-cell>
          <table:table-cell office:value-type="string" calcext:value-type="string">
            <text:p>Jul 26, 2018 7:5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5" xlink:type="simple">Dúvida | Como Emitir Relatório Relação Estoque Modelo 26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6, 2017 11:35:40 AM</text:p>
          </table:table-cell>
          <table:table-cell office:value-type="string" calcext:value-type="string">
            <text:p>Jun 6, 2017 11:37:55 AM</text:p>
          </table:table-cell>
          <table:table-cell office:value-type="string" calcext:value-type="string">
            <text:p>Jun 6, 2017 10:30:29 PM</text:p>
          </table:table-cell>
          <table:table-cell office:value-type="string" calcext:value-type="string">
            <text:p>Jul 26, 2018 8:00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6" xlink:type="simple">Dúvida | Como Emitir Relatório Lista Preço Modelo 33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 7, 2017 10:11:05 AM</text:p>
          </table:table-cell>
          <table:table-cell office:value-type="string" calcext:value-type="string">
            <text:p>Jun 8, 2017 8:46:34 AM</text:p>
          </table:table-cell>
          <table:table-cell office:value-type="string" calcext:value-type="string">
            <text:p>Jun 7, 2017 9:51:14 PM</text:p>
          </table:table-cell>
          <table:table-cell office:value-type="string" calcext:value-type="string">
            <text:p>Jul 22, 2018 1:22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2" xlink:type="simple">Dúvida | Como Emitir Relatório Lista Preço Modelo 38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12, 2017 8:59:44 AM</text:p>
          </table:table-cell>
          <table:table-cell office:value-type="string" calcext:value-type="string">
            <text:p>Jun 12, 2017 9:03:53 AM</text:p>
          </table:table-cell>
          <table:table-cell office:value-type="string" calcext:value-type="string">
            <text:p>Jun 12, 2017 10:24:32 AM</text:p>
          </table:table-cell>
          <table:table-cell office:value-type="string" calcext:value-type="string">
            <text:p>Jul 4, 2018 9:32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47" xlink:type="simple">Dúvida | Como Emitir Relatório Diário Banco Integral?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Sep 26, 2017 11:07:30 AM</text:p>
          </table:table-cell>
          <table:table-cell office:value-type="string" calcext:value-type="string">
            <text:p>Sep 28, 2017 10:53:24 AM</text:p>
          </table:table-cell>
          <table:table-cell office:value-type="string" calcext:value-type="string">
            <text:p>Sep 28, 2017 10:49:28 AM</text:p>
          </table:table-cell>
          <table:table-cell office:value-type="string" calcext:value-type="string">
            <text:p>Aug 1, 2018 9:56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9" xlink:type="simple">Dúvida | Como Configurar Emissão Livro Fiscal Entrada Saída PDF Integral?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Feb 19, 2018 11:50:11 AM</text:p>
          </table:table-cell>
          <table:table-cell office:value-type="string" calcext:value-type="string">
            <text:p>Feb 19, 2018 2:58:51 PM</text:p>
          </table:table-cell>
          <table:table-cell office:value-type="string" calcext:value-type="string">
            <text:p>Feb 19, 2018 12:09:55 PM</text:p>
          </table:table-cell>
          <table:table-cell office:value-type="string" calcext:value-type="string">
            <text:p>Jul 26, 2018 3:24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658" xlink:type="simple">Dúvida | Como Enviar Itens Código Baixa Arquivo SVT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pr 25, 2018 10:39:43 AM</text:p>
          </table:table-cell>
          <table:table-cell office:value-type="string" calcext:value-type="string">
            <text:p>Apr 25, 2018 10:55:57 AM</text:p>
          </table:table-cell>
          <table:table-cell office:value-type="string" calcext:value-type="string">
            <text:p>Apr 26, 2018 8:34:12 AM</text:p>
          </table:table-cell>
          <table:table-cell office:value-type="string" calcext:value-type="string">
            <text:p>Jul 26, 2018 6:01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76" xlink:type="simple">Dúvida | Como Excluir Nota Evento R2010 Enviado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un 13, 2018 9:54:09 AM</text:p>
          </table:table-cell>
          <table:table-cell office:value-type="string" calcext:value-type="string">
            <text:p>Jun 14, 2018 10:26:48 AM</text:p>
          </table:table-cell>
          <table:table-cell office:value-type="string" calcext:value-type="string">
            <text:p>Jun 13, 2018 11:27:07 AM</text:p>
          </table:table-cell>
          <table:table-cell office:value-type="string" calcext:value-type="string">
            <text:p>Aug 1, 2018 12:2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2" xlink:type="simple">Dúvida | Como Emitir Relatório Relação Estoque Modelo 07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6, 2017 9:26:22 AM</text:p>
          </table:table-cell>
          <table:table-cell office:value-type="string" calcext:value-type="string">
            <text:p>Jun 6, 2017 9:49:53 AM</text:p>
          </table:table-cell>
          <table:table-cell office:value-type="string" calcext:value-type="string">
            <text:p>Jun 13, 2017 10:42:05 AM</text:p>
          </table:table-cell>
          <table:table-cell office:value-type="string" calcext:value-type="string">
            <text:p>Jul 30, 2018 10:19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5" xlink:type="simple">Dúvida | Como Emitir Relatório Relação Estoque Modelo 25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0:28:32 AM</text:p>
          </table:table-cell>
          <table:table-cell office:value-type="string" calcext:value-type="string">
            <text:p>Jun 5, 2017 10:30:22 AM</text:p>
          </table:table-cell>
          <table:table-cell office:value-type="string" calcext:value-type="string">
            <text:p>Jun 6, 2017 3:55:17 AM</text:p>
          </table:table-cell>
          <table:table-cell office:value-type="string" calcext:value-type="string">
            <text:p>Jul 26, 2018 7:48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6" xlink:type="simple">Dúvida | Como Emitir Relatório Lista Preço Modelo 28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7, 2017 9:43:58 AM</text:p>
          </table:table-cell>
          <table:table-cell office:value-type="string" calcext:value-type="string">
            <text:p>Jun 8, 2017 8:49:24 AM</text:p>
          </table:table-cell>
          <table:table-cell office:value-type="string" calcext:value-type="string">
            <text:p>Jun 7, 2017 9:50:22 PM</text:p>
          </table:table-cell>
          <table:table-cell office:value-type="string" calcext:value-type="string">
            <text:p>Jul 18, 2018 7:13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71" xlink:type="simple">Dúvida | Como Parametrizar Devolução Vendas PDV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Jan 18, 2018 2:19:44 PM</text:p>
          </table:table-cell>
          <table:table-cell office:value-type="string" calcext:value-type="string">
            <text:p>Jan 18, 2018 2:29:40 PM</text:p>
          </table:table-cell>
          <table:table-cell office:value-type="string" calcext:value-type="string">
            <text:p>Jan 18, 2018 10:30:05 PM</text:p>
          </table:table-cell>
          <table:table-cell office:value-type="string" calcext:value-type="string">
            <text:p>Jul 26, 2018 3:2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25" xlink:type="simple">Dúvida | Como Cadastrar Parâmetros Grupos Módulo Contábil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ar 2, 2018 9:27:30 AM</text:p>
          </table:table-cell>
          <table:table-cell office:value-type="string" calcext:value-type="string">
            <text:p>Mar 2, 2018 9:59:07 AM</text:p>
          </table:table-cell>
          <table:table-cell office:value-type="string" calcext:value-type="string">
            <text:p>Mar 6, 2018 2:18:09 PM</text:p>
          </table:table-cell>
          <table:table-cell office:value-type="string" calcext:value-type="string">
            <text:p>Aug 1, 2018 9:1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10" xlink:type="simple">Dúvida | Como Configurar Alterar Regime Tributação Filial Novo NF-e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ar 20, 2018 9:21:57 AM</text:p>
          </table:table-cell>
          <table:table-cell office:value-type="string" calcext:value-type="string">
            <text:p>Mar 20, 2018 10:09:10 AM</text:p>
          </table:table-cell>
          <table:table-cell office:value-type="string" calcext:value-type="string">
            <text:p>Mar 22, 2018 6:43:33 PM</text:p>
          </table:table-cell>
          <table:table-cell office:value-type="string" calcext:value-type="string">
            <text:p>Jul 26, 2018 3:2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27" xlink:type="simple">Dúvida | Como Configurar Valor IPI NF-e Devolução Versão 4.0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Jan 5, 2018 11:40:41 AM</text:p>
          </table:table-cell>
          <table:table-cell office:value-type="string" calcext:value-type="string">
            <text:p>Jul 4, 2018 11:25:25 AM</text:p>
          </table:table-cell>
          <table:table-cell office:value-type="string" calcext:value-type="string">
            <text:p>Feb 1, 2018 3:18:30 PM</text:p>
          </table:table-cell>
          <table:table-cell office:value-type="string" calcext:value-type="string">
            <text:p>Jul 31, 2018 8:0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789" xlink:type="simple">Dúvida | Como Configurar Sistema Emitir Notas Fiscais Versão 4.0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Jul 24, 2018 2:05:27 PM</text:p>
          </table:table-cell>
          <table:table-cell office:value-type="string" calcext:value-type="string">
            <text:p>Jul 26, 2018 2:45:15 PM</text:p>
          </table:table-cell>
          <table:table-cell office:value-type="string" calcext:value-type="string">
            <text:p>Jul 24, 2018 2:50:39 PM</text:p>
          </table:table-cell>
          <table:table-cell office:value-type="string" calcext:value-type="string">
            <text:p>Aug 1, 2018 8:1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8" xlink:type="simple">Dúvida | Como Emitir Relatório Contas Pagar IntegWeb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pr 18, 2017 8:52:19 AM</text:p>
          </table:table-cell>
          <table:table-cell office:value-type="string" calcext:value-type="string">
            <text:p>Nov 27, 2017 12:27:57 PM</text:p>
          </table:table-cell>
          <table:table-cell office:value-type="string" calcext:value-type="string">
            <text:p>Apr 19, 2017 12:02:24 PM</text:p>
          </table:table-cell>
          <table:table-cell office:value-type="string" calcext:value-type="string">
            <text:p>Jul 17, 2018 2:49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1" xlink:type="simple">Dúvida | Como Emitir Relatório Relação Estoque Modelo 25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6, 2017 11:33:20 AM</text:p>
          </table:table-cell>
          <table:table-cell office:value-type="string" calcext:value-type="string">
            <text:p>Jun 6, 2017 11:35:02 AM</text:p>
          </table:table-cell>
          <table:table-cell office:value-type="string" calcext:value-type="string">
            <text:p>Jun 6, 2017 10:32:03 PM</text:p>
          </table:table-cell>
          <table:table-cell office:value-type="string" calcext:value-type="string">
            <text:p>Jul 26, 2018 8:00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2" xlink:type="simple">Dúvida | Como Emitir Relatório Lista Preço Modelo 36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7, 2017 10:36:13 AM</text:p>
          </table:table-cell>
          <table:table-cell office:value-type="string" calcext:value-type="string">
            <text:p>Jun 8, 2017 8:43:01 AM</text:p>
          </table:table-cell>
          <table:table-cell office:value-type="string" calcext:value-type="string">
            <text:p>Jun 7, 2017 9:51:43 PM</text:p>
          </table:table-cell>
          <table:table-cell office:value-type="string" calcext:value-type="string">
            <text:p>Jul 17, 2018 10:22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0" xlink:type="simple">Dúvida | Como Emitir Relatório Lista Preço Modelo 27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7, 2017 9:30:12 AM</text:p>
          </table:table-cell>
          <table:table-cell office:value-type="string" calcext:value-type="string">
            <text:p>Jun 8, 2017 8:50:07 AM</text:p>
          </table:table-cell>
          <table:table-cell office:value-type="string" calcext:value-type="string">
            <text:p>Jun 7, 2017 9:51:29 PM</text:p>
          </table:table-cell>
          <table:table-cell office:value-type="string" calcext:value-type="string">
            <text:p>Jul 17, 2018 10:20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7" xlink:type="simple">Dúvida | Como Emitir Relatório Lista Preço Modelo 19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 9, 2017 2:12:47 PM</text:p>
          </table:table-cell>
          <table:table-cell office:value-type="string" calcext:value-type="string">
            <text:p>Jun 9, 2017 2:15:37 PM</text:p>
          </table:table-cell>
          <table:table-cell office:value-type="string" calcext:value-type="string">
            <text:p>Jun 10, 2017 3:20:47 AM</text:p>
          </table:table-cell>
          <table:table-cell office:value-type="string" calcext:value-type="string">
            <text:p>Jul 15, 2018 8:52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0" xlink:type="simple">Dúvida | Como Emitir Relatório Contas Pagar Aberto Vencidos Integral?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Nov 7, 2017 12:01:42 PM</text:p>
          </table:table-cell>
          <table:table-cell office:value-type="string" calcext:value-type="string">
            <text:p>Dec 29, 2017 9:44:40 AM</text:p>
          </table:table-cell>
          <table:table-cell office:value-type="string" calcext:value-type="string">
            <text:p>Dec 29, 2017 4:58:08 PM</text:p>
          </table:table-cell>
          <table:table-cell office:value-type="string" calcext:value-type="string">
            <text:p>Jul 26, 2018 6:09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7" xlink:type="simple">Dúvida | Como Alterar Impressora Padrão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ec 18, 2017 5:06:18 PM</text:p>
          </table:table-cell>
          <table:table-cell office:value-type="string" calcext:value-type="string">
            <text:p>Dec 19, 2017 9:47:10 AM</text:p>
          </table:table-cell>
          <table:table-cell office:value-type="string" calcext:value-type="string">
            <text:p>Dec 19, 2017 9:01:03 AM</text:p>
          </table:table-cell>
          <table:table-cell office:value-type="string" calcext:value-type="string">
            <text:p>Jul 29, 2018 12:36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73" xlink:type="simple">Dúvida | Como Emitir Relatório Itens Sem Rotatividade Modelo 01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Jan 22, 2018 4:31:49 PM</text:p>
          </table:table-cell>
          <table:table-cell office:value-type="string" calcext:value-type="string">
            <text:p>Jan 23, 2018 11:01:28 AM</text:p>
          </table:table-cell>
          <table:table-cell office:value-type="string" calcext:value-type="string">
            <text:p>Jan 23, 2018 4:27:44 PM</text:p>
          </table:table-cell>
          <table:table-cell office:value-type="string" calcext:value-type="string">
            <text:p>Jul 26, 2018 3:26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55" xlink:type="simple">Dúvida | Como Emitir Livro Apuração ICMS Integral Varejo?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Jan 24, 2018 2:11:07 PM</text:p>
          </table:table-cell>
          <table:table-cell office:value-type="string" calcext:value-type="string">
            <text:p>Jan 24, 2018 3:22:18 PM</text:p>
          </table:table-cell>
          <table:table-cell office:value-type="string" calcext:value-type="string">
            <text:p>Jan 24, 2018 3:27:23 PM</text:p>
          </table:table-cell>
          <table:table-cell office:value-type="string" calcext:value-type="string">
            <text:p>Jul 30, 2018 10:11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85" xlink:type="simple">Manual | Visualizar Dashboard Central Negócios Novo Central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b 8, 2018 3:17:21 PM</text:p>
          </table:table-cell>
          <table:table-cell office:value-type="string" calcext:value-type="string">
            <text:p>Feb 16, 2018 10:47:02 AM</text:p>
          </table:table-cell>
          <table:table-cell office:value-type="string" calcext:value-type="string">
            <text:p>Feb 16, 2018 10:15:44 AM</text:p>
          </table:table-cell>
          <table:table-cell office:value-type="string" calcext:value-type="string">
            <text:p>Jul 26, 2018 3:24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54" xlink:type="simple">Dúvida | Como Excluir Operadores Supervisor Frente Avanç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eb 27, 2018 12:41:19 PM</text:p>
          </table:table-cell>
          <table:table-cell office:value-type="string" calcext:value-type="string">
            <text:p>Feb 27, 2018 2:38:49 PM</text:p>
          </table:table-cell>
          <table:table-cell office:value-type="string" calcext:value-type="string">
            <text:p>Mar 1, 2018 9:59:25 AM</text:p>
          </table:table-cell>
          <table:table-cell office:value-type="string" calcext:value-type="string">
            <text:p>Jul 26, 2018 3:2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098" xlink:type="simple">Dúvida | Como Configurar Empresa Simples Nacional CRT 02 Excesso Receita Novo NF-e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ar 16, 2018 10:33:43 AM</text:p>
          </table:table-cell>
          <table:table-cell office:value-type="string" calcext:value-type="string">
            <text:p>Mar 20, 2018 10:20:31 AM</text:p>
          </table:table-cell>
          <table:table-cell office:value-type="string" calcext:value-type="string">
            <text:p>Mar 16, 2018 2:23:44 PM</text:p>
          </table:table-cell>
          <table:table-cell office:value-type="string" calcext:value-type="string">
            <text:p>Jul 26, 2018 3:20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71" xlink:type="simple">Dúvida | Como Inserir NCM Cadastro Produtos Novo Erp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ar 21, 2018 12:53:38 PM</text:p>
          </table:table-cell>
          <table:table-cell office:value-type="string" calcext:value-type="string">
            <text:p>Mar 21, 2018 3:01:45 PM</text:p>
          </table:table-cell>
          <table:table-cell office:value-type="string" calcext:value-type="string">
            <text:p>Apr 2, 2018 12:19:01 PM</text:p>
          </table:table-cell>
          <table:table-cell office:value-type="string" calcext:value-type="string">
            <text:p>Jul 29, 2018 12:29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450" xlink:type="simple">Dúvida | Como Emitir Relatório Contador Signatário Cadastrado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pr 13, 2018 10:55:58 AM</text:p>
          </table:table-cell>
          <table:table-cell office:value-type="string" calcext:value-type="string">
            <text:p>Apr 13, 2018 2:23:31 PM</text:p>
          </table:table-cell>
          <table:table-cell office:value-type="string" calcext:value-type="string">
            <text:p>Apr 17, 2018 3:20:10 PM</text:p>
          </table:table-cell>
          <table:table-cell office:value-type="string" calcext:value-type="string">
            <text:p>Jul 26, 2018 7:45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15" xlink:type="simple">Atualização | Inclusão Filtro Comprador Rotina Retirar Produtos Mix Integral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ay 24, 2018 9:25:55 AM</text:p>
          </table:table-cell>
          <table:table-cell office:value-type="string" calcext:value-type="string">
            <text:p>May 24, 2018 10:17:00 AM</text:p>
          </table:table-cell>
          <table:table-cell office:value-type="string" calcext:value-type="string">
            <text:p>May 24, 2018 3:01:26 PM</text:p>
          </table:table-cell>
          <table:table-cell office:value-type="string" calcext:value-type="string">
            <text:p>Jul 28, 2018 5:41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6" xlink:type="simple">Dúvida | Como Emitir Relatório Relação Estoque Modelo 08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 6, 2017 9:28:53 AM</text:p>
          </table:table-cell>
          <table:table-cell office:value-type="string" calcext:value-type="string">
            <text:p>Jun 6, 2017 9:49:42 AM</text:p>
          </table:table-cell>
          <table:table-cell office:value-type="string" calcext:value-type="string">
            <text:p>Jun 13, 2017 10:42:22 AM</text:p>
          </table:table-cell>
          <table:table-cell office:value-type="string" calcext:value-type="string">
            <text:p>Jul 26, 2018 7:5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79" xlink:type="simple">Dúvida | Como Emitir Relatório Lista Preço Modelo 42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 7, 2017 11:38:27 AM</text:p>
          </table:table-cell>
          <table:table-cell office:value-type="string" calcext:value-type="string">
            <text:p>Jun 7, 2017 4:32:47 PM</text:p>
          </table:table-cell>
          <table:table-cell office:value-type="string" calcext:value-type="string">
            <text:p>Jun 7, 2017 9:51:36 PM</text:p>
          </table:table-cell>
          <table:table-cell office:value-type="string" calcext:value-type="string">
            <text:p>Jul 24, 2018 4:37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0" xlink:type="simple">Dúvida | Como Emitir Relatório Lista Preço Modelo 25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 7, 2017 8:57:46 AM</text:p>
          </table:table-cell>
          <table:table-cell office:value-type="string" calcext:value-type="string">
            <text:p>Jun 8, 2017 8:51:43 AM</text:p>
          </table:table-cell>
          <table:table-cell office:value-type="string" calcext:value-type="string">
            <text:p>Jun 7, 2017 9:49:45 PM</text:p>
          </table:table-cell>
          <table:table-cell office:value-type="string" calcext:value-type="string">
            <text:p>Jul 30, 2018 10:11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40" xlink:type="simple">Dúvida | Como Emitir Relatório Filiais Cadastradas Módulo Contábil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ar 2, 2018 11:44:02 AM</text:p>
          </table:table-cell>
          <table:table-cell office:value-type="string" calcext:value-type="string">
            <text:p>Mar 2, 2018 12:16:53 PM</text:p>
          </table:table-cell>
          <table:table-cell office:value-type="string" calcext:value-type="string">
            <text:p>Mar 7, 2018 8:48:18 AM</text:p>
          </table:table-cell>
          <table:table-cell office:value-type="string" calcext:value-type="string">
            <text:p>Jul 26, 2018 3:21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91" xlink:type="simple">Dúvida | Como Permitir Alterar Preço Quantidade Quando Informado Pedido Entrada Nota Integral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Mar 12, 2018 10:59:00 AM</text:p>
          </table:table-cell>
          <table:table-cell office:value-type="string" calcext:value-type="string">
            <text:p>Mar 12, 2018 11:24:23 AM</text:p>
          </table:table-cell>
          <table:table-cell office:value-type="string" calcext:value-type="string">
            <text:p>Mar 13, 2018 4:21:00 PM</text:p>
          </table:table-cell>
          <table:table-cell office:value-type="string" calcext:value-type="string">
            <text:p>Jul 26, 2018 3:21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42" xlink:type="simple">Atualização | Implementação Versão 6.0 ECD SPED Contábil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y 24, 2018 3:34:11 PM</text:p>
          </table:table-cell>
          <table:table-cell office:value-type="string" calcext:value-type="string">
            <text:p>May 25, 2018 3:08:34 PM</text:p>
          </table:table-cell>
          <table:table-cell office:value-type="string" calcext:value-type="string">
            <text:p>May 25, 2018 3:03:41 PM</text:p>
          </table:table-cell>
          <table:table-cell office:value-type="string" calcext:value-type="string">
            <text:p>Jul 27, 2018 7:43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35" xlink:type="simple">Dúvida | Como Gerar Evento R2099 Fechamento Eventos Periódicos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Jun 12, 2018 3:23:29 PM</text:p>
          </table:table-cell>
          <table:table-cell office:value-type="string" calcext:value-type="string">
            <text:p>Jun 12, 2018 3:56:44 PM</text:p>
          </table:table-cell>
          <table:table-cell office:value-type="string" calcext:value-type="string">
            <text:p>Jun 13, 2018 10:58:51 AM</text:p>
          </table:table-cell>
          <table:table-cell office:value-type="string" calcext:value-type="string">
            <text:p>Jul 30, 2018 4:0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59" xlink:type="simple">Dúvida | Como Cadastrar Histórico Contábil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Jun 18, 2018 9:45:58 AM</text:p>
          </table:table-cell>
          <table:table-cell office:value-type="string" calcext:value-type="string">
            <text:p>Jun 18, 2018 10:32:51 AM</text:p>
          </table:table-cell>
          <table:table-cell office:value-type="string" calcext:value-type="string">
            <text:p>Jun 18, 2018 3:49:45 PM</text:p>
          </table:table-cell>
          <table:table-cell office:value-type="string" calcext:value-type="string">
            <text:p>Aug 1, 2018 6:51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0" xlink:type="simple">Dúvida | Como Emitir Relatório Lista Preço Modelo 16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9, 2017 12:45:59 PM</text:p>
          </table:table-cell>
          <table:table-cell office:value-type="string" calcext:value-type="string">
            <text:p>Jun 9, 2017 12:54:39 PM</text:p>
          </table:table-cell>
          <table:table-cell office:value-type="string" calcext:value-type="string">
            <text:p>Jun 10, 2017 3:20:14 AM</text:p>
          </table:table-cell>
          <table:table-cell office:value-type="string" calcext:value-type="string">
            <text:p>Jul 18, 2018 3:28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8" xlink:type="simple">Dúvida | Como Emitir Relatório Lista Preço Modelo 23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9, 2017 2:30:53 PM</text:p>
          </table:table-cell>
          <table:table-cell office:value-type="string" calcext:value-type="string">
            <text:p>Jun 9, 2017 2:32:31 PM</text:p>
          </table:table-cell>
          <table:table-cell office:value-type="string" calcext:value-type="string">
            <text:p>Jun 10, 2017 3:20:04 AM</text:p>
          </table:table-cell>
          <table:table-cell office:value-type="string" calcext:value-type="string">
            <text:p>Aug 1, 2018 3:06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35" xlink:type="simple">Atualização | Manutenção Parâmetro Mantém Data Vencimento Original Lançamentos Vencidos Baixa Parcial Lote Cliente Integral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an 12, 2018 3:33:15 PM</text:p>
          </table:table-cell>
          <table:table-cell office:value-type="string" calcext:value-type="string">
            <text:p>Jan 15, 2018 3:01:30 PM</text:p>
          </table:table-cell>
          <table:table-cell office:value-type="string" calcext:value-type="string">
            <text:p>Mar 14, 2018 4:41:50 PM</text:p>
          </table:table-cell>
          <table:table-cell office:value-type="string" calcext:value-type="string">
            <text:p>Jul 27, 2018 10:39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776" xlink:type="simple">Dúvida | Como Configurar Origem Produto Mercadoria Constante Estoque Novo Erp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ar 7, 2018 10:56:44 AM</text:p>
          </table:table-cell>
          <table:table-cell office:value-type="string" calcext:value-type="string">
            <text:p>Mar 21, 2018 9:40:34 AM</text:p>
          </table:table-cell>
          <table:table-cell office:value-type="string" calcext:value-type="string">
            <text:p>Mar 7, 2018 3:26:16 PM</text:p>
          </table:table-cell>
          <table:table-cell office:value-type="string" calcext:value-type="string">
            <text:p>Jul 26, 2018 3:22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24" xlink:type="simple">Dúvida | Como Definir Empresa Matriz Novo NF-e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ay 8, 2018 3:11:06 PM</text:p>
          </table:table-cell>
          <table:table-cell office:value-type="string" calcext:value-type="string">
            <text:p>May 9, 2018 1:25:53 PM</text:p>
          </table:table-cell>
          <table:table-cell office:value-type="string" calcext:value-type="string">
            <text:p>May 9, 2018 5:36:53 PM</text:p>
          </table:table-cell>
          <table:table-cell office:value-type="string" calcext:value-type="string">
            <text:p>Jul 26, 2018 10:21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403" xlink:type="simple">Dúvida | Como Consultar Débito Fornecedor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Jul 6, 2018 9:42:24 AM</text:p>
          </table:table-cell>
          <table:table-cell office:value-type="string" calcext:value-type="string">
            <text:p>Jul 6, 2018 11:34:42 AM</text:p>
          </table:table-cell>
          <table:table-cell office:value-type="string" calcext:value-type="string">
            <text:p>Jul 6, 2018 12:16:45 PM</text:p>
          </table:table-cell>
          <table:table-cell office:value-type="string" calcext:value-type="string">
            <text:p>Jul 31, 2018 4:30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9" xlink:type="simple">Dúvida | Como Emitir Relatório Relação Estoque Modelo 12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 5, 2017 8:49:37 AM</text:p>
          </table:table-cell>
          <table:table-cell office:value-type="string" calcext:value-type="string">
            <text:p>Jun 5, 2017 8:52:49 AM</text:p>
          </table:table-cell>
          <table:table-cell office:value-type="string" calcext:value-type="string">
            <text:p>Jun 6, 2017 3:54:22 AM</text:p>
          </table:table-cell>
          <table:table-cell office:value-type="string" calcext:value-type="string">
            <text:p>Jul 26, 2018 7:47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86" xlink:type="simple">Dúvida | Como Emitir Relatório Lista Preço Modelo 06 Integral Varejo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11:14:54 AM</text:p>
          </table:table-cell>
          <table:table-cell office:value-type="string" calcext:value-type="string">
            <text:p>Jun 9, 2017 11:16:46 AM</text:p>
          </table:table-cell>
          <table:table-cell office:value-type="string" calcext:value-type="string">
            <text:p>Jun 10, 2017 3:22:10 AM</text:p>
          </table:table-cell>
          <table:table-cell office:value-type="string" calcext:value-type="string">
            <text:p>Jul 31, 2018 1:37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1" xlink:type="simple">Dúvida | Como Emitir Relatório Lista Preço Modelo 09 Integral Varejo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11:53:05 AM</text:p>
          </table:table-cell>
          <table:table-cell office:value-type="string" calcext:value-type="string">
            <text:p>Jun 9, 2017 11:54:43 AM</text:p>
          </table:table-cell>
          <table:table-cell office:value-type="string" calcext:value-type="string">
            <text:p>Jun 10, 2017 3:17:36 AM</text:p>
          </table:table-cell>
          <table:table-cell office:value-type="string" calcext:value-type="string">
            <text:p>Jul 18, 2018 8:51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1" xlink:type="simple">Dúvida | Como Emitir Relatório Lista Preço Modelo 32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 7, 2017 10:02:12 AM</text:p>
          </table:table-cell>
          <table:table-cell office:value-type="string" calcext:value-type="string">
            <text:p>Jun 8, 2017 8:47:12 AM</text:p>
          </table:table-cell>
          <table:table-cell office:value-type="string" calcext:value-type="string">
            <text:p>Jun 7, 2017 9:51:06 PM</text:p>
          </table:table-cell>
          <table:table-cell office:value-type="string" calcext:value-type="string">
            <text:p>Jul 17, 2018 10:21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8" xlink:type="simple">Dúvida | Como Emitir Relatório Lista Preço Modelo 21 Integral Varejo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2:23:03 PM</text:p>
          </table:table-cell>
          <table:table-cell office:value-type="string" calcext:value-type="string">
            <text:p>Jun 9, 2017 2:29:02 PM</text:p>
          </table:table-cell>
          <table:table-cell office:value-type="string" calcext:value-type="string">
            <text:p>Jun 10, 2017 2:11:44 AM</text:p>
          </table:table-cell>
          <table:table-cell office:value-type="string" calcext:value-type="string">
            <text:p>Jul 4, 2018 12:15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3" xlink:type="simple">Dúvida | Como Emitir Relatório Lista Preço Modelo 24 Integral Varejo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2:36:42 PM</text:p>
          </table:table-cell>
          <table:table-cell office:value-type="string" calcext:value-type="string">
            <text:p>Jun 9, 2017 2:48:01 PM</text:p>
          </table:table-cell>
          <table:table-cell office:value-type="string" calcext:value-type="string">
            <text:p>Jun 10, 2017 2:13:26 AM</text:p>
          </table:table-cell>
          <table:table-cell office:value-type="string" calcext:value-type="string">
            <text:p>Jul 4, 2018 9:01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2" xlink:type="simple">Dúvida | Como Emitir Relatório Lista Preço Modelo 36 Integral Varejo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12, 2017 8:56:01 AM</text:p>
          </table:table-cell>
          <table:table-cell office:value-type="string" calcext:value-type="string">
            <text:p>Jun 12, 2017 8:56:58 AM</text:p>
          </table:table-cell>
          <table:table-cell office:value-type="string" calcext:value-type="string">
            <text:p>Jun 12, 2017 10:19:43 AM</text:p>
          </table:table-cell>
          <table:table-cell office:value-type="string" calcext:value-type="string">
            <text:p>Jul 28, 2018 11:11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8" xlink:type="simple">Dúvida | Como Emitir Relatório Lista Preço Modelo 29 Integral Varejo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Jun 9, 2017 3:16:28 PM</text:p>
          </table:table-cell>
          <table:table-cell office:value-type="string" calcext:value-type="string">
            <text:p>Jun 9, 2017 3:19:25 PM</text:p>
          </table:table-cell>
          <table:table-cell office:value-type="string" calcext:value-type="string">
            <text:p>Jun 10, 2017 8:06:26 PM</text:p>
          </table:table-cell>
          <table:table-cell office:value-type="string" calcext:value-type="string">
            <text:p>Jul 28, 2018 2:55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44" xlink:type="simple">Dúvida | Quais Requisitos Necessários Emissão Relatórios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ct 4, 2017 9:41:44 AM</text:p>
          </table:table-cell>
          <table:table-cell office:value-type="string" calcext:value-type="string">
            <text:p>Mar 8, 2018 11:58:25 AM</text:p>
          </table:table-cell>
          <table:table-cell office:value-type="string" calcext:value-type="string">
            <text:p>Oct 4, 2017 3:50:49 PM</text:p>
          </table:table-cell>
          <table:table-cell office:value-type="string" calcext:value-type="string">
            <text:p>Mar 8, 2018 11:5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3" xlink:type="simple">Dúvida | Como Cadastrar Seção Grupo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p 26, 2017 9:48:49 AM</text:p>
          </table:table-cell>
          <table:table-cell office:value-type="string" calcext:value-type="string">
            <text:p>Sep 26, 2017 10:24:16 AM</text:p>
          </table:table-cell>
          <table:table-cell office:value-type="string" calcext:value-type="string">
            <text:p>Sep 26, 2017 2:57:48 PM</text:p>
          </table:table-cell>
          <table:table-cell office:value-type="string" calcext:value-type="string">
            <text:p>Jul 26, 2018 7:0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33" xlink:type="simple">Dúvida | Como Emitir Relatório Contra Vale Vasilhame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c 22, 2017 4:47:13 PM</text:p>
          </table:table-cell>
          <table:table-cell office:value-type="string" calcext:value-type="string">
            <text:p>Dec 26, 2017 9:40:41 AM</text:p>
          </table:table-cell>
          <table:table-cell office:value-type="string" calcext:value-type="string">
            <text:p>Dec 26, 2017 9:20:23 AM</text:p>
          </table:table-cell>
          <table:table-cell office:value-type="string" calcext:value-type="string">
            <text:p>Jul 7, 2018 10:04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64" xlink:type="simple">Dúvida | Como Cadastrar Tributações ECF's Supervisor Frente Avanç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eb 22, 2018 2:46:10 PM</text:p>
          </table:table-cell>
          <table:table-cell office:value-type="string" calcext:value-type="string">
            <text:p>Feb 22, 2018 3:20:39 PM</text:p>
          </table:table-cell>
          <table:table-cell office:value-type="string" calcext:value-type="string">
            <text:p>Feb 23, 2018 9:18:13 AM</text:p>
          </table:table-cell>
          <table:table-cell office:value-type="string" calcext:value-type="string">
            <text:p>Jul 26, 2018 3:24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10" xlink:type="simple">Dúvida | Como Configurar Tributação Estadual Redução Base ICMS Novo Erp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ar 8, 2018 9:37:15 AM</text:p>
          </table:table-cell>
          <table:table-cell office:value-type="string" calcext:value-type="string">
            <text:p>Mar 22, 2018 1:38:15 PM</text:p>
          </table:table-cell>
          <table:table-cell office:value-type="string" calcext:value-type="string">
            <text:p>Apr 2, 2018 12:04:16 PM</text:p>
          </table:table-cell>
          <table:table-cell office:value-type="string" calcext:value-type="string">
            <text:p>Jul 26, 2018 8:06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2" xlink:type="simple">Dúvida | Como Emitir Relatório Lista Preço Modelo 34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7, 2017 10:20:46 AM</text:p>
          </table:table-cell>
          <table:table-cell office:value-type="string" calcext:value-type="string">
            <text:p>Jun 8, 2017 8:45:55 AM</text:p>
          </table:table-cell>
          <table:table-cell office:value-type="string" calcext:value-type="string">
            <text:p>Jun 7, 2017 9:51:21 PM</text:p>
          </table:table-cell>
          <table:table-cell office:value-type="string" calcext:value-type="string">
            <text:p>Jul 17, 2018 10:22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1" xlink:type="simple">Dúvida | Como Emitir Relatório Lista Preço Modelo 13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12:26:14 PM</text:p>
          </table:table-cell>
          <table:table-cell office:value-type="string" calcext:value-type="string">
            <text:p>Jun 9, 2017 12:27:22 PM</text:p>
          </table:table-cell>
          <table:table-cell office:value-type="string" calcext:value-type="string">
            <text:p>Jun 10, 2017 3:16:21 AM</text:p>
          </table:table-cell>
          <table:table-cell office:value-type="string" calcext:value-type="string">
            <text:p>Jul 18, 2018 2:5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6" xlink:type="simple">Dúvida | Como Emitir Relatório Lista Preço Modelo 14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12:32:08 PM</text:p>
          </table:table-cell>
          <table:table-cell office:value-type="string" calcext:value-type="string">
            <text:p>Jun 9, 2017 12:34:50 PM</text:p>
          </table:table-cell>
          <table:table-cell office:value-type="string" calcext:value-type="string">
            <text:p>Jun 10, 2017 2:11:05 AM</text:p>
          </table:table-cell>
          <table:table-cell office:value-type="string" calcext:value-type="string">
            <text:p>Jul 26, 2018 2:37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3" xlink:type="simple">Dúvida | Como Emitir Relatório Lista Preço Modelo 30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9, 2017 3:19:43 PM</text:p>
          </table:table-cell>
          <table:table-cell office:value-type="string" calcext:value-type="string">
            <text:p>Jun 9, 2017 3:23:04 PM</text:p>
          </table:table-cell>
          <table:table-cell office:value-type="string" calcext:value-type="string">
            <text:p>Jun 10, 2017 2:12:01 AM</text:p>
          </table:table-cell>
          <table:table-cell office:value-type="string" calcext:value-type="string">
            <text:p>Jul 29, 2018 5:20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19" xlink:type="simple">Dúvida | Como Visualizar Vendas Por Período Novo Erp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ay 3, 2018 3:12:09 PM</text:p>
          </table:table-cell>
          <table:table-cell office:value-type="string" calcext:value-type="string">
            <text:p>May 3, 2018 4:18:01 PM</text:p>
          </table:table-cell>
          <table:table-cell office:value-type="string" calcext:value-type="string">
            <text:p>May 4, 2018 8:18:00 AM</text:p>
          </table:table-cell>
          <table:table-cell office:value-type="string" calcext:value-type="string">
            <text:p>Jul 26, 2018 3:19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66" xlink:type="simple">Dúvida | Como Vincular Conta Contábil Referencial Receit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Jun 18, 2018 11:19:11 AM</text:p>
          </table:table-cell>
          <table:table-cell office:value-type="string" calcext:value-type="string">
            <text:p>Jun 18, 2018 4:11:36 PM</text:p>
          </table:table-cell>
          <table:table-cell office:value-type="string" calcext:value-type="string">
            <text:p>Jun 18, 2018 3:57:28 PM</text:p>
          </table:table-cell>
          <table:table-cell office:value-type="string" calcext:value-type="string">
            <text:p>Jul 29, 2018 8:00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97" xlink:type="simple">Dúvida | Como Funciona Gravação Dados ICMS FCP FEM ST NF-e Saída Faturamento Versão 4.0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an 4, 2018 2:28:11 PM</text:p>
          </table:table-cell>
          <table:table-cell office:value-type="string" calcext:value-type="string">
            <text:p>Jul 4, 2018 3:07:20 PM</text:p>
          </table:table-cell>
          <table:table-cell office:value-type="string" calcext:value-type="string">
            <text:p>Feb 1, 2018 4:13:50 PM</text:p>
          </table:table-cell>
          <table:table-cell office:value-type="string" calcext:value-type="string">
            <text:p>Aug 1, 2018 8:48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724" xlink:type="simple">Dúvida | Como Emitir Relatório Conciliação NFC-e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Jul 18, 2018 10:51:52 AM</text:p>
          </table:table-cell>
          <table:table-cell office:value-type="string" calcext:value-type="string">
            <text:p>Jul 20, 2018 4:13:35 PM</text:p>
          </table:table-cell>
          <table:table-cell office:value-type="string" calcext:value-type="string">
            <text:p>Jul 20, 2018 3:26:08 PM</text:p>
          </table:table-cell>
          <table:table-cell office:value-type="string" calcext:value-type="string">
            <text:p>Aug 1, 2018 9:38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6" xlink:type="simple">Dúvida | Como Emitir Relatório Lista Preço Modelo 08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 9, 2017 11:51:39 AM</text:p>
          </table:table-cell>
          <table:table-cell office:value-type="string" calcext:value-type="string">
            <text:p>Jun 9, 2017 11:52:44 AM</text:p>
          </table:table-cell>
          <table:table-cell office:value-type="string" calcext:value-type="string">
            <text:p>Jun 10, 2017 8:07:36 PM</text:p>
          </table:table-cell>
          <table:table-cell office:value-type="string" calcext:value-type="string">
            <text:p>Jul 21, 2018 2:23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8" xlink:type="simple">Dúvida | Como Emitir Relatório Lista Preço Modelo 39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7, 2017 10:56:33 AM</text:p>
          </table:table-cell>
          <table:table-cell office:value-type="string" calcext:value-type="string">
            <text:p>Jun 8, 2017 8:39:21 AM</text:p>
          </table:table-cell>
          <table:table-cell office:value-type="string" calcext:value-type="string">
            <text:p>Jun 7, 2017 9:50:07 PM</text:p>
          </table:table-cell>
          <table:table-cell office:value-type="string" calcext:value-type="string">
            <text:p>Jul 17, 2018 10:22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544" xlink:type="simple">Dúvida | Como Emitir Relatório Estatístico Integweb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v 23, 2017 1:46:50 PM</text:p>
          </table:table-cell>
          <table:table-cell office:value-type="string" calcext:value-type="string">
            <text:p>Nov 27, 2017 12:46:37 PM</text:p>
          </table:table-cell>
          <table:table-cell office:value-type="string" calcext:value-type="string">
            <text:p>Nov 29, 2017 7:04:11 PM</text:p>
          </table:table-cell>
          <table:table-cell office:value-type="string" calcext:value-type="string">
            <text:p>Jul 26, 2018 8:14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5" xlink:type="simple">Dúvida | Como Cadastrar Vendedor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c 14, 2017 9:20:08 AM</text:p>
          </table:table-cell>
          <table:table-cell office:value-type="string" calcext:value-type="string">
            <text:p>Dec 14, 2017 2:45:37 PM</text:p>
          </table:table-cell>
          <table:table-cell office:value-type="string" calcext:value-type="string">
            <text:p>Dec 14, 2017 2:43:50 PM</text:p>
          </table:table-cell>
          <table:table-cell office:value-type="string" calcext:value-type="string">
            <text:p>Jul 2, 2018 2:23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34" xlink:type="simple">Dúvida | Como Cadastrar Grupo Filiais Novo NF-e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ay 9, 2018 9:34:55 AM</text:p>
          </table:table-cell>
          <table:table-cell office:value-type="string" calcext:value-type="string">
            <text:p>May 9, 2018 11:21:30 AM</text:p>
          </table:table-cell>
          <table:table-cell office:value-type="string" calcext:value-type="string">
            <text:p>May 9, 2018 5:36:11 PM</text:p>
          </table:table-cell>
          <table:table-cell office:value-type="string" calcext:value-type="string">
            <text:p>Jul 26, 2018 3:1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334" xlink:type="simple">Dúvida | Como Cadastrar Contador Signatário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r 23, 2018 12:45:20 PM</text:p>
          </table:table-cell>
          <table:table-cell office:value-type="string" calcext:value-type="string">
            <text:p>Jun 15, 2018 4:03:46 PM</text:p>
          </table:table-cell>
          <table:table-cell office:value-type="string" calcext:value-type="string">
            <text:p>Mar 23, 2018 2:27:55 PM</text:p>
          </table:table-cell>
          <table:table-cell office:value-type="string" calcext:value-type="string">
            <text:p>Jul 26, 2018 8:16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472" xlink:type="simple">Dúvida | Como Cadastrar Tabela Processos Administrativos Judiciais Referente Evento R-1070 REINF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Jul 9, 2018 11:25:41 AM</text:p>
          </table:table-cell>
          <table:table-cell office:value-type="string" calcext:value-type="string">
            <text:p>Jul 17, 2018 10:42:02 AM</text:p>
          </table:table-cell>
          <table:table-cell office:value-type="string" calcext:value-type="string">
            <text:p>Jul 10, 2018 10:09:59 PM</text:p>
          </table:table-cell>
          <table:table-cell office:value-type="string" calcext:value-type="string">
            <text:p>Aug 1, 2018 4:25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34" xlink:type="simple">Dúvida | Como Emitir Relatório Lista Preço Modelo 05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7, 2017 3:48:31 PM</text:p>
          </table:table-cell>
          <table:table-cell office:value-type="string" calcext:value-type="string">
            <text:p>Jun 7, 2017 3:51:41 PM</text:p>
          </table:table-cell>
          <table:table-cell office:value-type="string" calcext:value-type="string">
            <text:p>Jun 7, 2017 9:49:40 PM</text:p>
          </table:table-cell>
          <table:table-cell office:value-type="string" calcext:value-type="string">
            <text:p>Jul 25, 2018 5:03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2" xlink:type="simple">Dúvida | Como Emitir Relatório Lista Preço Modelo 20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2:15:57 PM</text:p>
          </table:table-cell>
          <table:table-cell office:value-type="string" calcext:value-type="string">
            <text:p>Jun 9, 2017 2:17:22 PM</text:p>
          </table:table-cell>
          <table:table-cell office:value-type="string" calcext:value-type="string">
            <text:p>Jun 10, 2017 3:16:55 AM</text:p>
          </table:table-cell>
          <table:table-cell office:value-type="string" calcext:value-type="string">
            <text:p>Jul 16, 2018 8:33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3" xlink:type="simple">Dúvida | Como Emitir Relatório Lista Preço Modelo 22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9, 2017 2:29:22 PM</text:p>
          </table:table-cell>
          <table:table-cell office:value-type="string" calcext:value-type="string">
            <text:p>Jun 9, 2017 2:30:36 PM</text:p>
          </table:table-cell>
          <table:table-cell office:value-type="string" calcext:value-type="string">
            <text:p>Jun 10, 2017 3:19:53 AM</text:p>
          </table:table-cell>
          <table:table-cell office:value-type="string" calcext:value-type="string">
            <text:p>Jul 19, 2018 3:01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06" xlink:type="simple">Dúvida | Como Emitir Relatório Contas Receber IntegWeb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v 27, 2017 9:17:46 AM</text:p>
          </table:table-cell>
          <table:table-cell office:value-type="string" calcext:value-type="string">
            <text:p>Nov 27, 2017 12:37:53 PM</text:p>
          </table:table-cell>
          <table:table-cell office:value-type="string" calcext:value-type="string">
            <text:p>Nov 28, 2017 4:27:13 PM</text:p>
          </table:table-cell>
          <table:table-cell office:value-type="string" calcext:value-type="string">
            <text:p>Jul 26, 2018 8:13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982" xlink:type="simple">Dúvida | Como Gerar Relatório Comissões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ay 10, 2018 11:05:57 AM</text:p>
          </table:table-cell>
          <table:table-cell office:value-type="string" calcext:value-type="string">
            <text:p>May 10, 2018 12:36:16 PM</text:p>
          </table:table-cell>
          <table:table-cell office:value-type="string" calcext:value-type="string">
            <text:p>May 10, 2018 12:41:18 PM</text:p>
          </table:table-cell>
          <table:table-cell office:value-type="string" calcext:value-type="string">
            <text:p>Jul 26, 2018 9:45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72" xlink:type="simple">Atualização | Emissão Remessa Banco Consolidado Todas Filiais Integral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ay 22, 2018 9:43:30 AM</text:p>
          </table:table-cell>
          <table:table-cell office:value-type="string" calcext:value-type="string">
            <text:p>May 22, 2018 10:50:16 AM</text:p>
          </table:table-cell>
          <table:table-cell office:value-type="string" calcext:value-type="string">
            <text:p>May 23, 2018 9:11:22 AM</text:p>
          </table:table-cell>
          <table:table-cell office:value-type="string" calcext:value-type="string">
            <text:p>Jul 27, 2018 2:39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88" xlink:type="simple">Dúvida | Como Parametrizar Reposição Automática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y 22, 2018 2:54:59 PM</text:p>
          </table:table-cell>
          <table:table-cell office:value-type="string" calcext:value-type="string">
            <text:p>May 29, 2018 12:47:37 PM</text:p>
          </table:table-cell>
          <table:table-cell office:value-type="string" calcext:value-type="string">
            <text:p>May 23, 2018 9:18:24 AM</text:p>
          </table:table-cell>
          <table:table-cell office:value-type="string" calcext:value-type="string">
            <text:p>Jul 26, 2018 3:1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46" xlink:type="simple">Dúvida | Como Emitir Demonstrativo Resultado Exercício DRE Trimestral Módulo Contábil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Jun 18, 2018 9:02:41 AM</text:p>
          </table:table-cell>
          <table:table-cell office:value-type="string" calcext:value-type="string">
            <text:p>Jun 19, 2018 9:26:26 AM</text:p>
          </table:table-cell>
          <table:table-cell office:value-type="string" calcext:value-type="string">
            <text:p>Jun 18, 2018 3:44:05 PM</text:p>
          </table:table-cell>
          <table:table-cell office:value-type="string" calcext:value-type="string">
            <text:p>Jul 29, 2018 10:56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1" xlink:type="simple">Dúvida | Como Emitir Relatório Relação Estoque Modelo 20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6, 2017 10:46:15 AM</text:p>
          </table:table-cell>
          <table:table-cell office:value-type="string" calcext:value-type="string">
            <text:p>Jun 6, 2017 10:47:37 AM</text:p>
          </table:table-cell>
          <table:table-cell office:value-type="string" calcext:value-type="string">
            <text:p>Jun 6, 2017 10:31:25 PM</text:p>
          </table:table-cell>
          <table:table-cell office:value-type="string" calcext:value-type="string">
            <text:p>Jul 26, 2018 8:0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0" xlink:type="simple">Dúvida | Como Emitir Relatório Lista Preço Modelo 03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7, 2017 2:34:33 PM</text:p>
          </table:table-cell>
          <table:table-cell office:value-type="string" calcext:value-type="string">
            <text:p>Jun 7, 2017 3:21:17 PM</text:p>
          </table:table-cell>
          <table:table-cell office:value-type="string" calcext:value-type="string">
            <text:p>Jun 7, 2017 9:49:59 PM</text:p>
          </table:table-cell>
          <table:table-cell office:value-type="string" calcext:value-type="string">
            <text:p>Jul 20, 2018 12:3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3" xlink:type="simple">Dúvida | Como Emitir Relatório Lista Preço Modelo 26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9, 2017 2:57:58 PM</text:p>
          </table:table-cell>
          <table:table-cell office:value-type="string" calcext:value-type="string">
            <text:p>Jun 9, 2017 2:59:12 PM</text:p>
          </table:table-cell>
          <table:table-cell office:value-type="string" calcext:value-type="string">
            <text:p>Jun 10, 2017 3:20:36 AM</text:p>
          </table:table-cell>
          <table:table-cell office:value-type="string" calcext:value-type="string">
            <text:p>Jul 4, 2018 6:39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8" xlink:type="simple">Dúvida | Como Emitir Relatório Lista Preço Modelo 27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9, 2017 3:02:26 PM</text:p>
          </table:table-cell>
          <table:table-cell office:value-type="string" calcext:value-type="string">
            <text:p>Jun 9, 2017 3:11:53 PM</text:p>
          </table:table-cell>
          <table:table-cell office:value-type="string" calcext:value-type="string">
            <text:p>Jun 10, 2017 3:20:26 AM</text:p>
          </table:table-cell>
          <table:table-cell office:value-type="string" calcext:value-type="string">
            <text:p>Jul 4, 2018 7:0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480" xlink:type="simple">Dúvida | Como Emitir Relatório Débitos Fornecedor IntegWeb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Nov 22, 2017 12:49:31 PM</text:p>
          </table:table-cell>
          <table:table-cell office:value-type="string" calcext:value-type="string">
            <text:p>Nov 27, 2017 12:44:10 PM</text:p>
          </table:table-cell>
          <table:table-cell office:value-type="string" calcext:value-type="string">
            <text:p>Nov 29, 2017 7:04:48 PM</text:p>
          </table:table-cell>
          <table:table-cell office:value-type="string" calcext:value-type="string">
            <text:p>Jul 26, 2018 7:26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7" xlink:type="simple">Dúvida | Como Cadastrar Vendedor Integral Varejo 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c 14, 2017 10:52:45 AM</text:p>
          </table:table-cell>
          <table:table-cell office:value-type="string" calcext:value-type="string">
            <text:p>Dec 14, 2017 2:46:40 PM</text:p>
          </table:table-cell>
          <table:table-cell office:value-type="string" calcext:value-type="string">
            <text:p>Dec 14, 2017 2:46:11 PM</text:p>
          </table:table-cell>
          <table:table-cell office:value-type="string" calcext:value-type="string">
            <text:p>Jul 10, 2018 4:03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864" xlink:type="simple">Dúvida | Como Configurar Tributações Estaduais Produtos Destino Estados Diferentes Novo Erp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r 9, 2018 2:36:35 PM</text:p>
          </table:table-cell>
          <table:table-cell office:value-type="string" calcext:value-type="string">
            <text:p>Mar 21, 2018 9:18:48 AM</text:p>
          </table:table-cell>
          <table:table-cell office:value-type="string" calcext:value-type="string">
            <text:p>Apr 2, 2018 12:14:04 PM</text:p>
          </table:table-cell>
          <table:table-cell office:value-type="string" calcext:value-type="string">
            <text:p>Jul 26, 2018 3:2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92" xlink:type="simple">Dúvida | Como Parametrizar Cheque Sem Fundo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ay 7, 2018 9:02:02 AM</text:p>
          </table:table-cell>
          <table:table-cell office:value-type="string" calcext:value-type="string">
            <text:p>May 7, 2018 9:42:08 AM</text:p>
          </table:table-cell>
          <table:table-cell office:value-type="string" calcext:value-type="string">
            <text:p>May 14, 2018 10:37:05 PM</text:p>
          </table:table-cell>
          <table:table-cell office:value-type="string" calcext:value-type="string">
            <text:p>Jul 27, 2018 2:34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76" xlink:type="simple">Dúvida | Como Cadastrar Visualizar Mensagem 03 Alteração Exclusão Lançamentos Bancários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Jun 1, 2018 11:10:58 AM</text:p>
          </table:table-cell>
          <table:table-cell office:value-type="string" calcext:value-type="string">
            <text:p>Jun 1, 2018 2:18:45 PM</text:p>
          </table:table-cell>
          <table:table-cell office:value-type="string" calcext:value-type="string">
            <text:p>Jun 1, 2018 1:52:28 PM</text:p>
          </table:table-cell>
          <table:table-cell office:value-type="string" calcext:value-type="string">
            <text:p>Jul 29, 2018 11:46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23" xlink:type="simple">Dúvida | Como Emitir Demonstrativo Resultado Exercício DRE Anual Módulo Contábil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Jun 15, 2018 11:50:44 AM</text:p>
          </table:table-cell>
          <table:table-cell office:value-type="string" calcext:value-type="string">
            <text:p>Jun 19, 2018 9:27:16 AM</text:p>
          </table:table-cell>
          <table:table-cell office:value-type="string" calcext:value-type="string">
            <text:p>Jun 18, 2018 3:39:26 PM</text:p>
          </table:table-cell>
          <table:table-cell office:value-type="string" calcext:value-type="string">
            <text:p>Aug 1, 2018 1:14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80" xlink:type="simple">Dúvida | Como Vincular Histórico Contábil Tipo Gerencial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Jun 18, 2018 2:17:10 PM</text:p>
          </table:table-cell>
          <table:table-cell office:value-type="string" calcext:value-type="string">
            <text:p>Jun 18, 2018 4:35:13 PM</text:p>
          </table:table-cell>
          <table:table-cell office:value-type="string" calcext:value-type="string">
            <text:p>Jun 18, 2018 4:31:38 PM</text:p>
          </table:table-cell>
          <table:table-cell office:value-type="string" calcext:value-type="string">
            <text:p>Jul 31, 2018 9:34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643" xlink:type="simple">Dúvida | Como Parametrizar Modelo DANFE Integral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Jun 11, 2018 9:20:29 AM</text:p>
          </table:table-cell>
          <table:table-cell office:value-type="string" calcext:value-type="string">
            <text:p>Jun 13, 2018 2:40:58 PM</text:p>
          </table:table-cell>
          <table:table-cell office:value-type="string" calcext:value-type="string">
            <text:p>Jun 11, 2018 11:42:33 AM</text:p>
          </table:table-cell>
          <table:table-cell office:value-type="string" calcext:value-type="string">
            <text:p>Jul 26, 2018 8:18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9" xlink:type="simple">Dúvida | Como Emitir Relatório Lista Preço Modelo 04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7, 2017 3:22:19 PM</text:p>
          </table:table-cell>
          <table:table-cell office:value-type="string" calcext:value-type="string">
            <text:p>Jun 7, 2017 3:46:43 PM</text:p>
          </table:table-cell>
          <table:table-cell office:value-type="string" calcext:value-type="string">
            <text:p>Jun 7, 2017 9:49:36 PM</text:p>
          </table:table-cell>
          <table:table-cell office:value-type="string" calcext:value-type="string">
            <text:p>Jul 25, 2018 12:10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1" xlink:type="simple">Dúvida | Como Emitir Relatório Lista Preço Modelo 18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n 9, 2017 2:07:44 PM</text:p>
          </table:table-cell>
          <table:table-cell office:value-type="string" calcext:value-type="string">
            <text:p>Jun 9, 2017 2:09:52 PM</text:p>
          </table:table-cell>
          <table:table-cell office:value-type="string" calcext:value-type="string">
            <text:p>Jun 10, 2017 3:20:58 AM</text:p>
          </table:table-cell>
          <table:table-cell office:value-type="string" calcext:value-type="string">
            <text:p>Jul 3, 2018 3:4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2" xlink:type="simple">Dúvida | Como Cadastrar Setor Grupo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 26, 2017 9:47:53 AM</text:p>
          </table:table-cell>
          <table:table-cell office:value-type="string" calcext:value-type="string">
            <text:p>Sep 26, 2017 10:10:31 AM</text:p>
          </table:table-cell>
          <table:table-cell office:value-type="string" calcext:value-type="string">
            <text:p>Feb 2, 2018 10:05:13 AM</text:p>
          </table:table-cell>
          <table:table-cell office:value-type="string" calcext:value-type="string">
            <text:p>Jul 26, 2018 7:04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48" xlink:type="simple">Dúvida | Como Cadastrar Visualizar Mensagem 13 Cancelamento Cupom PDV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y 30, 2018 2:06:31 PM</text:p>
          </table:table-cell>
          <table:table-cell office:value-type="string" calcext:value-type="string">
            <text:p>Jun 1, 2018 11:12:11 AM</text:p>
          </table:table-cell>
          <table:table-cell office:value-type="string" calcext:value-type="string">
            <text:p>May 30, 2018 8:45:19 PM</text:p>
          </table:table-cell>
          <table:table-cell office:value-type="string" calcext:value-type="string">
            <text:p>Jul 30, 2018 12:2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835" xlink:type="simple">Dúvida | Como Cadastrar Origem Módulo Contábil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Jun 13, 2018 3:10:14 PM</text:p>
          </table:table-cell>
          <table:table-cell office:value-type="string" calcext:value-type="string">
            <text:p>Jun 15, 2018 10:12:01 AM</text:p>
          </table:table-cell>
          <table:table-cell office:value-type="string" calcext:value-type="string">
            <text:p>Jun 13, 2018 5:58:55 PM</text:p>
          </table:table-cell>
          <table:table-cell office:value-type="string" calcext:value-type="string">
            <text:p>Jul 29, 2018 7:51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31" xlink:type="simple">Dúvida | Como Emitir Relatório Lista Preço Modelo 15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n 9, 2017 12:33:24 PM</text:p>
          </table:table-cell>
          <table:table-cell office:value-type="string" calcext:value-type="string">
            <text:p>Jun 9, 2017 12:34:28 PM</text:p>
          </table:table-cell>
          <table:table-cell office:value-type="string" calcext:value-type="string">
            <text:p>Jun 10, 2017 3:16:10 AM</text:p>
          </table:table-cell>
          <table:table-cell office:value-type="string" calcext:value-type="string">
            <text:p>Jul 1, 2018 10:15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47" xlink:type="simple">Manual | Incluir Pré Pedido Avulso Associado Novo Centra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eb 15, 2018 11:11:31 AM</text:p>
          </table:table-cell>
          <table:table-cell office:value-type="string" calcext:value-type="string">
            <text:p>Feb 16, 2018 9:00:18 AM</text:p>
          </table:table-cell>
          <table:table-cell office:value-type="string" calcext:value-type="string">
            <text:p>Feb 17, 2018 12:24:35 PM</text:p>
          </table:table-cell>
          <table:table-cell office:value-type="string" calcext:value-type="string">
            <text:p>Jul 26, 2018 3:2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633" xlink:type="simple">Dúvida | Como Emitir Relatório Empresas Cadastradas Módulo Contábil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r 2, 2018 10:29:41 AM</text:p>
          </table:table-cell>
          <table:table-cell office:value-type="string" calcext:value-type="string">
            <text:p>Mar 2, 2018 11:03:12 AM</text:p>
          </table:table-cell>
          <table:table-cell office:value-type="string" calcext:value-type="string">
            <text:p>Mar 7, 2018 8:48:08 AM</text:p>
          </table:table-cell>
          <table:table-cell office:value-type="string" calcext:value-type="string">
            <text:p>Jul 26, 2018 3:21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88" xlink:type="simple">Dúvida | Como Funciona Parâmetro Sitef Ticket Reduzido Novo Erp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ar 13, 2018 3:23:10 PM</text:p>
          </table:table-cell>
          <table:table-cell office:value-type="string" calcext:value-type="string">
            <text:p>Mar 13, 2018 4:21:13 PM</text:p>
          </table:table-cell>
          <table:table-cell office:value-type="string" calcext:value-type="string">
            <text:p>Mar 26, 2018 9:39:25 AM</text:p>
          </table:table-cell>
          <table:table-cell office:value-type="string" calcext:value-type="string">
            <text:p>Jul 26, 2018 3:2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181" xlink:type="simple">Atualização | Geração Arquivo CSV Consulta Log Transação Novo Central Integra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y 22, 2018 11:18:27 AM</text:p>
          </table:table-cell>
          <table:table-cell office:value-type="string" calcext:value-type="string">
            <text:p>May 23, 2018 10:02:10 AM</text:p>
          </table:table-cell>
          <table:table-cell office:value-type="string" calcext:value-type="string">
            <text:p>May 23, 2018 9:11:27 AM</text:p>
          </table:table-cell>
          <table:table-cell office:value-type="string" calcext:value-type="string">
            <text:p>Jul 27, 2018 4:06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506" xlink:type="simple">Dúvida | Como Enviar Evento R9000 Exclusão Evento REINF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Jun 5, 2018 3:04:25 PM</text:p>
          </table:table-cell>
          <table:table-cell office:value-type="string" calcext:value-type="string">
            <text:p>Jun 6, 2018 10:04:31 AM</text:p>
          </table:table-cell>
          <table:table-cell office:value-type="string" calcext:value-type="string">
            <text:p>Jun 6, 2018 10:08:50 AM</text:p>
          </table:table-cell>
          <table:table-cell office:value-type="string" calcext:value-type="string">
            <text:p>Jul 28, 2018 4:33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74" xlink:type="simple">Dúvida | Como Executar Rotina Altera Faixa Item Atualização Apoio Fiscal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Jul 3, 2018 4:53:48 PM</text:p>
          </table:table-cell>
          <table:table-cell office:value-type="string" calcext:value-type="string">
            <text:p>Jul 4, 2018 10:35:24 AM</text:p>
          </table:table-cell>
          <table:table-cell office:value-type="string" calcext:value-type="string">
            <text:p>Jul 4, 2018 10:21:02 AM</text:p>
          </table:table-cell>
          <table:table-cell office:value-type="string" calcext:value-type="string">
            <text:p>Jul 31, 2018 3:12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35" xlink:type="simple">Dúvida | Como Configurar Cadastro Emissão NFC-e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Jun 26, 2018 2:49:23 PM</text:p>
          </table:table-cell>
          <table:table-cell office:value-type="string" calcext:value-type="string">
            <text:p>Jun 26, 2018 4:44:59 PM</text:p>
          </table:table-cell>
          <table:table-cell office:value-type="string" calcext:value-type="string">
            <text:p>Jul 3, 2018 9:56:03 AM</text:p>
          </table:table-cell>
          <table:table-cell office:value-type="string" calcext:value-type="string">
            <text:p>Jul 30, 2018 4:58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3" xlink:type="simple">Dúvida | Como Emitir Relatório Lista Preço Modelo 38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7, 2017 10:48:18 AM</text:p>
          </table:table-cell>
          <table:table-cell office:value-type="string" calcext:value-type="string">
            <text:p>Jun 8, 2017 8:40:20 AM</text:p>
          </table:table-cell>
          <table:table-cell office:value-type="string" calcext:value-type="string">
            <text:p>Jun 7, 2017 9:49:32 PM</text:p>
          </table:table-cell>
          <table:table-cell office:value-type="string" calcext:value-type="string">
            <text:p>Jul 17, 2018 10:22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2" xlink:type="simple">Dúvida | Como Emitir Relatório Lista Preço Modelo 34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12, 2017 8:51:32 AM</text:p>
          </table:table-cell>
          <table:table-cell office:value-type="string" calcext:value-type="string">
            <text:p>Jun 12, 2017 8:52:53 AM</text:p>
          </table:table-cell>
          <table:table-cell office:value-type="string" calcext:value-type="string">
            <text:p>Jun 13, 2017 12:16:44 AM</text:p>
          </table:table-cell>
          <table:table-cell office:value-type="string" calcext:value-type="string">
            <text:p>Jul 1, 2018 10:38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8" xlink:type="simple">Dúvida | Como Emitir Relatório Lista Preço Modelo 25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9, 2017 2:48:18 PM</text:p>
          </table:table-cell>
          <table:table-cell office:value-type="string" calcext:value-type="string">
            <text:p>Jun 9, 2017 2:51:03 PM</text:p>
          </table:table-cell>
          <table:table-cell office:value-type="string" calcext:value-type="string">
            <text:p>Jun 10, 2017 3:19:19 AM</text:p>
          </table:table-cell>
          <table:table-cell office:value-type="string" calcext:value-type="string">
            <text:p>Jul 2, 2018 2:48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3" xlink:type="simple">Dúvida | Como Emitir Relatório Lista Preço Modelo 28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9, 2017 3:12:36 PM</text:p>
          </table:table-cell>
          <table:table-cell office:value-type="string" calcext:value-type="string">
            <text:p>Jun 9, 2017 3:13:49 PM</text:p>
          </table:table-cell>
          <table:table-cell office:value-type="string" calcext:value-type="string">
            <text:p>Jun 10, 2017 3:21:08 AM</text:p>
          </table:table-cell>
          <table:table-cell office:value-type="string" calcext:value-type="string">
            <text:p>Jul 4, 2018 8:31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385" xlink:type="simple">Dúvida | Como Cadastrar Mensagem Automática Sistema Usuário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ay 28, 2018 3:23:03 PM</text:p>
          </table:table-cell>
          <table:table-cell office:value-type="string" calcext:value-type="string">
            <text:p>May 29, 2018 3:44:51 PM</text:p>
          </table:table-cell>
          <table:table-cell office:value-type="string" calcext:value-type="string">
            <text:p>May 29, 2018 10:39:03 AM</text:p>
          </table:table-cell>
          <table:table-cell office:value-type="string" calcext:value-type="string">
            <text:p>Jul 26, 2018 3:1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98" xlink:type="simple">Dúvida | Como Identificar Problemas Importação NFC-e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Jun 28, 2018 10:48:55 AM</text:p>
          </table:table-cell>
          <table:table-cell office:value-type="string" calcext:value-type="string">
            <text:p>Jul 3, 2018 10:09:33 AM</text:p>
          </table:table-cell>
          <table:table-cell office:value-type="string" calcext:value-type="string">
            <text:p>Jul 3, 2018 9:56:55 AM</text:p>
          </table:table-cell>
          <table:table-cell office:value-type="string" calcext:value-type="string">
            <text:p>Jul 31, 2018 4:50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60" xlink:type="simple">Dúvida | Como Emitir Relatório Curva ABC Venda Compra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Jul 3, 2018 2:43:11 PM</text:p>
          </table:table-cell>
          <table:table-cell office:value-type="string" calcext:value-type="string">
            <text:p>Jul 4, 2018 2:29:38 PM</text:p>
          </table:table-cell>
          <table:table-cell office:value-type="string" calcext:value-type="string">
            <text:p>Jul 4, 2018 3:19:24 PM</text:p>
          </table:table-cell>
          <table:table-cell office:value-type="string" calcext:value-type="string">
            <text:p>Jul 30, 2018 5:2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366" xlink:type="simple">Dúvida | Como Integrar Venda ECF Tipo Dinheiro Troco Importação Cupom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Jul 5, 2018 8:51:06 AM</text:p>
          </table:table-cell>
          <table:table-cell office:value-type="string" calcext:value-type="string">
            <text:p>Jul 5, 2018 2:36:31 PM</text:p>
          </table:table-cell>
          <table:table-cell office:value-type="string" calcext:value-type="string">
            <text:p>Jul 5, 2018 2:31:20 PM</text:p>
          </table:table-cell>
          <table:table-cell office:value-type="string" calcext:value-type="string">
            <text:p>Aug 1, 2018 8:58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7" xlink:type="simple">Dúvida | Como Emitir Relatório Lista Preço Modelo 33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12, 2017 8:48:37 AM</text:p>
          </table:table-cell>
          <table:table-cell office:value-type="string" calcext:value-type="string">
            <text:p>Jun 12, 2017 8:50:08 AM</text:p>
          </table:table-cell>
          <table:table-cell office:value-type="string" calcext:value-type="string">
            <text:p>Jun 12, 2017 10:23:53 AM</text:p>
          </table:table-cell>
          <table:table-cell office:value-type="string" calcext:value-type="string">
            <text:p>Jul 4, 2018 4:19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80221" xlink:type="simple">Dúvida | Como Utilizar Parâmetro DUN-EAN Rotina Confronto XML Pedido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y 24, 2018 11:12:26 AM</text:p>
          </table:table-cell>
          <table:table-cell office:value-type="string" calcext:value-type="string">
            <text:p>May 25, 2018 2:23:56 PM</text:p>
          </table:table-cell>
          <table:table-cell office:value-type="string" calcext:value-type="string">
            <text:p>May 25, 2018 11:34:06 AM</text:p>
          </table:table-cell>
          <table:table-cell office:value-type="string" calcext:value-type="string">
            <text:p>Jul 26, 2018 3:19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757" xlink:type="simple">Dúvida | Como Incluir Nova Nota Evento R2010 Enviado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Jun 13, 2018 9:22:57 AM</text:p>
          </table:table-cell>
          <table:table-cell office:value-type="string" calcext:value-type="string">
            <text:p>Jun 13, 2018 9:48:20 AM</text:p>
          </table:table-cell>
          <table:table-cell office:value-type="string" calcext:value-type="string">
            <text:p>Jun 13, 2018 5:50:45 PM</text:p>
          </table:table-cell>
          <table:table-cell office:value-type="string" calcext:value-type="string">
            <text:p>Jul 29, 2018 6:52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53" xlink:type="simple">Manual | Importação Consulta Vendas NFC-e Integral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Jun 27, 2018 9:53:26 AM</text:p>
          </table:table-cell>
          <table:table-cell office:value-type="string" calcext:value-type="string">
            <text:p>Jul 3, 2018 11:45:39 AM</text:p>
          </table:table-cell>
          <table:table-cell office:value-type="string" calcext:value-type="string">
            <text:p>Jul 3, 2018 11:52:30 AM</text:p>
          </table:table-cell>
          <table:table-cell office:value-type="string" calcext:value-type="string">
            <text:p>Aug 1, 2018 8:0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722" xlink:type="simple">Dúvida | Como Conferir Notas NFC-e SPED Fiscal ICMS Sintegra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Jul 18, 2018 10:46:41 AM</text:p>
          </table:table-cell>
          <table:table-cell office:value-type="string" calcext:value-type="string">
            <text:p>Jul 19, 2018 11:27:11 AM</text:p>
          </table:table-cell>
          <table:table-cell office:value-type="string" calcext:value-type="string">
            <text:p>Jul 20, 2018 3:49:58 PM</text:p>
          </table:table-cell>
          <table:table-cell office:value-type="string" calcext:value-type="string">
            <text:p>Aug 1, 2018 9:3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42" xlink:type="simple">Dúvida | Como Cadastrar Visualizar Mensagem 14 Desconto Cupom Liberações PDV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ay 30, 2018 12:13:04 PM</text:p>
          </table:table-cell>
          <table:table-cell office:value-type="string" calcext:value-type="string">
            <text:p>May 30, 2018 2:25:38 PM</text:p>
          </table:table-cell>
          <table:table-cell office:value-type="string" calcext:value-type="string">
            <text:p>May 30, 2018 8:44:36 PM</text:p>
          </table:table-cell>
          <table:table-cell office:value-type="string" calcext:value-type="string">
            <text:p>Jul 26, 2018 11:51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17" xlink:type="simple">Dúvida | Como Cadastrar Parâmetro Encerramento Módulo Contábil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Jun 15, 2018 10:06:24 AM</text:p>
          </table:table-cell>
          <table:table-cell office:value-type="string" calcext:value-type="string">
            <text:p>Jun 15, 2018 11:28:58 AM</text:p>
          </table:table-cell>
          <table:table-cell office:value-type="string" calcext:value-type="string">
            <text:p>Jun 18, 2018 3:37:48 PM</text:p>
          </table:table-cell>
          <table:table-cell office:value-type="string" calcext:value-type="string">
            <text:p>Jul 29, 2018 1:31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39" xlink:type="simple">Dúvida | Como Cadastrar Visualizar Mensagem 34 Cupom Não Importado Integral?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Jul 2, 2018 4:36:59 PM</text:p>
          </table:table-cell>
          <table:table-cell office:value-type="string" calcext:value-type="string">
            <text:p>Jul 2, 2018 4:49:42 PM</text:p>
          </table:table-cell>
          <table:table-cell office:value-type="string" calcext:value-type="string">
            <text:p>Jul 2, 2018 4:50:00 PM</text:p>
          </table:table-cell>
          <table:table-cell office:value-type="string" calcext:value-type="string">
            <text:p>Jul 31, 2018 4:18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430" xlink:type="simple">Dúvida | Como Realizar Baixa Lançamentos Débito Fornecedor Integral?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Jul 6, 2018 11:42:02 AM</text:p>
          </table:table-cell>
          <table:table-cell office:value-type="string" calcext:value-type="string">
            <text:p>Jul 6, 2018 12:19:36 PM</text:p>
          </table:table-cell>
          <table:table-cell office:value-type="string" calcext:value-type="string">
            <text:p>Jul 6, 2018 12:30:53 PM</text:p>
          </table:table-cell>
          <table:table-cell office:value-type="string" calcext:value-type="string">
            <text:p>Jul 26, 2018 3:57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493" xlink:type="simple">Dúvida | Como Incluir Evento R-1070 Processos Administrativos Judiciais REINF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Jul 10, 2018 8:53:54 AM</text:p>
          </table:table-cell>
          <table:table-cell office:value-type="string" calcext:value-type="string">
            <text:p>Jul 16, 2018 10:57:38 AM</text:p>
          </table:table-cell>
          <table:table-cell office:value-type="string" calcext:value-type="string">
            <text:p>Jul 16, 2018 10:17:57 AM</text:p>
          </table:table-cell>
          <table:table-cell office:value-type="string" calcext:value-type="string">
            <text:p>Aug 1, 2018 6:04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01" xlink:type="simple">Dúvida | Como Cadastrar Monitoramento Produtos Sazonais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ay 29, 2018 11:28:56 AM</text:p>
          </table:table-cell>
          <table:table-cell office:value-type="string" calcext:value-type="string">
            <text:p>May 29, 2018 2:12:12 PM</text:p>
          </table:table-cell>
          <table:table-cell office:value-type="string" calcext:value-type="string">
            <text:p>May 29, 2018 12:40:45 PM</text:p>
          </table:table-cell>
          <table:table-cell office:value-type="string" calcext:value-type="string">
            <text:p>Jul 26, 2018 3:1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36" xlink:type="simple">Dúvida | Como Cadastrar Visualizar Mensagem 16 Recebe Mensagens Frente Loja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y 30, 2018 11:30:35 AM</text:p>
          </table:table-cell>
          <table:table-cell office:value-type="string" calcext:value-type="string">
            <text:p>May 30, 2018 12:15:16 PM</text:p>
          </table:table-cell>
          <table:table-cell office:value-type="string" calcext:value-type="string">
            <text:p>May 30, 2018 8:45:33 PM</text:p>
          </table:table-cell>
          <table:table-cell office:value-type="string" calcext:value-type="string">
            <text:p>Jul 26, 2018 3:18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45" xlink:type="simple">Dúvida | Como Exportar Produtos Venda NFC-e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Jun 26, 2018 4:52:47 PM</text:p>
          </table:table-cell>
          <table:table-cell office:value-type="string" calcext:value-type="string">
            <text:p>Jul 3, 2018 11:30:52 AM</text:p>
          </table:table-cell>
          <table:table-cell office:value-type="string" calcext:value-type="string">
            <text:p>Jul 3, 2018 9:56:18 AM</text:p>
          </table:table-cell>
          <table:table-cell office:value-type="string" calcext:value-type="string">
            <text:p>Jul 28, 2018 1:3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81" xlink:type="simple">Dúvida | Como Emitir Relatório Contribuição Marginal Modelo 07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Jul 4, 2018 9:56:00 AM</text:p>
          </table:table-cell>
          <table:table-cell office:value-type="string" calcext:value-type="string">
            <text:p>Jul 5, 2018 9:33:31 AM</text:p>
          </table:table-cell>
          <table:table-cell office:value-type="string" calcext:value-type="string">
            <text:p>Jul 4, 2018 2:16:41 PM</text:p>
          </table:table-cell>
          <table:table-cell office:value-type="string" calcext:value-type="string">
            <text:p>Jul 26, 2018 2:00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392" xlink:type="simple">Dúvida | Como Gerar Apuração ICMS Referente DIFAL Registro E310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Jul 6, 2018 8:43:25 AM</text:p>
          </table:table-cell>
          <table:table-cell office:value-type="string" calcext:value-type="string">
            <text:p>Jul 6, 2018 10:02:29 AM</text:p>
          </table:table-cell>
          <table:table-cell office:value-type="string" calcext:value-type="string">
            <text:p>Jul 9, 2018 12:05:51 PM</text:p>
          </table:table-cell>
          <table:table-cell office:value-type="string" calcext:value-type="string">
            <text:p>Jul 30, 2018 10:1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6" xlink:type="simple">Dúvida | Como Emitir Relatório Lista Preço Modelo 17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p 12, 2016 11:15:51 AM</text:p>
          </table:table-cell>
          <table:table-cell office:value-type="string" calcext:value-type="string">
            <text:p>Jun 9, 2017 2:03:56 PM</text:p>
          </table:table-cell>
          <table:table-cell office:value-type="string" calcext:value-type="string">
            <text:p>Feb 20, 2017 4:25:56 PM</text:p>
          </table:table-cell>
          <table:table-cell office:value-type="string" calcext:value-type="string">
            <text:p>May 28, 2017 2:2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75" xlink:type="simple">Dúvida | Como Emitir Relatório Histórico Contábil Vinculado Tipo Gerencial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Jun 18, 2018 12:14:17 PM</text:p>
          </table:table-cell>
          <table:table-cell office:value-type="string" calcext:value-type="string">
            <text:p>Jun 18, 2018 12:42:15 PM</text:p>
          </table:table-cell>
          <table:table-cell office:value-type="string" calcext:value-type="string">
            <text:p>Jun 18, 2018 4:31:06 PM</text:p>
          </table:table-cell>
          <table:table-cell office:value-type="string" calcext:value-type="string">
            <text:p>Jul 26, 2018 3:16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65" xlink:type="simple">Dúvida | Como Cadastrar Visualizar Mensagem 05 Inclusão Alteração Tributação Produto Integral?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Jun 1, 2018 10:33:53 AM</text:p>
          </table:table-cell>
          <table:table-cell office:value-type="string" calcext:value-type="string">
            <text:p>Jul 2, 2018 4:39:11 PM</text:p>
          </table:table-cell>
          <table:table-cell office:value-type="string" calcext:value-type="string">
            <text:p>Jun 1, 2018 1:52:23 PM</text:p>
          </table:table-cell>
          <table:table-cell office:value-type="string" calcext:value-type="string">
            <text:p>Jul 26, 2018 3:1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45" xlink:type="simple">Dúvida | Como Parametrizar Tipo Gerencial Contra Vale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Jul 10, 2018 2:06:52 PM</text:p>
          </table:table-cell>
          <table:table-cell office:value-type="string" calcext:value-type="string">
            <text:p>Jul 10, 2018 2:58:57 PM</text:p>
          </table:table-cell>
          <table:table-cell office:value-type="string" calcext:value-type="string">
            <text:p>Jul 11, 2018 8:28:14 AM</text:p>
          </table:table-cell>
          <table:table-cell office:value-type="string" calcext:value-type="string">
            <text:p>Aug 1, 2018 4:05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10" xlink:type="simple">Dúvida | Como Alterar Evento R-1070 Processos Administrativos Judiciais REINF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Jul 10, 2018 10:10:24 AM</text:p>
          </table:table-cell>
          <table:table-cell office:value-type="string" calcext:value-type="string">
            <text:p>Jul 16, 2018 10:58:46 AM</text:p>
          </table:table-cell>
          <table:table-cell office:value-type="string" calcext:value-type="string">
            <text:p>Jul 16, 2018 10:18:05 AM</text:p>
          </table:table-cell>
          <table:table-cell office:value-type="string" calcext:value-type="string">
            <text:p>Jul 30, 2018 1:08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4279893" xlink:type="simple">Manual | Cadastro Escritório Cobrança Integral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ay 7, 2018 9:02:41 AM</text:p>
          </table:table-cell>
          <table:table-cell office:value-type="string" calcext:value-type="string">
            <text:p>May 7, 2018 2:33:47 PM</text:p>
          </table:table-cell>
          <table:table-cell office:value-type="string" calcext:value-type="string">
            <text:p>May 14, 2018 10:37:19 PM</text:p>
          </table:table-cell>
          <table:table-cell office:value-type="string" calcext:value-type="string">
            <text:p>Aug 1, 2018 3:2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27" xlink:type="simple">Dúvida | Como Excluir Mensagem Automática Sistema Usuário Integral?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May 29, 2018 3:31:20 PM</text:p>
          </table:table-cell>
          <table:table-cell office:value-type="string" calcext:value-type="string">
            <text:p>May 29, 2018 3:51:14 PM</text:p>
          </table:table-cell>
          <table:table-cell office:value-type="string" calcext:value-type="string">
            <text:p>May 30, 2018 8:45:05 PM</text:p>
          </table:table-cell>
          <table:table-cell office:value-type="string" calcext:value-type="string">
            <text:p>Jul 26, 2018 8:1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414" xlink:type="simple">Dúvida | Como Cadastrar Visualizar Mensagem 17 Baixa Cheque Sem Fundo Integral?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May 29, 2018 2:20:43 PM</text:p>
          </table:table-cell>
          <table:table-cell office:value-type="string" calcext:value-type="string">
            <text:p>May 29, 2018 3:25:26 PM</text:p>
          </table:table-cell>
          <table:table-cell office:value-type="string" calcext:value-type="string">
            <text:p>May 29, 2018 3:17:04 PM</text:p>
          </table:table-cell>
          <table:table-cell office:value-type="string" calcext:value-type="string">
            <text:p>Jul 26, 2018 8:15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708" xlink:type="simple">Dúvida | Como Atualizar Inventário Departamento Zerando Estoque Hortifrúti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Jul 18, 2018 9:01:12 AM</text:p>
          </table:table-cell>
          <table:table-cell office:value-type="string" calcext:value-type="string">
            <text:p>Jul 18, 2018 10:04:59 AM</text:p>
          </table:table-cell>
          <table:table-cell office:value-type="string" calcext:value-type="string">
            <text:p>Jul 18, 2018 10:50:52 AM</text:p>
          </table:table-cell>
          <table:table-cell office:value-type="string" calcext:value-type="string">
            <text:p>Jul 31, 2018 11:19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09" xlink:type="simple">Dúvida | Como Funciona NFC-e Contingência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Jun 28, 2018 4:32:17 PM</text:p>
          </table:table-cell>
          <table:table-cell office:value-type="string" calcext:value-type="string">
            <text:p>Jun 28, 2018 5:37:44 PM</text:p>
          </table:table-cell>
          <table:table-cell office:value-type="string" calcext:value-type="string">
            <text:p>Jul 3, 2018 10:00:35 AM</text:p>
          </table:table-cell>
          <table:table-cell office:value-type="string" calcext:value-type="string">
            <text:p>Jul 27, 2018 4:56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88" xlink:type="simple">Dúvida | Como Consultar Logs Retorno NFC-e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Jun 27, 2018 4:23:49 PM</text:p>
          </table:table-cell>
          <table:table-cell office:value-type="string" calcext:value-type="string">
            <text:p>Jul 3, 2018 10:21:31 AM</text:p>
          </table:table-cell>
          <table:table-cell office:value-type="string" calcext:value-type="string">
            <text:p>Jul 3, 2018 9:56:33 AM</text:p>
          </table:table-cell>
          <table:table-cell office:value-type="string" calcext:value-type="string">
            <text:p>Jul 27, 2018 9:23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216" xlink:type="simple">Dúvida | Como Emitir NF-e Combustível Versão 4.0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Jun 29, 2018 10:26:31 AM</text:p>
          </table:table-cell>
          <table:table-cell office:value-type="string" calcext:value-type="string">
            <text:p>Jul 3, 2018 4:30:10 PM</text:p>
          </table:table-cell>
          <table:table-cell office:value-type="string" calcext:value-type="string">
            <text:p>Jun 29, 2018 11:52:22 AM</text:p>
          </table:table-cell>
          <table:table-cell office:value-type="string" calcext:value-type="string">
            <text:p>Jul 27, 2018 10:54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65" xlink:type="simple">Dúvida | Quais Requisitos Mínimos Instalação Frente Loja Windows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Jul 11, 2018 8:52:50 AM</text:p>
          </table:table-cell>
          <table:table-cell office:value-type="string" calcext:value-type="string">
            <text:p>Jul 11, 2018 10:00:32 AM</text:p>
          </table:table-cell>
          <table:table-cell office:value-type="string" calcext:value-type="string">
            <text:p>Jul 11, 2018 10:06:12 AM</text:p>
          </table:table-cell>
          <table:table-cell office:value-type="string" calcext:value-type="string">
            <text:p>Jul 31, 2018 11:38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9" xlink:type="simple">Dúvida | Como Consultar Gravação Novas Formas Pagamento NF-e 4.0 Saídas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n 4, 2018 11:48:06 AM</text:p>
          </table:table-cell>
          <table:table-cell office:value-type="string" calcext:value-type="string">
            <text:p>Jul 4, 2018 11:31:21 AM</text:p>
          </table:table-cell>
          <table:table-cell office:value-type="string" calcext:value-type="string">
            <text:p>Mar 14, 2018 4:10:10 PM</text:p>
          </table:table-cell>
          <table:table-cell office:value-type="string" calcext:value-type="string">
            <text:p>Jul 31, 2018 5:3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91" xlink:type="simple">Dúvida | Como Realizar Planejamento Diário Vendas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Jul 12, 2018 10:05:04 AM</text:p>
          </table:table-cell>
          <table:table-cell office:value-type="string" calcext:value-type="string">
            <text:p>Jul 12, 2018 11:10:31 AM</text:p>
          </table:table-cell>
          <table:table-cell office:value-type="string" calcext:value-type="string">
            <text:p>Jul 13, 2018 8:42:58 AM</text:p>
          </table:table-cell>
          <table:table-cell office:value-type="string" calcext:value-type="string">
            <text:p>Jul 31, 2018 9:39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614" xlink:type="simple">Dúvida | Como Fazer Lançamento NF Frete Recebida Mercadoria Valor Fora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Jul 12, 2018 4:15:19 PM</text:p>
          </table:table-cell>
          <table:table-cell office:value-type="string" calcext:value-type="string">
            <text:p>Jul 13, 2018 3:21:51 PM</text:p>
          </table:table-cell>
          <table:table-cell office:value-type="string" calcext:value-type="string">
            <text:p>Jul 13, 2018 3:05:43 PM</text:p>
          </table:table-cell>
          <table:table-cell office:value-type="string" calcext:value-type="string">
            <text:p>Jul 30, 2018 11:50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80" xlink:type="simple">Dúvida | Como Incluir NF Documento Ativo CIAP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Jul 11, 2018 11:45:27 AM</text:p>
          </table:table-cell>
          <table:table-cell office:value-type="string" calcext:value-type="string">
            <text:p>Jul 12, 2018 9:53:13 AM</text:p>
          </table:table-cell>
          <table:table-cell office:value-type="string" calcext:value-type="string">
            <text:p>Jul 13, 2018 3:10:06 PM</text:p>
          </table:table-cell>
          <table:table-cell office:value-type="string" calcext:value-type="string">
            <text:p>Aug 1, 2018 9:08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629" xlink:type="simple">Dúvida | Como Emitir Relatório Fluxo Caixa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Jul 13, 2018 9:08:55 AM</text:p>
          </table:table-cell>
          <table:table-cell office:value-type="string" calcext:value-type="string">
            <text:p>Jul 16, 2018 9:18:31 AM</text:p>
          </table:table-cell>
          <table:table-cell office:value-type="string" calcext:value-type="string">
            <text:p>Jul 16, 2018 8:55:10 AM</text:p>
          </table:table-cell>
          <table:table-cell office:value-type="string" calcext:value-type="string">
            <text:p>Jul 30, 2018 4:57:2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Servidor+Integral+Acesso+IntegWeb" xlink:type="simple">Manual | Configurar Servidor Integral Acesso IntegWeb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Apr 18, 2017 2:28:39 PM</text:p>
          </table:table-cell>
          <table:table-cell office:value-type="string" calcext:value-type="string">
            <text:p>Apr 19, 2017 12:35:24 PM</text:p>
          </table:table-cell>
          <table:table-cell office:value-type="string" calcext:value-type="string">
            <text:p>Apr 20, 2017 8:00:07 AM</text:p>
          </table:table-cell>
          <table:table-cell office:value-type="string" calcext:value-type="string">
            <text:p>May 25, 2018 9:22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04" xlink:type="simple">Manual | Atualizar Cadastro Produtos Através Arquivo Auxiliar Produtos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l 18, 2017 2:30:39 PM</text:p>
          </table:table-cell>
          <table:table-cell office:value-type="string" calcext:value-type="string">
            <text:p>Jul 26, 2017 2:40:13 PM</text:p>
          </table:table-cell>
          <table:table-cell office:value-type="string" calcext:value-type="string">
            <text:p>Jul 19, 2017 8:29:13 AM</text:p>
          </table:table-cell>
          <table:table-cell office:value-type="string" calcext:value-type="string">
            <text:p>Jul 26, 2017 2:38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55" xlink:type="simple">Dúvida | Como Conferir Registro 1600 SPED Fiscal Integral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Jul 10, 2018 3:12:52 PM</text:p>
          </table:table-cell>
          <table:table-cell office:value-type="string" calcext:value-type="string">
            <text:p>Jul 10, 2018 3:53:12 PM</text:p>
          </table:table-cell>
          <table:table-cell office:value-type="string" calcext:value-type="string">
            <text:p>Jul 11, 2018 8:31:18 AM</text:p>
          </table:table-cell>
          <table:table-cell office:value-type="string" calcext:value-type="string">
            <text:p>Jul 27, 2018 12:32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27" xlink:type="simple">Dúvida | Como Excluir Evento R-1070 Processos Administrativos Judiciais REINF Integral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Jul 10, 2018 11:18:55 AM</text:p>
          </table:table-cell>
          <table:table-cell office:value-type="string" calcext:value-type="string">
            <text:p>Jul 16, 2018 10:59:30 AM</text:p>
          </table:table-cell>
          <table:table-cell office:value-type="string" calcext:value-type="string">
            <text:p>Jul 16, 2018 10:18:28 AM</text:p>
          </table:table-cell>
          <table:table-cell office:value-type="string" calcext:value-type="string">
            <text:p>Jul 27, 2018 8:21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52" xlink:type="simple">Programa | CVE013 - Faturamento Vários Cupons - PDV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r 27, 2017 2:28:58 PM</text:p>
          </table:table-cell>
          <table:table-cell office:value-type="string" calcext:value-type="string">
            <text:p>Apr 27, 2017 2:40:01 PM</text:p>
          </table:table-cell>
          <table:table-cell office:value-type="string" calcext:value-type="string">
            <text:p>Apr 28, 2017 12:14:11 AM</text:p>
          </table:table-cell>
          <table:table-cell office:value-type="string" calcext:value-type="string">
            <text:p>May 2, 2017 3:07:5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402+-+Consulta+Documentos+Fornecedor+-+Cliente+Loja" xlink:type="simple">Programa | BRW402 - Consulta Documentos Fornecedor - Cliente Loj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r 28, 2017 11:52:51 AM</text:p>
          </table:table-cell>
          <table:table-cell office:value-type="string" calcext:value-type="string">
            <text:p>May 5, 2017 12:42:50 PM</text:p>
          </table:table-cell>
          <table:table-cell office:value-type="string" calcext:value-type="string">
            <text:p>Apr 28, 2017 5:25:38 PM</text:p>
          </table:table-cell>
          <table:table-cell office:value-type="string" calcext:value-type="string">
            <text:p>May 5, 2017 5:1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70" xlink:type="simple">Dúvida | Quais Requisitos Mínimos Instalação Supervisor Windows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Jul 11, 2018 9:50:14 AM</text:p>
          </table:table-cell>
          <table:table-cell office:value-type="string" calcext:value-type="string">
            <text:p>Jul 11, 2018 9:52:25 AM</text:p>
          </table:table-cell>
          <table:table-cell office:value-type="string" calcext:value-type="string">
            <text:p>Jul 11, 2018 10:06:11 AM</text:p>
          </table:table-cell>
          <table:table-cell office:value-type="string" calcext:value-type="string">
            <text:p>Jul 26, 2018 7:34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415" xlink:type="simple">Dúvida | Como Controlar Acordo Comercial Fornecedor Integral?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Jul 6, 2018 10:34:24 AM</text:p>
          </table:table-cell>
          <table:table-cell office:value-type="string" calcext:value-type="string">
            <text:p>Jul 6, 2018 12:53:54 PM</text:p>
          </table:table-cell>
          <table:table-cell office:value-type="string" calcext:value-type="string">
            <text:p>Jul 9, 2018 9:54:31 AM</text:p>
          </table:table-cell>
          <table:table-cell office:value-type="string" calcext:value-type="string">
            <text:p>Jul 28, 2018 9:20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650" xlink:type="simple">Dúvida | Como Comparar Valores Relatório Contas Pagar Gerencial Acumulado Tipo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Jul 16, 2018 8:37:35 AM</text:p>
          </table:table-cell>
          <table:table-cell office:value-type="string" calcext:value-type="string">
            <text:p>Jul 16, 2018 9:56:49 AM</text:p>
          </table:table-cell>
          <table:table-cell office:value-type="string" calcext:value-type="string">
            <text:p>Jul 16, 2018 10:03:10 AM</text:p>
          </table:table-cell>
          <table:table-cell office:value-type="string" calcext:value-type="string">
            <text:p>Jul 27, 2018 10:3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458" xlink:type="simple">Dúvida | Como Utilizar Margem Cadastro Seção Setor Inclusão Produtos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Jul 9, 2018 9:49:42 AM</text:p>
          </table:table-cell>
          <table:table-cell office:value-type="string" calcext:value-type="string">
            <text:p>Jul 9, 2018 3:31:41 PM</text:p>
          </table:table-cell>
          <table:table-cell office:value-type="string" calcext:value-type="string">
            <text:p>Jul 9, 2018 3:17:15 PM</text:p>
          </table:table-cell>
          <table:table-cell office:value-type="string" calcext:value-type="string">
            <text:p>Jul 27, 2018 6:4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601" xlink:type="simple">Dúvida | Como Fazer Leitura Relatório Curva ABC Fornecedor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Jul 12, 2018 11:58:45 AM</text:p>
          </table:table-cell>
          <table:table-cell office:value-type="string" calcext:value-type="string">
            <text:p>Jul 12, 2018 2:54:15 PM</text:p>
          </table:table-cell>
          <table:table-cell office:value-type="string" calcext:value-type="string">
            <text:p>Jul 13, 2018 9:02:12 AM</text:p>
          </table:table-cell>
          <table:table-cell office:value-type="string" calcext:value-type="string">
            <text:p>Jul 31, 2018 8:28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573" xlink:type="simple">Dúvida | Como Cadastrar Produto Bem Componente CIAP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Jul 11, 2018 10:14:09 AM</text:p>
          </table:table-cell>
          <table:table-cell office:value-type="string" calcext:value-type="string">
            <text:p>Jul 11, 2018 11:36:59 AM</text:p>
          </table:table-cell>
          <table:table-cell office:value-type="string" calcext:value-type="string">
            <text:p>Jul 13, 2018 3:09:24 PM</text:p>
          </table:table-cell>
          <table:table-cell office:value-type="string" calcext:value-type="string">
            <text:p>Jul 26, 2018 3:1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876" xlink:type="simple">Dúvida | Como Configurar Versão NF-e 4.0 Emissão Notas Fiscais Gestor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 26, 2018 10:47:13 AM</text:p>
          </table:table-cell>
          <table:table-cell office:value-type="string" calcext:value-type="string">
            <text:p>Jul 26, 2018 11:05:29 AM</text:p>
          </table:table-cell>
          <table:table-cell office:value-type="string" calcext:value-type="string">
            <text:p>Jul 26, 2018 11:05:58 AM</text:p>
          </table:table-cell>
          <table:table-cell office:value-type="string" calcext:value-type="string">
            <text:p>Jul 31, 2018 9:18:2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Montagem+Cargas+Integral" xlink:type="simple">Manual | Montagem Cargas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 16, 2017 9:29:56 AM</text:p>
          </table:table-cell>
          <table:table-cell office:value-type="string" calcext:value-type="string">
            <text:p>Aug 16, 2017 2:27:05 PM</text:p>
          </table:table-cell>
          <table:table-cell office:value-type="string" calcext:value-type="string">
            <text:p>Aug 16, 2017 2:11:37 PM</text:p>
          </table:table-cell>
          <table:table-cell office:value-type="string" calcext:value-type="string">
            <text:p>Dec 13, 2017 10:4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812" xlink:type="simple">Dúvida | Como Configurar Promoção 53 Integral?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Jul 25, 2018 11:42:51 AM</text:p>
          </table:table-cell>
          <table:table-cell office:value-type="string" calcext:value-type="string">
            <text:p>Jul 27, 2018 9:24:35 AM</text:p>
          </table:table-cell>
          <table:table-cell office:value-type="string" calcext:value-type="string">
            <text:p>Jul 26, 2018 8:41:02 AM</text:p>
          </table:table-cell>
          <table:table-cell office:value-type="string" calcext:value-type="string">
            <text:p>Jul 29, 2018 9:38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001" xlink:type="simple">Dúvida | Como Contabilizar NF Saída Transferência Integral?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Jun 19, 2018 2:13:45 PM</text:p>
          </table:table-cell>
          <table:table-cell office:value-type="string" calcext:value-type="string">
            <text:p>Jun 22, 2018 10:50:36 AM</text:p>
          </table:table-cell>
          <table:table-cell office:value-type="string" calcext:value-type="string">
            <text:p>Jul 4, 2018 3:54:33 PM</text:p>
          </table:table-cell>
          <table:table-cell office:value-type="string" calcext:value-type="string">
            <text:p>Jul 26, 2018 3:1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08" xlink:type="simple">Programa | EST117 - Alteração Produtos</text:a>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b 21, 2017 8:41:40 AM</text:p>
          </table:table-cell>
          <table:table-cell office:value-type="string" calcext:value-type="string">
            <text:p>Feb 21, 2017 9:41:30 AM</text:p>
          </table:table-cell>
          <table:table-cell office:value-type="string" calcext:value-type="string">
            <text:p>Nov 28, 2017 2:44:49 PM</text:p>
          </table:table-cell>
          <table:table-cell office:value-type="string" calcext:value-type="string">
            <text:p>Jun 25, 2018 10:3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637" xlink:type="simple">Dúvida | Como Emitir Relatório Movimento Dia Integral?</text:a></text:p>
          </table:table-cell>
          <table:table-cell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Jul 13, 2018 10:38:05 AM</text:p>
          </table:table-cell>
          <table:table-cell office:value-type="string" calcext:value-type="string">
            <text:p>Jul 13, 2018 11:40:00 AM</text:p>
          </table:table-cell>
          <table:table-cell office:value-type="string" calcext:value-type="string">
            <text:p>Jul 16, 2018 7:57:41 AM</text:p>
          </table:table-cell>
          <table:table-cell office:value-type="string" calcext:value-type="string">
            <text:p>Jul 26, 2018 12:54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717" xlink:type="simple">Dúvida | Como Emitir Relatórios Consulta Cupons Notas NFC-e Integral?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Jul 18, 2018 10:12:17 AM</text:p>
          </table:table-cell>
          <table:table-cell office:value-type="string" calcext:value-type="string">
            <text:p>Jul 19, 2018 9:49:34 AM</text:p>
          </table:table-cell>
          <table:table-cell office:value-type="string" calcext:value-type="string">
            <text:p>Jul 20, 2018 3:51:59 PM</text:p>
          </table:table-cell>
          <table:table-cell office:value-type="string" calcext:value-type="string">
            <text:p>Aug 1, 2018 9:36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890" xlink:type="simple">Manual | Emitir Nota Fiscal Automática Quebra Perda Itens Vinculados Integral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Jul 27, 2018 11:07:28 AM</text:p>
          </table:table-cell>
          <table:table-cell office:value-type="string" calcext:value-type="string">
            <text:p>Jul 30, 2018 9:17:48 AM</text:p>
          </table:table-cell>
          <table:table-cell office:value-type="string" calcext:value-type="string">
            <text:p>Jul 27, 2018 3:41:21 PM</text:p>
          </table:table-cell>
          <table:table-cell office:value-type="string" calcext:value-type="string">
            <text:p>Jul 30, 2018 6:41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5996" xlink:type="simple">Dúvida | Como Configurar Parâmetro Retirada ST FCP Base Cálculo PIS COFINS Integral?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Jun 19, 2018 10:09:42 AM</text:p>
          </table:table-cell>
          <table:table-cell office:value-type="string" calcext:value-type="string">
            <text:p>Jul 27, 2018 9:16:50 AM</text:p>
          </table:table-cell>
          <table:table-cell office:value-type="string" calcext:value-type="string">
            <text:p>Jul 25, 2018 2:04:26 PM</text:p>
          </table:table-cell>
          <table:table-cell office:value-type="string" calcext:value-type="string">
            <text:p>Jul 29, 2018 7:08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83" xlink:type="simple">Arquivo | SP01e16 - Exportação Financeira Contas Receber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Mar 28, 2017 3:01:47 PM</text:p>
          </table:table-cell>
          <table:table-cell office:value-type="string" calcext:value-type="string">
            <text:p>Mar 28, 2017 3:03:26 PM</text:p>
          </table:table-cell>
          <table:table-cell office:value-type="string" calcext:value-type="string">
            <text:p>Mar 29, 2017 3:17:51 PM</text:p>
          </table:table-cell>
          <table:table-cell office:value-type="string" calcext:value-type="string">
            <text:p>Nov 28, 2017 4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7260" xlink:type="simple">Dúvida | Como Vincular Tributação Estadual Novo Erp?</text:a>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 21, 2018 11:36:15 AM</text:p>
          </table:table-cell>
          <table:table-cell office:value-type="string" calcext:value-type="string">
            <text:p>Mar 21, 2018 12:43:06 PM</text:p>
          </table:table-cell>
          <table:table-cell office:value-type="string" calcext:value-type="string">
            <text:p>Apr 2, 2018 12:18:45 PM</text:p>
          </table:table-cell>
          <table:table-cell office:value-type="string" calcext:value-type="string">
            <text:p>Jul 11, 2018 11:08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959" xlink:type="simple">Dúvida | Como Funciona Rotina Regravar Tributação Produto NCM Novo Erp?</text:a>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 13, 2018 10:48:20 AM</text:p>
          </table:table-cell>
          <table:table-cell office:value-type="string" calcext:value-type="string">
            <text:p>Jun 8, 2018 2:24:38 PM</text:p>
          </table:table-cell>
          <table:table-cell office:value-type="string" calcext:value-type="string">
            <text:p>Apr 2, 2018 12:16:34 PM</text:p>
          </table:table-cell>
          <table:table-cell office:value-type="string" calcext:value-type="string">
            <text:p>Jun 8, 2018 2:24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7" xlink:type="simple">Arquivo | SP01e07 - Exportação Financeira Contas Pagar</text:a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 28, 2017 3:38:40 PM</text:p>
          </table:table-cell>
          <table:table-cell office:value-type="string" calcext:value-type="string">
            <text:p>Mar 29, 2017 2:20:45 PM</text:p>
          </table:table-cell>
          <table:table-cell office:value-type="string" calcext:value-type="string">
            <text:p>Mar 29, 2017 3:23:32 PM</text:p>
          </table:table-cell>
          <table:table-cell office:value-type="string" calcext:value-type="string">
            <text:p>Mar 29, 2017 4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97" xlink:type="simple">Manual | Configurar Servidor Integral Instalação Comanda Android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 18, 2017 9:56:39 AM</text:p>
          </table:table-cell>
          <table:table-cell office:value-type="string" calcext:value-type="string">
            <text:p>Apr 18, 2017 3:19:35 PM</text:p>
          </table:table-cell>
          <table:table-cell office:value-type="string" calcext:value-type="string">
            <text:p>Apr 18, 2017 11:24:49 AM</text:p>
          </table:table-cell>
          <table:table-cell office:value-type="string" calcext:value-type="string">
            <text:p>May 25, 2018 9:29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1" xlink:type="simple">Dúvida | Quais Rotinas Trabalham Produtos Grade Pedido Compras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 25, 2017 12:30:36 PM</text:p>
          </table:table-cell>
          <table:table-cell office:value-type="string" calcext:value-type="string">
            <text:p>Apr 25, 2017 12:48:45 PM</text:p>
          </table:table-cell>
          <table:table-cell office:value-type="string" calcext:value-type="string">
            <text:p>Aug 16, 2017 9:29:31 AM</text:p>
          </table:table-cell>
          <table:table-cell office:value-type="string" calcext:value-type="string">
            <text:p>Oct 30, 2017 10:1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28" xlink:type="simple">Dúvida | Como Corrigir Erro CPU Trava Estorno Integração Contábil Integral?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Jun 20, 2017 9:50:28 AM</text:p>
          </table:table-cell>
          <table:table-cell office:value-type="string" calcext:value-type="string">
            <text:p>Jun 20, 2017 10:40:59 AM</text:p>
          </table:table-cell>
          <table:table-cell office:value-type="string" calcext:value-type="string">
            <text:p>Jun 20, 2017 10:55:05 AM</text:p>
          </table:table-cell>
          <table:table-cell office:value-type="string" calcext:value-type="string">
            <text:p>Aug 8, 2017 1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4" xlink:type="simple">Programa | CTB157 - Emissão Balancetes - Consolidado Mensal</text:a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 28, 2017 2:50:48 PM</text:p>
          </table:table-cell>
          <table:table-cell office:value-type="string" calcext:value-type="string">
            <text:p>Apr 28, 2017 2:54:14 PM</text:p>
          </table:table-cell>
          <table:table-cell office:value-type="string" calcext:value-type="string">
            <text:p>Feb 28, 2018 7:40:44 PM</text:p>
          </table:table-cell>
          <table:table-cell office:value-type="string" calcext:value-type="string">
            <text:p>Mar 7, 2018 11:3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24" xlink:type="simple">Programa | CTB158 - Emissão Razão x Comercial CSV</text:a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 3, 2017 8:44:14 AM</text:p>
          </table:table-cell>
          <table:table-cell office:value-type="string" calcext:value-type="string">
            <text:p>May 3, 2017 9:27:33 AM</text:p>
          </table:table-cell>
          <table:table-cell office:value-type="string" calcext:value-type="string">
            <text:p>Jun 26, 2017 3:21:24 PM</text:p>
          </table:table-cell>
          <table:table-cell office:value-type="string" calcext:value-type="string">
            <text:p>Jun 21, 2018 3:15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3" xlink:type="simple">Dúvida | Como Realizar Pagamento Escritural Integral?</text:a>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b 21, 2018 12:33:21 PM</text:p>
          </table:table-cell>
          <table:table-cell office:value-type="string" calcext:value-type="string">
            <text:p>Apr 2, 2018 10:06:17 AM</text:p>
          </table:table-cell>
          <table:table-cell office:value-type="string" calcext:value-type="string">
            <text:p>Feb 26, 2018 3:56:32 PM</text:p>
          </table:table-cell>
          <table:table-cell office:value-type="string" calcext:value-type="string">
            <text:p>Apr 2, 2018 10:52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919" xlink:type="simple">Dúvida | Como Emitir Relatório Curva ABC Venda Compra Utilizar Preço Custo Integral?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Jul 27, 2018 4:11:39 PM</text:p>
          </table:table-cell>
          <table:table-cell office:value-type="string" calcext:value-type="string">
            <text:p>Jul 30, 2018 9:40:08 AM</text:p>
          </table:table-cell>
          <table:table-cell office:value-type="string" calcext:value-type="string">
            <text:p>Jul 31, 2018 8:01:55 AM</text:p>
          </table:table-cell>
          <table:table-cell office:value-type="string" calcext:value-type="string">
            <text:p>Aug 1, 2018 8:46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9" xlink:type="simple">Dúvida | Quais Rotinas Trabalham Produtos Grade Pedido Vendas Integ001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 25, 2017 11:31:14 AM</text:p>
          </table:table-cell>
          <table:table-cell office:value-type="string" calcext:value-type="string">
            <text:p>May 5, 2017 2:27:48 PM</text:p>
          </table:table-cell>
          <table:table-cell office:value-type="string" calcext:value-type="string">
            <text:p>May 5, 2017 2:57:21 PM</text:p>
          </table:table-cell>
          <table:table-cell office:value-type="string" calcext:value-type="string">
            <text:p>May 5, 2017 4:5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79" xlink:type="simple">Programa | CBA009 - Cadastra Tipos Lançamentos Contábeis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 28, 2017 12:28:01 PM</text:p>
          </table:table-cell>
          <table:table-cell office:value-type="string" calcext:value-type="string">
            <text:p>Apr 28, 2017 12:41:32 PM</text:p>
          </table:table-cell>
          <table:table-cell office:value-type="string" calcext:value-type="string">
            <text:p>Oct 2, 2017 10:07:03 AM</text:p>
          </table:table-cell>
          <table:table-cell office:value-type="string" calcext:value-type="string">
            <text:p>Mar 23, 2018 10:41:3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138+-+Gravar+Plano+Contas+Referencial+Data" xlink:type="simple">Programa | CBA138 - Gravar Plano Contas Referencial Data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 28, 2017 2:16:47 PM</text:p>
          </table:table-cell>
          <table:table-cell office:value-type="string" calcext:value-type="string">
            <text:p>Apr 28, 2017 2:23:18 PM</text:p>
          </table:table-cell>
          <table:table-cell office:value-type="string" calcext:value-type="string">
            <text:p>Jun 22, 2017 2:42:25 PM</text:p>
          </table:table-cell>
          <table:table-cell office:value-type="string" calcext:value-type="string">
            <text:p>Oct 2, 2017 10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694" xlink:type="simple">Dúvida | Como Recalcular PMZ Médio Ficha Financeira Entradas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Jul 17, 2018 9:00:28 AM</text:p>
          </table:table-cell>
          <table:table-cell office:value-type="string" calcext:value-type="string">
            <text:p>Jul 17, 2018 10:48:01 AM</text:p>
          </table:table-cell>
          <table:table-cell office:value-type="string" calcext:value-type="string">
            <text:p>Jul 17, 2018 11:00:56 AM</text:p>
          </table:table-cell>
          <table:table-cell office:value-type="string" calcext:value-type="string">
            <text:p>Aug 1, 2018 9:35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853" xlink:type="simple">Dúvida | Como Cadastrar Visualizar Mensagem 01 Entrada Mesmo Dia Custo Diferente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ul 25, 2018 4:23:28 PM</text:p>
          </table:table-cell>
          <table:table-cell office:value-type="string" calcext:value-type="string">
            <text:p>Jul 27, 2018 10:04:04 AM</text:p>
          </table:table-cell>
          <table:table-cell office:value-type="string" calcext:value-type="string">
            <text:p>Jul 26, 2018 3:12:06 AM</text:p>
          </table:table-cell>
          <table:table-cell office:value-type="string" calcext:value-type="string">
            <text:p>Jul 26, 2018 7:28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47" xlink:type="simple">Programa | EST030 - Relação Estoque Setor/Seção/Item - Modelo 20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6, 2017 11:47:45 AM</text:p>
          </table:table-cell>
          <table:table-cell office:value-type="string" calcext:value-type="string">
            <text:p>Feb 16, 2017 12:26:56 PM</text:p>
          </table:table-cell>
          <table:table-cell table:number-columns-repeated="2" office:value-type="string" calcext:value-type="string">
            <text:p>Oct 24, 2017 2:1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7" xlink:type="simple">Programa | EST004 - Inclusão Produto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3, 2017 10:06:10 AM</text:p>
          </table:table-cell>
          <table:table-cell office:value-type="string" calcext:value-type="string">
            <text:p>Feb 13, 2017 10:11:03 AM</text:p>
          </table:table-cell>
          <table:table-cell table:number-columns-repeated="2" office:value-type="string" calcext:value-type="string">
            <text:p>Oct 24, 2017 2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19" xlink:type="simple">Programa | EST314 - Contribuição Marginal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20, 2017 7:24:14 AM</text:p>
          </table:table-cell>
          <table:table-cell office:value-type="string" calcext:value-type="string">
            <text:p>Feb 20, 2017 7:34:45 AM</text:p>
          </table:table-cell>
          <table:table-cell table:number-columns-repeated="2" office:value-type="string" calcext:value-type="string">
            <text:p>May 2, 2018 4:3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79" xlink:type="simple">Arquivo | SP02e01 - Exportação Financeira Débitos Fornecedore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28, 2017 2:49:55 PM</text:p>
          </table:table-cell>
          <table:table-cell office:value-type="string" calcext:value-type="string">
            <text:p>Mar 28, 2017 2:56:10 PM</text:p>
          </table:table-cell>
          <table:table-cell table:number-columns-repeated="2" office:value-type="string" calcext:value-type="string">
            <text:p>Mar 12, 2018 5:26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75" xlink:type="simple">Dúvida | Quais Rotinas Trabalham Produtos Grade Etiquet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 26, 2017 11:00:51 AM</text:p>
          </table:table-cell>
          <table:table-cell office:value-type="string" calcext:value-type="string">
            <text:p>Apr 26, 2017 11:25:39 AM</text:p>
          </table:table-cell>
          <table:table-cell table:number-columns-repeated="2" office:value-type="string" calcext:value-type="string">
            <text:p>Feb 5, 2018 3:3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9" xlink:type="simple">Programa | EST601 - Inclusão Composição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3, 2017 10:19:57 AM</text:p>
          </table:table-cell>
          <table:table-cell office:value-type="string" calcext:value-type="string">
            <text:p>May 3, 2017 10:43:24 AM</text:p>
          </table:table-cell>
          <table:table-cell table:number-columns-repeated="2" office:value-type="string" calcext:value-type="string">
            <text:p>May 9, 2017 11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77" xlink:type="simple">Programa | MOV010 - Produção Receita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31, 2017 11:40:39 AM</text:p>
          </table:table-cell>
          <table:table-cell office:value-type="string" calcext:value-type="string">
            <text:p>May 31, 2017 11:51:30 AM</text:p>
          </table:table-cell>
          <table:table-cell table:number-columns-repeated="2" office:value-type="string" calcext:value-type="string">
            <text:p>Jul 26, 2017 2:4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6" xlink:type="simple">Programa | SPR054 - Manutenção Composição Desconto Acréscimo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 1, 2017 11:36:13 AM</text:p>
          </table:table-cell>
          <table:table-cell office:value-type="string" calcext:value-type="string">
            <text:p>Jun 1, 2017 11:38:25 AM</text:p>
          </table:table-cell>
          <table:table-cell table:number-columns-repeated="2" office:value-type="string" calcext:value-type="string">
            <text:p>Oct 24, 2017 4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8" xlink:type="simple">Dúvida | Como Realizar Lançamento Notas Devolução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 7, 2017 8:19:50 AM</text:p>
          </table:table-cell>
          <table:table-cell office:value-type="string" calcext:value-type="string">
            <text:p>Jun 7, 2017 2:13:20 PM</text:p>
          </table:table-cell>
          <table:table-cell table:number-columns-repeated="2" office:value-type="string" calcext:value-type="string">
            <text:p>Aug 7, 2017 12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54" xlink:type="simple">Atualização | Manutenção Parâmetro Mantém Data Vencimento Original Lançamentos Vencidos Baixa Parcial Lote Browser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 15, 2018 11:35:11 AM</text:p>
          </table:table-cell>
          <table:table-cell office:value-type="string" calcext:value-type="string">
            <text:p>Jan 15, 2018 3:13:51 P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13" xlink:type="simple">Atualização | Emissão Relatório Romaneio Modelo 01 Cidade Incorreta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 17, 2018 10:30:26 AM</text:p>
          </table:table-cell>
          <table:table-cell office:value-type="string" calcext:value-type="string">
            <text:p>Jan 17, 2018 11:32:51 AM</text:p>
          </table:table-cell>
          <table:table-cell table:number-columns-repeated="2" office:value-type="string" calcext:value-type="string">
            <text:p>Mar 14, 2018 4:41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27" xlink:type="simple">Manual | Realizar Configuração API Novo Central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 8, 2018 9:19:48 AM</text:p>
          </table:table-cell>
          <table:table-cell office:value-type="string" calcext:value-type="string">
            <text:p>Feb 16, 2018 10:19:32 AM</text:p>
          </table:table-cell>
          <table:table-cell table:number-columns-repeated="2" office:value-type="string" calcext:value-type="string">
            <text:p>Feb 16, 2018 10:1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06" xlink:type="simple">Atualização | Inclusão Nova Alíquota Relatório Mapa Resumo ECF Modelo 01 02 Série 200168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 31, 2018 5:05:50 PM</text:p>
          </table:table-cell>
          <table:table-cell office:value-type="string" calcext:value-type="string">
            <text:p>Feb 5, 2018 9:37:08 AM</text:p>
          </table:table-cell>
          <table:table-cell table:number-columns-repeated="2" office:value-type="string" calcext:value-type="string">
            <text:p>Feb 6, 2018 3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94" xlink:type="simple">Dúvida | Como Configurar Utilização Motivos Frente Avanço?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 23, 2018 3:40:54 PM</text:p>
          </table:table-cell>
          <table:table-cell office:value-type="string" calcext:value-type="string">
            <text:p>Feb 26, 2018 3:59:26 PM</text:p>
          </table:table-cell>
          <table:table-cell table:number-columns-repeated="2" office:value-type="string" calcext:value-type="string">
            <text:p>Feb 26, 2018 3:5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128" xlink:type="simple">Dúvida | Como Realizar Cancelamento NFC-e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n 26, 2018 10:03:21 AM</text:p>
          </table:table-cell>
          <table:table-cell office:value-type="string" calcext:value-type="string">
            <text:p>Jun 26, 2018 11:05:26 AM</text:p>
          </table:table-cell>
          <table:table-cell table:number-columns-repeated="2" office:value-type="string" calcext:value-type="string">
            <text:p>Jun 26, 2018 11:06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342" xlink:type="simple">Dúvida | Como Emitir Relatório Devolução PDV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ul 4, 2018 12:40:17 PM</text:p>
          </table:table-cell>
          <table:table-cell office:value-type="string" calcext:value-type="string">
            <text:p>Jul 5, 2018 9:32:45 AM</text:p>
          </table:table-cell>
          <table:table-cell table:number-columns-repeated="2" office:value-type="string" calcext:value-type="string">
            <text:p>Jul 5, 2018 9:2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78" xlink:type="simple">Programa | CBA001 - Manutenção Cadastro Loja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 28, 2017 9:46:53 AM</text:p>
          </table:table-cell>
          <table:table-cell office:value-type="string" calcext:value-type="string">
            <text:p>Apr 28, 2017 11:06:00 AM</text:p>
          </table:table-cell>
          <table:table-cell table:number-columns-repeated="2" office:value-type="string" calcext:value-type="string">
            <text:p>Nov 29, 2017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949" xlink:type="simple">Dúvida | Como Cadastrar Visualizar Mensagem 08 Divergência Pedido Coletor Integral?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l 31, 2018 11:38:57 AM</text:p>
          </table:table-cell>
          <table:table-cell office:value-type="string" calcext:value-type="string">
            <text:p>Jul 31, 2018 2:27:42 PM</text:p>
          </table:table-cell>
          <table:table-cell table:number-columns-repeated="2" office:value-type="string" calcext:value-type="string">
            <text:p>Aug 1, 2018 10:12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957" xlink:type="simple">Dúvida | Como Cadastrar Visualizar Mensagem 10 Requisição Produção Consumo Integral?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l 31, 2018 2:33:39 PM</text:p>
          </table:table-cell>
          <table:table-cell office:value-type="string" calcext:value-type="string">
            <text:p>Jul 31, 2018 3:14:37 PM</text:p>
          </table:table-cell>
          <table:table-cell table:number-columns-repeated="2" office:value-type="string" calcext:value-type="string">
            <text:p>Aug 1, 2018 10:17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966" xlink:type="simple">Dúvida | Como Cadastrar Visualizar Mensagem 15 Pagar Atraso Automático Integral?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l 31, 2018 3:08:41 PM</text:p>
          </table:table-cell>
          <table:table-cell office:value-type="string" calcext:value-type="string">
            <text:p>Jul 31, 2018 3:40:22 PM</text:p>
          </table:table-cell>
          <table:table-cell table:number-columns-repeated="2" office:value-type="string" calcext:value-type="string">
            <text:p>Aug 1, 2018 10:18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58" xlink:type="simple">Programa | EST062 - Relação Estoque Setor/Seção/Item - Modelo 2, 4, 19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12:35:15 PM</text:p>
          </table:table-cell>
          <table:table-cell office:value-type="string" calcext:value-type="string">
            <text:p>Feb 16, 2017 12:54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68" xlink:type="simple">Programa | EST068 - Relação Estoque Setor/Seção/Item - Modelo 6,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7, 2017 4:42:00 AM</text:p>
          </table:table-cell>
          <table:table-cell office:value-type="string" calcext:value-type="string">
            <text:p>Feb 17, 2017 8:10:0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37+-+Consulta+Ficha+Financeira+Consolidada" xlink:type="simple">Programa | CON037 - Consulta Ficha Financeira Consolidad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6:05:22 AM</text:p>
          </table:table-cell>
          <table:table-cell office:value-type="string" calcext:value-type="string">
            <text:p>Feb 16, 2017 6:4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39" xlink:type="simple">Programa | EST018 - Manutenção Produto/Código Barr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7:14:03 AM</text:p>
          </table:table-cell>
          <table:table-cell office:value-type="string" calcext:value-type="string">
            <text:p>Feb 16, 2017 7:4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08+-+Vendas+do+Dia+-+Modelo+1" xlink:type="simple">Programa | AUT208 - Vendas do Dia - Modelo 1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1:53:39 PM</text:p>
          </table:table-cell>
          <table:table-cell office:value-type="string" calcext:value-type="string">
            <text:p>Feb 9, 2017 2:20:2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03+-+Consulta+Produto" xlink:type="simple">Programa | CON003 - Consulta Produ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22:29 AM</text:p>
          </table:table-cell>
          <table:table-cell office:value-type="string" calcext:value-type="string">
            <text:p>Feb 9, 2017 2:21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99" xlink:type="simple">Programa | CON230 - Tipos de Lançamen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9:53:36 AM</text:p>
          </table:table-cell>
          <table:table-cell office:value-type="string" calcext:value-type="string">
            <text:p>Feb 9, 2017 2:18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3" xlink:type="simple">Programa | DED203 - Alteração Última Nota Emitida - Auditóri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3, 2017 8:45:01 AM</text:p>
          </table:table-cell>
          <table:table-cell office:value-type="string" calcext:value-type="string">
            <text:p>Feb 13, 2017 8:51:0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34" xlink:type="simple">Programa | COM052 - ABC de Vendedor/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3:43:27 PM</text:p>
          </table:table-cell>
          <table:table-cell office:value-type="string" calcext:value-type="string">
            <text:p>Feb 9, 2017 2:19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32+-+Vendas+do+Dia+-+Modelo+3" xlink:type="simple">Programa | AUT232 - Vendas do Dia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08:25 AM</text:p>
          </table:table-cell>
          <table:table-cell office:value-type="string" calcext:value-type="string">
            <text:p>Feb 9, 2017 2:20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07" xlink:type="simple">Programa | EST069 - Relação Estoque Setor/Seção/Item - Modelo 8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6:33:40 AM</text:p>
          </table:table-cell>
          <table:table-cell office:value-type="string" calcext:value-type="string">
            <text:p>Feb 20, 2017 6:5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27" xlink:type="simple">Programa | EST090 - Relação Estoque Setor/Seção/Item - Modelo 14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39:45 AM</text:p>
          </table:table-cell>
          <table:table-cell office:value-type="string" calcext:value-type="string">
            <text:p>Feb 20, 2017 7:51:0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38" xlink:type="simple">Programa | EST118 - Exclusão Produ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1, 2017 10:59:43 AM</text:p>
          </table:table-cell>
          <table:table-cell office:value-type="string" calcext:value-type="string">
            <text:p>Feb 21, 2017 11:1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72" xlink:type="simple">Programa | EST 212 - Manutenção Cadastro Pesquisa Preç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9:45:20 AM</text:p>
          </table:table-cell>
          <table:table-cell office:value-type="string" calcext:value-type="string">
            <text:p>Mar 23, 2017 10:37:4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19" xlink:type="simple">Programa | EST300 - Tela Relatórios Estoque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32:29 AM</text:p>
          </table:table-cell>
          <table:table-cell office:value-type="string" calcext:value-type="string">
            <text:p>Mar 23, 2017 11:3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26" xlink:type="simple">Programa | EST301 - Emite Sugestão Compras Setor/Seção/Item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47:06 AM</text:p>
          </table:table-cell>
          <table:table-cell office:value-type="string" calcext:value-type="string">
            <text:p>Mar 23, 2017 11:53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33" xlink:type="simple">Programa | EST304 - Tela Relatórios Gerencia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2:02:37 PM</text:p>
          </table:table-cell>
          <table:table-cell office:value-type="string" calcext:value-type="string">
            <text:p>Mar 23, 2017 12:27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EST242+-+Altera+Tabela+Fornecedor" xlink:type="simple">Programa | EST242 - Altera Tabela Fornecedo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0:45:45 AM</text:p>
          </table:table-cell>
          <table:table-cell office:value-type="string" calcext:value-type="string">
            <text:p>Mar 23, 2017 11:26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9" xlink:type="simple">Arquivo | SP02a22 - Exportação Financeira CCF Banco Central (SIA)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3:47:27 PM</text:p>
          </table:table-cell>
          <table:table-cell office:value-type="string" calcext:value-type="string">
            <text:p>Mar 28, 2017 3:50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2" xlink:type="simple">Arquivo | SP01a56 - Exportação Financeira Chequ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4:22:16 PM</text:p>
          </table:table-cell>
          <table:table-cell office:value-type="string" calcext:value-type="string">
            <text:p>Mar 28, 2017 4:25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6" xlink:type="simple">Dúvida | Quais Rotinas Trabalham Produtos Grade Entrada Transferência Devolução PDV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26:40 AM</text:p>
          </table:table-cell>
          <table:table-cell office:value-type="string" calcext:value-type="string">
            <text:p>Apr 26, 2017 8:42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1" xlink:type="simple">Dúvida | Quais Rotinas Trabalham Produtos Grade Saída Ven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43:41 AM</text:p>
          </table:table-cell>
          <table:table-cell office:value-type="string" calcext:value-type="string">
            <text:p>Apr 26, 2017 8:53:1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9" xlink:type="simple">Dúvida | Quais Rotinas Trabalham Produtos Grade Saíd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11:59 AM</text:p>
          </table:table-cell>
          <table:table-cell office:value-type="string" calcext:value-type="string">
            <text:p>Apr 26, 2017 9:19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5" xlink:type="simple">Dúvida | Quais Rotinas Trabalham Produtos Grade Pedido Client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23:15 AM</text:p>
          </table:table-cell>
          <table:table-cell office:value-type="string" calcext:value-type="string">
            <text:p>Apr 26, 2017 9:27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16" xlink:type="simple">Dúvida | Quais Rotinas Trabalham Produtos Grade Pedido Ven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11:57:50 AM</text:p>
          </table:table-cell>
          <table:table-cell office:value-type="string" calcext:value-type="string">
            <text:p>Feb 2, 2018 10:25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1" xlink:type="simple">Dúvida | Quais Rotinas Trabalham Produtos Grade Entrada Compr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27:38 PM</text:p>
          </table:table-cell>
          <table:table-cell office:value-type="string" calcext:value-type="string">
            <text:p>Apr 25, 2017 4:0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89" xlink:type="simple">Dúvida | Quais Rotinas Trabalham Produtos Grade Manuten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35:32 PM</text:p>
          </table:table-cell>
          <table:table-cell office:value-type="string" calcext:value-type="string">
            <text:p>Apr 26, 2017 12:41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2" xlink:type="simple">Dúvida | Quais Rotinas Trabalham Produtos Grade Consult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45:21 PM</text:p>
          </table:table-cell>
          <table:table-cell office:value-type="string" calcext:value-type="string">
            <text:p>Apr 26, 2017 12:52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65" xlink:type="simple">Programa | AUT420 - Relatório Cupons Fech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04:44 AM</text:p>
          </table:table-cell>
          <table:table-cell office:value-type="string" calcext:value-type="string">
            <text:p>Apr 28, 2017 9:09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812+-+Gera+Cupom" xlink:type="simple">Programa | AUT812 - Gera Cupom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21:58 AM</text:p>
          </table:table-cell>
          <table:table-cell office:value-type="string" calcext:value-type="string">
            <text:p>Apr 28, 2017 9:32:5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88" xlink:type="simple">Programa | ROT333 - Rotina Grava Dígito 9 Frente Número Telefon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38:09 PM</text:p>
          </table:table-cell>
          <table:table-cell office:value-type="string" calcext:value-type="string">
            <text:p>Apr 28, 2017 2:49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49+-+Compras+Clientes" xlink:type="simple">Programa | CBA049 - Compras Cli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08:52 PM</text:p>
          </table:table-cell>
          <table:table-cell office:value-type="string" calcext:value-type="string">
            <text:p>Apr 28, 2017 2:49:0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291+-+Mostra+Movimento" xlink:type="simple">Programa | BRW291 - Mostra Movimen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13:06 PM</text:p>
          </table:table-cell>
          <table:table-cell office:value-type="string" calcext:value-type="string">
            <text:p>Apr 27, 2017 2:24:2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416+-+Consulta+Cupons+Desconto+-+Itens+Cancelados" xlink:type="simple">Programa | AUT416 - Consulta Cupons Desconto - Itens Cancel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8:43:52 AM</text:p>
          </table:table-cell>
          <table:table-cell office:value-type="string" calcext:value-type="string">
            <text:p>Apr 28, 2017 8:53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5" xlink:type="simple">Programa | VEN701 - Manutenção Caixa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32:38 AM</text:p>
          </table:table-cell>
          <table:table-cell office:value-type="string" calcext:value-type="string">
            <text:p>May 3, 2017 9:33:4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7" xlink:type="simple">Programa | BRW116 - Mostra Itens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53:09 AM</text:p>
          </table:table-cell>
          <table:table-cell office:value-type="string" calcext:value-type="string">
            <text:p>May 3, 2017 9:56:0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86+Mala+Direta+Clientes+-+Lista+7" xlink:type="simple">Programa | CBA086 Mala Direta Clientes - Lista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11:17 AM</text:p>
          </table:table-cell>
          <table:table-cell office:value-type="string" calcext:value-type="string">
            <text:p>Apr 28, 2017 11:13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60" xlink:type="simple">Programa | CON059 - Relatório Fornecedores - Lista 6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30:06 AM</text:p>
          </table:table-cell>
          <table:table-cell office:value-type="string" calcext:value-type="string">
            <text:p>Apr 28, 2017 11:45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4" xlink:type="simple">Dúvida | Quais Rotinas Trabalham Produtos Grade Lista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16:32 AM</text:p>
          </table:table-cell>
          <table:table-cell office:value-type="string" calcext:value-type="string">
            <text:p>Apr 27, 2017 9:23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1" xlink:type="simple">Dúvida | Quais Rotinas Trabalham Produtos Grade Movimento Quebra Requisiç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50:59 AM</text:p>
          </table:table-cell>
          <table:table-cell office:value-type="string" calcext:value-type="string">
            <text:p>Apr 27, 2017 10:1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5" xlink:type="simple">Dúvida | Quais Rotinas Trabalham Produtos Grade Acerto Inventário Requisição Consum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21:46 AM</text:p>
          </table:table-cell>
          <table:table-cell office:value-type="string" calcext:value-type="string">
            <text:p>Apr 27, 2017 10:39:1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9" xlink:type="simple">Dúvida | Quais Rotinas Trabalham Produtos Grade Relatórios Grade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53:35 AM</text:p>
          </table:table-cell>
          <table:table-cell office:value-type="string" calcext:value-type="string">
            <text:p>Apr 27, 2017 11:02:5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32" xlink:type="simple">Dúvida | Quais Rotinas Trabalham Produtos Grade Relatórios Estoqu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1:06:46 AM</text:p>
          </table:table-cell>
          <table:table-cell office:value-type="string" calcext:value-type="string">
            <text:p>Apr 27, 2017 11:19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SPR301+-+Tela+Inicial+Remessa" xlink:type="simple">Programa | SPR301 - Tela Inicial Remess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45:58 PM</text:p>
          </table:table-cell>
          <table:table-cell office:value-type="string" calcext:value-type="string">
            <text:p>Jun 1, 2017 3:48:3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72" xlink:type="simple">Programa | SPR062 - Consolidação Contas Receber - Vários Tip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07:56 PM</text:p>
          </table:table-cell>
          <table:table-cell office:value-type="string" calcext:value-type="string">
            <text:p>Jun 1, 2017 2:18:2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84" xlink:type="simple">Programa | SPR203 - Baixa Lançamentos 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20:55 PM</text:p>
          </table:table-cell>
          <table:table-cell office:value-type="string" calcext:value-type="string">
            <text:p>Jun 1, 2017 2:35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98" xlink:type="simple">Programa | SPR231 - Emitir Relatório Contas Recebe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0:31 PM</text:p>
          </table:table-cell>
          <table:table-cell office:value-type="string" calcext:value-type="string">
            <text:p>Jun 1, 2017 2:47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07" xlink:type="simple">Programa | SPR234 - Manutenção Cartão Créd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9:24 PM</text:p>
          </table:table-cell>
          <table:table-cell office:value-type="string" calcext:value-type="string">
            <text:p>Jun 1, 2017 3:24:2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23" xlink:type="simple">Programa | SPR296 - Baixa Lançamentos Depós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28:27 PM</text:p>
          </table:table-cell>
          <table:table-cell office:value-type="string" calcext:value-type="string">
            <text:p>Jun 1, 2017 3:41:3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9" xlink:type="simple">Programa | EST 627 - Consulta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9:34:06 AM</text:p>
          </table:table-cell>
          <table:table-cell office:value-type="string" calcext:value-type="string">
            <text:p>May 31, 2017 11:44:0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1" xlink:type="simple">Programa | MOV093 - Relatório Produ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02:46 PM</text:p>
          </table:table-cell>
          <table:table-cell office:value-type="string" calcext:value-type="string">
            <text:p>May 31, 2017 12:04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VV603+-+Importa+Fornecedores+Modelo+Novo" xlink:type="simple">Programa | AVV603 - Importa Fornecedores Modelo Nov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31:09 PM</text:p>
          </table:table-cell>
          <table:table-cell office:value-type="string" calcext:value-type="string">
            <text:p>May 31, 2017 12:42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6" xlink:type="simple">Programa | BAN022 - Tela Principal Relatórios Emit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04:54 PM</text:p>
          </table:table-cell>
          <table:table-cell office:value-type="string" calcext:value-type="string">
            <text:p>May 31, 2017 2:14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8" xlink:type="simple">Programa | BAN033 - Relatórios Cheques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19:46 PM</text:p>
          </table:table-cell>
          <table:table-cell office:value-type="string" calcext:value-type="string">
            <text:p>May 31, 2017 2:47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8" xlink:type="simple">Programa | SPR131 - Emitir Relatório Contas Paga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1:42:54 AM</text:p>
          </table:table-cell>
          <table:table-cell office:value-type="string" calcext:value-type="string">
            <text:p>Jun 1, 2017 11:5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42" xlink:type="simple">Programa | SPR021 - Estorno Pagamento Lançamento Individu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2:22:49 PM</text:p>
          </table:table-cell>
          <table:table-cell office:value-type="string" calcext:value-type="string">
            <text:p>Jun 1, 2017 2:04:0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5" xlink:type="simple">Dúvida | Como Emitir Relatório Lista Preço Modelo 17 Integral Varejo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9, 2017 2:03:08 PM</text:p>
          </table:table-cell>
          <table:table-cell office:value-type="string" calcext:value-type="string">
            <text:p>Jun 9, 2017 2:17:4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3" xlink:type="simple">Atualização | Inclusão Backup Automático Ficha Financeira Antes Atualização Inventário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 26, 2017 11:02:19 AM</text:p>
          </table:table-cell>
          <table:table-cell office:value-type="string" calcext:value-type="string">
            <text:p>Dec 26, 2017 11:57:4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9" xlink:type="simple">Dúvida | Quais Rotinas Trabalham Produtos Grade Acerto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08:05 PM</text:p>
          </table:table-cell>
          <table:table-cell office:value-type="string" calcext:value-type="string">
            <text:p>Apr 25, 2017 2:13:2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2" xlink:type="simple">Dúvida | Quais Rotinas Trabalham Produtos Grade Cadastro Produ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17:47 PM</text:p>
          </table:table-cell>
          <table:table-cell office:value-type="string" calcext:value-type="string">
            <text:p>Apr 25, 2017 2:40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8" xlink:type="simple">Dúvida | Quais Rotinas Trabalham Produtos Grade Devolução Sal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16:54 PM</text:p>
          </table:table-cell>
          <table:table-cell office:value-type="string" calcext:value-type="string">
            <text:p>Apr 26, 2017 2:06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7" xlink:type="simple">Dúvida | Quais Rotinas Trabalham Produtos Grad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06:19 PM</text:p>
          </table:table-cell>
          <table:table-cell office:value-type="string" calcext:value-type="string">
            <text:p>Apr 26, 2017 2:15:3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01" xlink:type="simple">Dúvida | Quais Rotinas Trabalham Produtos Grade Inventário Digitação Atualiz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21:21 PM</text:p>
          </table:table-cell>
          <table:table-cell office:value-type="string" calcext:value-type="string">
            <text:p>Apr 26, 2017 2:34:3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0" xlink:type="simple">Dúvida | Quais Rotinas Trabalham Produtos Grade Inventário Manutenção Diário Simular Coletor Dire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8:42:01 AM</text:p>
          </table:table-cell>
          <table:table-cell office:value-type="string" calcext:value-type="string">
            <text:p>Apr 27, 2017 9:26:3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8" xlink:type="simple">Dúvida | Quais Rotinas Trabalham Produtos Grade Quebr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40:30 AM</text:p>
          </table:table-cell>
          <table:table-cell office:value-type="string" calcext:value-type="string">
            <text:p>Apr 27, 2017 9:48:2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884" xlink:type="simple">Dúvida | Como Realizar Vinculação Usuário Comprador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l 27, 2018 9:31:53 AM</text:p>
          </table:table-cell>
          <table:table-cell office:value-type="string" calcext:value-type="string">
            <text:p>Jul 27, 2018 9:55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939" xlink:type="simple">Dúvida | Como Cadastrar Visualizar Mensagem 07 Entrada Nota Bonific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l 31, 2018 10:36:47 AM</text:p>
          </table:table-cell>
          <table:table-cell office:value-type="string" calcext:value-type="string">
            <text:p>Jul 31, 2018 11:33:3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6246929" xlink:type="simple">Dúvida | Como Cadastrar Visualizar Mensagem 04 Divergência Pedido Nota Entrad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l 30, 2018 3:33:08 PM</text:p>
          </table:table-cell>
          <table:table-cell office:value-type="string" calcext:value-type="string">
            <text:p>Aug 1, 2018 9:45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Default" office:value-type="string" calcext:value-type="string">
            <text:p>soma</text:p>
          </table:table-cell>
          <table:table-cell table:style-name="Default" table:formula="of:=SUM([.B1:.B1011])" office:value-type="float" office:value="111306" calcext:value-type="float">
            <text:p>111306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0:27:22.314120526</meta:creation-date>
    <dc:date>2018-08-01T10:35:22.440609314</dc:date>
    <meta:editing-duration>PT8M</meta:editing-duration>
    <meta:editing-cycles>1</meta:editing-cycles>
    <meta:document-statistic meta:table-count="1" meta:cell-count="7079" meta:object-count="0"/>
    <meta:generator>LibreOffice/5.1.6.2$Linux_X86_64 LibreOffice_project/10m0$Build-2</meta:generator>
  </office:meta>
</office:document-meta>
</file>